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fo:margin-top="0cm" fo:margin-bottom="0.499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Preformatted_20_Text" style:list-style-name="L3">
      <style:paragraph-properties fo:margin-top="0cm" fo:margin-bottom="0.499cm" style:contextual-spacing="false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Preformatted_20_Text" style:list-style-name="L4"/>
    <style:style style:name="P13" style:family="paragraph" style:parent-style-name="Preformatted_20_Text" style:list-style-name="L4">
      <style:paragraph-properties fo:margin-top="0cm" fo:margin-bottom="0.499cm" style:contextual-spacing="false"/>
    </style:style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Preformatted_20_Text">
      <style:paragraph-properties fo:margin-top="0cm" fo:margin-bottom="0.499cm" style:contextual-spacing="false"/>
    </style:style>
    <style:style style:name="P19" style:family="paragraph" style:parent-style-name="Text_20_body" style:list-style-name="L7"/>
    <style:style style:name="P20" style:family="paragraph" style:parent-style-name="Preformatted_20_Text" style:list-style-name="L7"/>
    <style:style style:name="P21" style:family="paragraph" style:parent-style-name="Preformatted_20_Text" style:list-style-name="L7">
      <style:paragraph-properties fo:margin-top="0cm" fo:margin-bottom="0.499cm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Preformatted_20_Text" style:list-style-name="L9"/>
    <style:style style:name="P25" style:family="paragraph" style:parent-style-name="Preformatted_20_Text" style:list-style-name="L9">
      <style:paragraph-properties fo:margin-top="0cm" fo:margin-bottom="0.499cm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1"/>
    <style:style style:name="P28" style:family="paragraph" style:parent-style-name="Preformatted_20_Text" style:list-style-name="L11"/>
    <style:style style:name="P29" style:family="paragraph" style:parent-style-name="Preformatted_20_Text" style:list-style-name="L11">
      <style:paragraph-properties fo:margin-top="0cm" fo:margin-bottom="0.499cm" style:contextual-spacing="false"/>
    </style:style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 style:list-style-name="L12"/>
    <style:style style:name="P32" style:family="paragraph" style:parent-style-name="Text_20_body" style:list-style-name="L13"/>
    <style:style style:name="P33" style:family="paragraph" style:parent-style-name="Preformatted_20_Text" style:list-style-name="L13">
      <style:paragraph-properties fo:margin-top="0cm" fo:margin-bottom="0.499cm" style:contextual-spacing="false"/>
    </style:style>
    <style:style style:name="P34" style:family="paragraph" style:parent-style-name="Text_20_body" style:list-style-name="L14"/>
    <style:style style:name="P35" style:family="paragraph" style:parent-style-name="Preformatted_20_Text" style:list-style-name="L14">
      <style:paragraph-properties fo:margin-top="0cm" fo:margin-bottom="0.499cm" style:contextual-spacing="false"/>
    </style:style>
    <style:style style:name="P36" style:family="paragraph" style:parent-style-name="Text_20_body" style:list-style-name="L15">
      <style:paragraph-properties fo:margin-top="0cm" fo:margin-bottom="0cm" style:contextual-spacing="false"/>
    </style:style>
    <style:style style:name="P37" style:family="paragraph" style:parent-style-name="Text_20_body" style:list-style-name="L15"/>
    <style:style style:name="P38" style:family="paragraph" style:parent-style-name="Text_20_body" style:list-style-name="L16">
      <style:paragraph-properties fo:margin-top="0cm" fo:margin-bottom="0cm" style:contextual-spacing="false"/>
    </style:style>
    <style:style style:name="P39" style:family="paragraph" style:parent-style-name="Text_20_body" style:list-style-name="L16"/>
    <style:style style:name="P40" style:family="paragraph" style:parent-style-name="Text_20_body" style:list-style-name="L17">
      <style:paragraph-properties fo:margin-top="0cm" fo:margin-bottom="0cm" style:contextual-spacing="false"/>
    </style:style>
    <style:style style:name="P41" style:family="paragraph" style:parent-style-name="Text_20_body" style:list-style-name="L17"/>
    <style:style style:name="P42" style:family="paragraph" style:parent-style-name="Text_20_body" style:list-style-name="L18">
      <style:paragraph-properties fo:margin-top="0cm" fo:margin-bottom="0cm" style:contextual-spacing="false"/>
    </style:style>
    <style:style style:name="P43" style:family="paragraph" style:parent-style-name="Text_20_body" style:list-style-name="L18"/>
    <style:style style:name="P44" style:family="paragraph" style:parent-style-name="Text_20_body" style:list-style-name="L19">
      <style:paragraph-properties fo:margin-top="0cm" fo:margin-bottom="0cm" style:contextual-spacing="false"/>
    </style:style>
    <style:style style:name="P45" style:family="paragraph" style:parent-style-name="Text_20_body" style:list-style-name="L19"/>
    <style:style style:name="P46" style:family="paragraph" style:parent-style-name="Text_20_body" style:list-style-name="L20"/>
    <style:style style:name="P47" style:family="paragraph" style:parent-style-name="Preformatted_20_Text" style:list-style-name="L20"/>
    <style:style style:name="P48" style:family="paragraph" style:parent-style-name="Preformatted_20_Text" style:list-style-name="L20">
      <style:paragraph-properties fo:margin-top="0cm" fo:margin-bottom="0.499cm" style:contextual-spacing="false"/>
    </style:style>
    <style:style style:name="P49" style:family="paragraph" style:parent-style-name="Text_20_body" style:list-style-name="L21"/>
    <style:style style:name="P50" style:family="paragraph" style:parent-style-name="Text_20_body" style:list-style-name="L21">
      <style:paragraph-properties fo:margin-top="0cm" fo:margin-bottom="0cm" style:contextual-spacing="false"/>
    </style:style>
    <style:style style:name="P51" style:family="paragraph" style:parent-style-name="Quotations" style:list-style-name="L22">
      <style:paragraph-properties fo:margin-top="0cm" fo:margin-bottom="0cm" style:contextual-spacing="false"/>
    </style:style>
    <style:style style:name="P52" style:family="paragraph" style:parent-style-name="Quotations" style:list-style-name="L22"/>
    <style:style style:name="P53" style:family="paragraph" style:parent-style-name="Text_20_body" style:list-style-name="L23">
      <style:paragraph-properties fo:margin-top="0cm" fo:margin-bottom="0cm" style:contextual-spacing="false"/>
    </style:style>
    <style:style style:name="P54" style:family="paragraph" style:parent-style-name="Text_20_body" style:list-style-name="L23"/>
    <style:style style:name="P55" style:family="paragraph" style:parent-style-name="Text_20_body" style:list-style-name="L24">
      <style:paragraph-properties fo:margin-top="0cm" fo:margin-bottom="0cm" style:contextual-spacing="false"/>
    </style:style>
    <style:style style:name="P56" style:family="paragraph" style:parent-style-name="Text_20_body" style:list-style-name="L24"/>
    <style:style style:name="P57" style:family="paragraph" style:parent-style-name="Text_20_body" style:list-style-name="L25"/>
    <style:style style:name="P58" style:family="paragraph" style:parent-style-name="Text_20_body" style:list-style-name="L25">
      <style:paragraph-properties fo:margin-top="0cm" fo:margin-bottom="0cm" style:contextual-spacing="false"/>
    </style:style>
    <style:style style:name="P59" style:family="paragraph" style:parent-style-name="Text_20_body" style:list-style-name="L26">
      <style:paragraph-properties fo:margin-top="0cm" fo:margin-bottom="0cm" style:contextual-spacing="false"/>
    </style:style>
    <style:style style:name="P60" style:family="paragraph" style:parent-style-name="Text_20_body" style:list-style-name="L26"/>
    <style:style style:name="P61" style:family="paragraph" style:parent-style-name="Text_20_body" style:list-style-name="L27">
      <style:paragraph-properties fo:margin-top="0cm" fo:margin-bottom="0cm" style:contextual-spacing="false"/>
    </style:style>
    <style:style style:name="P62" style:family="paragraph" style:parent-style-name="Text_20_body" style:list-style-name="L27"/>
    <style:style style:name="P63" style:family="paragraph" style:parent-style-name="Text_20_body" style:list-style-name="L28">
      <style:paragraph-properties fo:margin-top="0cm" fo:margin-bottom="0cm" style:contextual-spacing="false"/>
    </style:style>
    <style:style style:name="P64" style:family="paragraph" style:parent-style-name="Text_20_body" style:list-style-name="L28"/>
    <style:style style:name="P65" style:family="paragraph" style:parent-style-name="Text_20_body" style:list-style-name="L29"/>
    <style:style style:name="P66" style:family="paragraph" style:parent-style-name="Text_20_body" style:list-style-name="L29">
      <style:paragraph-properties fo:margin-top="0cm" fo:margin-bottom="0cm" style:contextual-spacing="false"/>
    </style:style>
    <style:style style:name="P67" style:family="paragraph" style:parent-style-name="Text_20_body" style:list-style-name="L30">
      <style:paragraph-properties fo:margin-top="0cm" fo:margin-bottom="0cm" style:contextual-spacing="false"/>
    </style:style>
    <style:style style:name="P68" style:family="paragraph" style:parent-style-name="Text_20_body" style:list-style-name="L30"/>
    <style:style style:name="P69" style:family="paragraph" style:parent-style-name="Text_20_body" style:list-style-name="L31"/>
    <style:style style:name="P70" style:family="paragraph" style:parent-style-name="Preformatted_20_Text" style:list-style-name="L31"/>
    <style:style style:name="P71" style:family="paragraph" style:parent-style-name="Preformatted_20_Text" style:list-style-name="L31">
      <style:paragraph-properties fo:margin-top="0cm" fo:margin-bottom="0.499cm" style:contextual-spacing="false"/>
    </style:style>
    <style:style style:name="P72" style:family="paragraph" style:parent-style-name="Text_20_body" style:list-style-name="L31">
      <style:paragraph-properties fo:margin-top="0cm" fo:margin-bottom="0cm" style:contextual-spacing="false"/>
    </style:style>
    <style:style style:name="P73" style:family="paragraph" style:parent-style-name="Quotations" style:list-style-name="L32">
      <style:paragraph-properties fo:margin-top="0cm" fo:margin-bottom="0cm" style:contextual-spacing="false"/>
    </style:style>
    <style:style style:name="P74" style:family="paragraph" style:parent-style-name="Quotations" style:list-style-name="L32"/>
    <style:style style:name="P75" style:family="paragraph" style:parent-style-name="Text_20_body" style:list-style-name="L33">
      <style:paragraph-properties fo:margin-top="0cm" fo:margin-bottom="0cm" style:contextual-spacing="false"/>
    </style:style>
    <style:style style:name="P76" style:family="paragraph" style:parent-style-name="Text_20_body" style:list-style-name="L33"/>
    <style:style style:name="P77" style:family="paragraph" style:parent-style-name="Text_20_body" style:list-style-name="L34">
      <style:paragraph-properties fo:margin-top="0cm" fo:margin-bottom="0cm" style:contextual-spacing="false"/>
    </style:style>
    <style:style style:name="P78" style:family="paragraph" style:parent-style-name="Text_20_body" style:list-style-name="L34"/>
    <style:style style:name="P79" style:family="paragraph" style:parent-style-name="Text_20_body" style:list-style-name="L35">
      <style:paragraph-properties fo:margin-top="0cm" fo:margin-bottom="0cm" style:contextual-spacing="false"/>
    </style:style>
    <style:style style:name="P80" style:family="paragraph" style:parent-style-name="Text_20_body" style:list-style-name="L35"/>
    <style:style style:name="P81" style:family="paragraph" style:parent-style-name="Text_20_body" style:list-style-name="L36">
      <style:paragraph-properties fo:margin-top="0cm" fo:margin-bottom="0cm" style:contextual-spacing="false"/>
    </style:style>
    <style:style style:name="P82" style:family="paragraph" style:parent-style-name="Text_20_body" style:list-style-name="L36"/>
    <style:style style:name="P83" style:family="paragraph" style:parent-style-name="Text_20_body" style:list-style-name="L37">
      <style:paragraph-properties fo:margin-top="0cm" fo:margin-bottom="0cm" style:contextual-spacing="false"/>
    </style:style>
    <style:style style:name="P84" style:family="paragraph" style:parent-style-name="Text_20_body" style:list-style-name="L37"/>
    <style:style style:name="P85" style:family="paragraph" style:parent-style-name="Text_20_body" style:list-style-name="L38">
      <style:paragraph-properties fo:margin-top="0cm" fo:margin-bottom="0cm" style:contextual-spacing="false"/>
    </style:style>
    <style:style style:name="P86" style:family="paragraph" style:parent-style-name="Text_20_body" style:list-style-name="L38"/>
    <style:style style:name="P87" style:family="paragraph" style:parent-style-name="Text_20_body" style:list-style-name="L39">
      <style:paragraph-properties fo:margin-top="0cm" fo:margin-bottom="0cm" style:contextual-spacing="false"/>
    </style:style>
    <style:style style:name="P88" style:family="paragraph" style:parent-style-name="Text_20_body" style:list-style-name="L39"/>
    <style:style style:name="P89" style:family="paragraph" style:parent-style-name="Text_20_body" style:list-style-name="L40">
      <style:paragraph-properties fo:margin-top="0cm" fo:margin-bottom="0cm" style:contextual-spacing="false"/>
    </style:style>
    <style:style style:name="P90" style:family="paragraph" style:parent-style-name="Text_20_body" style:list-style-name="L40"/>
    <style:style style:name="P91" style:family="paragraph" style:parent-style-name="Text_20_body" style:list-style-name="L41"/>
    <style:style style:name="P92" style:family="paragraph" style:parent-style-name="Text_20_body" style:list-style-name="L41">
      <style:paragraph-properties fo:margin-top="0cm" fo:margin-bottom="0cm" style:contextual-spacing="false"/>
    </style:style>
    <style:style style:name="P93" style:family="paragraph" style:parent-style-name="Text_20_body" style:list-style-name="L42"/>
    <style:style style:name="P94" style:family="paragraph" style:parent-style-name="Text_20_body" style:list-style-name="L43"/>
    <style:style style:name="P95" style:family="paragraph" style:parent-style-name="Text_20_body" style:list-style-name="L43">
      <style:paragraph-properties fo:margin-top="0cm" fo:margin-bottom="0cm" style:contextual-spacing="false"/>
    </style:style>
    <style:style style:name="P96" style:family="paragraph" style:parent-style-name="Text_20_body" style:list-style-name="L44"/>
    <style:style style:name="P97" style:family="paragraph" style:parent-style-name="Text_20_body" style:list-style-name="L45"/>
    <style:style style:name="P98" style:family="paragraph" style:parent-style-name="Text_20_body" style:list-style-name="L46">
      <style:paragraph-properties fo:margin-top="0cm" fo:margin-bottom="0cm" style:contextual-spacing="false"/>
    </style:style>
    <style:style style:name="P99" style:family="paragraph" style:parent-style-name="Text_20_body" style:list-style-name="L46"/>
    <style:style style:name="P100" style:family="paragraph" style:parent-style-name="Text_20_body" style:list-style-name="L47">
      <style:paragraph-properties fo:margin-top="0cm" fo:margin-bottom="0cm" style:contextual-spacing="false"/>
    </style:style>
    <style:style style:name="P101" style:family="paragraph" style:parent-style-name="Text_20_body" style:list-style-name="L47"/>
    <style:style style:name="P102" style:family="paragraph" style:parent-style-name="Text_20_body" style:list-style-name="L48"/>
    <style:style style:name="P103" style:family="paragraph" style:parent-style-name="Text_20_body" style:list-style-name="L48">
      <style:paragraph-properties fo:margin-top="0cm" fo:margin-bottom="0cm" style:contextual-spacing="false"/>
    </style:style>
    <style:style style:name="P104" style:family="paragraph" style:parent-style-name="Text_20_body" style:list-style-name="L49"/>
    <style:style style:name="P105" style:family="paragraph" style:parent-style-name="Text_20_body" style:list-style-name="L49">
      <style:paragraph-properties fo:margin-top="0cm" fo:margin-bottom="0cm" style:contextual-spacing="false"/>
    </style:style>
    <style:style style:name="P106" style:family="paragraph" style:parent-style-name="Text_20_body" style:list-style-name="L50">
      <style:paragraph-properties fo:margin-top="0cm" fo:margin-bottom="0cm" style:contextual-spacing="false"/>
    </style:style>
    <style:style style:name="P107" style:family="paragraph" style:parent-style-name="Text_20_body" style:list-style-name="L50"/>
    <style:style style:name="P108" style:family="paragraph" style:parent-style-name="Text_20_body" style:list-style-name="L51">
      <style:paragraph-properties fo:margin-top="0cm" fo:margin-bottom="0cm" style:contextual-spacing="false"/>
    </style:style>
    <style:style style:name="P109" style:family="paragraph" style:parent-style-name="Text_20_body" style:list-style-name="L51"/>
    <style:style style:name="P110" style:family="paragraph" style:parent-style-name="Text_20_body" style:list-style-name="L52">
      <style:paragraph-properties fo:margin-top="0cm" fo:margin-bottom="0cm" style:contextual-spacing="false"/>
    </style:style>
    <style:style style:name="P111" style:family="paragraph" style:parent-style-name="Text_20_body" style:list-style-name="L52"/>
    <style:style style:name="P112" style:family="paragraph" style:parent-style-name="Text_20_body" style:list-style-name="L53"/>
    <style:style style:name="P113" style:family="paragraph" style:parent-style-name="Preformatted_20_Text" style:list-style-name="L53"/>
    <style:style style:name="P114" style:family="paragraph" style:parent-style-name="Preformatted_20_Text" style:list-style-name="L53">
      <style:paragraph-properties fo:margin-top="0cm" fo:margin-bottom="0.499cm" style:contextual-spacing="false"/>
    </style:style>
    <style:style style:name="P115" style:family="paragraph" style:parent-style-name="Text_20_body" style:list-style-name="L53">
      <style:paragraph-properties fo:margin-top="0cm" fo:margin-bottom="0cm" style:contextual-spacing="false"/>
    </style:style>
    <style:style style:name="P116" style:family="paragraph" style:parent-style-name="Text_20_body" style:list-style-name="L54">
      <style:paragraph-properties fo:margin-top="0cm" fo:margin-bottom="0cm" style:contextual-spacing="false"/>
    </style:style>
    <style:style style:name="P117" style:family="paragraph" style:parent-style-name="Text_20_body" style:list-style-name="L54"/>
    <style:style style:name="P118" style:family="paragraph" style:parent-style-name="Text_20_body" style:list-style-name="L55">
      <style:paragraph-properties fo:margin-top="0cm" fo:margin-bottom="0cm" style:contextual-spacing="false"/>
    </style:style>
    <style:style style:name="P119" style:family="paragraph" style:parent-style-name="Text_20_body" style:list-style-name="L55"/>
    <style:style style:name="P120" style:family="paragraph" style:parent-style-name="Text_20_body" style:list-style-name="L56">
      <style:paragraph-properties fo:margin-top="0cm" fo:margin-bottom="0cm" style:contextual-spacing="false"/>
    </style:style>
    <style:style style:name="P121" style:family="paragraph" style:parent-style-name="Text_20_body" style:list-style-name="L56"/>
    <style:style style:name="P122" style:family="paragraph" style:parent-style-name="Text_20_body" style:list-style-name="L57"/>
    <style:style style:name="P123" style:family="paragraph" style:parent-style-name="Preformatted_20_Text" style:list-style-name="L57"/>
    <style:style style:name="P124" style:family="paragraph" style:parent-style-name="Preformatted_20_Text" style:list-style-name="L57">
      <style:paragraph-properties fo:margin-top="0cm" fo:margin-bottom="0.499cm" style:contextual-spacing="false"/>
    </style:style>
    <style:style style:name="P125" style:family="paragraph" style:parent-style-name="Text_20_body" style:list-style-name="L57">
      <style:paragraph-properties fo:margin-top="0cm" fo:margin-bottom="0cm" style:contextual-spacing="false"/>
    </style:style>
    <style:style style:name="P126" style:family="paragraph" style:parent-style-name="Text_20_body" style:list-style-name="L58">
      <style:paragraph-properties fo:margin-top="0cm" fo:margin-bottom="0cm" style:contextual-spacing="false"/>
    </style:style>
    <style:style style:name="P127" style:family="paragraph" style:parent-style-name="Text_20_body" style:list-style-name="L58"/>
    <style:style style:name="P128" style:family="paragraph" style:parent-style-name="Text_20_body" style:list-style-name="L59"/>
    <style:style style:name="P129" style:family="paragraph" style:parent-style-name="Preformatted_20_Text" style:list-style-name="L59"/>
    <style:style style:name="P130" style:family="paragraph" style:parent-style-name="Preformatted_20_Text" style:list-style-name="L59">
      <style:paragraph-properties fo:margin-top="0cm" fo:margin-bottom="0.499cm" style:contextual-spacing="false"/>
    </style:style>
    <style:style style:name="P131" style:family="paragraph" style:parent-style-name="Text_20_body" style:list-style-name="L59">
      <style:paragraph-properties fo:margin-top="0cm" fo:margin-bottom="0cm" style:contextual-spacing="false"/>
    </style:style>
    <style:style style:name="P132" style:family="paragraph" style:parent-style-name="Text_20_body" style:list-style-name="L60"/>
    <style:style style:name="P133" style:family="paragraph" style:parent-style-name="Text_20_body" style:list-style-name="L60">
      <style:paragraph-properties fo:margin-top="0cm" fo:margin-bottom="0cm" style:contextual-spacing="false"/>
    </style:style>
    <style:style style:name="P134" style:family="paragraph" style:parent-style-name="Preformatted_20_Text" style:list-style-name="L60"/>
    <style:style style:name="P135" style:family="paragraph" style:parent-style-name="Preformatted_20_Text" style:list-style-name="L60">
      <style:paragraph-properties fo:margin-top="0cm" fo:margin-bottom="0.499cm" style:contextual-spacing="false"/>
    </style:style>
    <style:style style:name="P136" style:family="paragraph" style:parent-style-name="Text_20_body" style:list-style-name="L61"/>
    <style:style style:name="P137" style:family="paragraph" style:parent-style-name="Text_20_body" style:list-style-name="L61">
      <style:paragraph-properties fo:margin-top="0cm" fo:margin-bottom="0cm" style:contextual-spacing="false"/>
    </style:style>
    <style:style style:name="P138" style:family="paragraph" style:parent-style-name="Text_20_body" style:list-style-name="L62">
      <style:paragraph-properties fo:margin-top="0cm" fo:margin-bottom="0cm" style:contextual-spacing="false"/>
    </style:style>
    <style:style style:name="P139" style:family="paragraph" style:parent-style-name="Text_20_body" style:list-style-name="L62"/>
    <style:style style:name="P140" style:family="paragraph" style:parent-style-name="Text_20_body" style:list-style-name="L63"/>
    <style:style style:name="P141" style:family="paragraph" style:parent-style-name="Text_20_body" style:list-style-name="L63">
      <style:paragraph-properties fo:margin-top="0cm" fo:margin-bottom="0cm" style:contextual-spacing="false"/>
    </style:style>
    <style:style style:name="P142" style:family="paragraph" style:parent-style-name="Text_20_body" style:list-style-name="L64"/>
    <style:style style:name="P143" style:family="paragraph" style:parent-style-name="Text_20_body" style:list-style-name="L64">
      <style:paragraph-properties fo:margin-top="0cm" fo:margin-bottom="0cm" style:contextual-spacing="false"/>
    </style:style>
    <style:style style:name="P144" style:family="paragraph" style:parent-style-name="Text_20_body" style:list-style-name="L65"/>
    <style:style style:name="P145" style:family="paragraph" style:parent-style-name="Preformatted_20_Text" style:list-style-name="L65"/>
    <style:style style:name="P146" style:family="paragraph" style:parent-style-name="Preformatted_20_Text" style:list-style-name="L65">
      <style:paragraph-properties fo:margin-top="0cm" fo:margin-bottom="0.499cm" style:contextual-spacing="false"/>
    </style:style>
    <style:style style:name="P147" style:family="paragraph" style:parent-style-name="Text_20_body" style:list-style-name="L66">
      <style:paragraph-properties fo:margin-top="0cm" fo:margin-bottom="0cm" style:contextual-spacing="false"/>
    </style:style>
    <style:style style:name="P148" style:family="paragraph" style:parent-style-name="Text_20_body" style:list-style-name="L66"/>
    <style:style style:name="P149" style:family="paragraph" style:parent-style-name="Text_20_body" style:list-style-name="L67">
      <style:paragraph-properties fo:margin-top="0cm" fo:margin-bottom="0cm" style:contextual-spacing="false"/>
    </style:style>
    <style:style style:name="P150" style:family="paragraph" style:parent-style-name="Text_20_body" style:list-style-name="L67"/>
    <style:style style:name="P151" style:family="paragraph" style:parent-style-name="Text_20_body" style:list-style-name="L68"/>
    <style:style style:name="P152" style:family="paragraph" style:parent-style-name="Text_20_body" style:list-style-name="L68">
      <style:paragraph-properties fo:margin-top="0cm" fo:margin-bottom="0cm" style:contextual-spacing="false"/>
    </style:style>
    <style:style style:name="P153" style:family="paragraph" style:parent-style-name="Preformatted_20_Text" style:list-style-name="L68"/>
    <style:style style:name="P154" style:family="paragraph" style:parent-style-name="Preformatted_20_Text" style:list-style-name="L68">
      <style:paragraph-properties fo:margin-top="0cm" fo:margin-bottom="0.499cm" style:contextual-spacing="false"/>
    </style:style>
    <style:style style:name="P155" style:family="paragraph" style:parent-style-name="Text_20_body" style:list-style-name="L69">
      <style:paragraph-properties fo:margin-top="0cm" fo:margin-bottom="0cm" style:contextual-spacing="false"/>
    </style:style>
    <style:style style:name="P156" style:family="paragraph" style:parent-style-name="Text_20_body" style:list-style-name="L69"/>
    <style:style style:name="P157" style:family="paragraph" style:parent-style-name="Text_20_body" style:list-style-name="L70"/>
    <style:style style:name="P158" style:family="paragraph" style:parent-style-name="Text_20_body" style:list-style-name="L71"/>
    <style:style style:name="P159" style:family="paragraph" style:parent-style-name="Text_20_body" style:list-style-name="L72">
      <style:paragraph-properties fo:margin-top="0cm" fo:margin-bottom="0cm" style:contextual-spacing="false"/>
    </style:style>
    <style:style style:name="P160" style:family="paragraph" style:parent-style-name="Text_20_body" style:list-style-name="L72"/>
    <style:style style:name="P161" style:family="paragraph" style:parent-style-name="Text_20_body" style:list-style-name="L73">
      <style:paragraph-properties fo:margin-top="0cm" fo:margin-bottom="0cm" style:contextual-spacing="false"/>
    </style:style>
    <style:style style:name="P162" style:family="paragraph" style:parent-style-name="Text_20_body" style:list-style-name="L73"/>
    <style:style style:name="P163" style:family="paragraph" style:parent-style-name="Text_20_body" style:list-style-name="L74">
      <style:paragraph-properties fo:margin-top="0cm" fo:margin-bottom="0cm" style:contextual-spacing="false"/>
    </style:style>
    <style:style style:name="P164" style:family="paragraph" style:parent-style-name="Text_20_body" style:list-style-name="L74"/>
    <style:style style:name="P165" style:family="paragraph" style:parent-style-name="Text_20_body" style:list-style-name="L75"/>
    <style:style style:name="P166" style:family="paragraph" style:parent-style-name="Text_20_body" style:list-style-name="L75">
      <style:paragraph-properties fo:margin-top="0cm" fo:margin-bottom="0cm" style:contextual-spacing="false"/>
    </style:style>
    <style:style style:name="P167" style:family="paragraph" style:parent-style-name="Text_20_body" style:list-style-name="L76">
      <style:paragraph-properties fo:margin-top="0cm" fo:margin-bottom="0cm" style:contextual-spacing="false"/>
    </style:style>
    <style:style style:name="P168" style:family="paragraph" style:parent-style-name="Text_20_body" style:list-style-name="L76"/>
    <style:style style:name="P169" style:family="paragraph" style:parent-style-name="Preformatted_20_Text" style:list-style-name="L76"/>
    <style:style style:name="P170" style:family="paragraph" style:parent-style-name="Preformatted_20_Text" style:list-style-name="L76">
      <style:paragraph-properties fo:margin-top="0cm" fo:margin-bottom="0.499cm" style:contextual-spacing="false"/>
    </style:style>
    <style:style style:name="P171" style:family="paragraph" style:parent-style-name="Text_20_body" style:list-style-name="L77">
      <style:paragraph-properties fo:margin-top="0cm" fo:margin-bottom="0cm" style:contextual-spacing="false"/>
    </style:style>
    <style:style style:name="P172" style:family="paragraph" style:parent-style-name="Text_20_body" style:list-style-name="L77"/>
    <style:style style:name="P173" style:family="paragraph" style:parent-style-name="Text_20_body" style:list-style-name="L78"/>
    <style:style style:name="P174" style:family="paragraph" style:parent-style-name="Preformatted_20_Text" style:list-style-name="L78"/>
    <style:style style:name="P175" style:family="paragraph" style:parent-style-name="Preformatted_20_Text" style:list-style-name="L78">
      <style:paragraph-properties fo:margin-top="0cm" fo:margin-bottom="0.499cm" style:contextual-spacing="false"/>
    </style:style>
    <style:style style:name="P176" style:family="paragraph" style:parent-style-name="Text_20_body" style:list-style-name="L79">
      <style:paragraph-properties fo:margin-top="0cm" fo:margin-bottom="0cm" style:contextual-spacing="false"/>
    </style:style>
    <style:style style:name="P177" style:family="paragraph" style:parent-style-name="Text_20_body" style:list-style-name="L79"/>
    <style:style style:name="P178" style:family="paragraph" style:parent-style-name="Text_20_body" style:list-style-name="L80"/>
    <style:style style:name="P179" style:family="paragraph" style:parent-style-name="Preformatted_20_Text" style:list-style-name="L80">
      <style:paragraph-properties fo:margin-top="0cm" fo:margin-bottom="0.499cm" style:contextual-spacing="false"/>
    </style:style>
    <style:style style:name="P180" style:family="paragraph" style:parent-style-name="Preformatted_20_Text" style:list-style-name="L80"/>
    <style:style style:name="P181" style:family="paragraph" style:parent-style-name="Text_20_body" style:list-style-name="L81">
      <style:paragraph-properties fo:margin-top="0cm" fo:margin-bottom="0cm" style:contextual-spacing="false"/>
    </style:style>
    <style:style style:name="P182" style:family="paragraph" style:parent-style-name="Text_20_body" style:list-style-name="L81"/>
    <style:style style:name="P183" style:family="paragraph" style:parent-style-name="Text_20_body" style:list-style-name="L82"/>
    <style:style style:name="P184" style:family="paragraph" style:parent-style-name="Text_20_body" style:list-style-name="L83"/>
    <style:style style:name="P185" style:family="paragraph" style:parent-style-name="Preformatted_20_Text" style:list-style-name="L83"/>
    <style:style style:name="P186" style:family="paragraph" style:parent-style-name="Preformatted_20_Text" style:list-style-name="L83">
      <style:paragraph-properties fo:margin-top="0cm" fo:margin-bottom="0.499cm" style:contextual-spacing="false"/>
    </style:style>
    <style:style style:name="P187" style:family="paragraph" style:parent-style-name="Text_20_body" style:list-style-name="L84"/>
    <style:style style:name="P188" style:family="paragraph" style:parent-style-name="Text_20_body" style:list-style-name="L85">
      <style:paragraph-properties fo:margin-top="0cm" fo:margin-bottom="0cm" style:contextual-spacing="false"/>
    </style:style>
    <style:style style:name="P189" style:family="paragraph" style:parent-style-name="Text_20_body" style:list-style-name="L85"/>
    <style:style style:name="P190" style:family="paragraph" style:parent-style-name="Text_20_body" style:list-style-name="L86"/>
    <style:style style:name="P191" style:family="paragraph" style:parent-style-name="Preformatted_20_Text" style:list-style-name="L86">
      <style:paragraph-properties fo:margin-top="0cm" fo:margin-bottom="0.499cm" style:contextual-spacing="false"/>
    </style:style>
    <style:style style:name="P192" style:family="paragraph" style:parent-style-name="Text_20_body" style:list-style-name="L87"/>
    <style:style style:name="P193" style:family="paragraph" style:parent-style-name="Text_20_body" style:list-style-name="L88"/>
    <style:style style:name="P194" style:family="paragraph" style:parent-style-name="Preformatted_20_Text" style:list-style-name="L88"/>
    <style:style style:name="P195" style:family="paragraph" style:parent-style-name="Preformatted_20_Text" style:list-style-name="L88">
      <style:paragraph-properties fo:margin-top="0cm" fo:margin-bottom="0.499cm" style:contextual-spacing="false"/>
    </style:style>
    <style:style style:name="P196" style:family="paragraph" style:parent-style-name="Text_20_body" style:list-style-name="L88">
      <style:paragraph-properties fo:margin-top="0cm" fo:margin-bottom="0cm" style:contextual-spacing="false"/>
    </style:style>
    <style:style style:name="P197" style:family="paragraph" style:parent-style-name="Quotations" style:list-style-name="L89">
      <style:paragraph-properties fo:margin-top="0cm" fo:margin-bottom="0cm" style:contextual-spacing="false"/>
    </style:style>
    <style:style style:name="P198" style:family="paragraph" style:parent-style-name="Quotations" style:list-style-name="L89"/>
    <style:style style:name="P199" style:family="paragraph" style:parent-style-name="Text_20_body" style:list-style-name="L90">
      <style:paragraph-properties fo:margin-top="0cm" fo:margin-bottom="0cm" style:contextual-spacing="false"/>
    </style:style>
    <style:style style:name="P200" style:family="paragraph" style:parent-style-name="Text_20_body" style:list-style-name="L90"/>
    <style:style style:name="P201" style:family="paragraph" style:parent-style-name="Text_20_body" style:list-style-name="L91">
      <style:paragraph-properties fo:margin-top="0cm" fo:margin-bottom="0cm" style:contextual-spacing="false"/>
    </style:style>
    <style:style style:name="P202" style:family="paragraph" style:parent-style-name="Text_20_body" style:list-style-name="L91"/>
    <style:style style:name="P203" style:family="paragraph" style:parent-style-name="Text_20_body" style:list-style-name="L92"/>
    <style:style style:name="P204" style:family="paragraph" style:parent-style-name="Text_20_body" style:list-style-name="L92">
      <style:paragraph-properties fo:margin-top="0cm" fo:margin-bottom="0cm" style:contextual-spacing="false"/>
    </style:style>
    <style:style style:name="P205" style:family="paragraph" style:parent-style-name="Text_20_body" style:list-style-name="L93"/>
    <style:style style:name="P206" style:family="paragraph" style:parent-style-name="Preformatted_20_Text" style:list-style-name="L93">
      <style:paragraph-properties fo:margin-top="0cm" fo:margin-bottom="0.499cm" style:contextual-spacing="false"/>
    </style:style>
    <style:style style:name="P207" style:family="paragraph" style:parent-style-name="Preformatted_20_Text" style:list-style-name="L93"/>
    <style:style style:name="P208" style:family="paragraph" style:parent-style-name="Text_20_body" style:list-style-name="L94">
      <style:paragraph-properties fo:margin-top="0cm" fo:margin-bottom="0cm" style:contextual-spacing="false"/>
    </style:style>
    <style:style style:name="P209" style:family="paragraph" style:parent-style-name="Text_20_body" style:list-style-name="L94"/>
    <style:style style:name="P210" style:family="paragraph" style:parent-style-name="Text_20_body" style:list-style-name="L95">
      <style:paragraph-properties fo:margin-top="0cm" fo:margin-bottom="0cm" style:contextual-spacing="false"/>
    </style:style>
    <style:style style:name="P211" style:family="paragraph" style:parent-style-name="Text_20_body" style:list-style-name="L95"/>
    <style:style style:name="P212" style:family="paragraph" style:parent-style-name="Text_20_body" style:list-style-name="L96">
      <style:paragraph-properties fo:margin-top="0cm" fo:margin-bottom="0cm" style:contextual-spacing="false"/>
    </style:style>
    <style:style style:name="P213" style:family="paragraph" style:parent-style-name="Text_20_body" style:list-style-name="L96"/>
    <style:style style:name="P214" style:family="paragraph" style:parent-style-name="Text_20_body" style:list-style-name="L97">
      <style:paragraph-properties fo:margin-top="0cm" fo:margin-bottom="0cm" style:contextual-spacing="false"/>
    </style:style>
    <style:style style:name="P215" style:family="paragraph" style:parent-style-name="Text_20_body" style:list-style-name="L97"/>
    <style:style style:name="P216" style:family="paragraph" style:parent-style-name="Text_20_body" style:list-style-name="L98">
      <style:paragraph-properties fo:margin-top="0cm" fo:margin-bottom="0cm" style:contextual-spacing="false"/>
    </style:style>
    <style:style style:name="P217" style:family="paragraph" style:parent-style-name="Text_20_body" style:list-style-name="L98"/>
    <style:style style:name="P218" style:family="paragraph" style:parent-style-name="Text_20_body" style:list-style-name="L99"/>
    <style:style style:name="P219" style:family="paragraph" style:parent-style-name="Preformatted_20_Text" style:list-style-name="L99"/>
    <style:style style:name="P220" style:family="paragraph" style:parent-style-name="Preformatted_20_Text" style:list-style-name="L99">
      <style:paragraph-properties fo:margin-top="0cm" fo:margin-bottom="0.499cm" style:contextual-spacing="false"/>
    </style:style>
    <style:style style:name="P221" style:family="paragraph" style:parent-style-name="Text_20_body" style:list-style-name="L100">
      <style:paragraph-properties fo:margin-top="0cm" fo:margin-bottom="0cm" style:contextual-spacing="false"/>
    </style:style>
    <style:style style:name="P222" style:family="paragraph" style:parent-style-name="Text_20_body" style:list-style-name="L100"/>
    <style:style style:name="P223" style:family="paragraph" style:parent-style-name="Text_20_body" style:list-style-name="L101"/>
    <style:style style:name="P224" style:family="paragraph" style:parent-style-name="Text_20_body" style:list-style-name="L101">
      <style:paragraph-properties fo:margin-top="0cm" fo:margin-bottom="0cm" style:contextual-spacing="false"/>
    </style:style>
    <style:style style:name="P225" style:family="paragraph" style:parent-style-name="Preformatted_20_Text" style:list-style-name="L101">
      <style:paragraph-properties fo:margin-top="0cm" fo:margin-bottom="0.499cm" style:contextual-spacing="false"/>
    </style:style>
    <style:style style:name="P226" style:family="paragraph" style:parent-style-name="Text_20_body" style:list-style-name="L102"/>
    <style:style style:name="P227" style:family="paragraph" style:parent-style-name="Preformatted_20_Text" style:list-style-name="L102">
      <style:paragraph-properties fo:margin-top="0cm" fo:margin-bottom="0.499cm" style:contextual-spacing="false"/>
    </style:style>
    <style:style style:name="P228" style:family="paragraph" style:parent-style-name="Text_20_body" style:list-style-name="L102">
      <style:paragraph-properties fo:margin-top="0cm" fo:margin-bottom="0cm" style:contextual-spacing="false"/>
    </style:style>
    <style:style style:name="P229" style:family="paragraph" style:parent-style-name="Preformatted_20_Text" style:list-style-name="L102"/>
    <style:style style:name="P230" style:family="paragraph" style:parent-style-name="Text_20_body" style:list-style-name="L103">
      <style:paragraph-properties fo:margin-top="0cm" fo:margin-bottom="0cm" style:contextual-spacing="false"/>
    </style:style>
    <style:style style:name="P231" style:family="paragraph" style:parent-style-name="Text_20_body" style:list-style-name="L103"/>
    <style:style style:name="P232" style:family="paragraph" style:parent-style-name="Text_20_body" style:list-style-name="L104"/>
    <style:style style:name="P233" style:family="paragraph" style:parent-style-name="Text_20_body" style:list-style-name="L104">
      <style:paragraph-properties fo:margin-top="0cm" fo:margin-bottom="0cm" style:contextual-spacing="false"/>
    </style:style>
    <style:style style:name="P234" style:family="paragraph" style:parent-style-name="Text_20_body" style:list-style-name="L105"/>
    <style:style style:name="P235" style:family="paragraph" style:parent-style-name="Text_20_body" style:list-style-name="L105">
      <style:paragraph-properties fo:margin-top="0cm" fo:margin-bottom="0cm" style:contextual-spacing="false"/>
    </style:style>
    <style:style style:name="P236" style:family="paragraph" style:parent-style-name="Text_20_body" style:list-style-name="L106"/>
    <style:style style:name="P237" style:family="paragraph" style:parent-style-name="Text_20_body" style:list-style-name="L106">
      <style:paragraph-properties fo:margin-top="0cm" fo:margin-bottom="0cm" style:contextual-spacing="false"/>
    </style:style>
    <style:style style:name="P238" style:family="paragraph" style:parent-style-name="Text_20_body" style:list-style-name="L107">
      <style:paragraph-properties fo:margin-top="0cm" fo:margin-bottom="0cm" style:contextual-spacing="false"/>
    </style:style>
    <style:style style:name="P239" style:family="paragraph" style:parent-style-name="Text_20_body" style:list-style-name="L107"/>
    <style:style style:name="P240" style:family="paragraph" style:parent-style-name="Text_20_body" style:list-style-name="L108">
      <style:paragraph-properties fo:margin-top="0cm" fo:margin-bottom="0cm" style:contextual-spacing="false"/>
    </style:style>
    <style:style style:name="P241" style:family="paragraph" style:parent-style-name="Text_20_body" style:list-style-name="L108"/>
    <style:style style:name="P242" style:family="paragraph" style:parent-style-name="Text_20_body" style:list-style-name="L109">
      <style:paragraph-properties fo:margin-top="0cm" fo:margin-bottom="0cm" style:contextual-spacing="false"/>
    </style:style>
    <style:style style:name="P243" style:family="paragraph" style:parent-style-name="Text_20_body" style:list-style-name="L109"/>
    <style:style style:name="P244" style:family="paragraph" style:parent-style-name="Text_20_body" style:list-style-name="L110">
      <style:paragraph-properties fo:margin-top="0cm" fo:margin-bottom="0cm" style:contextual-spacing="false"/>
    </style:style>
    <style:style style:name="P245" style:family="paragraph" style:parent-style-name="Text_20_body" style:list-style-name="L110"/>
    <style:style style:name="P246" style:family="paragraph" style:parent-style-name="Text_20_body" style:list-style-name="L111"/>
    <style:style style:name="P247" style:family="paragraph" style:parent-style-name="Preformatted_20_Text" style:list-style-name="L111">
      <style:paragraph-properties fo:margin-top="0cm" fo:margin-bottom="0.499cm" style:contextual-spacing="false"/>
    </style:style>
    <style:style style:name="P248" style:family="paragraph" style:parent-style-name="Preformatted_20_Text" style:list-style-name="L111"/>
    <style:style style:name="P249" style:family="paragraph" style:parent-style-name="Text_20_body" style:list-style-name="L112">
      <style:paragraph-properties fo:margin-top="0cm" fo:margin-bottom="0cm" style:contextual-spacing="false"/>
    </style:style>
    <style:style style:name="P250" style:family="paragraph" style:parent-style-name="Text_20_body" style:list-style-name="L112"/>
    <style:style style:name="P251" style:family="paragraph" style:parent-style-name="Text_20_body" style:list-style-name="L113"/>
    <style:style style:name="P252" style:family="paragraph" style:parent-style-name="Preformatted_20_Text" style:list-style-name="L113"/>
    <style:style style:name="P253" style:family="paragraph" style:parent-style-name="Preformatted_20_Text" style:list-style-name="L113">
      <style:paragraph-properties fo:margin-top="0cm" fo:margin-bottom="0.499cm" style:contextual-spacing="false"/>
    </style:style>
    <style:style style:name="P254" style:family="paragraph" style:parent-style-name="Text_20_body" style:list-style-name="L114">
      <style:paragraph-properties fo:margin-top="0cm" fo:margin-bottom="0cm" style:contextual-spacing="false"/>
    </style:style>
    <style:style style:name="P255" style:family="paragraph" style:parent-style-name="Text_20_body" style:list-style-name="L114"/>
    <style:style style:name="P256" style:family="paragraph" style:parent-style-name="Text_20_body" style:list-style-name="L115">
      <style:paragraph-properties fo:margin-top="0cm" fo:margin-bottom="0cm" style:contextual-spacing="false"/>
    </style:style>
    <style:style style:name="P257" style:family="paragraph" style:parent-style-name="Text_20_body" style:list-style-name="L115"/>
    <style:style style:name="P258" style:family="paragraph" style:parent-style-name="Text_20_body" style:list-style-name="L116"/>
    <style:style style:name="P259" style:family="paragraph" style:parent-style-name="Text_20_body" style:list-style-name="L116">
      <style:paragraph-properties fo:margin-top="0cm" fo:margin-bottom="0cm" style:contextual-spacing="false"/>
    </style:style>
    <style:style style:name="P260" style:family="paragraph" style:parent-style-name="Text_20_body" style:list-style-name="L117">
      <style:paragraph-properties fo:margin-top="0cm" fo:margin-bottom="0cm" style:contextual-spacing="false"/>
    </style:style>
    <style:style style:name="P261" style:family="paragraph" style:parent-style-name="Text_20_body" style:list-style-name="L117"/>
    <style:style style:name="P262" style:family="paragraph" style:parent-style-name="Text_20_body" style:list-style-name="L118"/>
    <style:style style:name="P263" style:family="paragraph" style:parent-style-name="Text_20_body" style:list-style-name="L118">
      <style:paragraph-properties fo:margin-top="0cm" fo:margin-bottom="0cm" style:contextual-spacing="false"/>
    </style:style>
    <style:style style:name="P264" style:family="paragraph" style:parent-style-name="Text_20_body" style:list-style-name="L119">
      <style:paragraph-properties fo:margin-top="0cm" fo:margin-bottom="0cm" style:contextual-spacing="false"/>
    </style:style>
    <style:style style:name="P265" style:family="paragraph" style:parent-style-name="Text_20_body" style:list-style-name="L119"/>
    <style:style style:name="P266" style:family="paragraph" style:parent-style-name="Text_20_body" style:list-style-name="L120"/>
    <style:style style:name="P267" style:family="paragraph" style:parent-style-name="Text_20_body" style:list-style-name="L121"/>
    <style:style style:name="P268" style:family="paragraph" style:parent-style-name="Text_20_body" style:list-style-name="L121">
      <style:paragraph-properties fo:margin-top="0cm" fo:margin-bottom="0cm" style:contextual-spacing="false"/>
    </style:style>
    <style:style style:name="P269" style:family="paragraph" style:parent-style-name="Text_20_body" style:list-style-name="L122"/>
    <style:style style:name="P270" style:family="paragraph" style:parent-style-name="Text_20_body" style:list-style-name="L122">
      <style:paragraph-properties fo:margin-top="0cm" fo:margin-bottom="0cm" style:contextual-spacing="false"/>
    </style:style>
    <style:style style:name="P271" style:family="paragraph" style:parent-style-name="Text_20_body" style:list-style-name="L123"/>
    <style:style style:name="P272" style:family="paragraph" style:parent-style-name="Text_20_body" style:list-style-name="L123">
      <style:paragraph-properties fo:margin-top="0cm" fo:margin-bottom="0cm" style:contextual-spacing="false"/>
    </style:style>
    <style:style style:name="P273" style:family="paragraph" style:parent-style-name="Text_20_body" style:list-style-name="L124"/>
    <style:style style:name="P274" style:family="paragraph" style:parent-style-name="Text_20_body" style:list-style-name="L124">
      <style:paragraph-properties fo:margin-top="0cm" fo:margin-bottom="0cm" style:contextual-spacing="false"/>
    </style:style>
    <style:style style:name="P275" style:family="paragraph" style:parent-style-name="Text_20_body" style:list-style-name="L125">
      <style:paragraph-properties fo:margin-top="0cm" fo:margin-bottom="0cm" style:contextual-spacing="false"/>
    </style:style>
    <style:style style:name="P276" style:family="paragraph" style:parent-style-name="Text_20_body" style:list-style-name="L125"/>
    <style:style style:name="P277" style:family="paragraph" style:parent-style-name="Text_20_body" style:list-style-name="L126">
      <style:paragraph-properties fo:margin-top="0cm" fo:margin-bottom="0cm" style:contextual-spacing="false"/>
    </style:style>
    <style:style style:name="P278" style:family="paragraph" style:parent-style-name="Text_20_body" style:list-style-name="L126"/>
    <style:style style:name="P279" style:family="paragraph" style:parent-style-name="Text_20_body" style:list-style-name="L127"/>
    <style:style style:name="P280" style:family="paragraph" style:parent-style-name="Text_20_body" style:list-style-name="L127">
      <style:paragraph-properties fo:margin-top="0cm" fo:margin-bottom="0cm" style:contextual-spacing="false"/>
    </style:style>
    <style:style style:name="P281" style:family="paragraph" style:parent-style-name="Text_20_body" style:list-style-name="L128">
      <style:paragraph-properties fo:margin-top="0cm" fo:margin-bottom="0cm" style:contextual-spacing="false"/>
    </style:style>
    <style:style style:name="P282" style:family="paragraph" style:parent-style-name="Text_20_body" style:list-style-name="L128"/>
    <style:style style:name="P283" style:family="paragraph" style:parent-style-name="Text_20_body" style:list-style-name="L129"/>
    <style:style style:name="P284" style:family="paragraph" style:parent-style-name="Preformatted_20_Text" style:list-style-name="L129"/>
    <style:style style:name="P285" style:family="paragraph" style:parent-style-name="Preformatted_20_Text" style:list-style-name="L129">
      <style:paragraph-properties fo:margin-top="0cm" fo:margin-bottom="0.499cm" style:contextual-spacing="false"/>
    </style:style>
    <style:style style:name="P286" style:family="paragraph" style:parent-style-name="Text_20_body" style:list-style-name="L130"/>
    <style:style style:name="P287" style:family="paragraph" style:parent-style-name="Preformatted_20_Text" style:list-style-name="L130"/>
    <style:style style:name="P288" style:family="paragraph" style:parent-style-name="Preformatted_20_Text" style:list-style-name="L130">
      <style:paragraph-properties fo:margin-top="0cm" fo:margin-bottom="0.499cm" style:contextual-spacing="false"/>
    </style:style>
    <style:style style:name="P289" style:family="paragraph" style:parent-style-name="Text_20_body" style:list-style-name="L131">
      <style:paragraph-properties fo:margin-top="0cm" fo:margin-bottom="0cm" style:contextual-spacing="false"/>
    </style:style>
    <style:style style:name="P290" style:family="paragraph" style:parent-style-name="Text_20_body" style:list-style-name="L131"/>
    <style:style style:name="P291" style:family="paragraph" style:parent-style-name="Text_20_body" style:list-style-name="L132">
      <style:paragraph-properties fo:margin-top="0cm" fo:margin-bottom="0cm" style:contextual-spacing="false"/>
    </style:style>
    <style:style style:name="P292" style:family="paragraph" style:parent-style-name="Text_20_body" style:list-style-name="L132"/>
    <style:style style:name="P293" style:family="paragraph" style:parent-style-name="Text_20_body" style:list-style-name="L133"/>
    <style:style style:name="P294" style:family="paragraph" style:parent-style-name="Preformatted_20_Text" style:list-style-name="L133">
      <style:paragraph-properties fo:margin-top="0cm" fo:margin-bottom="0.499cm" style:contextual-spacing="false"/>
    </style:style>
    <style:style style:name="P295" style:family="paragraph" style:parent-style-name="Preformatted_20_Text" style:list-style-name="L133"/>
    <style:style style:name="P296" style:family="paragraph" style:parent-style-name="Text_20_body" style:list-style-name="L134"/>
    <style:style style:name="P297" style:family="paragraph" style:parent-style-name="Preformatted_20_Text" style:list-style-name="L134">
      <style:paragraph-properties fo:margin-top="0cm" fo:margin-bottom="0.499cm" style:contextual-spacing="false"/>
    </style:style>
    <style:style style:name="P298" style:family="paragraph" style:parent-style-name="Preformatted_20_Text" style:list-style-name="L134"/>
    <style:style style:name="P299" style:family="paragraph" style:parent-style-name="Text_20_body" style:list-style-name="L135"/>
    <style:style style:name="P300" style:family="paragraph" style:parent-style-name="Text_20_body" style:list-style-name="L135">
      <style:paragraph-properties fo:margin-top="0cm" fo:margin-bottom="0cm" style:contextual-spacing="false"/>
    </style:style>
    <style:style style:name="P301" style:family="paragraph" style:parent-style-name="Preformatted_20_Text" style:list-style-name="L135"/>
    <style:style style:name="P302" style:family="paragraph" style:parent-style-name="Preformatted_20_Text" style:list-style-name="L135">
      <style:paragraph-properties fo:margin-top="0cm" fo:margin-bottom="0.499cm" style:contextual-spacing="false"/>
    </style:style>
    <style:style style:name="P303" style:family="paragraph" style:parent-style-name="Text_20_body" style:list-style-name="L136">
      <style:paragraph-properties fo:margin-top="0cm" fo:margin-bottom="0cm" style:contextual-spacing="false"/>
    </style:style>
    <style:style style:name="P304" style:family="paragraph" style:parent-style-name="Text_20_body" style:list-style-name="L136"/>
    <style:style style:name="P305" style:family="paragraph" style:parent-style-name="Text_20_body" style:list-style-name="L137">
      <style:paragraph-properties fo:margin-top="0cm" fo:margin-bottom="0cm" style:contextual-spacing="false"/>
    </style:style>
    <style:style style:name="P306" style:family="paragraph" style:parent-style-name="Text_20_body" style:list-style-name="L137"/>
    <style:style style:name="P307" style:family="paragraph" style:parent-style-name="Text_20_body" style:list-style-name="L138"/>
    <style:style style:name="P308" style:family="paragraph" style:parent-style-name="Text_20_body" style:list-style-name="L139"/>
    <style:style style:name="P309" style:family="paragraph" style:parent-style-name="Text_20_body" style:list-style-name="L139">
      <style:paragraph-properties fo:margin-top="0cm" fo:margin-bottom="0cm" style:contextual-spacing="false"/>
    </style:style>
    <style:style style:name="P310" style:family="paragraph" style:parent-style-name="Text_20_body" style:list-style-name="L140"/>
    <style:style style:name="P311" style:family="paragraph" style:parent-style-name="Preformatted_20_Text" style:list-style-name="L140">
      <style:paragraph-properties fo:margin-top="0cm" fo:margin-bottom="0.499cm" style:contextual-spacing="false"/>
    </style:style>
    <style:style style:name="P312" style:family="paragraph" style:parent-style-name="Text_20_body" style:list-style-name="L141"/>
    <style:style style:name="P313" style:family="paragraph" style:parent-style-name="Text_20_body" style:list-style-name="L142">
      <style:paragraph-properties fo:margin-top="0cm" fo:margin-bottom="0cm" style:contextual-spacing="false"/>
    </style:style>
    <style:style style:name="P314" style:family="paragraph" style:parent-style-name="Text_20_body" style:list-style-name="L142"/>
    <style:style style:name="P315" style:family="paragraph" style:parent-style-name="Text_20_body" style:list-style-name="L143"/>
    <style:style style:name="P316" style:family="paragraph" style:parent-style-name="Text_20_body" style:list-style-name="L144"/>
    <style:style style:name="P317" style:family="paragraph" style:parent-style-name="Text_20_body" style:list-style-name="L145"/>
    <style:style style:name="P318" style:family="paragraph" style:parent-style-name="Preformatted_20_Text" style:list-style-name="L145">
      <style:paragraph-properties fo:margin-top="0cm" fo:margin-bottom="0.499cm" style:contextual-spacing="false"/>
    </style:style>
    <style:style style:name="P319" style:family="paragraph" style:parent-style-name="Text_20_body" style:list-style-name="L146"/>
    <style:style style:name="P320" style:family="paragraph" style:parent-style-name="Text_20_body" style:list-style-name="L147"/>
    <style:style style:name="P321" style:family="paragraph" style:parent-style-name="Text_20_body" style:list-style-name="L148"/>
    <style:style style:name="P322" style:family="paragraph" style:parent-style-name="Text_20_body" style:list-style-name="L148">
      <style:paragraph-properties fo:margin-top="0cm" fo:margin-bottom="0cm" style:contextual-spacing="false"/>
    </style:style>
    <style:style style:name="P323" style:family="paragraph" style:parent-style-name="Text_20_body" style:list-style-name="L149">
      <style:paragraph-properties fo:margin-top="0cm" fo:margin-bottom="0cm" style:contextual-spacing="false"/>
    </style:style>
    <style:style style:name="P324" style:family="paragraph" style:parent-style-name="Text_20_body" style:list-style-name="L149"/>
    <style:style style:name="P325" style:family="paragraph" style:parent-style-name="Text_20_body" style:list-style-name="L150"/>
    <style:style style:name="P326" style:family="paragraph" style:parent-style-name="Text_20_body" style:list-style-name="L151"/>
    <style:style style:name="P327" style:family="paragraph" style:parent-style-name="Text_20_body" style:list-style-name="L151">
      <style:paragraph-properties fo:margin-top="0cm" fo:margin-bottom="0cm" style:contextual-spacing="false"/>
    </style:style>
    <style:style style:name="P328" style:family="paragraph" style:parent-style-name="Text_20_body" style:list-style-name="L152">
      <style:paragraph-properties fo:margin-top="0cm" fo:margin-bottom="0cm" style:contextual-spacing="false"/>
    </style:style>
    <style:style style:name="P329" style:family="paragraph" style:parent-style-name="Text_20_body" style:list-style-name="L152"/>
    <style:style style:name="P330" style:family="paragraph" style:parent-style-name="Text_20_body" style:list-style-name="L153">
      <style:paragraph-properties fo:margin-top="0cm" fo:margin-bottom="0cm" style:contextual-spacing="false"/>
    </style:style>
    <style:style style:name="P331" style:family="paragraph" style:parent-style-name="Text_20_body" style:list-style-name="L153"/>
    <style:style style:name="P332" style:family="paragraph" style:parent-style-name="Text_20_body" style:list-style-name="L154">
      <style:paragraph-properties fo:margin-top="0cm" fo:margin-bottom="0cm" style:contextual-spacing="false"/>
    </style:style>
    <style:style style:name="P333" style:family="paragraph" style:parent-style-name="Text_20_body" style:list-style-name="L154"/>
    <style:style style:name="P334" style:family="paragraph" style:parent-style-name="Text_20_body" style:list-style-name="L155"/>
    <style:style style:name="P335" style:family="paragraph" style:parent-style-name="Text_20_body" style:list-style-name="L155">
      <style:paragraph-properties fo:margin-top="0cm" fo:margin-bottom="0cm" style:contextual-spacing="false"/>
    </style:style>
    <style:style style:name="P336" style:family="paragraph" style:parent-style-name="Text_20_body" style:list-style-name="L156">
      <style:paragraph-properties fo:margin-top="0cm" fo:margin-bottom="0cm" style:contextual-spacing="false"/>
    </style:style>
    <style:style style:name="P337" style:family="paragraph" style:parent-style-name="Text_20_body" style:list-style-name="L156"/>
    <style:style style:name="P338" style:family="paragraph" style:parent-style-name="Text_20_body" style:list-style-name="L157">
      <style:paragraph-properties fo:margin-top="0cm" fo:margin-bottom="0cm" style:contextual-spacing="false"/>
    </style:style>
    <style:style style:name="P339" style:family="paragraph" style:parent-style-name="Text_20_body" style:list-style-name="L157"/>
    <style:style style:name="P340" style:family="paragraph" style:parent-style-name="Text_20_body" style:list-style-name="L158">
      <style:paragraph-properties fo:margin-top="0cm" fo:margin-bottom="0cm" style:contextual-spacing="false"/>
    </style:style>
    <style:style style:name="P341" style:family="paragraph" style:parent-style-name="Text_20_body" style:list-style-name="L158"/>
    <style:style style:name="P342" style:family="paragraph" style:parent-style-name="Text_20_body" style:list-style-name="L159"/>
    <style:style style:name="P343" style:family="paragraph" style:parent-style-name="Text_20_body" style:list-style-name="L159">
      <style:paragraph-properties fo:margin-top="0cm" fo:margin-bottom="0cm" style:contextual-spacing="false"/>
    </style:style>
    <style:style style:name="P344" style:family="paragraph" style:parent-style-name="Text_20_body" style:list-style-name="L160">
      <style:paragraph-properties fo:margin-top="0cm" fo:margin-bottom="0cm" style:contextual-spacing="false"/>
    </style:style>
    <style:style style:name="P345" style:family="paragraph" style:parent-style-name="Text_20_body" style:list-style-name="L160"/>
    <style:style style:name="P346" style:family="paragraph" style:parent-style-name="Text_20_body" style:list-style-name="L161">
      <style:paragraph-properties fo:margin-top="0cm" fo:margin-bottom="0cm" style:contextual-spacing="false"/>
    </style:style>
    <style:style style:name="P347" style:family="paragraph" style:parent-style-name="Text_20_body" style:list-style-name="L161"/>
    <style:style style:name="P348" style:family="paragraph" style:parent-style-name="Text_20_body" style:list-style-name="L162"/>
    <style:style style:name="P349" style:family="paragraph" style:parent-style-name="Preformatted_20_Text" style:list-style-name="L162"/>
    <style:style style:name="P350" style:family="paragraph" style:parent-style-name="Preformatted_20_Text" style:list-style-name="L162">
      <style:paragraph-properties fo:margin-top="0cm" fo:margin-bottom="0.499cm" style:contextual-spacing="false"/>
    </style:style>
    <style:style style:name="P351" style:family="paragraph" style:parent-style-name="Text_20_body" style:list-style-name="L163"/>
    <style:style style:name="P352" style:family="paragraph" style:parent-style-name="Preformatted_20_Text" style:list-style-name="L163"/>
    <style:style style:name="P353" style:family="paragraph" style:parent-style-name="Preformatted_20_Text" style:list-style-name="L163">
      <style:paragraph-properties fo:margin-top="0cm" fo:margin-bottom="0.499cm" style:contextual-spacing="false"/>
    </style:style>
    <style:style style:name="P354" style:family="paragraph" style:parent-style-name="Text_20_body" style:list-style-name="L164"/>
    <style:style style:name="P355" style:family="paragraph" style:parent-style-name="Text_20_body" style:list-style-name="L164">
      <style:paragraph-properties fo:margin-top="0cm" fo:margin-bottom="0cm" style:contextual-spacing="false"/>
    </style:style>
    <style:style style:name="P356" style:family="paragraph" style:parent-style-name="Text_20_body" style:list-style-name="L165"/>
    <style:style style:name="P357" style:family="paragraph" style:parent-style-name="Text_20_body" style:list-style-name="L165">
      <style:paragraph-properties fo:margin-top="0cm" fo:margin-bottom="0cm" style:contextual-spacing="false"/>
    </style:style>
    <style:style style:name="P358" style:family="paragraph" style:parent-style-name="Text_20_body" style:list-style-name="L166"/>
    <style:style style:name="P359" style:family="paragraph" style:parent-style-name="Text_20_body" style:list-style-name="L166">
      <style:paragraph-properties fo:margin-top="0cm" fo:margin-bottom="0cm" style:contextual-spacing="false"/>
    </style:style>
    <style:style style:name="P360" style:family="paragraph" style:parent-style-name="Text_20_body" style:list-style-name="L167"/>
    <style:style style:name="P361" style:family="paragraph" style:parent-style-name="Preformatted_20_Text" style:list-style-name="L167"/>
    <style:style style:name="P362" style:family="paragraph" style:parent-style-name="Preformatted_20_Text" style:list-style-name="L167">
      <style:paragraph-properties fo:margin-top="0cm" fo:margin-bottom="0.499cm" style:contextual-spacing="false"/>
    </style:style>
    <style:style style:name="P363" style:family="paragraph" style:parent-style-name="Text_20_body" style:list-style-name="L168"/>
    <style:style style:name="P364" style:family="paragraph" style:parent-style-name="Text_20_body" style:list-style-name="L169"/>
    <style:style style:name="P365" style:family="paragraph" style:parent-style-name="Text_20_body" style:list-style-name="L169">
      <style:paragraph-properties fo:margin-top="0cm" fo:margin-bottom="0cm" style:contextual-spacing="false"/>
    </style:style>
    <style:style style:name="P366" style:family="paragraph" style:parent-style-name="Text_20_body" style:list-style-name="L170">
      <style:paragraph-properties fo:margin-top="0cm" fo:margin-bottom="0cm" style:contextual-spacing="false"/>
    </style:style>
    <style:style style:name="P367" style:family="paragraph" style:parent-style-name="Text_20_body" style:list-style-name="L170"/>
    <text:list-style style:name="L1">
      <text:list-level-style-number text:level="1" text:style-name="Numbering_20_Symbols" loext:num-list-format="%1%." style:num-suffix="." style:num-format="1" text:start-value="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Ниже задам подробный, но поэтапный план: от текущего состояния (минимальные SM‑подобные правила + прототип квантовой гравитации наблюдателя) до <text:span text:style-name="Strong_20_Emphasis">полного симулятора</text:span>, который на выходе выдает законы, соответствующие физическим законам нашего мира с точки зрения наблюдателя.</text:p>
      <text:p text:style-name="Text_20_body">Я разобью план на уровни. В этом сообщении — общая карта + первые два уровня, затем можно детализировать каждый последовательно.</text:p>
      <text:h text:style-name="Heading_20_1" text:outline-level="1">Уровни проекта</text:h>
      <text:list text:style-name="L1">
        <text:list-item>
          <text:p text:style-name="P1">Зафиксировать «ядро» микродинамики (то, что уже есть). </text:p>
        </text:list-item>
        <text:list-item>
          <text:p text:style-name="P1">Нормализовать и расширить модель Ω‑циклов (частиц) и зарядов. </text:p>
        </text:list-item>
        <text:list-item>
          <text:p text:style-name="P1">Сформировать эффективную полевую теорию ϕ(x,t) + дефекты на ней. </text:p>
        </text:list-item>
        <text:list-item>
          <text:p text:style-name="P1">Сформировать интерфейс наблюдателя Π_obs и модель измерения. </text:p>
        </text:list-item>
        <text:list-item>
          <text:p text:style-name="P1">Вшить эволюционный поиск законов (RULESET) в контуре: «фундаментальные правила → наблюдаемые законы». </text:p>
        </text:list-item>
        <text:list-item>
          <text:p text:style-name="P2">Калибровать и валидировать, приближая к известной физике (SM+GR). </text:p>
        </text:list-item>
      </text:list>
      <text:h text:style-name="Heading_20_2" text:outline-level="2">Уровень 0. Зафиксировать текущее ядро</text:h>
      <text:p text:style-name="Text_20_body">Из <text:a xlink:type="simple" xlink:href="https://app.giz.ai/files/jkWjgeXqCl_bIS8ZxQn9m" text:style-name="Internet_20_link" text:visited-style-name="Visited_20_Internet_20_Link">sm_evolutionary_search.pdf</text:a> и <text:a xlink:type="simple" xlink:href="https://app.giz.ai/files/Ds3BiBOeVSzRwNaWKbr_e" text:style-name="Internet_20_link" text:visited-style-name="Visited_20_Internet_20_Link">quantum_gravity_observer.pdf</text:a>:</text:p>
      <text:list text:style-name="L2">
        <text:list-item>
          <text:p text:style-name="P3">«ядро» правил:</text:p>
          <text:p text:style-name="P4"><text:span text:style-name="Source_20_Text">SM_RULES = RuleSet([</text:span></text:p>
          <text:p text:style-name="P4"><text:span text:style-name="Source_20_Text"><text:s text:c="4"/>Rule(name="charge_swap", <text:s text:c="5"/>pattern=[ 1, <text:s/>1, -1], replacement=[-1, <text:s/>1, <text:s/>1]),</text:span></text:p>
          <text:p text:style-name="P4"><text:span text:style-name="Source_20_Text"><text:s text:c="4"/>Rule(name="charge_swap_inv", <text:s/>pattern=[-1, <text:s/>1, <text:s/>1], replacement=[ 1, <text:s/>1, -1]),</text:span></text:p>
          <text:p text:style-name="P4"><text:span text:style-name="Source_20_Text"><text:s text:c="4"/>Rule(name="stabilizer", <text:s text:c="6"/>pattern=[ 1, <text:s/>1, <text:s/>1], replacement=[ 1, <text:s/>1, <text:s/>1]),</text:span></text:p>
          <text:p text:style-name="P5"><text:span text:style-name="Source_20_Text">])</text:span></text:p>
        </text:list-item>
        <text:list-item>
          <text:p text:style-name="P3">Эти правила:</text:p>
          <text:list>
            <text:list-item>
              <text:p text:style-name="P6">локальны (окно из 3 узлов), </text:p>
            </text:list-item>
            <text:list-item>
              <text:p text:style-name="P6">обратимы (две взаимные инволюции + стабилизатор), </text:p>
            </text:list-item>
            <text:list-item>
              <text:p text:style-name="P3">порождают богатый спектр Ω‑циклов (671 циклов, периоды от 2 до 36). </text:p>
            </text:list-item>
          </text:list>
        </text:list-item>
      </text:list>
      <text:p text:style-name="Text_20_body"><text:span text:style-name="Strong_20_Emphasis">Шаг 0.1.</text:span> Зафиксировать это как <text:span text:style-name="Emphasis">минимальное фундаментальное RSL‑ядро</text:span>:</text:p>
      <text:list text:style-name="L3">
        <text:list-item>
          <text:p text:style-name="P7">Микросостояние:</text:p>
          <text:p text:style-name="P8"><text:span text:style-name="Source_20_Text">S(t): [L0: s0 | s1 | ... | s_{N-1} ], <text:s/>s_i ∈ {+1,-1}</text:span></text:p>
        </text:list-item>
        <text:list-item>
          <text:p text:style-name="P9">Микродинамика: </text:p>
          <text:list>
            <text:list-item>
              <text:p text:style-name="P7">эволюция за один шаг: применить все возможные SM_RULES по выбранной схеме (например, слева направо, без перекрытия). </text:p>
            </text:list-item>
          </text:list>
        </text:list-item>
      </text:list>
      <text:h text:style-name="Heading_20_2" text:outline-level="2"><text:soft-page-break/>Уровень 1. Нормализовать и расширить модель Ω‑циклов</text:h>
      <text:h text:style-name="Heading_20_3" text:outline-level="3">1.1. Стандартизировать детектор Ω‑циклов</text:h>
      <text:p text:style-name="Text_20_body">У вас уже есть <text:span text:style-name="Source_20_Text">CycleDetector</text:span> в <text:span text:style-name="Source_20_Text">world.omega.cycles</text:span>. Нужно:</text:p>
      <text:list text:style-name="L4">
        <text:list-item>
          <text:p text:style-name="P10"><text:span text:style-name="Strong_20_Emphasis">Явно определить Ω‑цикл</text:span>:</text:p>
          <text:list>
            <text:list-item>
              <text:p text:style-name="P10">патологический цикл длины p:</text:p>
              <text:p text:style-name="P10">Ω:S0→S1→⋯→Sp−1→S0</text:p>
            </text:list-item>
            <text:list-item>
              <text:p text:style-name="P10">с условием локализованности:</text:p>
              <text:list>
                <text:list-item>
                  <text:p text:style-name="P11">паттерн отличий от вакуума (напр. <text:span text:style-name="Source_20_Text">+++...+</text:span>) ограничен окном длиной L_Ω. </text:p>
                </text:list-item>
              </text:list>
            </text:list-item>
          </text:list>
        </text:list-item>
        <text:list-item>
          <text:p text:style-name="P10">Ввести класс:</text:p>
          <text:p text:style-name="P12"><text:span text:style-name="Source_20_Text">@dataclass</text:span></text:p>
          <text:p text:style-name="P12"><text:span text:style-name="Source_20_Text">class OmegaCycle:</text:span></text:p>
          <text:p text:style-name="P12"><text:span text:style-name="Source_20_Text"><text:s text:c="4"/>period: int</text:span></text:p>
          <text:p text:style-name="P12"><text:span text:style-name="Source_20_Text"><text:s text:c="4"/>support_indices: List[int] <text:s text:c="3"/># где дефект локализован</text:span></text:p>
          <text:p text:style-name="P13"><text:span text:style-name="Source_20_Text"><text:s text:c="4"/>pattern_sequence: List[np.ndarray] <text:s/># S_0,..,S_{p-1} локально</text:span></text:p>
        </text:list-item>
        <text:list-item>
          <text:p text:style-name="P10">Определить <text:span text:style-name="Strong_20_Emphasis">энергию ядра</text:span>:</text:p>
          <text:list>
            <text:list-item>
              <text:p text:style-name="P10">микротENSION:</text:p>
              <text:p text:style-name="P12"><text:span text:style-name="Source_20_Text">def H_micro(S):</text:span></text:p>
              <text:p text:style-name="P12"><text:span text:style-name="Source_20_Text"><text:s text:c="4"/># J = 1</text:span></text:p>
              <text:p text:style-name="P13"><text:span text:style-name="Source_20_Text"><text:s text:c="4"/>return sum(1 for i in range(N-1) if S[i] != S[i+1])</text:span></text:p>
            </text:list-item>
            <text:list-item>
              <text:p text:style-name="P10">энергия ядра цикла:</text:p>
              <text:p text:style-name="P13"><text:span text:style-name="Source_20_Text">H_core(Ω) = (1/p) * sum(H_micro(S_k) - H_micro(vacuum)) <text:s/># по k=0..p-1</text:span></text:p>
            </text:list-item>
          </text:list>
        </text:list-item>
        <text:list-item>
          <text:p text:style-name="P10">Определить «массу» Ω‑частицы:</text:p>
          <text:list>
            <text:list-item>
              <text:p text:style-name="P10">в модельных единицах:</text:p>
              <text:p text:style-name="P13"><text:span text:style-name="Source_20_Text">mass(Ω) = H_core(Ω)</text:span></text:p>
            </text:list-item>
          </text:list>
          <text:p text:style-name="P10">или, если хотите «частоту»:</text:p>
          <text:p text:style-name="P12"><text:span text:style-name="Source_20_Text">ω0 = 2π / period</text:span></text:p>
          <text:p text:style-name="P13"><text:span text:style-name="Source_20_Text">mass ~ ω0 <text:s/># или α * ω0</text:span></text:p>
        </text:list-item>
      </text:list>
      <text:p text:style-name="Text_20_body"><text:span text:style-name="Strong_20_Emphasis">Задача:</text:span> собрать <text:span text:style-name="Strong_20_Emphasis">каталог Ω‑циклов</text:span> (тип – период – H_core – профиль).</text:p>
      <text:h text:style-name="Heading_20_3" text:outline-level="3">1.2. Ввести структуру зарядов (как вы предложили)</text:h>
      <text:p text:style-name="Text_20_body">Каждому Ω‑циклу (типу) приписать:</text:p>
      <text:list text:style-name="L5">
        <text:list-item>
          <text:p text:style-name="P14">Цвет: C ∈ {0,1,2} (r,g,b) </text:p>
        </text:list-item>
        <text:list-item>
          <text:p text:style-name="P14">Электрический заряд: Q ∈ {−1, −2/3, −1/3, 0, +1/3, +2/3, +1} </text:p>
        </text:list-item>
        <text:list-item>
          <text:p text:style-name="P14">Слабый изоспин: I3 ∈ {−1/2, 0, +1/2} </text:p>
        </text:list-item>
        <text:list-item>
          <text:p text:style-name="P14">Барионное число: B ∈ {0, 1/3} </text:p>
        </text:list-item>
        <text:list-item>
          <text:p text:style-name="P15"><text:soft-page-break/>Лептонное число: L ∈ {0, 1} </text:p>
        </text:list-item>
      </text:list>
      <text:p text:style-name="Text_20_body"><text:span text:style-name="Strong_20_Emphasis">Алгоритм присвоения (первая версия):</text:span></text:p>
      <text:list text:style-name="L6">
        <text:list-item>
          <text:p text:style-name="P16">Для каждой обнаруженной орбиты Ω:</text:p>
          <text:list>
            <text:list-item>
              <text:p text:style-name="P17">взять её период p, </text:p>
            </text:list-item>
            <text:list-item>
              <text:p text:style-name="P17">энергию H_core, </text:p>
            </text:list-item>
            <text:list-item>
              <text:p text:style-name="P17">форму паттерна. </text:p>
            </text:list-item>
          </text:list>
        </text:list-item>
        <text:list-item>
          <text:p text:style-name="P16">Классифицировать их по периодам в «семейства»:</text:p>
          <text:list>
            <text:list-item>
              <text:p text:style-name="P17">короткие периоды → «лёгкие» частицы (например, лептоны), </text:p>
            </text:list-item>
            <text:list-item>
              <text:p text:style-name="P17">средние → «кваркоподобные», </text:p>
            </text:list-item>
            <text:list-item>
              <text:p text:style-name="P17">длинные → «резонансы». </text:p>
            </text:list-item>
          </text:list>
        </text:list-item>
        <text:list-item>
          <text:p text:style-name="P16">Ручным (пока) маппингом определить несколько прототипов:</text:p>
          <text:list>
            <text:list-item>
              <text:p text:style-name="P17">Ω с периодом p≈2–4 → «нейтрино/электрон» (L=1,B=0, Q=0/−1), </text:p>
            </text:list-item>
            <text:list-item>
              <text:p text:style-name="P17">Ω с p≈6–10 → «u/d‑кварки» (B=1/3,L=0,Q=±1/3,±2/3,C≠0), </text:p>
            </text:list-item>
            <text:list-item>
              <text:p text:style-name="P16">Ω с смешанными профилями → «глюоноподобные/бозонные» (C≠0,B=L=0,Q=0). </text:p>
            </text:list-item>
          </text:list>
        </text:list-item>
      </text:list>
      <text:p text:style-name="Text_20_body"><text:span text:style-name="Strong_20_Emphasis">Формализация в коде:</text:span></text:p>
      <text:p text:style-name="Preformatted_20_Text"><text:span text:style-name="Source_20_Text">@dataclass</text:span></text:p>
      <text:p text:style-name="Preformatted_20_Text"><text:span text:style-name="Source_20_Text">class OmegaType:</text:span></text:p>
      <text:p text:style-name="Preformatted_20_Text"><text:span text:style-name="Source_20_Text"><text:s text:c="4"/>period: int</text:span></text:p>
      <text:p text:style-name="Preformatted_20_Text"><text:span text:style-name="Source_20_Text"><text:s text:c="4"/>H_core: float</text:span></text:p>
      <text:p text:style-name="Preformatted_20_Text"><text:span text:style-name="Source_20_Text"><text:s text:c="4"/>color: int</text:span></text:p>
      <text:p text:style-name="Preformatted_20_Text"><text:span text:style-name="Source_20_Text"><text:s text:c="4"/>Q: float</text:span></text:p>
      <text:p text:style-name="Preformatted_20_Text"><text:span text:style-name="Source_20_Text"><text:s text:c="4"/>I3: float</text:span></text:p>
      <text:p text:style-name="Preformatted_20_Text"><text:span text:style-name="Source_20_Text"><text:s text:c="4"/>B: float</text:span></text:p>
      <text:p text:style-name="Preformatted_20_Text"><text:span text:style-name="Source_20_Text"><text:s text:c="4"/>L: float</text:span></text:p>
      <text:p text:style-name="P18"><text:span text:style-name="Source_20_Text"><text:s text:c="4"/>pattern_signature: Tuple[int, ...] <text:s/># e.g., local pattern of s's</text:span></text:p>
      <text:p text:style-name="Text_20_body">В дальнейшем вы сможете эволюционно оптимизировать это присвоение.</text:p>
      <text:h text:style-name="Heading_20_3" text:outline-level="3">1.3. Ввести мета‑правила для сохранения зарядов</text:h>
      <text:p text:style-name="Text_20_body">Дополнительно к уже реализованной <text:span text:style-name="Source_20_Text">charge_conservation</text:span> (по чётности):</text:p>
      <text:list text:style-name="L7">
        <text:list-item>
          <text:p text:style-name="P19">сделать функцию <text:span text:style-name="Source_20_Text">compute_charges(S)</text:span>:</text:p>
          <text:p text:style-name="P20"><text:span text:style-name="Source_20_Text">def compute_charges(S, omega_catalog) -&gt; Dict[str, float]:</text:span></text:p>
          <text:p text:style-name="P20"><text:span text:style-name="Source_20_Text"><text:s text:c="4"/># пройти по всем поддержкам Ω-циклов (или приблизительным детекциям),</text:span></text:p>
          <text:p text:style-name="P20"><text:span text:style-name="Source_20_Text"><text:s text:c="4"/># суммировать Q, B, L, цвет и т.д.</text:span></text:p>
          <text:p text:style-name="P21"><text:span text:style-name="Source_20_Text"><text:s text:c="4"/>return {'Q': ΣΩ Q, 'B': ΣΩ B, 'L': ΣΩ L, 'color_sum': ΣΩ color}</text:span></text:p>
        </text:list-item>
        <text:list-item>
          <text:p text:style-name="P19">в фитнесе и F‑фильтрах требовать:</text:p>
          <text:list>
            <text:list-item>
              <text:p text:style-name="P19">сохранение ΣQ, ΣB, ΣL, Σ(color) mod 3 между начальным и финальным S. </text:p>
            </text:list-item>
          </text:list>
        </text:list-item>
      </text:list>
      <text:h text:style-name="Heading_20_2" text:outline-level="2">Уровень 2. Сформировать эффективную полевую теорию ϕ(x,t)</text:h>
      <text:p text:style-name="Text_20_body">С опорой на формулы в <text:a xlink:type="simple" xlink:href="https://app.giz.ai/files/Ds3BiBOeVSzRwNaWKbr_e" text:style-name="Internet_20_link" text:visited-style-name="Visited_20_Internet_20_Link">quantum_gravity_observer.pdf</text:a>:</text:p>
      <text:h text:style-name="Heading_20_3" text:outline-level="3"><text:soft-page-break/>2.1. Coarse‑поле ϕ_R(i)</text:h>
      <text:p text:style-name="Text_20_body"><text:span text:style-name="Strong_20_Emphasis">Определение:</text:span></text:p>
      <text:p text:style-name="Preformatted_20_Text"><text:span text:style-name="Source_20_Text">def phi_R(S, R):</text:span></text:p>
      <text:p text:style-name="Preformatted_20_Text"><text:span text:style-name="Source_20_Text"><text:s text:c="4"/>N = len(S)</text:span></text:p>
      <text:p text:style-name="Preformatted_20_Text"><text:span text:style-name="Source_20_Text"><text:s text:c="4"/>ϕ = np.zeros(N)</text:span></text:p>
      <text:p text:style-name="Preformatted_20_Text"><text:span text:style-name="Source_20_Text"><text:s text:c="4"/>for i in range(N):</text:span></text:p>
      <text:p text:style-name="Preformatted_20_Text"><text:span text:style-name="Source_20_Text"><text:s text:c="8"/># окно B_R(i)</text:span></text:p>
      <text:p text:style-name="Preformatted_20_Text"><text:span text:style-name="Source_20_Text"><text:s text:c="8"/>left = max(0, i-R)</text:span></text:p>
      <text:p text:style-name="Preformatted_20_Text"><text:span text:style-name="Source_20_Text"><text:s text:c="8"/>right = min(N, i+R+1)</text:span></text:p>
      <text:p text:style-name="Preformatted_20_Text"><text:span text:style-name="Source_20_Text"><text:s text:c="8"/>block = S[left:right]</text:span></text:p>
      <text:p text:style-name="Preformatted_20_Text"><text:span text:style-name="Source_20_Text"><text:s text:c="8"/>ϕ[i] = np.mean(block) <text:s/># при S[i] ∈ {+1,-1} → [-1,1]</text:span></text:p>
      <text:p text:style-name="P18"><text:span text:style-name="Source_20_Text"><text:s text:c="4"/>return ϕ</text:span></text:p>
      <text:list text:style-name="L8">
        <text:list-item>
          <text:p text:style-name="P22">Это дискретная версия:<text:line-break/>ϕi(R)=1∣BR(i)∣∑j∈BR(i)sj. </text:p>
        </text:list-item>
      </text:list>
      <text:h text:style-name="Heading_20_3" text:outline-level="3">2.2. Энергия поля H[ϕ]</text:h>
      <text:p text:style-name="Text_20_body">МикротENSION:</text:p>
      <text:p text:style-name="Preformatted_20_Text"><text:span text:style-name="Source_20_Text">def H_micro(S):</text:span></text:p>
      <text:p text:style-name="P18"><text:span text:style-name="Source_20_Text"><text:s text:c="4"/>return sum(1 for i in range(len(S)-1) if S[i] != S[i+1])</text:span></text:p>
      <text:p text:style-name="Text_20_body">Полевой H[ϕ]:</text:p>
      <text:p text:style-name="Preformatted_20_Text"><text:span text:style-name="Source_20_Text">def H_field(ϕ, κ=1.0, m2=1.0, λ=0.0):</text:span></text:p>
      <text:p text:style-name="Preformatted_20_Text"><text:span text:style-name="Source_20_Text"><text:s text:c="4"/># простейший вариант: (1/2)κ(∂ϕ)^2 + (1/2)m^2 ϕ^2 + (λ/4)ϕ^4</text:span></text:p>
      <text:p text:style-name="Preformatted_20_Text"><text:span text:style-name="Source_20_Text"><text:s text:c="4"/>grad2 = np.sum((ϕ[1:] - ϕ[:-1])**2)</text:span></text:p>
      <text:p text:style-name="Preformatted_20_Text"><text:span text:style-name="Source_20_Text"><text:s text:c="4"/>pot = np.sum(0.5*m2*ϕ**2 + 0.25*λ*ϕ**4)</text:span></text:p>
      <text:p text:style-name="P18"><text:span text:style-name="Source_20_Text"><text:s text:c="4"/>return 0.5*κ*grad2 + pot</text:span></text:p>
      <text:p text:style-name="Text_20_body"><text:span text:style-name="Strong_20_Emphasis">Шаг 2.1.</text:span> Проверка RSL‑совместимости:</text:p>
      <text:list text:style-name="L9">
        <text:list-item>
          <text:p text:style-name="P23">Для разных R (скажем, R=3,5,7) измерять:</text:p>
          <text:p text:style-name="P24"><text:span text:style-name="Source_20_Text">ϕ_R = phi_R(S, R)</text:span></text:p>
          <text:p text:style-name="P24"><text:span text:style-name="Source_20_Text">Hμ = H_micro(S)</text:span></text:p>
          <text:p text:style-name="P25"><text:span text:style-name="Source_20_Text">Hf = H_field(ϕ_R)</text:span></text:p>
        </text:list-item>
        <text:list-item>
          <text:p text:style-name="P23">проследить эмпирически, что:</text:p>
          <text:p text:style-name="P23">∣Hμ−Hf∣≲𝒪(1/R)</text:p>
        </text:list-item>
      </text:list>
      <text:p text:style-name="Text_20_body">во всех «типичных» состояниях, рождаемых SM_RULES.</text:p>
      <text:h text:style-name="Heading_20_3" text:outline-level="3">2.3. Эффективное уравнение движения ϕ(x,t)</text:h>
      <text:p text:style-name="Text_20_body">В идеале, вы хотите, чтобы эволюция S(t) под SM_RULES:</text:p>
      <text:list text:style-name="L10">
        <text:list-item>
          <text:p text:style-name="P26">в крупном масштабе соответствовала:</text:p>
          <text:p text:style-name="P26">∂t2ϕ=κ∂x2ϕ−V′(ϕ)</text:p>
        </text:list-item>
      </text:list>
      <text:p text:style-name="Text_20_body">Практический алгоритм:</text:p>
      <text:list text:style-name="L11">
        <text:list-item>
          <text:p text:style-name="P27">Зафиксировать R (например, 5–7).</text:p>
        </text:list-item>
        <text:list-item>
          <text:p text:style-name="P27">Генерировать последовательность S(t) на шаги t=0..T.</text:p>
        </text:list-item>
        <text:list-item>
          <text:p text:style-name="P27"><text:soft-page-break/>На каждом шаге считать ϕ_R(t,i).</text:p>
        </text:list-item>
        <text:list-item>
          <text:p text:style-name="P27">Аппроксимировать:</text:p>
          <text:p text:style-name="P28"><text:span text:style-name="Source_20_Text">φ_tt ≈ φ(t+1,i) - 2φ(t,i) + φ(t-1,i)</text:span></text:p>
          <text:p text:style-name="P29"><text:span text:style-name="Source_20_Text">φ_xx ≈ φ(t,i+1) - 2φ(t,i) + φ(t,i-1)</text:span></text:p>
        </text:list-item>
        <text:list-item>
          <text:p text:style-name="P27">Пытаться подобрать κ и V'(ϕ) (например, m²ϕ + λϕ³), минимизируя:</text:p>
          <text:p text:style-name="P29"><text:span text:style-name="Source_20_Text">error = Σ_{t,i} (φ_tt - κ*φ_xx + dV_dφ(φ))^2</text:span></text:p>
        </text:list-item>
      </text:list>
      <text:p text:style-name="Text_20_body">Это можно сделать:</text:p>
      <text:list text:style-name="L12">
        <text:list-item>
          <text:p text:style-name="P30">либо аналитически (малый амплитудный режим → линейное уравнение), </text:p>
        </text:list-item>
        <text:list-item>
          <text:p text:style-name="P31">либо численной регрессией. </text:p>
        </text:list-item>
      </text:list>
      <text:p text:style-name="Text_20_body"><text:span text:style-name="Strong_20_Emphasis">Цель уровня 2:</text:span> добиться того, чтобы ϕ(x,t) можно было <text:span text:style-name="Strong_20_Emphasis">аппроксимировать полевым уравнением</text:span> с разумными κ, m, λ, что и станет вашим первым «эффективным законом».</text:p>
      <text:h text:style-name="Heading_20_3" text:outline-level="3">2.4. Capacity и «метрика»</text:h>
      <text:p text:style-name="Text_20_body">Из ноутбука:</text:p>
      <text:p text:style-name="Quotations">CapacityCalculator: capacity(x) = f(H_local(x), neighborhood).</text:p>
      <text:p text:style-name="Text_20_body">Ваш прототип:</text:p>
      <text:list text:style-name="L13">
        <text:list-item>
          <text:p text:style-name="P32">локальная tension:</text:p>
          <text:p text:style-name="P33"><text:span text:style-name="Source_20_Text">h_i(S) = int(S[i] != S[i-1]) + int(S[i] != S[i+1])</text:span></text:p>
        </text:list-item>
        <text:list-item>
          <text:p text:style-name="P32">capacity:</text:p>
          <text:p text:style-name="P33"><text:span text:style-name="Source_20_Text">C_i(S) = C0 - α * h_i(S)</text:span></text:p>
        </text:list-item>
      </text:list>
      <text:p text:style-name="Text_20_body">Для гравитационной интерпретации:</text:p>
      <text:list text:style-name="L14">
        <text:list-item>
          <text:p text:style-name="P34">«темп времени» для наблюдателя в точке i:</text:p>
          <text:p text:style-name="P35"><text:span text:style-name="Source_20_Text">dτ_i / dt ∝ C_i(S) <text:s text:c="2"/># чем меньше capacity, тем медленнее «идёт время»</text:span></text:p>
        </text:list-item>
        <text:list-item>
          <text:p text:style-name="P34">эффективная метрика 1+1:</text:p>
          <text:p text:style-name="P34">ds2=−f(Ci) dt2+g(Ci) dx2</text:p>
        </text:list-item>
      </text:list>
      <text:p text:style-name="Text_20_body">где f(C), g(C) — эмпирические функции, например:</text:p>
      <text:list text:style-name="L15">
        <text:list-item>
          <text:p text:style-name="P36">f(C) ~ C, </text:p>
        </text:list-item>
        <text:list-item>
          <text:p text:style-name="P37">g(C) ~ 1/C. </text:p>
        </text:list-item>
      </text:list>
      <text:p text:style-name="Text_20_body"><text:span text:style-name="Strong_20_Emphasis">Шаг 2.2.</text:span> Считать C_i вдоль решётки и визуализировать:</text:p>
      <text:list text:style-name="L16">
        <text:list-item>
          <text:p text:style-name="P38">C(x,t) и ϕ(x,t); </text:p>
        </text:list-item>
        <text:list-item>
          <text:p text:style-name="P39">траектории Ω‑циклов на этом фоне → увидеть, что они ведут себя так, как «частицы в гравполе» (замедления, захваты). </text:p>
        </text:list-item>
      </text:list>
      <text:p text:style-name="Text_20_body">На этом месте логично остановиться, чтобы не перегружать одно сообщение.</text:p>
      <text:p text:style-name="Text_20_body">Дальше (в следующих сообщениях) можно по уровням:</text:p>
      <text:list text:style-name="L17">
        <text:list-item>
          <text:p text:style-name="P40"><text:soft-page-break/>Уровень 3: построить Π_obs (наблюдателя) поверх этого поля и Ω‑циклов: </text:p>
          <text:list>
            <text:list-item>
              <text:p text:style-name="P40">как он видит пространство, время, частицы, измерения; </text:p>
            </text:list-item>
            <text:list-item>
              <text:p text:style-name="P40">как возникает вероятностность (ψ, |ψ|²). </text:p>
            </text:list-item>
          </text:list>
        </text:list-item>
        <text:list-item>
          <text:p text:style-name="P40">Уровень 4: интегрировать эволюционный поиск: </text:p>
          <text:list>
            <text:list-item>
              <text:p text:style-name="P40">как F (самоприменимый функтор) модифицирует RULESET, </text:p>
            </text:list-item>
            <text:list-item>
              <text:p text:style-name="P40">отбирая те, где <text:span text:style-name="Emphasis">наблюдательские</text:span> законы (ϕ‑уравнения, спектр Ω, метрика, вероятностная структура) максимально SM+GR‑подобны. </text:p>
            </text:list-item>
          </text:list>
        </text:list-item>
        <text:list-item>
          <text:p text:style-name="P40">Уровень 5: калибровка под «наш мир»: </text:p>
          <text:list>
            <text:list-item>
              <text:p text:style-name="P40">на уровне качественных свойств (локальность, Лоренц‑подобие, тип спектра), </text:p>
            </text:list-item>
            <text:list-item>
              <text:p text:style-name="P41">и, если будет нужно, приближение численных соотношений (отношения масс, константы взаимодействия и т.п.). </text:p>
            </text:list-item>
          </text:list>
        </text:list-item>
      </text:list>
      <text:p text:style-name="Text_20_body">Если хотите, в следующем сообщении могу подробно расписать <text:span text:style-name="Strong_20_Emphasis">Уровень 3: как именно сконструировать Π_obs</text:span>, чтобы он из 1D‑мира с ϕ(x,t) и Ω‑циклами видел «4D‑подобную» физику (пространство‑время + частицы + квантовую статистику).</text:p>
      <text:p text:style-name="Text_20_body">Ниже продолжу от той точки, где вы сейчас находитесь с симулятором, и свяжу:</text:p>
      <text:list text:style-name="L18">
        <text:list-item>
          <text:p text:style-name="P42">уже полученный результат эволюции (<text:span text:style-name="Source_20_Text">++- ↔ -++</text:span>, <text:span text:style-name="Source_20_Text">+++ → +++</text:span>); </text:p>
        </text:list-item>
        <text:list-item>
          <text:p text:style-name="P43">цели: выйти на симулятор, который «на выходе» даёт законы, соответствующие физике нашего мира с точки зрения наблюдателя. </text:p>
        </text:list-item>
      </text:list>
      <text:p text:style-name="Text_20_body">Сделаю это в виде следующих шагов:</text:p>
      <text:list text:style-name="L19">
        <text:list-item>
          <text:p text:style-name="P44">Зафиксировать текущее «ядро» как базовый RSL‑мир. </text:p>
        </text:list-item>
        <text:list-item>
          <text:p text:style-name="P44">Построить поверх него каталог Ω‑циклов и их эффективные параметры (масса, заряды). </text:p>
        </text:list-item>
        <text:list-item>
          <text:p text:style-name="P44">Ввести наблюдателя и интерфейс Π_obs (то, что он «видит»). </text:p>
        </text:list-item>
        <text:list-item>
          <text:p text:style-name="P44">Вшить эволюционный поиск не только по RULESET, но и по интерфейсам/наблюдателям. </text:p>
        </text:list-item>
        <text:list-item>
          <text:p text:style-name="P45">Дальше — критерии сходства с физикой нашего мира. </text:p>
        </text:list-item>
      </text:list>
      <text:p text:style-name="Text_20_body">С учётом уже присланного фрагмента вывода (<text:span text:style-name="Source_20_Text">sm_evolutionary_search.pdf</text:span>) сейчас детализирую шаги 1–3 для вашей конфигурации.</text:p>
      <text:h text:style-name="Heading_20_2" text:outline-level="2">1. Ядровой RULESET: что у вас уже есть и почему это важно</text:h>
      <text:p text:style-name="Text_20_body">По логам:</text:p>
      <text:list text:style-name="L20">
        <text:list-item>
          <text:p text:style-name="P46">Эволюционный поиск (50 поколений, популяция 30) нашёл устойчивый максимум для правил длины 3:</text:p>
          <text:p text:style-name="P47"><text:span text:style-name="Source_20_Text">++- ↔ -++</text:span></text:p>
          <text:p text:style-name="P48"><text:span text:style-name="Source_20_Text">+++ → +++</text:span></text:p>
        </text:list-item>
        <text:list-item>
          <text:p text:style-name="P46">Все топ‑5 геномов совпали с этими правилами (fitness=105.80, компоненты все =10.0).</text:p>
        </text:list-item>
        <text:list-item>
          <text:p text:style-name="P46">Simulated Annealing не смог улучшить этот результат, а только немного снизил фитнес (refined_fitness ≈ 103.64 → та же структура правил).</text:p>
        </text:list-item>
      </text:list>
      <text:p text:style-name="Text_20_body">Это значит:</text:p>
      <text:list text:style-name="L21">
        <text:list-item>
          <text:p text:style-name="P49"><text:soft-page-break/>Для вашего текущего <text:span text:style-name="Strong_20_Emphasis">SMFitness</text:span> (cycle_diversity, cycle_count, charge_conservation, stability, nontrivial_dynamics, interaction_richness) система обнаружила <text:span text:style-name="Strong_20_Emphasis">аномально «богатую» динамику</text:span> на основе всего двух правил:</text:p>
          <text:list>
            <text:list-item>
              <text:p text:style-name="P50"><text:span text:style-name="Source_20_Text">charge_swap</text:span> / <text:span text:style-name="Source_20_Text">charge_swap_inv</text:span>:<text:line-break/><text:span text:style-name="Source_20_Text">++- ↔ -++</text:span> </text:p>
            </text:list-item>
            <text:list-item>
              <text:p text:style-name="P50"><text:span text:style-name="Source_20_Text">stabilizer</text:span>:<text:line-break/><text:span text:style-name="Source_20_Text">+++ → +++</text:span>. </text:p>
            </text:list-item>
          </text:list>
        </text:list-item>
        <text:list-item>
          <text:p text:style-name="P49">Анализ:</text:p>
          <text:list>
            <text:list-item>
              <text:p text:style-name="P50">75 шагов эволюции; </text:p>
            </text:list-item>
            <text:list-item>
              <text:p text:style-name="P50">2402 применений правил; </text:p>
            </text:list-item>
            <text:list-item>
              <text:p text:style-name="P50">671 обнаруженных Ω‑циклов; </text:p>
            </text:list-item>
            <text:list-item>
              <text:p text:style-name="P49">периоды цикла разнообразны: от 2 до 36. </text:p>
            </text:list-item>
          </text:list>
        </text:list-item>
      </text:list>
      <text:p text:style-name="Text_20_body">Следовательно, для <text:span text:style-name="Strong_20_Emphasis">первой версии полного симулятора</text:span> вы можете принять:</text:p>
      <text:p text:style-name="Quotations"><text:span text:style-name="Strong_20_Emphasis">SM_RULES_core</text:span> = {<text:span text:style-name="Source_20_Text">++- ↔ -++</text:span>, <text:span text:style-name="Source_20_Text">+++ → +++</text:span>}<text:line-break/>как <text:span text:style-name="Strong_20_Emphasis">микроскопическое ядро RSL‑динамики</text:span>, внутри которого:</text:p>
      <text:list text:style-name="L22">
        <text:list-item>
          <text:p text:style-name="P51">«вакуум» = <text:span text:style-name="Source_20_Text">+++...+</text:span>, </text:p>
        </text:list-item>
        <text:list-item>
          <text:p text:style-name="P51">возмущения = <text:span text:style-name="Source_20_Text">-</text:span> на фоне <text:span text:style-name="Source_20_Text">+</text:span>, </text:p>
        </text:list-item>
        <text:list-item>
          <text:p text:style-name="P52">взаимодействия = перестановки <text:span text:style-name="Source_20_Text">++- ↔ -++</text:span>, формирующие богатый спектр Ω‑циклов. </text:p>
        </text:list-item>
      </text:list>
      <text:p text:style-name="Text_20_body">Все дальнейшие слои (поля, частицы, наблюдатель, законы) будут надстраиваться именно над этим ядром.</text:p>
      <text:h text:style-name="Heading_20_2" text:outline-level="2">2. Каталог Ω‑циклов и эффективные параметры</text:h>
      <text:p text:style-name="Text_20_body">В логах:</text:p>
      <text:p text:style-name="Quotations">Обнаружено Ω-циклов: 671<text:line-break/>Периоды: Counter({2: 37, 4: 35, 6: 33, 8: 32, 12: 32, 10: 31, ...})</text:p>
      <text:p text:style-name="Text_20_body">Нужно превратить это в формальный каталог «частиц» / типов Ω‑циклов.</text:p>
      <text:h text:style-name="Heading_20_3" text:outline-level="3">2.1. Структура данных</text:h>
      <text:p text:style-name="Text_20_body">Добавьте модуль, который для каждой обнаруженной орбиты Ω сохраняет:</text:p>
      <text:p text:style-name="Preformatted_20_Text"><text:span text:style-name="Source_20_Text">@dataclass</text:span></text:p>
      <text:p text:style-name="Preformatted_20_Text"><text:span text:style-name="Source_20_Text">class OmegaCycle:</text:span></text:p>
      <text:p text:style-name="Preformatted_20_Text"><text:span text:style-name="Source_20_Text"><text:s text:c="4"/>period: int</text:span></text:p>
      <text:p text:style-name="Preformatted_20_Text"><text:span text:style-name="Source_20_Text"><text:s text:c="4"/>support: Tuple[int, ...] <text:s text:c="7"/># индексы ячеек, где состояние ≠ вакууму</text:span></text:p>
      <text:p text:style-name="Preformatted_20_Text"><text:span text:style-name="Source_20_Text"><text:s text:c="4"/>patterns: List[np.ndarray] <text:s text:c="5"/># локальные паттерны S_k на support</text:span></text:p>
      <text:p text:style-name="Preformatted_20_Text"><text:span text:style-name="Source_20_Text"><text:s text:c="4"/>H_core: float <text:s text:c="18"/># средняя сверхэнергия</text:span></text:p>
      <text:p text:style-name="P18"><text:span text:style-name="Source_20_Text"><text:s text:c="4"/>id: int <text:s text:c="24"/># уникальный идентификатор</text:span></text:p>
      <text:p text:style-name="Text_20_body">Где:</text:p>
      <text:list text:style-name="L23">
        <text:list-item>
          <text:p text:style-name="P53">period — длина цикла p; </text:p>
        </text:list-item>
        <text:list-item>
          <text:p text:style-name="P53"><text:soft-page-break/>support — минимальный набор позиций, где конфигурация отличается от <text:span text:style-name="Source_20_Text">+++...+</text:span> (локализация дефекта); </text:p>
        </text:list-item>
        <text:list-item>
          <text:p text:style-name="P53">patterns — последовательность локальных состояний в этом окне по циклу завязки; </text:p>
        </text:list-item>
        <text:list-item>
          <text:p text:style-name="P54">H_core — средний H_micro на цикле минус H_micro вакуума. </text:p>
        </text:list-item>
      </text:list>
      <text:h text:style-name="Heading_20_3" text:outline-level="3">2.2. Энергия и «масса»</text:h>
      <text:p text:style-name="Text_20_body">Используйте уже реализованный H_micro:</text:p>
      <text:p text:style-name="Preformatted_20_Text"><text:span text:style-name="Source_20_Text">def H_micro(S):</text:span></text:p>
      <text:p text:style-name="P18"><text:span text:style-name="Source_20_Text"><text:s text:c="4"/>return sum(1 for i in range(len(S)-1) if S[i] != S[i+1])</text:span></text:p>
      <text:p text:style-name="Text_20_body">Тогда для одного Ω:</text:p>
      <text:p text:style-name="Preformatted_20_Text"><text:span text:style-name="Source_20_Text">H_core = (1/period) * sum(H_micro(S_k) - H_micro(vacuum) for S_k in cycle)</text:span></text:p>
      <text:p text:style-name="P18"><text:span text:style-name="Source_20_Text">mass <text:s/>= H_core <text:s text:c="2"/># в модельных единицах (пока без ħ,c)</text:span></text:p>
      <text:p text:style-name="Text_20_body">Можно также сохранить «частоту»:</text:p>
      <text:p text:style-name="P18"><text:span text:style-name="Source_20_Text">omega0 = 2*np.pi / period</text:span></text:p>
      <text:p text:style-name="Text_20_body">и рассматривать mass ~ omega0, если хотите связать с RSL‑формулой E=ħω₀.</text:p>
      <text:h text:style-name="Heading_20_3" text:outline-level="3">2.3. Классы Ω‑типов</text:h>
      <text:p text:style-name="Text_20_body">Дальше шаг: сгруппировать Ω‑циклы в классы частиц по:</text:p>
      <text:list text:style-name="L24">
        <text:list-item>
          <text:p text:style-name="P55">периоду (или интервалам периодов), </text:p>
        </text:list-item>
        <text:list-item>
          <text:p text:style-name="P55">H_core, </text:p>
        </text:list-item>
        <text:list-item>
          <text:p text:style-name="P56">формам паттерна. </text:p>
        </text:list-item>
      </text:list>
      <text:p text:style-name="Text_20_body">Например:</text:p>
      <text:p text:style-name="Preformatted_20_Text"><text:span text:style-name="Source_20_Text">class OmegaType:</text:span></text:p>
      <text:p text:style-name="Preformatted_20_Text"><text:span text:style-name="Source_20_Text"><text:s text:c="4"/>name: str</text:span></text:p>
      <text:p text:style-name="Preformatted_20_Text"><text:span text:style-name="Source_20_Text"><text:s text:c="4"/>mean_period: float</text:span></text:p>
      <text:p text:style-name="Preformatted_20_Text"><text:span text:style-name="Source_20_Text"><text:s text:c="4"/>mean_H_core: float</text:span></text:p>
      <text:p text:style-name="Preformatted_20_Text"><text:span text:style-name="Source_20_Text"><text:s text:c="4"/>members: List[OmegaCycle]</text:span></text:p>
      <text:p text:style-name="P18"><text:span text:style-name="Source_20_Text"><text:s text:c="4"/># будущие поля: зарядовые теги, цвет и т.п.</text:span></text:p>
      <text:p text:style-name="Text_20_body">Реализуется как кластеризация (k‑means по [period, H_core]) или просто ручное разбиение по диапазонам.</text:p>
      <text:p text:style-name="Text_20_body">Этот слой — «зоопарк частиц» вашего 1D‑мира.</text:p>
      <text:h text:style-name="Heading_20_2" text:outline-level="2">3. Добавление зарядов и законов сохранения</text:h>
      <text:p text:style-name="Text_20_body">Ваш вопрос о структуре зарядов: вы предложили SM‑совместимую схему (цвет Z₃, Q, I₃, B, L). На <text:span text:style-name="Strong_20_Emphasis">первом шаге</text:span> имеет смысл сделать:</text:p>
      <text:list text:style-name="L25">
        <text:list-item>
          <text:p text:style-name="P57"><text:span text:style-name="Strong_20_Emphasis">минимальную зарядовую структуру</text:span>, согласованную с тем, что реально даёт ядро:</text:p>
          <text:list>
            <text:list-item>
              <text:p text:style-name="P58">Все Ω‑циклы «нейтральны» по B,L (пока) → потом можно ввести для некоторых подклассов. </text:p>
            </text:list-item>
            <text:list-item>
              <text:p text:style-name="P58">Вводим: </text:p>
              <text:list>
                <text:list-item>
                  <text:p text:style-name="P58">абстрактный «цвет» — индекс класса (по кластеру), </text:p>
                </text:list-item>
                <text:list-item>
                  <text:p text:style-name="P57"><text:soft-page-break/>заряд Q как функция от H_core и/или периода (например, нормированная величина). </text:p>
                </text:list-item>
              </text:list>
            </text:list-item>
          </text:list>
        </text:list-item>
      </text:list>
      <text:p text:style-name="Text_20_body">Пример:</text:p>
      <text:p text:style-name="Preformatted_20_Text"><text:span text:style-name="Source_20_Text">def assign_charges(omega_type: OmegaType) -&gt; Dict:</text:span></text:p>
      <text:p text:style-name="Preformatted_20_Text"><text:span text:style-name="Source_20_Text"><text:s text:c="4"/># черновой пример, позже заменить на эволюционный поиск</text:span></text:p>
      <text:p text:style-name="Preformatted_20_Text"><text:span text:style-name="Source_20_Text"><text:s text:c="4"/>if omega_type.mean_period &lt;= 4:</text:span></text:p>
      <text:p text:style-name="Preformatted_20_Text"><text:span text:style-name="Source_20_Text"><text:s text:c="8"/>return {'Q': -1.0, 'B': 0.0, 'L': 1.0} <text:s/># "электрон"</text:span></text:p>
      <text:p text:style-name="Preformatted_20_Text"><text:span text:style-name="Source_20_Text"><text:s text:c="4"/>elif omega_type.mean_period &lt;= 10:</text:span></text:p>
      <text:p text:style-name="Preformatted_20_Text"><text:span text:style-name="Source_20_Text"><text:s text:c="8"/>return {'Q': +2/3, 'B': 1/3, 'L': 0.0} <text:s/># "u-кварк"</text:span></text:p>
      <text:p text:style-name="Preformatted_20_Text"><text:span text:style-name="Source_20_Text"><text:s text:c="4"/>else:</text:span></text:p>
      <text:p text:style-name="P18"><text:span text:style-name="Source_20_Text"><text:s text:c="8"/>return {'Q': 0.0, 'B': 0.0, 'L': 0.0} <text:s text:c="2"/># "нейтральный бозон"</text:span></text:p>
      <text:p text:style-name="Text_20_body">Важно не точное соответствие SM, а наличие:</text:p>
      <text:list text:style-name="L26">
        <text:list-item>
          <text:p text:style-name="P59">разных Ω‑типов с разными «зарядами»; </text:p>
        </text:list-item>
        <text:list-item>
          <text:p text:style-name="P60">мета‑слоя, который <text:span text:style-name="Strong_20_Emphasis">гарантирует консервацию ΣQ, ΣB, ΣL</text:span> при применении правил (за исключением явно помеченных нарушений). </text:p>
        </text:list-item>
      </text:list>
      <text:p text:style-name="Text_20_body">Добавьте в SMFitness отдельный компонент:</text:p>
      <text:p text:style-name="Preformatted_20_Text"><text:span text:style-name="Source_20_Text">def check_charge_conservation(before: S, after: S, omega_catalog) -&gt; float:</text:span></text:p>
      <text:p text:style-name="Preformatted_20_Text"><text:span text:style-name="Source_20_Text"><text:s text:c="4"/>Q_before = compute_total_Q(before, omega_catalog)</text:span></text:p>
      <text:p text:style-name="Preformatted_20_Text"><text:span text:style-name="Source_20_Text"><text:s text:c="4"/>Q_after <text:s/>= compute_total_Q(after, omega_catalog)</text:span></text:p>
      <text:p text:style-name="Preformatted_20_Text"><text:span text:style-name="Source_20_Text"><text:s text:c="4"/># 1.0 если совпадает, 0.0 если нет (или мягче)</text:span></text:p>
      <text:p text:style-name="P18"><text:span text:style-name="Source_20_Text"><text:s text:c="4"/>return 1.0 if np.isclose(Q_before, Q_after) else 0.0</text:span></text:p>
      <text:p text:style-name="Text_20_body">И убедитесь, что ваш текущий RULESET (<text:span text:style-name="Source_20_Text">++- ↔ -++</text:span>, <text:span text:style-name="Source_20_Text">+++→+++</text:span>) даёт 10.0 по этому компоненту (как уже видно в логах — <text:span text:style-name="Source_20_Text">charge_conservation: 10.00</text:span>).</text:p>
      <text:h text:style-name="Heading_20_2" text:outline-level="2">4. Следующий логический шаг: интерфейс наблюдателя Π_obs</text:h>
      <text:p text:style-name="Text_20_body">Когда ядро частиц и полей описано, нужно ввести наблюдателя, который будет <text:span text:style-name="Strong_20_Emphasis">извлекать законы</text:span> из поведения мира.</text:p>
      <text:p text:style-name="Text_20_body">Это лучше вынести в отдельное сообщение, но чтобы замкнуть текущий кусок:</text:p>
      <text:h text:style-name="Heading_20_3" text:outline-level="3">4.1. Что уже отражено в логах качества</text:h>
      <text:p text:style-name="Text_20_body">Компоненты фитнеса для refined SM‑правил:</text:p>
      <text:p text:style-name="Preformatted_20_Text"><text:span text:style-name="Source_20_Text">cycle_diversity: 10.00</text:span></text:p>
      <text:p text:style-name="Preformatted_20_Text"><text:span text:style-name="Source_20_Text">cycle_count: <text:s text:c="4"/>10.00</text:span></text:p>
      <text:p text:style-name="Preformatted_20_Text"><text:span text:style-name="Source_20_Text">charge_conservation: 10.00</text:span></text:p>
      <text:p text:style-name="Preformatted_20_Text"><text:span text:style-name="Source_20_Text">stability: <text:s text:c="6"/>5.76</text:span></text:p>
      <text:p text:style-name="Preformatted_20_Text"><text:span text:style-name="Source_20_Text">nontrivial_dynamics: 10.00</text:span></text:p>
      <text:p text:style-name="P18"><text:span text:style-name="Source_20_Text">interaction_richness: 10.00</text:span></text:p>
      <text:p text:style-name="Text_20_body">Можно интерпретировать:</text:p>
      <text:list text:style-name="L27">
        <text:list-item>
          <text:p text:style-name="P61"><text:span text:style-name="Source_20_Text">cycle_diversity</text:span> / <text:span text:style-name="Source_20_Text">cycle_count</text:span> — «богатый зоопарк частиц»; </text:p>
        </text:list-item>
        <text:list-item>
          <text:p text:style-name="P61"><text:span text:style-name="Source_20_Text">charge_conservation</text:span> — уже встроенный закон сохранения (Q‑подобный); </text:p>
        </text:list-item>
        <text:list-item>
          <text:p text:style-name="P61"><text:span text:style-name="Source_20_Text">stability</text:span> — насколько Ω‑циклы устойчивы к эволюции; </text:p>
        </text:list-item>
        <text:list-item>
          <text:p text:style-name="P62"><text:soft-page-break/><text:span text:style-name="Source_20_Text">nontrivial_dynamics</text:span> / <text:span text:style-name="Source_20_Text">interaction_richness</text:span> — наличие взаимодействий/переключений между конфигурациями (аналог рассеяний). </text:p>
        </text:list-item>
      </text:list>
      <text:p text:style-name="Text_20_body">То есть вы уже имеете <text:span text:style-name="Strong_20_Emphasis">семантический слой</text:span>, который:</text:p>
      <text:list text:style-name="L28">
        <text:list-item>
          <text:p text:style-name="P63">распознаёт частицы (Ω‑циклы), </text:p>
        </text:list-item>
        <text:list-item>
          <text:p text:style-name="P63">измеряет их «спектр», </text:p>
        </text:list-item>
        <text:list-item>
          <text:p text:style-name="P64">оценивает законы типа «заряд сохраняется». </text:p>
        </text:list-item>
      </text:list>
      <text:p text:style-name="Text_20_body">Следующим шагом:</text:p>
      <text:list text:style-name="L29">
        <text:list-item>
          <text:p text:style-name="P65">OBS (наблюдатель) должен:</text:p>
          <text:list>
            <text:list-item>
              <text:p text:style-name="P66">видеть только coarse‑уровень (например, ϕ_R и список Ω‑типов), </text:p>
            </text:list-item>
            <text:list-item>
              <text:p text:style-name="P66">на этом уровне реконструировать: </text:p>
              <text:list>
                <text:list-item>
                  <text:p text:style-name="P66">эффективные уравнения (полевые), </text:p>
                </text:list-item>
                <text:list-item>
                  <text:p text:style-name="P66">законы сохранения, </text:p>
                </text:list-item>
                <text:list-item>
                  <text:p text:style-name="P65">статистические предсказания (через ψ и |ψ|²). </text:p>
                </text:list-item>
              </text:list>
            </text:list-item>
          </text:list>
        </text:list-item>
      </text:list>
      <text:p text:style-name="Text_20_body">Это и будет «выход симулятора» в виде «законов», видимых наблюдателю.</text:p>
      <text:p text:style-name="Text_20_body">Если хотите, в следующем сообщении:</text:p>
      <text:list text:style-name="L30">
        <text:list-item>
          <text:p text:style-name="P67">подробно опишу, <text:span text:style-name="Strong_20_Emphasis">как реализовать OBS и Π_obs</text:span> поверх уже работающего ядра: </text:p>
          <text:list>
            <text:list-item>
              <text:p text:style-name="P67">какие именно данные он «видит» (частицы, поля), </text:p>
            </text:list-item>
            <text:list-item>
              <text:p text:style-name="P67">как он оценивает законы (пример: вывести уравнение движения ϕ(x,t), закон сохранения Q, спектр масс), </text:p>
            </text:list-item>
            <text:list-item>
              <text:p text:style-name="P68">как интегрировать это в эволюционный поиск, чтобы F подстраивал RULESET под всё более «нашемирные» законы. </text:p>
            </text:list-item>
          </text:list>
        </text:list-item>
      </text:list>
      <text:p text:style-name="Text_20_body">Ниже продолжу ровно от того места, где вы сейчас находитесь с эволюционным поиском, и разверну далее план «до полного симулятора», но уже опираясь на конкретные результаты из <text:span text:style-name="Source_20_Text">sm_evolutionary_search.pdf</text:span>.</text:p>
      <text:p text:style-name="Text_20_body">Сейчас вы фактически имеете:</text:p>
      <text:list text:style-name="L31">
        <text:list-item>
          <text:p text:style-name="P69"><text:span text:style-name="Strong_20_Emphasis">микро‑RSL‑ядро</text:span>:</text:p>
          <text:p text:style-name="P70"><text:span text:style-name="Source_20_Text">++- ↔ -++</text:span></text:p>
          <text:p text:style-name="P71"><text:span text:style-name="Source_20_Text">+++ → +++</text:span></text:p>
        </text:list-item>
        <text:list-item>
          <text:p text:style-name="P69"><text:span text:style-name="Strong_20_Emphasis">богатую Ω‑структуру</text:span>: 671 циклов, периоды 2–36;</text:p>
        </text:list-item>
        <text:list-item>
          <text:p text:style-name="P69"><text:span text:style-name="Strong_20_Emphasis">фитнес‑функцию SMFitness</text:span>, которая уже поощряет:</text:p>
          <text:list>
            <text:list-item>
              <text:p text:style-name="P72"><text:span text:style-name="Source_20_Text">cycle_diversity</text:span> (10.0), </text:p>
            </text:list-item>
            <text:list-item>
              <text:p text:style-name="P72"><text:span text:style-name="Source_20_Text">cycle_count</text:span> (10.0), </text:p>
            </text:list-item>
            <text:list-item>
              <text:p text:style-name="P72"><text:span text:style-name="Source_20_Text">charge_conservation</text:span> (10.0), </text:p>
            </text:list-item>
            <text:list-item>
              <text:p text:style-name="P72"><text:span text:style-name="Source_20_Text">nontrivial_dynamics</text:span> (10.0), </text:p>
            </text:list-item>
            <text:list-item>
              <text:p text:style-name="P72"><text:span text:style-name="Source_20_Text">interaction_richness</text:span> (10.0), </text:p>
            </text:list-item>
            <text:list-item>
              <text:p text:style-name="P69"><text:span text:style-name="Source_20_Text">stability</text:span> (5.76). </text:p>
            </text:list-item>
          </text:list>
        </text:list-item>
      </text:list>
      <text:p text:style-name="Text_20_body">Simulated Annealing показал, что в окрестности этого генома нет более «лучших» (по текущему критерию) правил длины 3.</text:p>
      <text:p text:style-name="Text_20_body"><text:soft-page-break/>То есть:</text:p>
      <text:p text:style-name="Quotations">У вас уже есть минимальный, но содержательный <text:span text:style-name="Strong_20_Emphasis">RSL‑мир</text:span>, который умеет:</text:p>
      <text:list text:style-name="L32">
        <text:list-item>
          <text:p text:style-name="P73">порождать зоопарк устойчивых Ω‑циклов (прототип частиц), </text:p>
        </text:list-item>
        <text:list-item>
          <text:p text:style-name="P73">удовлетворять простейшему закону сохранения (charge), </text:p>
        </text:list-item>
        <text:list-item>
          <text:p text:style-name="P73">иметь богатое взаимодействие дефектов, </text:p>
        </text:list-item>
        <text:list-item>
          <text:p text:style-name="P74">быть локальным и обратимым. </text:p>
        </text:list-item>
      </text:list>
      <text:p text:style-name="Text_20_body">Дальше нужно «обернуть» вокруг этого мира:</text:p>
      <text:list text:style-name="L33">
        <text:list-item>
          <text:p text:style-name="P75">каталог Ω‑частиц и их эффективные параметры (1D‑SM‑прототип), </text:p>
        </text:list-item>
        <text:list-item>
          <text:p text:style-name="P75">поле ϕ(x,t) и энергофункционал, </text:p>
        </text:list-item>
        <text:list-item>
          <text:p text:style-name="P75">наблюдателя и интерфейс Π_obs, </text:p>
        </text:list-item>
        <text:list-item>
          <text:p text:style-name="P76">слой эволюционного поиска <text:span text:style-name="Strong_20_Emphasis">по законам интерфейса</text:span>, а не только по RULESET. </text:p>
        </text:list-item>
      </text:list>
      <text:p text:style-name="Text_20_body">В этом сообщении закончу формализацию ядра и Ω‑каталога; в следующих перейдём к наблюдателю и выводу законов.</text:p>
      <text:h text:style-name="Heading_20_2" text:outline-level="2">1. Финализируем ядро: SM‑подобные правила как базовая RSL‑динамика</text:h>
      <text:p text:style-name="Text_20_body">По результату SA:</text:p>
      <text:p text:style-name="Preformatted_20_Text"><text:span text:style-name="Source_20_Text">ФИНАЛЬНЫЙ РЕЗУЛЬТАТ: SM-ПОДОБНЫЕ ПРАВИЛА</text:span></text:p>
      <text:p text:style-name="Preformatted_20_Text"><text:span text:style-name="Source_20_Text">============================================================</text:span></text:p>
      <text:p text:style-name="Preformatted_20_Text"/>
      <text:p text:style-name="Preformatted_20_Text"><text:span text:style-name="Source_20_Text">Фитнес: 103.64</text:span></text:p>
      <text:p text:style-name="Preformatted_20_Text"/>
      <text:p text:style-name="Preformatted_20_Text"><text:span text:style-name="Source_20_Text">Правила:</text:span></text:p>
      <text:p text:style-name="Preformatted_20_Text"/>
      <text:p text:style-name="Preformatted_20_Text"><text:span text:style-name="Source_20_Text"><text:s/>++- ↔ -++</text:span></text:p>
      <text:p text:style-name="Preformatted_20_Text"><text:span text:style-name="Source_20_Text"><text:s/>+++ → +++</text:span></text:p>
      <text:p text:style-name="Preformatted_20_Text"/>
      <text:p text:style-name="Preformatted_20_Text"><text:span text:style-name="Source_20_Text">Компоненты фитнеса:</text:span></text:p>
      <text:p text:style-name="Preformatted_20_Text"/>
      <text:p text:style-name="Preformatted_20_Text"><text:span text:style-name="Source_20_Text"><text:s/>cycle_diversity: 10.00</text:span></text:p>
      <text:p text:style-name="Preformatted_20_Text"><text:span text:style-name="Source_20_Text"><text:s/>cycle_count: 10.00</text:span></text:p>
      <text:p text:style-name="Preformatted_20_Text"><text:span text:style-name="Source_20_Text"><text:s/>charge_conservation: 10.00</text:span></text:p>
      <text:p text:style-name="Preformatted_20_Text"><text:span text:style-name="Source_20_Text"><text:s/>stability: 5.76</text:span></text:p>
      <text:p text:style-name="Preformatted_20_Text"><text:span text:style-name="Source_20_Text"><text:s/>nontrivial_dynamics: 10.00</text:span></text:p>
      <text:p text:style-name="P18"><text:span text:style-name="Source_20_Text"><text:s/>interaction_richness: 10.00</text:span></text:p>
      <text:p text:style-name="Text_20_body">SM‑ядро:</text:p>
      <text:list text:style-name="L34">
        <text:list-item>
          <text:p text:style-name="P77"><text:span text:style-name="Source_20_Text">++- → -++</text:span> </text:p>
        </text:list-item>
        <text:list-item>
          <text:p text:style-name="P77"><text:span text:style-name="Source_20_Text">-++ → ++-</text:span> </text:p>
        </text:list-item>
        <text:list-item>
          <text:p text:style-name="P78"><text:span text:style-name="Source_20_Text">+++ → +++</text:span>. </text:p>
        </text:list-item>
      </text:list>
      <text:p text:style-name="Text_20_body">Здесь:</text:p>
      <text:list text:style-name="L35">
        <text:list-item>
          <text:p text:style-name="P79"><text:span text:style-name="Source_20_Text">+++</text:span> — локальный вакуум (ϕ≈+1); </text:p>
        </text:list-item>
        <text:list-item>
          <text:p text:style-name="P79">одиночные и комбинированные «−» — дефекты; </text:p>
        </text:list-item>
        <text:list-item>
          <text:p text:style-name="P80"><text:span text:style-name="Source_20_Text">++- ↔ -++</text:span> — локальный инволюционный update, перемещающий дефекты. </text:p>
        </text:list-item>
      </text:list>
      <text:p text:style-name="Text_20_body">Это совпадает с RSL‑требованиями:</text:p>
      <text:list text:style-name="L36">
        <text:list-item>
          <text:p text:style-name="P81"><text:soft-page-break/><text:span text:style-name="Strong_20_Emphasis">локальность</text:span> (окно длины 3), </text:p>
        </text:list-item>
        <text:list-item>
          <text:p text:style-name="P81"><text:span text:style-name="Strong_20_Emphasis">обратимость</text:span> (T²=id на этом уровне), </text:p>
        </text:list-item>
        <text:list-item>
          <text:p text:style-name="P81"><text:span text:style-name="Strong_20_Emphasis">ограниченный рост tension</text:span> (H_micro меняется контролируемо), </text:p>
        </text:list-item>
        <text:list-item>
          <text:p text:style-name="P82"><text:span text:style-name="Strong_20_Emphasis">богатый набор Ω‑циклов</text:span>. </text:p>
        </text:list-item>
      </text:list>
      <text:p text:style-name="Text_20_body">Дальше всё строим над этим.</text:p>
      <text:h text:style-name="Heading_20_2" text:outline-level="2">2. Каталог Ω‑циклов: превращаем 671 цикла в «зоопарк частиц»</text:h>
      <text:p text:style-name="Text_20_body">В выводе:</text:p>
      <text:p text:style-name="Preformatted_20_Text"><text:span text:style-name="Source_20_Text">Эволюция: 75 шагов, 2402 применений</text:span></text:p>
      <text:p text:style-name="Preformatted_20_Text"><text:span text:style-name="Source_20_Text">Обнаружено Ω-циклов: 671</text:span></text:p>
      <text:p text:style-name="P18"><text:span text:style-name="Source_20_Text">Периоды: Counter({2: 37, 4: 35, 6: 33, 8: 32, 12: 32, 10: 31, 14: 31, 16: 29, ... 36:3})</text:span></text:p>
      <text:p text:style-name="Text_20_body">Нужно, чтобы симулятор:</text:p>
      <text:list text:style-name="L37">
        <text:list-item>
          <text:p text:style-name="P83">находил эти Ω‑циклы систематически, </text:p>
        </text:list-item>
        <text:list-item>
          <text:p text:style-name="P83">хранил их как объекты, </text:p>
        </text:list-item>
        <text:list-item>
          <text:p text:style-name="P84">к каждому Ω присваивал эффективные параметры: период, H_core, локализация. </text:p>
        </text:list-item>
      </text:list>
      <text:h text:style-name="Heading_20_3" text:outline-level="3">2.1. Структура данных OmegaCycle</text:h>
      <text:p text:style-name="Text_20_body">Добавьте в код (Python‑стиль):</text:p>
      <text:p text:style-name="Preformatted_20_Text"><text:span text:style-name="Source_20_Text">from dataclasses import dataclass</text:span></text:p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@dataclass</text:span></text:p>
      <text:p text:style-name="Preformatted_20_Text"><text:span text:style-name="Source_20_Text">class OmegaCycle:</text:span></text:p>
      <text:p text:style-name="Preformatted_20_Text"><text:span text:style-name="Source_20_Text"><text:s text:c="4"/>id: int</text:span></text:p>
      <text:p text:style-name="Preformatted_20_Text"><text:span text:style-name="Source_20_Text"><text:s text:c="4"/>period: int</text:span></text:p>
      <text:p text:style-name="Preformatted_20_Text"><text:span text:style-name="Source_20_Text"><text:s text:c="4"/>support: np.ndarray <text:s text:c="9"/># индексы ячеек, где цикл отличается от вакуума</text:span></text:p>
      <text:p text:style-name="Preformatted_20_Text"><text:span text:style-name="Source_20_Text"><text:s text:c="4"/>patterns: np.ndarray <text:s text:c="8"/># shape: (period, |support|), локальные паттерны</text:span></text:p>
      <text:p text:style-name="P18"><text:span text:style-name="Source_20_Text"><text:s text:c="4"/>H_core: float <text:s text:c="15"/># средняя сверхэнергия</text:span></text:p>
      <text:p text:style-name="Text_20_body">Где:</text:p>
      <text:list text:style-name="L38">
        <text:list-item>
          <text:p text:style-name="P85"><text:span text:style-name="Source_20_Text">support</text:span> — минимальное множество индексов i, на которых S_k(i) ≠ vacuum_value (<text:span text:style-name="Source_20_Text">+1</text:span>); </text:p>
        </text:list-item>
        <text:list-item>
          <text:p text:style-name="P85"><text:span text:style-name="Source_20_Text">patterns[k]</text:span> — значения sᵢ на support в k‑том состоянии цикла; </text:p>
        </text:list-item>
        <text:list-item>
          <text:p text:style-name="P86"><text:span text:style-name="Source_20_Text">H_core</text:span> — как ниже. </text:p>
        </text:list-item>
      </text:list>
      <text:h text:style-name="Heading_20_3" text:outline-level="3">2.2. Вычисление H_micro и H_core</text:h>
      <text:p text:style-name="Text_20_body">Микро‑tension (вы уже используете такую функцию):</text:p>
      <text:p text:style-name="Preformatted_20_Text"><text:span text:style-name="Source_20_Text">def H_micro(S: np.ndarray) -&gt; int:</text:span></text:p>
      <text:p text:style-name="Preformatted_20_Text"><text:span text:style-name="Source_20_Text"><text:s text:c="4"/># S: массив +/-1</text:span></text:p>
      <text:p text:style-name="P18"><text:span text:style-name="Source_20_Text"><text:s text:c="4"/>return int(np.sum(S[:-1] != S[1:])) <text:s/># J=1, считается число границ</text:span></text:p>
      <text:p text:style-name="Text_20_body">Вакуум:</text:p>
      <text:p text:style-name="Preformatted_20_Text"><text:soft-page-break/><text:span text:style-name="Source_20_Text">vacuum = np.ones_like(S0) <text:s/># все +1</text:span></text:p>
      <text:p text:style-name="P18"><text:span text:style-name="Source_20_Text">H_vac = H_micro(vacuum)</text:span></text:p>
      <text:p text:style-name="Text_20_body">Для цикла Ω с состояниями <text:span text:style-name="Source_20_Text">S_0, ..., S_{p-1}</text:span>:</text:p>
      <text:p text:style-name="Preformatted_20_Text"><text:span text:style-name="Source_20_Text">def H_core(cycle_states: np.ndarray) -&gt; float:</text:span></text:p>
      <text:p text:style-name="Preformatted_20_Text"><text:span text:style-name="Source_20_Text"><text:s text:c="4"/># cycle_states: shape (p, N)</text:span></text:p>
      <text:p text:style-name="Preformatted_20_Text"><text:span text:style-name="Source_20_Text"><text:s text:c="4"/>p, N = cycle_states.shape</text:span></text:p>
      <text:p text:style-name="P18"><text:span text:style-name="Source_20_Text"><text:s text:c="4"/>return (1.0/p) * sum(H_micro(S_k) - H_vac for S_k in cycle_states)</text:span></text:p>
      <text:p text:style-name="Text_20_body">В результате для каждого обнаруженного Ω:</text:p>
      <text:list text:style-name="L39">
        <text:list-item>
          <text:p text:style-name="P87">period = p, </text:p>
        </text:list-item>
        <text:list-item>
          <text:p text:style-name="P87">H_core = средний «избыток» tension над вакуумом, </text:p>
        </text:list-item>
        <text:list-item>
          <text:p text:style-name="P88">support — индексы, где S_k отличается от вакуума для <text:span text:style-name="Strong_20_Emphasis">хотя бы одного</text:span> k. </text:p>
        </text:list-item>
      </text:list>
      <text:h text:style-name="Heading_20_3" text:outline-level="3">2.3. Детектор Ω‑циклов</text:h>
      <text:p text:style-name="Text_20_body">У вас уже есть <text:span text:style-name="Source_20_Text">analyze_genome(refined, ...)</text:span> и цикл, который:</text:p>
      <text:list text:style-name="L40">
        <text:list-item>
          <text:p text:style-name="P89">запускает эволюцию на 75 шагов, </text:p>
        </text:list-item>
        <text:list-item>
          <text:p text:style-name="P90">где‑то внутри вызывает поиска Ω‑циклов (<text:span text:style-name="Source_20_Text">OmegaCycleDetector</text:span>). </text:p>
        </text:list-item>
      </text:list>
      <text:p text:style-name="Text_20_body">Важно, чтобы:</text:p>
      <text:list text:style-name="L41">
        <text:list-item>
          <text:p text:style-name="P91">Детектор искал <text:span text:style-name="Strong_20_Emphasis">циклы в графе состояний</text:span>:</text:p>
          <text:list>
            <text:list-item>
              <text:p text:style-name="P91">хранить виденные состояния (например, hash(S)), их шаги t;</text:p>
            </text:list-item>
            <text:list-item>
              <text:p text:style-name="P91">если состояние S_t уже встречалось на шаге τ &lt; t, то:</text:p>
              <text:list>
                <text:list-item>
                  <text:p text:style-name="P92">это цикл длины p = t−τ; </text:p>
                </text:list-item>
                <text:list-item>
                  <text:p text:style-name="P92">собрать <text:span text:style-name="Source_20_Text">S_τ,...,S_{t−1}</text:span> как цикл. </text:p>
                </text:list-item>
              </text:list>
            </text:list-item>
          </text:list>
        </text:list-item>
        <text:list-item>
          <text:p text:style-name="P91">Для каждого цикла:</text:p>
          <text:list>
            <text:list-item>
              <text:p text:style-name="P91">оценить локализацию:</text:p>
              <text:list>
                <text:list-item>
                  <text:p text:style-name="P92">найти support (индексы, где отличается от вакуума), </text:p>
                </text:list-item>
              </text:list>
            </text:list-item>
            <text:list-item>
              <text:p text:style-name="P91">фильтровать:</text:p>
              <text:list>
                <text:list-item>
                  <text:p text:style-name="P92">рассматривать только циклы с |support|≤L_Ω_max (локализованные), </text:p>
                </text:list-item>
                <text:list-item>
                  <text:p text:style-name="P91">длинные циклы с support≈целой решётки — считать «коллективными модами», но не Ω‑частицами. </text:p>
                </text:list-item>
              </text:list>
            </text:list-item>
          </text:list>
        </text:list-item>
      </text:list>
      <text:p text:style-name="Text_20_body">Таким образом, после анализа симуляции вы получите:</text:p>
      <text:p text:style-name="P18"><text:span text:style-name="Source_20_Text">omega_catalog: List[OmegaCycle]</text:span></text:p>
      <text:p text:style-name="Text_20_body">который и будет <text:span text:style-name="Strong_20_Emphasis">каталогом частиц</text:span> данного RULESET.</text:p>
      <text:h text:style-name="Heading_20_2" text:outline-level="2">3. Эффективные параметры Ω: масса, «заряды» и типы</text:h>
      <text:h text:style-name="Heading_20_3" text:outline-level="3">3.1. Масса</text:h>
      <text:p text:style-name="Text_20_body">В модельных единицах:</text:p>
      <text:list text:style-name="L42">
        <text:list-item>
          <text:p text:style-name="P93">масса Ω — просто H_core: </text:p>
        </text:list-item>
      </text:list>
      <text:p text:style-name="P18"><text:soft-page-break/><text:span text:style-name="Source_20_Text">mass(Ω) = Ω.H_core</text:span></text:p>
      <text:p text:style-name="Text_20_body">Либо, если хотите связать с периодом:</text:p>
      <text:p text:style-name="Preformatted_20_Text"><text:span text:style-name="Source_20_Text">omega0 = 2*np.pi / Ω.period</text:span></text:p>
      <text:p text:style-name="P18"><text:span text:style-name="Source_20_Text">mass(Ω) ~ ω0 <text:s/># или α * ω0, где α — калибровка</text:span></text:p>
      <text:p text:style-name="Text_20_body">В первом приближении достаточно mass=H_core, т.к. и период, и H_core в вашей модели монотонно растут с «сложностью» дефекта.</text:p>
      <text:h text:style-name="Heading_20_3" text:outline-level="3">3.2. «Заряд» и простая классификация</text:h>
      <text:p text:style-name="Text_20_body">Сейчас в SMFitness вы уже используете <text:span text:style-name="Source_20_Text">charge_conservation</text:span>, но без настоящих многомерных зарядов Q,B,L,C.</text:p>
      <text:p text:style-name="Text_20_body">Для перехода к SM‑подобной структуре:</text:p>
      <text:list text:style-name="L43">
        <text:list-item>
          <text:p text:style-name="P94">На уровне v1 можно сделать <text:span text:style-name="Strong_20_Emphasis">минимальный заряд Q∈{−1,0,+1}</text:span>, назначенный по признакам цикла:</text:p>
          <text:list>
            <text:list-item>
              <text:p text:style-name="P95">циклы с симметричным профилем (<text:span text:style-name="Source_20_Text">-</text:span> внутри плюсов, как <text:span text:style-name="Source_20_Text">+ - +</text:span>) → Q=0, </text:p>
            </text:list-item>
            <text:list-item>
              <text:p text:style-name="P95">циклы с асимметриями (например, «хвосты» из <text:span text:style-name="Source_20_Text">-</text:span>) → Q=±1 в зависимости от ориентации. </text:p>
            </text:list-item>
          </text:list>
        </text:list-item>
        <text:list-item>
          <text:p text:style-name="P94">Формально:</text:p>
        </text:list-item>
      </text:list>
      <text:p text:style-name="Preformatted_20_Text"><text:span text:style-name="Source_20_Text">def assign_Q(omega: OmegaCycle) -&gt; int:</text:span></text:p>
      <text:p text:style-name="Preformatted_20_Text"><text:span text:style-name="Source_20_Text"><text:s text:c="4"/># Например: по сумме s_i на support усреднённой по циклу</text:span></text:p>
      <text:p text:style-name="Preformatted_20_Text"><text:span text:style-name="Source_20_Text"><text:s text:c="4"/>avg_pattern = np.mean(omega.patterns, axis=0) <text:s/># средний профиль</text:span></text:p>
      <text:p text:style-name="Preformatted_20_Text"><text:span text:style-name="Source_20_Text"><text:s text:c="4"/>sign = np.sign(np.sum(avg_pattern))</text:span></text:p>
      <text:p text:style-name="Preformatted_20_Text"><text:span text:style-name="Source_20_Text"><text:s text:c="4"/># если "перекос" в сторону -1 → отрицательный заряд, в сторону +1 → положительный</text:span></text:p>
      <text:p text:style-name="Preformatted_20_Text"><text:span text:style-name="Source_20_Text"><text:s text:c="4"/>if sign &gt; 0: return +1</text:span></text:p>
      <text:p text:style-name="Preformatted_20_Text"><text:span text:style-name="Source_20_Text"><text:s text:c="4"/>if sign &lt; 0: return -1</text:span></text:p>
      <text:p text:style-name="P18"><text:span text:style-name="Source_20_Text"><text:s text:c="4"/>return 0</text:span></text:p>
      <text:list text:style-name="L44">
        <text:list-item>
          <text:p text:style-name="P96">Сохранить это в расширении OmegaCycle: </text:p>
        </text:list-item>
      </text:list>
      <text:p text:style-name="Preformatted_20_Text"><text:span text:style-name="Source_20_Text">@dataclass</text:span></text:p>
      <text:p text:style-name="Preformatted_20_Text"><text:span text:style-name="Source_20_Text">class OmegaCycle:</text:span></text:p>
      <text:p text:style-name="Preformatted_20_Text"><text:span text:style-name="Source_20_Text"><text:s text:c="4"/>...</text:span></text:p>
      <text:p text:style-name="Preformatted_20_Text"><text:span text:style-name="Source_20_Text"><text:s text:c="4"/>mass: float</text:span></text:p>
      <text:p text:style-name="Preformatted_20_Text"><text:span text:style-name="Source_20_Text"><text:s text:c="4"/>Q: int</text:span></text:p>
      <text:p text:style-name="P18"><text:span text:style-name="Source_20_Text"><text:s text:c="4"/># позже: color, B, L, I3 и т.п.</text:span></text:p>
      <text:list text:style-name="L45">
        <text:list-item>
          <text:p text:style-name="P97">Проверять, что в ходе эволюции:</text:p>
          <text:list>
            <text:list-item>
              <text:p text:style-name="P97">сумма Q по всем дефектам сохраняется. </text:p>
            </text:list-item>
          </text:list>
        </text:list-item>
      </text:list>
      <text:p text:style-name="Text_20_body">С ростом сложности можно:</text:p>
      <text:list text:style-name="L46">
        <text:list-item>
          <text:p text:style-name="P98">перейти к Q∈{−1,−2/3,−1/3,0,1/3,2/3,1}, </text:p>
        </text:list-item>
        <text:list-item>
          <text:p text:style-name="P98">ввести «цвет» как класс поддержки, </text:p>
        </text:list-item>
        <text:list-item>
          <text:p text:style-name="P99">добавить B,L и т.д. </text:p>
        </text:list-item>
      </text:list>
      <text:p text:style-name="Text_20_body">Но на старте цель — <text:span text:style-name="Strong_20_Emphasis">запустить принцип</text:span>: у каждой Ω‑частицы есть численные инварианты, и они в среднем сохраняются.</text:p>
      <text:h text:style-name="Heading_20_2" text:outline-level="2"><text:soft-page-break/>4. Связь этих шагов с целью: «симулятор, выдающий законы мира»</text:h>
      <text:p text:style-name="Text_20_body">Собранный каталог Ω и их параметров уже даёт вам:</text:p>
      <text:list text:style-name="L47">
        <text:list-item>
          <text:p text:style-name="P100">«спектр частиц»: {mass(Ω_j), Q(Ω_j), period(Ω_j)}, j=1..M; </text:p>
        </text:list-item>
        <text:list-item>
          <text:p text:style-name="P101">«типичные взаимодействия», которые вы уже косвенно видите через <text:span text:style-name="Source_20_Text">interaction_richness</text:span>. </text:p>
        </text:list-item>
      </text:list>
      <text:p text:style-name="Text_20_body">Следующий логический шаг (отдельное следующее сообщение):</text:p>
      <text:list text:style-name="L48">
        <text:list-item>
          <text:p text:style-name="P102">Ввести <text:span text:style-name="Strong_20_Emphasis">наблюдателя OBS</text:span>:</text:p>
          <text:list>
            <text:list-item>
              <text:p text:style-name="P103">внутреннее состояние <text:span text:style-name="Source_20_Text">[OBS: ...]</text:span>, </text:p>
            </text:list-item>
            <text:list-item>
              <text:p text:style-name="P103">интерфейс IFACE, где он хранит: </text:p>
              <text:list>
                <text:list-item>
                  <text:p text:style-name="P103">набор «объектов» с параметрами (mass, Q, position), </text:p>
                </text:list-item>
                <text:list-item>
                  <text:p text:style-name="P103">поле ϕ(x,t) и capacity C(x,t), </text:p>
                </text:list-item>
                <text:list-item>
                  <text:p text:style-name="P103">время τ. </text:p>
                </text:list-item>
              </text:list>
            </text:list-item>
          </text:list>
        </text:list-item>
        <text:list-item>
          <text:p text:style-name="P102">Определить Π_obs:</text:p>
          <text:list>
            <text:list-item>
              <text:p text:style-name="P103">отображение S(t) (1D‑строка с Ω‑циклами) → IFACE(t): </text:p>
              <text:list>
                <text:list-item>
                  <text:p text:style-name="P103">через coarse‑ϕ_R, </text:p>
                </text:list-item>
                <text:list-item>
                  <text:p text:style-name="P103">через каталог Ω, </text:p>
                </text:list-item>
                <text:list-item>
                  <text:p text:style-name="P103">через маппинг 1D→3D (например, Z‑order). </text:p>
                </text:list-item>
              </text:list>
            </text:list-item>
          </text:list>
        </text:list-item>
        <text:list-item>
          <text:p text:style-name="P102">Встроить в OBS процедуры <text:span text:style-name="Strong_20_Emphasis">индуктивного вывода законов</text:span>:</text:p>
          <text:list>
            <text:list-item>
              <text:p text:style-name="P103">на основе траекторий объектов в IFACE: </text:p>
              <text:list>
                <text:list-item>
                  <text:p text:style-name="P103">восстановить эффективное уравнение движения (полевое), </text:p>
                </text:list-item>
                <text:list-item>
                  <text:p text:style-name="P103">оценить консервацию Q, «массы», momentum, </text:p>
                </text:list-item>
                <text:list-item>
                  <text:p text:style-name="P103">оценить вероятностные правила (ψ, |ψ|²) для событий (распадов и измерений), </text:p>
                </text:list-item>
              </text:list>
            </text:list-item>
            <text:list-item>
              <text:p text:style-name="P103">зафиксировать их как «законы мира» с точки зрения OBS. </text:p>
            </text:list-item>
          </text:list>
        </text:list-item>
        <text:list-item>
          <text:p text:style-name="P102">Подключить эволюционный поиск:</text:p>
          <text:list>
            <text:list-item>
              <text:p text:style-name="P103">F (самоприменимый функтор) варьирует RULESET; </text:p>
            </text:list-item>
            <text:list-item>
              <text:p text:style-name="P103">OBS смотрит, какие «законы» (в IFACE) получаются; </text:p>
            </text:list-item>
            <text:list-item>
              <text:p text:style-name="P102">фитнес измеряется на уровне этих <text:span text:style-name="Strong_20_Emphasis">законов</text:span> (насколько они похожи на SM+GR). </text:p>
            </text:list-item>
          </text:list>
        </text:list-item>
      </text:list>
      <text:p text:style-name="Text_20_body">Если хотите, в следующем сообщении могу детально расписать:</text:p>
      <text:list text:style-name="L49">
        <text:list-item>
          <text:p text:style-name="P104">структуру OBS и IFACE,</text:p>
        </text:list-item>
        <text:list-item>
          <text:p text:style-name="P104">формальное определение Π_obs поверх вашего уже работающего кода (с учётом найденного RULESET),</text:p>
        </text:list-item>
        <text:list-item>
          <text:p text:style-name="P104">и алгоритм, по которому OBS «измеряет» траектории Ω‑циклов и ϕ(x,t), чтобы вывести:</text:p>
          <text:list>
            <text:list-item>
              <text:p text:style-name="P105">уравнение поля, </text:p>
            </text:list-item>
            <text:list-item>
              <text:p text:style-name="P105">законы сохранения, </text:p>
            </text:list-item>
            <text:list-item>
              <text:p text:style-name="P104">вероятностные переходы. </text:p>
            </text:list-item>
          </text:list>
        </text:list-item>
      </text:list>
      <text:p text:style-name="Text_20_body"><text:soft-page-break/>Сейчас у вас есть очень важный промежуточный результат: эволюционный поиск + SA нашли <text:span text:style-name="Emphasis">минимальный</text:span> набор правил</text:p>
      <text:p text:style-name="Preformatted_20_Text"><text:span text:style-name="Source_20_Text">++- ↔ -++</text:span></text:p>
      <text:p text:style-name="P18"><text:span text:style-name="Source_20_Text">+++ → +++</text:span></text:p>
      <text:p text:style-name="Text_20_body">который:</text:p>
      <text:list text:style-name="L50">
        <text:list-item>
          <text:p text:style-name="P106">локален и обратим (RSL‑совместим), </text:p>
        </text:list-item>
        <text:list-item>
          <text:p text:style-name="P106">даёт богатый спектр Ω‑циклов (671 циклов, периоды 2–36), </text:p>
        </text:list-item>
        <text:list-item>
          <text:p text:style-name="P106">проходит все текущие фитнес‑критерии SMFitness (diversity, cycles, «заряд», взаимодействия), </text:p>
        </text:list-item>
        <text:list-item>
          <text:p text:style-name="P107">оказался устойчивым максимумом даже под Simulated Annealing. </text:p>
        </text:list-item>
      </text:list>
      <text:p text:style-name="Text_20_body">Дальше нужно превратить это в <text:span text:style-name="Strong_20_Emphasis">полный симулятор</text:span>, который:</text:p>
      <text:list text:style-name="L51">
        <text:list-item>
          <text:p text:style-name="P108">берёт фундаментальный RULESET (1D‑мир), </text:p>
        </text:list-item>
        <text:list-item>
          <text:p text:style-name="P108">эволюционирует его, </text:p>
        </text:list-item>
        <text:list-item>
          <text:p text:style-name="P108">строит Ω‑каталог (частицы) и поля, </text:p>
        </text:list-item>
        <text:list-item>
          <text:p text:style-name="P108">пропускает это через интерфейс наблюдателя Π_obs, </text:p>
        </text:list-item>
        <text:list-item>
          <text:p text:style-name="P109">и на уровне этого интерфейса <text:span text:style-name="Strong_20_Emphasis">восстанавливает законы</text:span>, похожие на наши (полевые уравнения, спектр частиц, вероятностные законы). </text:p>
        </text:list-item>
      </text:list>
      <text:p text:style-name="Text_20_body">В этом сообщении:</text:p>
      <text:list text:style-name="L52">
        <text:list-item>
          <text:p text:style-name="P110">зафиксирую структуру Ω‑каталога и полей на основе уже сделанного вывода (вы это почти реализовали); </text:p>
        </text:list-item>
        <text:list-item>
          <text:p text:style-name="P111">в следующем — перейду к Π_obs и извлечению закономерностей «с точки зрения наблюдателя». </text:p>
        </text:list-item>
      </text:list>
      <text:h text:style-name="Heading_20_2" text:outline-level="2">1. Что уже однозначно показывает результат эволюции</text:h>
      <text:p text:style-name="Text_20_body">Из <text:a xlink:type="simple" xlink:href="https://app.giz.ai/files/jkWjgeXqCl_bIS8ZxQn9m" text:style-name="Internet_20_link" text:visited-style-name="Visited_20_Internet_20_Link">sm_evolutionary_search.pdf</text:a>:</text:p>
      <text:list text:style-name="L53">
        <text:list-item>
          <text:p text:style-name="P112">Эволюция:</text:p>
          <text:p text:style-name="P113"><text:span text:style-name="Source_20_Text">population_size = 30</text:span></text:p>
          <text:p text:style-name="P113"><text:span text:style-name="Source_20_Text">generations = 50</text:span></text:p>
          <text:p text:style-name="P114"><text:span text:style-name="Source_20_Text">pattern_length = 3</text:span></text:p>
        </text:list-item>
        <text:list-item>
          <text:p text:style-name="P112">Лучший геном:</text:p>
          <text:p text:style-name="P113"><text:span text:style-name="Source_20_Text">++- ↔ -++</text:span></text:p>
          <text:p text:style-name="P114"><text:span text:style-name="Source_20_Text">+++ → +++</text:span></text:p>
        </text:list-item>
        <text:list-item>
          <text:p text:style-name="P112">Топ‑5 геномов — все идентичны этому набору.</text:p>
        </text:list-item>
        <text:list-item>
          <text:p text:style-name="P112">Simulated Annealing:</text:p>
          <text:list>
            <text:list-item>
              <text:p text:style-name="P115">старт: fitness ≈ 105.80, </text:p>
            </text:list-item>
            <text:list-item>
              <text:p text:style-name="P115">финал: 103.64, </text:p>
            </text:list-item>
            <text:list-item>
              <text:p text:style-name="P115">не нашёл ничего лучше, а только слегка деградировал фитнес. </text:p>
            </text:list-item>
          </text:list>
        </text:list-item>
        <text:list-item>
          <text:p text:style-name="P112">Анализ улучшенного генома:</text:p>
          <text:p text:style-name="P113"><text:span text:style-name="Source_20_Text">Эволюция: 75 шагов, 2402 применений</text:span></text:p>
          <text:p text:style-name="P113"><text:soft-page-break/><text:span text:style-name="Source_20_Text">Обнаружено Ω-циклов: 671</text:span></text:p>
          <text:p text:style-name="P114"><text:span text:style-name="Source_20_Text">Периоды: Counter({2: 37, 4: 35, 6: 33, 8: 32, 12: 32, 10: 31, ... 36: 3})</text:span></text:p>
        </text:list-item>
        <text:list-item>
          <text:p text:style-name="P112">Компоненты фитнеса:</text:p>
          <text:p text:style-name="P113"><text:span text:style-name="Source_20_Text">cycle_diversity: <text:s text:c="7"/>10.00</text:span></text:p>
          <text:p text:style-name="P113"><text:span text:style-name="Source_20_Text">cycle_count: <text:s text:c="11"/>10.00</text:span></text:p>
          <text:p text:style-name="P113"><text:span text:style-name="Source_20_Text">charge_conservation: <text:s text:c="3"/>10.00</text:span></text:p>
          <text:p text:style-name="P113"><text:span text:style-name="Source_20_Text">stability: <text:s text:c="14"/>5.76</text:span></text:p>
          <text:p text:style-name="P113"><text:span text:style-name="Source_20_Text">nontrivial_dynamics: <text:s text:c="3"/>10.00</text:span></text:p>
          <text:p text:style-name="P114"><text:span text:style-name="Source_20_Text">interaction_richness: <text:s text:c="2"/>10.00</text:span></text:p>
        </text:list-item>
      </text:list>
      <text:p text:style-name="Text_20_body">Это значит:</text:p>
      <text:list text:style-name="L54">
        <text:list-item>
          <text:p text:style-name="P116">одно единственное нетривиальное правило (<text:span text:style-name="Source_20_Text">++- ↔ -++</text:span>) плюс стабилизация вакуума (<text:span text:style-name="Source_20_Text">+++→+++</text:span>) обеспечивают: </text:p>
          <text:list>
            <text:list-item>
              <text:p text:style-name="P116">множество устойчивых циклов (Ω‑частиц) с разными периодами; </text:p>
            </text:list-item>
            <text:list-item>
              <text:p text:style-name="P116">богатую динамику (много столкновений/столкновительных паттернов); </text:p>
            </text:list-item>
            <text:list-item>
              <text:p text:style-name="P117">встроенный закон сохранения (charge_conservation). </text:p>
            </text:list-item>
          </text:list>
        </text:list-item>
      </text:list>
      <text:p text:style-name="Text_20_body">Пока вы ещё не привязали к Ω‑циклам реальные SM‑квановые числа, но уже есть:</text:p>
      <text:list text:style-name="L55">
        <text:list-item>
          <text:p text:style-name="P118">«масса» ~ период/энергия цикла, </text:p>
        </text:list-item>
        <text:list-item>
          <text:p text:style-name="P118">«заряды» можно вывести из символьных инвариантов циклов (профиль «−» относительно фона <text:span text:style-name="Source_20_Text">+</text:span>), </text:p>
        </text:list-item>
        <text:list-item>
          <text:p text:style-name="P119">эволюция уже настроена так, чтобы <text:span text:style-name="Strong_20_Emphasis">поощрять</text:span> циклические структуры и их зарядовую согласованность. </text:p>
        </text:list-item>
      </text:list>
      <text:h text:style-name="Heading_20_2" text:outline-level="2">2. Формализуем Ω‑каталог на базе этих данных</text:h>
      <text:h text:style-name="Heading_20_3" text:outline-level="3">2.1. Детектор Ω‑циклов</text:h>
      <text:p text:style-name="Text_20_body">С учётом уже вызова <text:span text:style-name="Source_20_Text">analyze_genome(refined, ...)</text:span>, у вас есть логика:</text:p>
      <text:list text:style-name="L56">
        <text:list-item>
          <text:p text:style-name="P120">запуск эволюции на T=75 шагов; </text:p>
        </text:list-item>
        <text:list-item>
          <text:p text:style-name="P120">сбор состояний S(t); </text:p>
        </text:list-item>
        <text:list-item>
          <text:p text:style-name="P121">найдены 671 циклов с разной длиной. </text:p>
        </text:list-item>
      </text:list>
      <text:p text:style-name="Text_20_body">Нужно:</text:p>
      <text:list text:style-name="L57">
        <text:list-item>
          <text:p text:style-name="P122">Привести это к единой структуре <text:span text:style-name="Source_20_Text">OmegaCycle</text:span>:</text:p>
          <text:p text:style-name="P123"><text:span text:style-name="Source_20_Text">@dataclass</text:span></text:p>
          <text:p text:style-name="P123"><text:span text:style-name="Source_20_Text">class OmegaCycle:</text:span></text:p>
          <text:p text:style-name="P123"><text:span text:style-name="Source_20_Text"><text:s text:c="4"/>id: int</text:span></text:p>
          <text:p text:style-name="P123"><text:span text:style-name="Source_20_Text"><text:s text:c="4"/>period: int</text:span></text:p>
          <text:p text:style-name="P123"><text:span text:style-name="Source_20_Text"><text:s text:c="4"/>support: np.ndarray <text:s text:c="9"/># индексы, где состояние отличается от вакуума</text:span></text:p>
          <text:p text:style-name="P123"><text:span text:style-name="Source_20_Text"><text:s text:c="4"/>patterns: np.ndarray <text:s text:c="8"/># shape (period, |support|)</text:span></text:p>
          <text:p text:style-name="P124"><text:span text:style-name="Source_20_Text"><text:s text:c="4"/>H_core: float <text:s text:c="15"/># средняя сверхэнергия</text:span></text:p>
        </text:list-item>
        <text:list-item>
          <text:p text:style-name="P122">Определить:</text:p>
          <text:list>
            <text:list-item>
              <text:p text:style-name="P122">вакуум S_vacuum = [1,1,…,1] (в все <text:span text:style-name="Source_20_Text">+</text:span>),</text:p>
            </text:list-item>
            <text:list-item>
              <text:p text:style-name="P122">функцию H_micro(S):</text:p>
              <text:p text:style-name="P123"><text:soft-page-break/><text:span text:style-name="Source_20_Text">def H_micro(S: np.ndarray) -&gt; int:</text:span></text:p>
              <text:p text:style-name="P123"><text:span text:style-name="Source_20_Text"><text:s text:c="4"/># J = 1</text:span></text:p>
              <text:p text:style-name="P124"><text:span text:style-name="Source_20_Text"><text:s text:c="4"/>return int(np.sum(S[:-1] != S[1:]))</text:span></text:p>
            </text:list-item>
            <text:list-item>
              <text:p text:style-name="P122">H_vac = H_micro(S_vacuum).</text:p>
            </text:list-item>
          </text:list>
        </text:list-item>
        <text:list-item>
          <text:p text:style-name="P122">Для каждого найденного цикла Ω:</text:p>
          <text:list>
            <text:list-item>
              <text:p text:style-name="P122">получить список состояний <text:span text:style-name="Source_20_Text">[S_0,...,S_{p-1}]</text:span>,</text:p>
            </text:list-item>
            <text:list-item>
              <text:p text:style-name="P122">оценить локализацию:</text:p>
              <text:p text:style-name="P123"><text:span text:style-name="Source_20_Text"># support: индексы, где хотя бы в одном S_k есть -1</text:span></text:p>
              <text:p text:style-name="P123"><text:span text:style-name="Source_20_Text">mask = np.any(cycle_states != 1, axis=0)</text:span></text:p>
              <text:p text:style-name="P123"><text:span text:style-name="Source_20_Text">support = np.where(mask)[0]</text:span></text:p>
              <text:p text:style-name="P124"><text:span text:style-name="Source_20_Text">patterns = cycle_states[:, support]</text:span></text:p>
            </text:list-item>
            <text:list-item>
              <text:p text:style-name="P122">посчитать H_core:</text:p>
              <text:p text:style-name="P124"><text:span text:style-name="Source_20_Text">H_core = (1.0/period) * sum(H_micro(S_k) - H_vac for S_k in cycle_states)</text:span></text:p>
            </text:list-item>
          </text:list>
        </text:list-item>
        <text:list-item>
          <text:p text:style-name="P122">Фильтровать:</text:p>
          <text:list>
            <text:list-item>
              <text:p text:style-name="P125">рассматривать только Ω‑циклы с |support| ≤ L_Ω_max (например, &lt;= 7–9) как «частицы»; </text:p>
            </text:list-item>
            <text:list-item>
              <text:p text:style-name="P122">остальные считать «коллективными режимами» (фоновые возбуждения). </text:p>
            </text:list-item>
          </text:list>
        </text:list-item>
      </text:list>
      <text:p text:style-name="Text_20_body">Результат — список OmegaCycle из вашей симуляции.</text:p>
      <text:h text:style-name="Heading_20_3" text:outline-level="3">2.2. Массы Ω‑типов</text:h>
      <text:p text:style-name="Text_20_body">Самое прямое:</text:p>
      <text:p text:style-name="P18"><text:span text:style-name="Source_20_Text">mass(Ω) = Ω.H_core</text:span></text:p>
      <text:p text:style-name="Text_20_body">Это согласуется с тем, что:</text:p>
      <text:list text:style-name="L58">
        <text:list-item>
          <text:p text:style-name="P126">H_micro = число границ <text:span text:style-name="Source_20_Text">+/-</text:span>, </text:p>
        </text:list-item>
        <text:list-item>
          <text:p text:style-name="P126">Ω‑цикл как дефект — локальный «пучок» границ, </text:p>
        </text:list-item>
        <text:list-item>
          <text:p text:style-name="P127">его H_core — средняя «накладка» границ над вакуумом по циклу. </text:p>
        </text:list-item>
      </text:list>
      <text:p text:style-name="Text_20_body">Можно также занести период:</text:p>
      <text:p text:style-name="P18"><text:span text:style-name="Source_20_Text">omega0 = 2 * np.pi / Ω.period</text:span></text:p>
      <text:p text:style-name="Text_20_body">и опционально использовать mass ~ omega0, если хотите играть с аналогией E=ħω.</text:p>
      <text:h text:style-name="Heading_20_3" text:outline-level="3">2.3. Первичный «заряд» Ω‑циклов</text:h>
      <text:p text:style-name="Text_20_body">Сейчас <text:span text:style-name="Source_20_Text">charge_conservation: 10.0</text:span>, но вы ещё не ввели многомерную структуру Q,B,L,C. Для v1:</text:p>
      <text:list text:style-name="L59">
        <text:list-item>
          <text:p text:style-name="P128">Ввести <text:span text:style-name="Strong_20_Emphasis">простейший Q ∈ {−1,0,+1}</text:span>:</text:p>
          <text:p text:style-name="P128">Пример эвристики:</text:p>
          <text:p text:style-name="P129"><text:span text:style-name="Source_20_Text">def assign_Q(omega: OmegaCycle) -&gt; int:</text:span></text:p>
          <text:p text:style-name="P129"><text:span text:style-name="Source_20_Text"><text:s text:c="4"/># средний профиль паттерна по циклу:</text:span></text:p>
          <text:p text:style-name="P129"><text:soft-page-break/><text:span text:style-name="Source_20_Text"><text:s text:c="4"/>avg_pattern = np.mean(omega.patterns, axis=0) <text:s/># ∈ [-1,1]</text:span></text:p>
          <text:p text:style-name="P129"><text:span text:style-name="Source_20_Text"><text:s text:c="4"/>s = np.sum(avg_pattern)</text:span></text:p>
          <text:p text:style-name="P129"><text:span text:style-name="Source_20_Text"><text:s text:c="4"/>if s &gt; 0: return +1</text:span></text:p>
          <text:p text:style-name="P129"><text:span text:style-name="Source_20_Text"><text:s text:c="4"/>if s &lt; 0: return -1</text:span></text:p>
          <text:p text:style-name="P130"><text:span text:style-name="Source_20_Text"><text:s text:c="4"/>return 0</text:span></text:p>
          <text:list>
            <text:list-item>
              <text:p text:style-name="P131">если в среднем локальный блок Ω имеет перевес +1 → положительный заряд; </text:p>
            </text:list-item>
            <text:list-item>
              <text:p text:style-name="P131">перевес -1 → отрицательный; </text:p>
            </text:list-item>
            <text:list-item>
              <text:p text:style-name="P131">баланс ~0 → нейтральный. </text:p>
            </text:list-item>
          </text:list>
        </text:list-item>
        <text:list-item>
          <text:p text:style-name="P128">При дальнейшем развитии токена зарядов:</text:p>
          <text:list>
            <text:list-item>
              <text:p text:style-name="P131">добавить теги: </text:p>
              <text:list>
                <text:list-item>
                  <text:p text:style-name="P131">color = индекс support‑кластера (тип локализации), </text:p>
                </text:list-item>
                <text:list-item>
                  <text:p text:style-name="P131">B,L и т.д. как дополнительные теги. </text:p>
                </text:list-item>
              </text:list>
            </text:list-item>
          </text:list>
        </text:list-item>
        <text:list-item>
          <text:p text:style-name="P128">Дополнить каталоги:</text:p>
          <text:p text:style-name="P129"><text:span text:style-name="Source_20_Text">@dataclass</text:span></text:p>
          <text:p text:style-name="P129"><text:span text:style-name="Source_20_Text">class OmegaCycle:</text:span></text:p>
          <text:p text:style-name="P129"><text:span text:style-name="Source_20_Text"><text:s text:c="4"/>...</text:span></text:p>
          <text:p text:style-name="P129"><text:span text:style-name="Source_20_Text"><text:s text:c="4"/>mass: float</text:span></text:p>
          <text:p text:style-name="P129"><text:span text:style-name="Source_20_Text"><text:s text:c="4"/>Q: int</text:span></text:p>
          <text:p text:style-name="P130"><text:span text:style-name="Source_20_Text"><text:s text:c="4"/># color, B, L, I3, etc. могут быть добавлены потом</text:span></text:p>
        </text:list-item>
      </text:list>
      <text:h text:style-name="Heading_20_2" text:outline-level="2">3. Приближение к «законам» на этом уровне</text:h>
      <text:p text:style-name="Text_20_body">Собрав каталог Ω‑циклов, вы уже можете:</text:p>
      <text:list text:style-name="L60">
        <text:list-item>
          <text:p text:style-name="P132">Построить <text:span text:style-name="Strong_20_Emphasis">распределение масс</text:span>:</text:p>
          <text:list>
            <text:list-item>
              <text:p text:style-name="P133">гистограмма mass(Ω), </text:p>
            </text:list-item>
            <text:list-item>
              <text:p text:style-name="P133">посмотреть, группируются ли массы в кластеры (аналог «семейств»). </text:p>
            </text:list-item>
          </text:list>
        </text:list-item>
        <text:list-item>
          <text:p text:style-name="P132">Сопоставить <text:span text:style-name="Strong_20_Emphasis">зарядовую структуру</text:span>:</text:p>
          <text:list>
            <text:list-item>
              <text:p text:style-name="P133">сколько Ω с Q=+1, Q=−1, Q=0, </text:p>
            </text:list-item>
            <text:list-item>
              <text:p text:style-name="P133">проверить, что суммарный Q по всему S(t) стабилен (charge_conservation=10.0 это уже гарантирует на уровне фитнеса). </text:p>
            </text:list-item>
          </text:list>
        </text:list-item>
        <text:list-item>
          <text:p text:style-name="P132">Исследовать <text:span text:style-name="Strong_20_Emphasis">взаимодействия</text:span>:</text:p>
          <text:list>
            <text:list-item>
              <text:p text:style-name="P132">наблюдать, как Ω‑циклы сливаются/разрушаются/конвертируются:</text:p>
              <text:list>
                <text:list-item>
                  <text:p text:style-name="P133">какие комбинации исходных Ω в начальных условиях дают какие Ω после T шагов; </text:p>
                </text:list-item>
              </text:list>
            </text:list-item>
            <text:list-item>
              <text:p text:style-name="P132">попытаться выделить «вершины»:</text:p>
              <text:p text:style-name="P134"><text:span text:style-name="Source_20_Text">Ω_A + Ω_B → Ω_C</text:span></text:p>
              <text:p text:style-name="P135"><text:span text:style-name="Source_20_Text">Ω_A + Ω_B → Ω_C + Ω_D</text:span></text:p>
            </text:list-item>
          </text:list>
        </text:list-item>
      </text:list>
      <text:p text:style-name="Text_20_body">Это уже «законы мира» на языке Ω‑частиц:<text:line-break/>законы сохранения, возможные/невозможные реакции.</text:p>
      <text:h text:style-name="Heading_20_2" text:outline-level="2">4. Связь с эволюционной частью, которую вы уже реализовали</text:h>
      <text:p text:style-name="Text_20_body">Ваш код <text:span text:style-name="Source_20_Text">EvolutionarySearch</text:span>:</text:p>
      <text:list text:style-name="L61">
        <text:list-item>
          <text:p text:style-name="P136"><text:soft-page-break/>инициализирует популяцию RULESET’ов,</text:p>
        </text:list-item>
        <text:list-item>
          <text:p text:style-name="P136">вычисляет fitness с помощью SMFitness (которая уже:</text:p>
          <text:list>
            <text:list-item>
              <text:p text:style-name="P137">считает циклы, </text:p>
            </text:list-item>
            <text:list-item>
              <text:p text:style-name="P137">считает цикловую диверсификацию, </text:p>
            </text:list-item>
            <text:list-item>
              <text:p text:style-name="P137">оценивает зарядовую компоненту, </text:p>
            </text:list-item>
            <text:list-item>
              <text:p text:style-name="P137">оценивает стабильность и богатство взаимодействий), </text:p>
            </text:list-item>
          </text:list>
        </text:list-item>
        <text:list-item>
          <text:p text:style-name="P136">и находит RULESET, с которым Ω‑каталог максимально богат и закономерен.</text:p>
        </text:list-item>
      </text:list>
      <text:p text:style-name="Text_20_body">Это уже половина задачи:</text:p>
      <text:p text:style-name="Quotations"><text:span text:style-name="Strong_20_Emphasis">Фундаментальные правила → зоопарк Ω‑частиц с интересными законами.</text:span></text:p>
      <text:p text:style-name="Text_20_body">В <text:span text:style-name="Source_20_Text">sm_evolutionary_search.pdf</text:span> правильно указано:</text:p>
      <text:p text:style-name="Preformatted_20_Text"><text:span text:style-name="Source_20_Text">Дальнейшие шаги:</text:span></text:p>
      <text:p text:style-name="Preformatted_20_Text"/>
      <text:p text:style-name="Preformatted_20_Text"><text:span text:style-name="Source_20_Text">- Увеличить размер популяции и число поколений</text:span></text:p>
      <text:p text:style-name="Preformatted_20_Text"><text:span text:style-name="Source_20_Text">- Добавить более сложные фитнес-критерии (симметрии, спектр масс)</text:span></text:p>
      <text:p text:style-name="Preformatted_20_Text"><text:span text:style-name="Source_20_Text">- Исследовать правила длины 4+ для большего разнообразия</text:span></text:p>
      <text:p text:style-name="P18"><text:span text:style-name="Source_20_Text">- Сравнить найденные правила с предсказаниями RSL-теории</text:span></text:p>
      <text:p text:style-name="Text_20_body">То есть:</text:p>
      <text:list text:style-name="L62">
        <text:list-item>
          <text:p text:style-name="P138">на уровне фундаментальной 1D‑динамики вы уже на правильном пути; </text:p>
        </text:list-item>
        <text:list-item>
          <text:p text:style-name="P139">осталось направить эволюцию так, чтобы «частицы» Ω были всё ближе к SM‑аналогам (по спектру, зарядовой структуре, взаимодействиям). </text:p>
        </text:list-item>
      </text:list>
      <text:h text:style-name="Heading_20_2" text:outline-level="2">5. Следующий ключевой шаг: ввести наблюдателя и П̄_obs</text:h>
      <text:p text:style-name="Text_20_body">Чтобы симулятор «на выходе выдал законы, соответствующие физическим законам нашего мира <text:span text:style-name="Emphasis">с точки зрения наблюдателя</text:span>», нужно:</text:p>
      <text:list text:style-name="L63">
        <text:list-item>
          <text:p text:style-name="P140">Ввести отдельный слой OBS (наблюдателя):</text:p>
          <text:list>
            <text:list-item>
              <text:p text:style-name="P141">отдельная строка или подстрока <text:span text:style-name="Source_20_Text">[OBS: ...]</text:span> с памятью и процессором; </text:p>
            </text:list-item>
            <text:list-item>
              <text:p text:style-name="P141">OBS не видит S напрямую, а только свой интерфейс IFACE. </text:p>
            </text:list-item>
          </text:list>
        </text:list-item>
        <text:list-item>
          <text:p text:style-name="P140">Определить Π_obs:</text:p>
          <text:list>
            <text:list-item>
              <text:p text:style-name="P141">функция/процедура, которая на каждом шаге: </text:p>
              <text:list>
                <text:list-item>
                  <text:p text:style-name="P141">берёт S(t) (L0‑строку, Ω‑каталог, ϕ_R, C), </text:p>
                </text:list-item>
                <text:list-item>
                  <text:p text:style-name="P141">строит IFACE(t): </text:p>
                  <text:list>
                    <text:list-item>
                      <text:p text:style-name="P141">список «объектов» с массами, зарядами, координатами, </text:p>
                    </text:list-item>
                    <text:list-item>
                      <text:p text:style-name="P141">поля, </text:p>
                    </text:list-item>
                    <text:list-item>
                      <text:p text:style-name="P141">внутреннее время τ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0">В OBS реализовать <text:span text:style-name="Strong_20_Emphasis">индуктивную процедуру вывода законов</text:span>:</text:p>
          <text:list>
            <text:list-item>
              <text:p text:style-name="P141">по данным за несколько шагов (t=0..T) в IFACE: </text:p>
              <text:list>
                <text:list-item>
                  <text:p text:style-name="P141">оценить уравнение движения (наподобие d²x/dt² = F/m), </text:p>
                </text:list-item>
                <text:list-item>
                  <text:p text:style-name="P141">оценить консервацию Q, «энергии», </text:p>
                </text:list-item>
                <text:list-item>
                  <text:p text:style-name="P141">оценить статистические закономерности (распады, вероятности). </text:p>
                </text:list-item>
              </text:list>
            </text:list-item>
          </text:list>
        </text:list-item>
        <text:list-item>
          <text:p text:style-name="P140"><text:soft-page-break/>Изложить эти закономерности как:</text:p>
          <text:list>
            <text:list-item>
              <text:p text:style-name="P140">список формул/уравнений, которые симулятор выводит как «физику мира» для OBS. </text:p>
            </text:list-item>
          </text:list>
        </text:list-item>
      </text:list>
      <text:p text:style-name="Text_20_body">Дальше в следующих сообщениях можно:</text:p>
      <text:list text:style-name="L64">
        <text:list-item>
          <text:p text:style-name="P142">явно задать структуру OBS и IFACE (строковый формат),</text:p>
        </text:list-item>
        <text:list-item>
          <text:p text:style-name="P142">формализовать Π_obs поверх уже имеющихся SM_RULES и Ω‑каталога,</text:p>
        </text:list-item>
        <text:list-item>
          <text:p text:style-name="P142">и пошагово описать алгоритм «наблюдательского вывода»:</text:p>
          <text:list>
            <text:list-item>
              <text:p text:style-name="P143">как OBS оценивает ϕ(x,t), </text:p>
            </text:list-item>
            <text:list-item>
              <text:p text:style-name="P143">как он оценивает траектории Ω‑типов, </text:p>
            </text:list-item>
            <text:list-item>
              <text:p text:style-name="P142">как по этим данным восстанавливаются «законы» (в духе: уравнение поля, законы сохранения, вероятности). </text:p>
            </text:list-item>
          </text:list>
        </text:list-item>
      </text:list>
      <text:p text:style-name="Text_20_body">Если хотите, следующим шагом перейду именно к этому: <text:span text:style-name="Strong_20_Emphasis">конкретный дизайн OBS и Π_obs</text:span>, с псевдокодом и формулами.</text:p>
      <text:p text:style-name="Text_20_body">Тогда продолжаю от той точки, где вы сейчас: у вас уже есть:</text:p>
      <text:list text:style-name="L65">
        <text:list-item>
          <text:p text:style-name="P144">устойчивое <text:span text:style-name="Strong_20_Emphasis">микро‑ядро</text:span> правил длины 3:</text:p>
          <text:p text:style-name="P145"><text:span text:style-name="Source_20_Text">++- ↔ -++</text:span></text:p>
          <text:p text:style-name="P146"><text:span text:style-name="Source_20_Text">+++ → +++</text:span></text:p>
        </text:list-item>
        <text:list-item>
          <text:p text:style-name="P144">богатый каталoг Ω‑циклов (671 циклов, периоды 2–36),</text:p>
        </text:list-item>
        <text:list-item>
          <text:p text:style-name="P144">эволюционный поиск, который стабильно находит именно этот RULESET как оптимальный по текущим метрикам.</text:p>
        </text:list-item>
      </text:list>
      <text:p text:style-name="Text_20_body">Теперь нужно на этом ядре <text:span text:style-name="Strong_20_Emphasis">достроить полный симулятор</text:span>, который:</text:p>
      <text:list text:style-name="L66">
        <text:list-item>
          <text:p text:style-name="P147">эволюционирует 1D‑мир, </text:p>
        </text:list-item>
        <text:list-item>
          <text:p text:style-name="P147">строит Ω‑каталог и coarse‑поля, </text:p>
        </text:list-item>
        <text:list-item>
          <text:p text:style-name="P147">пропускает это через интерфейс наблюдателя Π_obs, </text:p>
        </text:list-item>
        <text:list-item>
          <text:p text:style-name="P148">на основе наблюдений <text:span text:style-name="Strong_20_Emphasis">выводит эффективные законы</text:span> (полевые уравнения, законы сохранения, вероятностные правила). </text:p>
        </text:list-item>
      </text:list>
      <text:p text:style-name="Text_20_body">В этом сообщении:</text:p>
      <text:list text:style-name="L67">
        <text:list-item>
          <text:p text:style-name="P149">закончу с Ω‑уровнем и полями (Уровень 1–2 плана), </text:p>
        </text:list-item>
        <text:list-item>
          <text:p text:style-name="P150">в следующих перейду к наблюдателю и выводу законов (Уровень 3–4). </text:p>
        </text:list-item>
      </text:list>
      <text:h text:style-name="Heading_20_2" text:outline-level="2">1. Резюме текущего результата (из sm_evolutionary_search.pdf)</text:h>
      <text:p text:style-name="Text_20_body">Из приложенного файла видно:</text:p>
      <text:list text:style-name="L68">
        <text:list-item>
          <text:p text:style-name="P151">Эволюционный поиск:</text:p>
          <text:list>
            <text:list-item>
              <text:p text:style-name="P152">population_size=30, generations=50, </text:p>
            </text:list-item>
            <text:list-item>
              <text:p text:style-name="P152">pattern_length=3. </text:p>
            </text:list-item>
          </text:list>
        </text:list-item>
        <text:list-item>
          <text:p text:style-name="P151">Лучший геном (top‑5 все одинаковы):</text:p>
          <text:p text:style-name="P153"><text:soft-page-break/><text:span text:style-name="Source_20_Text">++- ↔ -++</text:span></text:p>
          <text:p text:style-name="P154"><text:span text:style-name="Source_20_Text">+++ → +++</text:span></text:p>
        </text:list-item>
        <text:list-item>
          <text:p text:style-name="P151">Фитнес ≈ 105.8 (изначальный), все компоненты:</text:p>
          <text:p text:style-name="P154"><text:span text:style-name="Source_20_Text">diversity=10.0, cycles=10.0, charge=10.0</text:span></text:p>
        </text:list-item>
        <text:list-item>
          <text:p text:style-name="P151">Simulated Annealing:</text:p>
          <text:list>
            <text:list-item>
              <text:p text:style-name="P152">старт: 105.80, </text:p>
            </text:list-item>
            <text:list-item>
              <text:p text:style-name="P152">refined_fitness: 103.64, </text:p>
            </text:list-item>
            <text:list-item>
              <text:p text:style-name="P152">правила не изменились: остались <text:span text:style-name="Source_20_Text">++- ↔ -++</text:span>, <text:span text:style-name="Source_20_Text">+++ → +++</text:span>. </text:p>
            </text:list-item>
          </text:list>
        </text:list-item>
        <text:list-item>
          <text:p text:style-name="P151">Анализ улучшенного генома:</text:p>
          <text:p text:style-name="P153"><text:span text:style-name="Source_20_Text">Эволюция: 75 шагов, 2402 применений</text:span></text:p>
          <text:p text:style-name="P153"><text:span text:style-name="Source_20_Text">Обнаружено Ω-циклов: 671</text:span></text:p>
          <text:p text:style-name="P154"><text:span text:style-name="Source_20_Text">Периоды: Counter({2: 37, 4: 35, 6: 33, 8: 32, 12: 32, 10: 31, ... 36:3})</text:span></text:p>
        </text:list-item>
        <text:list-item>
          <text:p text:style-name="P151">Компоненты refined SMFitness:</text:p>
          <text:p text:style-name="P153"><text:span text:style-name="Source_20_Text">cycle_diversity: <text:s text:c="6"/>10.00</text:span></text:p>
          <text:p text:style-name="P153"><text:span text:style-name="Source_20_Text">cycle_count: <text:s text:c="10"/>10.00</text:span></text:p>
          <text:p text:style-name="P153"><text:span text:style-name="Source_20_Text">charge_conservation: <text:s text:c="2"/>10.00</text:span></text:p>
          <text:p text:style-name="P153"><text:span text:style-name="Source_20_Text">stability: <text:s text:c="13"/>5.76</text:span></text:p>
          <text:p text:style-name="P153"><text:span text:style-name="Source_20_Text">nontrivial_dynamics: <text:s text:c="2"/>10.00</text:span></text:p>
          <text:p text:style-name="P154"><text:span text:style-name="Source_20_Text">interaction_richness: <text:s/>10.00</text:span></text:p>
        </text:list-item>
      </text:list>
      <text:p text:style-name="Text_20_body">Это означает:</text:p>
      <text:list text:style-name="L69">
        <text:list-item>
          <text:p text:style-name="P155">ядровой RULESET идеально удовлетворяет текущим критериям «богатой и структурной» динамики; </text:p>
        </text:list-item>
        <text:list-item>
          <text:p text:style-name="P155">энтропия по Ω‑циклам и взаимодействиям высокая; </text:p>
        </text:list-item>
        <text:list-item>
          <text:p text:style-name="P156">заряд сохраняется (по вашей текущей метрике). </text:p>
        </text:list-item>
      </text:list>
      <text:p text:style-name="Text_20_body">Такое ядро — отличный фундамент для строительства «физики».</text:p>
      <text:h text:style-name="Heading_20_2" text:outline-level="2">2. Явная формализация Ω‑каталога (частицы 1D‑мира)</text:h>
      <text:h text:style-name="Heading_20_3" text:outline-level="3">2.1. Единый тип OmegaCycle</text:h>
      <text:p text:style-name="Text_20_body">Добавьте в код (язык Python):</text:p>
      <text:p text:style-name="Preformatted_20_Text"><text:span text:style-name="Source_20_Text">from dataclasses import dataclass</text:span></text:p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@dataclass</text:span></text:p>
      <text:p text:style-name="Preformatted_20_Text"><text:span text:style-name="Source_20_Text">class OmegaCycle:</text:span></text:p>
      <text:p text:style-name="Preformatted_20_Text"><text:span text:style-name="Source_20_Text"><text:s text:c="4"/>id: int</text:span></text:p>
      <text:p text:style-name="Preformatted_20_Text"><text:span text:style-name="Source_20_Text"><text:s text:c="4"/>period: int</text:span></text:p>
      <text:p text:style-name="Preformatted_20_Text"><text:span text:style-name="Source_20_Text"><text:s text:c="4"/>states: np.ndarray <text:s text:c="4"/># shape: (period, N), полный профиль</text:span></text:p>
      <text:p text:style-name="Preformatted_20_Text"><text:span text:style-name="Source_20_Text"><text:s text:c="4"/>support: np.ndarray <text:s text:c="3"/># индексы, где отличается от вакуума</text:span></text:p>
      <text:p text:style-name="Preformatted_20_Text"><text:span text:style-name="Source_20_Text"><text:s text:c="4"/>patterns: np.ndarray <text:s text:c="2"/># shape: (period, |support|), локальные паттерны</text:span></text:p>
      <text:p text:style-name="Preformatted_20_Text"><text:span text:style-name="Source_20_Text"><text:s text:c="4"/>H_core: float <text:s text:c="9"/># средняя сверхэнергия</text:span></text:p>
      <text:p text:style-name="Preformatted_20_Text"><text:span text:style-name="Source_20_Text"><text:s text:c="4"/>mass: float <text:s text:c="11"/># = H_core (v1)</text:span></text:p>
      <text:p text:style-name="Preformatted_20_Text"><text:span text:style-name="Source_20_Text"><text:s text:c="4"/>Q: int <text:s text:c="16"/># "знак" дефекта (v1)</text:span></text:p>
      <text:p text:style-name="P18"><text:span text:style-name="Source_20_Text"><text:s text:c="4"/># позже: color, B, L, I3, etc.</text:span></text:p>
      <text:h text:style-name="Heading_20_3" text:outline-level="3"><text:soft-page-break/>2.2. Вычисление быстрой H_micro и H_core</text:h>
      <text:p text:style-name="Text_20_body">Определите (у вас уже это есть логически):</text:p>
      <text:p text:style-name="Preformatted_20_Text"><text:span text:style-name="Source_20_Text">def H_micro(S: np.ndarray) -&gt; int:</text:span></text:p>
      <text:p text:style-name="Preformatted_20_Text"><text:span text:style-name="Source_20_Text"><text:s text:c="4"/># число границ между соседями (J=1)</text:span></text:p>
      <text:p text:style-name="P18"><text:span text:style-name="Source_20_Text"><text:s text:c="4"/>return int(np.sum(S[:-1] != S[1:]))</text:span></text:p>
      <text:p text:style-name="Text_20_body">Вакуум:</text:p>
      <text:p text:style-name="Preformatted_20_Text"><text:span text:style-name="Source_20_Text">def make_vacuum(N: int) -&gt; np.ndarray:</text:span></text:p>
      <text:p text:style-name="P18"><text:span text:style-name="Source_20_Text"><text:s text:c="4"/>return np.ones(N, dtype=int) <text:s/># +1</text:span></text:p>
      <text:p text:style-name="Text_20_body">Средняя сверхэнергия цикла Ω:</text:p>
      <text:p text:style-name="Preformatted_20_Text"><text:span text:style-name="Source_20_Text">def compute_H_core(cycle_states: np.ndarray) -&gt; float:</text:span></text:p>
      <text:p text:style-name="Preformatted_20_Text"><text:span text:style-name="Source_20_Text"><text:s text:c="4"/># cycle_states: (period, N)</text:span></text:p>
      <text:p text:style-name="Preformatted_20_Text"><text:span text:style-name="Source_20_Text"><text:s text:c="4"/>p, N = cycle_states.shape</text:span></text:p>
      <text:p text:style-name="Preformatted_20_Text"><text:span text:style-name="Source_20_Text"><text:s text:c="4"/>H_vac = H_micro(np.ones(N, dtype=int))</text:span></text:p>
      <text:p text:style-name="P18"><text:span text:style-name="Source_20_Text"><text:s text:c="4"/>return (1.0/p) * sum(H_micro(S_k) - H_vac for S_k in cycle_states)</text:span></text:p>
      <text:h text:style-name="Heading_20_3" text:outline-level="3">2.3. Детектор Ω‑циклов (CycleDetector)</text:h>
      <text:p text:style-name="Text_20_body">Скелет алгоритма:</text:p>
      <text:p text:style-name="Preformatted_20_Text"><text:span text:style-name="Source_20_Text">def detect_omega_cycles(rule_set, S0, max_steps) -&gt; List[OmegaCycle]:</text:span></text:p>
      <text:p text:style-name="Preformatted_20_Text"><text:span text:style-name="Source_20_Text"><text:s text:c="4"/>seen = {} <text:s/># map from state_hash -&gt; t_index</text:span></text:p>
      <text:p text:style-name="Preformatted_20_Text"><text:span text:style-name="Source_20_Text"><text:s text:c="4"/>states = []</text:span></text:p>
      <text:p text:style-name="Preformatted_20_Text"><text:span text:style-name="Source_20_Text"><text:s text:c="4"/>S = S0.copy()</text:span></text:p>
      <text:p text:style-name="Preformatted_20_Text"><text:span text:style-name="Source_20_Text"><text:s text:c="4"/>for t in range(max_steps):</text:span></text:p>
      <text:p text:style-name="Preformatted_20_Text"><text:span text:style-name="Source_20_Text"><text:s text:c="8"/>h = hash(S.tobytes())</text:span></text:p>
      <text:p text:style-name="Preformatted_20_Text"><text:span text:style-name="Source_20_Text"><text:s text:c="8"/>if h in seen:</text:span></text:p>
      <text:p text:style-name="Preformatted_20_Text"><text:span text:style-name="Source_20_Text"><text:s text:c="12"/>τ = seen[h]</text:span></text:p>
      <text:p text:style-name="Preformatted_20_Text"><text:span text:style-name="Source_20_Text"><text:s text:c="12"/># обнаружили цикл τ..t-1</text:span></text:p>
      <text:p text:style-name="Preformatted_20_Text"><text:span text:style-name="Source_20_Text"><text:s text:c="12"/>cycle_states = np.array(states[τ:t]) <text:s/># shape (p, N)</text:span></text:p>
      <text:p text:style-name="Preformatted_20_Text"><text:span text:style-name="Source_20_Text"><text:s text:c="12"/>omega = build_omega_cycle(cycle_states)</text:span></text:p>
      <text:p text:style-name="Preformatted_20_Text"><text:span text:style-name="Source_20_Text"><text:s text:c="12"/>yield omega</text:span></text:p>
      <text:p text:style-name="Preformatted_20_Text"><text:span text:style-name="Source_20_Text"><text:s text:c="12"/># можно продолжать или прерывать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seen[h] = t</text:span></text:p>
      <text:p text:style-name="Preformatted_20_Text"><text:span text:style-name="Source_20_Text"><text:s text:c="12"/>states.append(S.copy())</text:span></text:p>
      <text:p text:style-name="P18"><text:span text:style-name="Source_20_Text"><text:s text:c="12"/>S = apply_rules(rule_set, S)</text:span></text:p>
      <text:p text:style-name="Text_20_body">Где <text:span text:style-name="Source_20_Text">build_omega_cycle</text:span>:</text:p>
      <text:p text:style-name="Preformatted_20_Text"><text:span text:style-name="Source_20_Text">def build_omega_cycle(cycle_states: np.ndarray) -&gt; OmegaCycle:</text:span></text:p>
      <text:p text:style-name="Preformatted_20_Text"><text:span text:style-name="Source_20_Text"><text:s text:c="4"/>p, N = cycle_states.shape</text:span></text:p>
      <text:p text:style-name="Preformatted_20_Text"><text:span text:style-name="Source_20_Text"><text:s text:c="4"/>mask = np.any(cycle_states != 1, axis=0)</text:span></text:p>
      <text:p text:style-name="Preformatted_20_Text"><text:span text:style-name="Source_20_Text"><text:s text:c="4"/>support = np.where(mask)[0]</text:span></text:p>
      <text:p text:style-name="Preformatted_20_Text"><text:span text:style-name="Source_20_Text"><text:s text:c="4"/>patterns = cycle_states[:, support]</text:span></text:p>
      <text:p text:style-name="Preformatted_20_Text"><text:span text:style-name="Source_20_Text"><text:s text:c="4"/>H_core = compute_H_core(cycle_states)</text:span></text:p>
      <text:p text:style-name="Preformatted_20_Text"><text:span text:style-name="Source_20_Text"><text:s text:c="4"/>mass = H_core</text:span></text:p>
      <text:p text:style-name="Preformatted_20_Text"><text:span text:style-name="Source_20_Text"><text:s text:c="4"/># простой Q по суммарному знаку паттерна</text:span></text:p>
      <text:p text:style-name="Preformatted_20_Text"><text:span text:style-name="Source_20_Text"><text:s text:c="4"/>avg_pattern = np.mean(patterns, axis=0)</text:span></text:p>
      <text:p text:style-name="Preformatted_20_Text"><text:span text:style-name="Source_20_Text"><text:s text:c="4"/>s = np.sum(avg_pattern)</text:span></text:p>
      <text:p text:style-name="Preformatted_20_Text"><text:span text:style-name="Source_20_Text"><text:s text:c="4"/>if s &gt; 0: Q = +1</text:span></text:p>
      <text:p text:style-name="Preformatted_20_Text"><text:span text:style-name="Source_20_Text"><text:s text:c="4"/>elif s &lt; 0: Q = -1</text:span></text:p>
      <text:p text:style-name="Preformatted_20_Text"><text:span text:style-name="Source_20_Text"><text:s text:c="4"/>else: Q = 0</text:span></text:p>
      <text:p text:style-name="Preformatted_20_Text"><text:span text:style-name="Source_20_Text"><text:s text:c="4"/>return OmegaCycle(</text:span></text:p>
      <text:p text:style-name="Preformatted_20_Text"><text:span text:style-name="Source_20_Text"><text:s text:c="8"/>id=..., period=p,</text:span></text:p>
      <text:p text:style-name="Preformatted_20_Text"><text:span text:style-name="Source_20_Text"><text:s text:c="8"/>states=cycle_states,</text:span></text:p>
      <text:p text:style-name="Preformatted_20_Text"><text:span text:style-name="Source_20_Text"><text:s text:c="8"/>support=support,</text:span></text:p>
      <text:p text:style-name="Preformatted_20_Text"><text:soft-page-break/><text:span text:style-name="Source_20_Text"><text:s text:c="8"/>patterns=patterns,</text:span></text:p>
      <text:p text:style-name="Preformatted_20_Text"><text:span text:style-name="Source_20_Text"><text:s text:c="8"/>H_core=H_core,</text:span></text:p>
      <text:p text:style-name="Preformatted_20_Text"><text:span text:style-name="Source_20_Text"><text:s text:c="8"/>mass=mass,</text:span></text:p>
      <text:p text:style-name="Preformatted_20_Text"><text:span text:style-name="Source_20_Text"><text:s text:c="8"/>Q=Q</text:span></text:p>
      <text:p text:style-name="P18"><text:span text:style-name="Source_20_Text"><text:s text:c="4"/>)</text:span></text:p>
      <text:p text:style-name="Text_20_body">Важно: фильтруйте только локализованные циклы:</text:p>
      <text:p text:style-name="Preformatted_20_Text"><text:span text:style-name="Source_20_Text">if len(support) &lt;= L_Ω_max:</text:span></text:p>
      <text:p text:style-name="Preformatted_20_Text"><text:span text:style-name="Source_20_Text"><text:s text:c="4"/># считать частицей</text:span></text:p>
      <text:p text:style-name="Preformatted_20_Text"><text:span text:style-name="Source_20_Text">else:</text:span></text:p>
      <text:p text:style-name="P18"><text:span text:style-name="Source_20_Text"><text:s text:c="4"/># игнорировать или пометить как коллективный режим</text:span></text:p>
      <text:h text:style-name="Heading_20_2" text:outline-level="2">3. Поля: coarse‑ϕ_R и энергия H[ϕ]</text:h>
      <text:h text:style-name="Heading_20_3" text:outline-level="3">3.1. Coarse‑поле ϕ_R(i)</text:h>
      <text:p text:style-name="Text_20_body">На основе RSL‑формулы:</text:p>
      <text:p text:style-name="Text_20_body">ϕi(R)=1∣BR(i)∣∑j∈BR(i)sj,sj∈{−1,+1}.</text:p>
      <text:p text:style-name="Text_20_body">В 1D:</text:p>
      <text:p text:style-name="Preformatted_20_Text"><text:span text:style-name="Source_20_Text">def phi_R(S: np.ndarray, R: int) -&gt; np.ndarray:</text:span></text:p>
      <text:p text:style-name="Preformatted_20_Text"><text:span text:style-name="Source_20_Text"><text:s text:c="4"/>N = len(S)</text:span></text:p>
      <text:p text:style-name="Preformatted_20_Text"><text:span text:style-name="Source_20_Text"><text:s text:c="4"/>ϕ = np.zeros(N)</text:span></text:p>
      <text:p text:style-name="Preformatted_20_Text"><text:span text:style-name="Source_20_Text"><text:s text:c="4"/>for i in range(N):</text:span></text:p>
      <text:p text:style-name="Preformatted_20_Text"><text:span text:style-name="Source_20_Text"><text:s text:c="8"/>left = max(0, i-R)</text:span></text:p>
      <text:p text:style-name="Preformatted_20_Text"><text:span text:style-name="Source_20_Text"><text:s text:c="8"/>right = min(N, i+R+1)</text:span></text:p>
      <text:p text:style-name="Preformatted_20_Text"><text:span text:style-name="Source_20_Text"><text:s text:c="8"/>block = S[left:right]</text:span></text:p>
      <text:p text:style-name="Preformatted_20_Text"><text:span text:style-name="Source_20_Text"><text:s text:c="8"/>ϕ[i] = np.mean(block) <text:s/># в [-1,1]</text:span></text:p>
      <text:p text:style-name="P18"><text:span text:style-name="Source_20_Text"><text:s text:c="4"/>return ϕ</text:span></text:p>
      <text:h text:style-name="Heading_20_3" text:outline-level="3">3.2. Полевой функционал H_field[ϕ]</text:h>
      <text:p text:style-name="Text_20_body">Примите:</text:p>
      <text:p text:style-name="Text_20_body">H[ϕ]≈∑i(12κ(ϕi+1−ϕi)2+12m2ϕi2+λ4ϕi4).</text:p>
      <text:p text:style-name="Preformatted_20_Text"><text:span text:style-name="Source_20_Text">def H_field(ϕ: np.ndarray, κ=1.0, m2=0.0, λ=0.0) -&gt; float:</text:span></text:p>
      <text:p text:style-name="Preformatted_20_Text"><text:span text:style-name="Source_20_Text"><text:s text:c="4"/>grad2 = np.sum((ϕ[1:] - ϕ[:-1])**2)</text:span></text:p>
      <text:p text:style-name="Preformatted_20_Text"><text:span text:style-name="Source_20_Text"><text:s text:c="4"/>pot = np.sum(0.5*m2*ϕ**2 + 0.25*λ*ϕ**4)</text:span></text:p>
      <text:p text:style-name="P18"><text:span text:style-name="Source_20_Text"><text:s text:c="4"/>return 0.5*κ*grad2 + pot</text:span></text:p>
      <text:h text:style-name="Heading_20_3" text:outline-level="3">3.3. Проверка RSL‑совместимости</text:h>
      <text:p text:style-name="Text_20_body">Для наборов S(t), которые рождает ваш RULESET, делайте диагностику:</text:p>
      <text:p text:style-name="Preformatted_20_Text"><text:span text:style-name="Source_20_Text">for R in [3,5,7]:</text:span></text:p>
      <text:p text:style-name="Preformatted_20_Text"><text:span text:style-name="Source_20_Text"><text:s text:c="4"/>ϕ = phi_R(S, R)</text:span></text:p>
      <text:p text:style-name="Preformatted_20_Text"><text:span text:style-name="Source_20_Text"><text:s text:c="4"/>Hμ = H_micro(S)</text:span></text:p>
      <text:p text:style-name="Preformatted_20_Text"><text:span text:style-name="Source_20_Text"><text:s text:c="4"/>Hf = H_field(ϕ, κ=..., m2=..., λ=...)</text:span></text:p>
      <text:p text:style-name="P18"><text:span text:style-name="Source_20_Text"><text:s text:c="4"/>print(R, Hμ, Hf, abs(Hμ - Hf))</text:span></text:p>
      <text:p text:style-name="Text_20_body">Цель:</text:p>
      <text:list text:style-name="L70">
        <text:list-item>
          <text:p text:style-name="P157">найти такие κ,m²,λ, при которых:</text:p>
          <text:p text:style-name="P157">∣Hmicro−H[ϕR]∣≲O(1/R)</text:p>
        </text:list-item>
      </text:list>
      <text:p text:style-name="Text_20_body"><text:soft-page-break/>для большинства состояний. Это будет вашим первым <text:span text:style-name="Strong_20_Emphasis">эффективным законом</text:span> на уровне поля, который симулятор «может вывести».</text:p>
      <text:h text:style-name="Heading_20_2" text:outline-level="2">4. Capacity и геометрия (g_tt, g_xx)</text:h>
      <text:p text:style-name="Text_20_body">Локальное tension:</text:p>
      <text:p text:style-name="Preformatted_20_Text"><text:span text:style-name="Source_20_Text">def h_i(S, i):</text:span></text:p>
      <text:p text:style-name="Preformatted_20_Text"><text:span text:style-name="Source_20_Text"><text:s text:c="4"/>N = len(S)</text:span></text:p>
      <text:p text:style-name="Preformatted_20_Text"><text:span text:style-name="Source_20_Text"><text:s text:c="4"/>h = 0</text:span></text:p>
      <text:p text:style-name="Preformatted_20_Text"><text:span text:style-name="Source_20_Text"><text:s text:c="4"/>if i &gt; 0: <text:s text:c="4"/>h += int(S[i] != S[i-1])</text:span></text:p>
      <text:p text:style-name="Preformatted_20_Text"><text:span text:style-name="Source_20_Text"><text:s text:c="4"/>if i &lt; N-1: <text:s text:c="2"/>h += int(S[i] != S[i+1])</text:span></text:p>
      <text:p text:style-name="P18"><text:span text:style-name="Source_20_Text"><text:s text:c="4"/>return h <text:s/># 0,1,2</text:span></text:p>
      <text:p text:style-name="Text_20_body">Capacity:</text:p>
      <text:p text:style-name="Preformatted_20_Text"><text:span text:style-name="Source_20_Text">C0, α = 2.0, 0.5</text:span></text:p>
      <text:p text:style-name="Preformatted_20_Text"/>
      <text:p text:style-name="Preformatted_20_Text"><text:span text:style-name="Source_20_Text">def C_i(S, i):</text:span></text:p>
      <text:p text:style-name="P18"><text:span text:style-name="Source_20_Text"><text:s text:c="4"/>return C0 - α * h_i(S, i)</text:span></text:p>
      <text:p text:style-name="Text_20_body">Эффективный «темп времени» для наблюдателя в точке i:</text:p>
      <text:p text:style-name="P18"><text:span text:style-name="Source_20_Text">dτ_i_dt ∝ C_i(S) <text:s/># чем меньше C, тем медленнее локальное "время"</text:span></text:p>
      <text:p text:style-name="Text_20_body">Можно задать:</text:p>
      <text:list text:style-name="L71">
        <text:list-item>
          <text:p text:style-name="P158">метрику 1+1: </text:p>
        </text:list-item>
      </text:list>
      <text:p text:style-name="Text_20_body">ds2=−f(Ci) dt2+g(Ci) dx2,</text:p>
      <text:p text:style-name="Text_20_body">с простыми:</text:p>
      <text:list text:style-name="L72">
        <text:list-item>
          <text:p text:style-name="P159">f(C) = C / C0, </text:p>
        </text:list-item>
        <text:list-item>
          <text:p text:style-name="P160">g(C) = C0 / C. </text:p>
        </text:list-item>
      </text:list>
      <text:p text:style-name="Text_20_body">Это уже зачаток <text:span text:style-name="Strong_20_Emphasis">эмергентной геометрии</text:span>: регионы с высокой tension → низкий C → замедление «собственного времени».</text:p>
      <text:h text:style-name="Heading_20_2" text:outline-level="2">5. Что дальше</text:h>
      <text:p text:style-name="Text_20_body">Вы уже сделали:</text:p>
      <text:list text:style-name="L73">
        <text:list-item>
          <text:p text:style-name="P161">эволюционный поиск =&gt; ядровое RULESET; </text:p>
        </text:list-item>
        <text:list-item>
          <text:p text:style-name="P162">первый анализ Ω‑циклов. </text:p>
        </text:list-item>
      </text:list>
      <text:p text:style-name="Text_20_body">С описанными выше структурами вы получите:</text:p>
      <text:list text:style-name="L74">
        <text:list-item>
          <text:p text:style-name="P163">Чёткий <text:span text:style-name="Strong_20_Emphasis">каталог Ω‑частиц</text:span> (масс, «зарядов», локализации, периодов). </text:p>
        </text:list-item>
        <text:list-item>
          <text:p text:style-name="P163">Coarse‑поле ϕ_R(x) и энергофункционал H[ϕ_R]. </text:p>
        </text:list-item>
        <text:list-item>
          <text:p text:style-name="P164">Capacity‑поле C(x), которое можно интерпретировать как локальную «метрику времени». </text:p>
        </text:list-item>
      </text:list>
      <text:p text:style-name="Text_20_body">Следующие шаги (для следующих сообщений):</text:p>
      <text:list text:style-name="L75">
        <text:list-item>
          <text:p text:style-name="P165"><text:span text:style-name="Strong_20_Emphasis">Уровень 3</text:span>: построить OBS и Π_obs:</text:p>
          <text:list>
            <text:list-item>
              <text:p text:style-name="P166"><text:soft-page-break/>OBS не видит S напрямую; </text:p>
            </text:list-item>
            <text:list-item>
              <text:p text:style-name="P166">Π_obs(S) = IFACE: список объектов (Ω‑типов) с массами, зарядами, координатами в 3D (через Z‑curve) + поля; </text:p>
            </text:list-item>
            <text:list-item>
              <text:p text:style-name="P166">OBS по IFACE‑данным оценивает законы: </text:p>
              <text:list>
                <text:list-item>
                  <text:p text:style-name="P166">уравнение движения ϕ(x,t), </text:p>
                </text:list-item>
                <text:list-item>
                  <text:p text:style-name="P166">законы сохранения Q, </text:p>
                </text:list-item>
                <text:list-item>
                  <text:p text:style-name="P166">вероятностные правила (распады). </text:p>
                </text:list-item>
              </text:list>
            </text:list-item>
          </text:list>
        </text:list-item>
        <text:list-item>
          <text:p text:style-name="P165"><text:span text:style-name="Strong_20_Emphasis">Уровень 4</text:span>: встроить F (самоприменимый функтор) поверх этого:</text:p>
          <text:list>
            <text:list-item>
              <text:p text:style-name="P166">F модифицирует RULESET; </text:p>
            </text:list-item>
            <text:list-item>
              <text:p text:style-name="P166">OBS оценивает, какие законы получаются; </text:p>
            </text:list-item>
            <text:list-item>
              <text:p text:style-name="P165">эволюционный поиск идёт <text:span text:style-name="Strong_20_Emphasis">по пространству 1D‑законов</text:span>, чтобы максимизировать «сходство с физикой нашего мира». </text:p>
            </text:list-item>
          </text:list>
        </text:list-item>
      </text:list>
      <text:p text:style-name="Text_20_body">Если хотите, в следующем сообщении опишу именно структуру OBS и Π_obs с конкретным форматом IFACE и алгоритмами «вывода законов» (полевых, зарядовых и вероятностных) из траекторий Ω‑циклов и ϕ_R.</text:p>
      <text:p text:style-name="Text_20_body">Продолжу, опираясь уже на конкретный лог эволюции и SA из <text:span text:style-name="Source_20_Text">sm_evolutionary_search.pdf</text:span> и на твою цель: симулятор, который на выходе даёт законы, соответствующие нашему миру <text:span text:style-name="Strong_20_Emphasis">с точки зрения наблюдателя</text:span>.</text:p>
      <text:p text:style-name="Text_20_body">Сейчас у тебя:</text:p>
      <text:list text:style-name="L76">
        <text:list-item>
          <text:p text:style-name="P167">найдён устойчивый максимум по текущей SMFitness: </text:p>
          <text:list>
            <text:list-item>
              <text:p text:style-name="P168">RULESET ядра:</text:p>
              <text:p text:style-name="P169"><text:span text:style-name="Source_20_Text">++- ↔ -++</text:span></text:p>
              <text:p text:style-name="P170"><text:span text:style-name="Source_20_Text">+++ → +++</text:span></text:p>
            </text:list-item>
            <text:list-item>
              <text:p text:style-name="P167">эволюция: 75 шагов, 2402 применения правил; </text:p>
            </text:list-item>
            <text:list-item>
              <text:p text:style-name="P167">671 Ω‑циклов с широким спектром периодов (2–36); </text:p>
            </text:list-item>
            <text:list-item>
              <text:p text:style-name="P168">SA подтвердила, что вокруг этого RULESET нет заметно лучше вариантов. </text:p>
            </text:list-item>
          </text:list>
        </text:list-item>
      </text:list>
      <text:p text:style-name="Text_20_body">То есть на уровне «фундаментальных микро‑правил» у тебя уже есть <text:span text:style-name="Strong_20_Emphasis">устойчивый RSL‑мир</text:span>, богатый Ω‑циклами и взаимодействиями.</text:p>
      <text:p text:style-name="Text_20_body">Дальше нужно:</text:p>
      <text:list text:style-name="L77">
        <text:list-item>
          <text:p text:style-name="P171">Замкнуть фундаментальный уровень (Ω‑каталог + поля + capacity). </text:p>
        </text:list-item>
        <text:list-item>
          <text:p text:style-name="P171">Ввести наблюдателя OBS и интерфейс Π_obs. </text:p>
        </text:list-item>
        <text:list-item>
          <text:p text:style-name="P171">Задать алгоритмы вывода законов на интерфейсном уровне. </text:p>
        </text:list-item>
        <text:list-item>
          <text:p text:style-name="P172">Встроить в это эволюционный поиск по RULESET + Π_obs. </text:p>
        </text:list-item>
      </text:list>
      <text:p text:style-name="Text_20_body">В этом сообщении завершу <text:span text:style-name="Strong_20_Emphasis">Уровень 1–2</text:span> (Ω + поля + capacity) с учётом показанного кода и результатов. Следующий шаг — уже OBS и Π_obs.</text:p>
      <text:h text:style-name="Heading_20_2" text:outline-level="2">1. Что именно показал лог <text:span text:style-name="Source_20_Text">sm_evolutionary_search.pdf</text:span></text:h>
      <text:p text:style-name="Text_20_body">Ключевые фрагменты:</text:p>
      <text:list text:style-name="L78">
        <text:list-item>
          <text:p text:style-name="P173"><text:soft-page-break/>Эволюционный поиск:</text:p>
          <text:p text:style-name="P174"><text:span text:style-name="Source_20_Text">population_size=30</text:span></text:p>
          <text:p text:style-name="P174"><text:span text:style-name="Source_20_Text">elite_size=3</text:span></text:p>
          <text:p text:style-name="P174"><text:span text:style-name="Source_20_Text">mutation_rate=0.4</text:span></text:p>
          <text:p text:style-name="P174"><text:span text:style-name="Source_20_Text">crossover_rate=0.6</text:span></text:p>
          <text:p text:style-name="P175"><text:span text:style-name="Source_20_Text">pattern_length=3</text:span></text:p>
        </text:list-item>
        <text:list-item>
          <text:p text:style-name="P173">Лучший геном (все топ‑5):</text:p>
          <text:p text:style-name="P174"><text:span text:style-name="Source_20_Text"><text:s/>++- ↔ -++</text:span></text:p>
          <text:p text:style-name="P174"><text:span text:style-name="Source_20_Text"><text:s/>+++ → +++</text:span></text:p>
          <text:p text:style-name="P175"><text:span text:style-name="Source_20_Text">Компоненты: diversity=10.0, cycles=10.0, charge=10.0</text:span></text:p>
        </text:list-item>
        <text:list-item>
          <text:p text:style-name="P173">Simulated Annealing:</text:p>
          <text:p text:style-name="P174"><text:span text:style-name="Source_20_Text">Исходный фитнес: 105.80</text:span></text:p>
          <text:p text:style-name="P174"><text:span text:style-name="Source_20_Text">Улучшенный фитнес: 103.64</text:span></text:p>
          <text:p text:style-name="P174"><text:span text:style-name="Source_20_Text">Улучшение: -2.16</text:span></text:p>
          <text:p text:style-name="P174"><text:span text:style-name="Source_20_Text">...</text:span></text:p>
          <text:p text:style-name="P174"><text:span text:style-name="Source_20_Text">Итоговые правила после SA:</text:span></text:p>
          <text:p text:style-name="P174"><text:span text:style-name="Source_20_Text"><text:s/>++- ↔ -++</text:span></text:p>
          <text:p text:style-name="P174"><text:span text:style-name="Source_20_Text"><text:s/>+++ → +++</text:span></text:p>
          <text:p text:style-name="P174"><text:span text:style-name="Source_20_Text">Компоненты фитнеса:</text:span></text:p>
          <text:p text:style-name="P174"><text:span text:style-name="Source_20_Text"><text:s/>cycle_diversity: 10.00</text:span></text:p>
          <text:p text:style-name="P174"><text:span text:style-name="Source_20_Text"><text:s/>cycle_count: 10.00</text:span></text:p>
          <text:p text:style-name="P174"><text:span text:style-name="Source_20_Text"><text:s/>charge_conservation: 10.00</text:span></text:p>
          <text:p text:style-name="P174"><text:span text:style-name="Source_20_Text"><text:s/>stability: 5.76</text:span></text:p>
          <text:p text:style-name="P174"><text:span text:style-name="Source_20_Text"><text:s/>nontrivial_dynamics: 10.00</text:span></text:p>
          <text:p text:style-name="P175"><text:span text:style-name="Source_20_Text"><text:s/>interaction_richness: 10.00</text:span></text:p>
        </text:list-item>
        <text:list-item>
          <text:p text:style-name="P173">Анализ улучшенного генома:</text:p>
          <text:p text:style-name="P174"><text:span text:style-name="Source_20_Text">Эволюция: 75 шагов, 2402 применений</text:span></text:p>
          <text:p text:style-name="P174"><text:span text:style-name="Source_20_Text">Обнаружено Ω-циклов: 671</text:span></text:p>
          <text:p text:style-name="P175"><text:span text:style-name="Source_20_Text">Периоды: Counter({2: 37, 4: 35, 6: 33, 8: 32, 12: 32, 10: 31, ... 36:3})</text:span></text:p>
        </text:list-item>
      </text:list>
      <text:p text:style-name="Text_20_body">Вывод:</text:p>
      <text:list text:style-name="L79">
        <text:list-item>
          <text:p text:style-name="P176">найдена <text:span text:style-name="Strong_20_Emphasis">очень простая</text:span> локальная динамика, которая при этом: </text:p>
          <text:list>
            <text:list-item>
              <text:p text:style-name="P176">даёт <text:span text:style-name="Strong_20_Emphasis">множество устойчивых Ω‑циклов</text:span> с разным периодом; </text:p>
            </text:list-item>
            <text:list-item>
              <text:p text:style-name="P176">имеет богатую «зарядовую» структуру (по твоему current charge‑фитнесу); </text:p>
            </text:list-item>
            <text:list-item>
              <text:p text:style-name="P177">демонстрирует богатые взаимодействия (interaction_richness=10.0). </text:p>
            </text:list-item>
          </text:list>
        </text:list-item>
      </text:list>
      <text:p text:style-name="Text_20_body">Это и есть то, что нужно от микро‑RSL‑уровня: максимум сложности при минимуме правил.</text:p>
      <text:h text:style-name="Heading_20_2" text:outline-level="2">2. Зафиксируем ядро как фундаментальный RSL‑мир</text:h>
      <text:p text:style-name="Text_20_body">Фундаментальный 1D‑мир:</text:p>
      <text:list text:style-name="L80">
        <text:list-item>
          <text:p text:style-name="P178">Состояние:</text:p>
          <text:p text:style-name="P179"><text:span text:style-name="Source_20_Text">S(t): [L0: s0 | s1 | ... | s_{N-1} ], s_i ∈ {+1, -1}</text:span></text:p>
        </text:list-item>
        <text:list-item>
          <text:p text:style-name="P178">Динамика за один «тактовый шаг»:</text:p>
          <text:list>
            <text:list-item>
              <text:p text:style-name="P178">сканируем строку слева направо,</text:p>
            </text:list-item>
            <text:list-item>
              <text:p text:style-name="P178">применяем правила:</text:p>
              <text:p text:style-name="P180"><text:soft-page-break/><text:span text:style-name="Source_20_Text">rule1: "++-" -&gt; "-++"</text:span></text:p>
              <text:p text:style-name="P180"><text:span text:style-name="Source_20_Text">rule2: "-++" -&gt; "++-"</text:span></text:p>
              <text:p text:style-name="P179"><text:span text:style-name="Source_20_Text">rule3: "+++" -&gt; "+++"</text:span></text:p>
            </text:list-item>
            <text:list-item>
              <text:p text:style-name="P178">без перекрытий (как у тебя в apply_rules).</text:p>
            </text:list-item>
          </text:list>
        </text:list-item>
        <text:list-item>
          <text:p text:style-name="P178">Вакуум: S_vac = <text:span text:style-name="Source_20_Text">+++...+</text:span> (т.е. все sᵢ = +1).</text:p>
        </text:list-item>
      </text:list>
      <text:p text:style-name="Text_20_body">Это — <text:span text:style-name="Strong_20_Emphasis">фиксированное ядро RULESET_core</text:span>, которое в дальнейшем будет:</text:p>
      <text:list text:style-name="L81">
        <text:list-item>
          <text:p text:style-name="P181">расширяться (новые правила рядом), </text:p>
        </text:list-item>
        <text:list-item>
          <text:p text:style-name="P182">но не ломаться: этот блок должен остаться как базовая «решётка». </text:p>
        </text:list-item>
      </text:list>
      <text:h text:style-name="Heading_20_2" text:outline-level="2">3. Ω‑каталог (реализация, согласованная с логами)</text:h>
      <text:p text:style-name="Text_20_body">На базе обнаружения 671 циклов:</text:p>
      <text:h text:style-name="Heading_20_3" text:outline-level="3">3.1. Структура <text:span text:style-name="Source_20_Text">OmegaCycle</text:span></text:h>
      <text:p text:style-name="Text_20_body">Определим:</text:p>
      <text:p text:style-name="Preformatted_20_Text"><text:span text:style-name="Source_20_Text">from dataclasses import dataclass</text:span></text:p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@dataclass</text:span></text:p>
      <text:p text:style-name="Preformatted_20_Text"><text:span text:style-name="Source_20_Text">class OmegaCycle:</text:span></text:p>
      <text:p text:style-name="Preformatted_20_Text"><text:span text:style-name="Source_20_Text"><text:s text:c="4"/>id: int</text:span></text:p>
      <text:p text:style-name="Preformatted_20_Text"><text:span text:style-name="Source_20_Text"><text:s text:c="4"/>period: int <text:s text:c="13"/># p</text:span></text:p>
      <text:p text:style-name="Preformatted_20_Text"><text:span text:style-name="Source_20_Text"><text:s text:c="4"/>states: np.ndarray <text:s text:c="6"/># shape: (p, N)</text:span></text:p>
      <text:p text:style-name="Preformatted_20_Text"><text:span text:style-name="Source_20_Text"><text:s text:c="4"/>support: np.ndarray <text:s text:c="5"/># индексы, где ≠ вакууму</text:span></text:p>
      <text:p text:style-name="Preformatted_20_Text"><text:span text:style-name="Source_20_Text"><text:s text:c="4"/>patterns: np.ndarray <text:s text:c="4"/># shape: (p, |support|)</text:span></text:p>
      <text:p text:style-name="Preformatted_20_Text"><text:span text:style-name="Source_20_Text"><text:s text:c="4"/>H_core: float <text:s text:c="11"/># средняя сверхэнергия</text:span></text:p>
      <text:p text:style-name="Preformatted_20_Text"><text:span text:style-name="Source_20_Text"><text:s text:c="4"/>mass: float <text:s text:c="13"/># = H_core</text:span></text:p>
      <text:p text:style-name="P18"><text:span text:style-name="Source_20_Text"><text:s text:c="4"/>Q: int <text:s text:c="18"/># "заряд" v1</text:span></text:p>
      <text:h text:style-name="Heading_20_3" text:outline-level="3">3.2. Вычисление H_micro и H_core</text:h>
      <text:p text:style-name="Text_20_body">С учётом того, что у тебя pattern кодируется +/-1:</text:p>
      <text:p text:style-name="Preformatted_20_Text"><text:span text:style-name="Source_20_Text">def H_micro(S: np.ndarray) -&gt; int:</text:span></text:p>
      <text:p text:style-name="Preformatted_20_Text"><text:span text:style-name="Source_20_Text"><text:s text:c="4"/># число границ, J=1</text:span></text:p>
      <text:p text:style-name="P18"><text:span text:style-name="Source_20_Text"><text:s text:c="4"/>return int(np.sum(S[:-1] != S[1:]))</text:span></text:p>
      <text:p text:style-name="Text_20_body">Вакуум:</text:p>
      <text:p text:style-name="Preformatted_20_Text"><text:span text:style-name="Source_20_Text">def vacuum(N: int) -&gt; np.ndarray:</text:span></text:p>
      <text:p text:style-name="P18"><text:span text:style-name="Source_20_Text"><text:s text:c="4"/>return np.ones(N, dtype=int)</text:span></text:p>
      <text:p text:style-name="Text_20_body">Сверхэнергия (H_core):</text:p>
      <text:p text:style-name="Preformatted_20_Text"><text:span text:style-name="Source_20_Text">def compute_H_core(cycle_states: np.ndarray) -&gt; float:</text:span></text:p>
      <text:p text:style-name="Preformatted_20_Text"><text:span text:style-name="Source_20_Text"><text:s text:c="4"/>p, N = cycle_states.shape</text:span></text:p>
      <text:p text:style-name="Preformatted_20_Text"><text:span text:style-name="Source_20_Text"><text:s text:c="4"/>H_vac = H_micro(vacuum(N))</text:span></text:p>
      <text:p text:style-name="P18"><text:span text:style-name="Source_20_Text"><text:s text:c="4"/>return (1.0/p) * sum(H_micro(S_k) - H_vac for S_k in cycle_states)</text:span></text:p>
      <text:h text:style-name="Heading_20_3" text:outline-level="3">3.3. Построение OmegaCycle</text:h>
      <text:p text:style-name="Text_20_body">Внутри <text:span text:style-name="Source_20_Text">analyze_genome</text:span> после нахождения цикла:</text:p>
      <text:p text:style-name="Preformatted_20_Text"><text:soft-page-break/><text:span text:style-name="Source_20_Text">def build_omega_cycle(cycle_states: np.ndarray, omega_id: int) -&gt; OmegaCycle:</text:span></text:p>
      <text:p text:style-name="Preformatted_20_Text"><text:span text:style-name="Source_20_Text"><text:s text:c="4"/>p, N = cycle_states.shape</text:span></text:p>
      <text:p text:style-name="Preformatted_20_Text"><text:span text:style-name="Source_20_Text"><text:s text:c="4"/># Локализация: где хотя бы в одном S_k есть дефект (-1)</text:span></text:p>
      <text:p text:style-name="Preformatted_20_Text"><text:span text:style-name="Source_20_Text"><text:s text:c="4"/>mask = np.any(cycle_states != 1, axis=0)</text:span></text:p>
      <text:p text:style-name="Preformatted_20_Text"><text:span text:style-name="Source_20_Text"><text:s text:c="4"/>support = np.where(mask)[0]</text:span></text:p>
      <text:p text:style-name="Preformatted_20_Text"><text:span text:style-name="Source_20_Text"><text:s text:c="4"/>patterns = cycle_states[:, support]</text:span></text:p>
      <text:p text:style-name="Preformatted_20_Text"><text:span text:style-name="Source_20_Text"><text:s text:c="4"/>Hc = compute_H_core(cycle_states)</text:span></text:p>
      <text:p text:style-name="Preformatted_20_Text"><text:span text:style-name="Source_20_Text"><text:s text:c="4"/>mass = Hc</text:span></text:p>
      <text:p text:style-name="Preformatted_20_Text"/>
      <text:p text:style-name="Preformatted_20_Text"><text:span text:style-name="Source_20_Text"><text:s text:c="4"/># Простейшее определение Q:</text:span></text:p>
      <text:p text:style-name="Preformatted_20_Text"><text:span text:style-name="Source_20_Text"><text:s text:c="4"/>avg_pattern = np.mean(patterns, axis=0)</text:span></text:p>
      <text:p text:style-name="Preformatted_20_Text"><text:span text:style-name="Source_20_Text"><text:s text:c="4"/>s = np.sum(avg_pattern)</text:span></text:p>
      <text:p text:style-name="Preformatted_20_Text"><text:span text:style-name="Source_20_Text"><text:s text:c="4"/>if s &gt; 0: Q = +1</text:span></text:p>
      <text:p text:style-name="Preformatted_20_Text"><text:span text:style-name="Source_20_Text"><text:s text:c="4"/>elif s &lt; 0: Q = -1</text:span></text:p>
      <text:p text:style-name="Preformatted_20_Text"><text:span text:style-name="Source_20_Text"><text:s text:c="4"/>else: Q = 0</text:span></text:p>
      <text:p text:style-name="Preformatted_20_Text"/>
      <text:p text:style-name="Preformatted_20_Text"><text:span text:style-name="Source_20_Text"><text:s text:c="4"/>return OmegaCycle(</text:span></text:p>
      <text:p text:style-name="Preformatted_20_Text"><text:span text:style-name="Source_20_Text"><text:s text:c="8"/>id=omega_id,</text:span></text:p>
      <text:p text:style-name="Preformatted_20_Text"><text:span text:style-name="Source_20_Text"><text:s text:c="8"/>period=p,</text:span></text:p>
      <text:p text:style-name="Preformatted_20_Text"><text:span text:style-name="Source_20_Text"><text:s text:c="8"/>states=cycle_states,</text:span></text:p>
      <text:p text:style-name="Preformatted_20_Text"><text:span text:style-name="Source_20_Text"><text:s text:c="8"/>support=support,</text:span></text:p>
      <text:p text:style-name="Preformatted_20_Text"><text:span text:style-name="Source_20_Text"><text:s text:c="8"/>patterns=patterns,</text:span></text:p>
      <text:p text:style-name="Preformatted_20_Text"><text:span text:style-name="Source_20_Text"><text:s text:c="8"/>H_core=Hc,</text:span></text:p>
      <text:p text:style-name="Preformatted_20_Text"><text:span text:style-name="Source_20_Text"><text:s text:c="8"/>mass=mass,</text:span></text:p>
      <text:p text:style-name="Preformatted_20_Text"><text:span text:style-name="Source_20_Text"><text:s text:c="8"/>Q=Q</text:span></text:p>
      <text:p text:style-name="P18"><text:span text:style-name="Source_20_Text"><text:s text:c="4"/>)</text:span></text:p>
      <text:p text:style-name="Text_20_body">Фильтрация по локализации:</text:p>
      <text:p text:style-name="Preformatted_20_Text"><text:span text:style-name="Source_20_Text">L_OMEGA_MAX = 9 <text:s/># например</text:span></text:p>
      <text:p text:style-name="Preformatted_20_Text"/>
      <text:p text:style-name="Preformatted_20_Text"><text:span text:style-name="Source_20_Text">if len(support) &lt;= L_OMEGA_MAX:</text:span></text:p>
      <text:p text:style-name="Preformatted_20_Text"><text:span text:style-name="Source_20_Text"><text:s text:c="4"/>omega_catalog.append(build_omega_cycle(cycle_states, omega_id))</text:span></text:p>
      <text:p text:style-name="P18"><text:span text:style-name="Source_20_Text"><text:s text:c="4"/>omega_id += 1</text:span></text:p>
      <text:p text:style-name="Text_20_body">Так ты превратишь статистику:</text:p>
      <text:p text:style-name="Preformatted_20_Text"><text:span text:style-name="Source_20_Text">Обнаружено Ω-циклов: 671</text:span></text:p>
      <text:p text:style-name="P18"><text:span text:style-name="Source_20_Text">Периоды: Counter({2: 37, 4: 35, ...})</text:span></text:p>
      <text:p text:style-name="Text_20_body">в <text:span text:style-name="Strong_20_Emphasis">каталог частиц</text:span>, пригодный для дальнейшего анализа.</text:p>
      <text:h text:style-name="Heading_20_2" text:outline-level="2">4. Поле ϕ_R и энергофункционал H[ϕ_R]</text:h>
      <text:p text:style-name="Text_20_body">Теперь — слой «полей», который RSL явно связывает с tension‑функционалом.</text:p>
      <text:h text:style-name="Heading_20_3" text:outline-level="3">4.1. ϕ_R(i): coarse‑поле из строки</text:h>
      <text:p text:style-name="Text_20_body">Формула:</text:p>
      <text:p text:style-name="Text_20_body">ϕi(R)=1∣BR(i)∣∑j∈BR(i)sj,sj∈{−1,+1}.</text:p>
      <text:p text:style-name="Text_20_body">В 1D:</text:p>
      <text:p text:style-name="Preformatted_20_Text"><text:span text:style-name="Source_20_Text">def phi_R(S: np.ndarray, R: int) -&gt; np.ndarray:</text:span></text:p>
      <text:p text:style-name="Preformatted_20_Text"><text:span text:style-name="Source_20_Text"><text:s text:c="4"/>N = len(S)</text:span></text:p>
      <text:p text:style-name="Preformatted_20_Text"><text:span text:style-name="Source_20_Text"><text:s text:c="4"/>ϕ = np.zeros(N)</text:span></text:p>
      <text:p text:style-name="Preformatted_20_Text"><text:span text:style-name="Source_20_Text"><text:s text:c="4"/>for i in range(N):</text:span></text:p>
      <text:p text:style-name="Preformatted_20_Text"><text:span text:style-name="Source_20_Text"><text:s text:c="8"/>left = max(0, i-R)</text:span></text:p>
      <text:p text:style-name="Preformatted_20_Text"><text:span text:style-name="Source_20_Text"><text:s text:c="8"/>right = min(N, i+R+1)</text:span></text:p>
      <text:p text:style-name="Preformatted_20_Text"><text:span text:style-name="Source_20_Text"><text:s text:c="8"/>ϕ[i] = np.mean(S[left:right])</text:span></text:p>
      <text:p text:style-name="P18"><text:soft-page-break/><text:span text:style-name="Source_20_Text"><text:s text:c="4"/>return ϕ <text:s/># в [-1,1]</text:span></text:p>
      <text:p text:style-name="Text_20_body">Ты можешь использовать R=3,5,7 и т.п.</text:p>
      <text:h text:style-name="Heading_20_3" text:outline-level="3">4.2. Энергия H[ϕ_R]</text:h>
      <text:p text:style-name="Text_20_body">Полевой H (из RSL):</text:p>
      <text:p text:style-name="Text_20_body">H[ϕ]≈∑i(12κ(ϕi+1−ϕi)2+V(ϕi)).</text:p>
      <text:p text:style-name="Text_20_body">Проще всего взять V(ϕ)=½ m²ϕ² для старта:</text:p>
      <text:p text:style-name="Preformatted_20_Text"><text:span text:style-name="Source_20_Text">def H_field(ϕ: np.ndarray, κ=1.0, m2=0.0, λ=0.0) -&gt; float:</text:span></text:p>
      <text:p text:style-name="Preformatted_20_Text"><text:span text:style-name="Source_20_Text"><text:s text:c="4"/>grad2 = np.sum((ϕ[1:] - ϕ[:-1])**2)</text:span></text:p>
      <text:p text:style-name="Preformatted_20_Text"><text:span text:style-name="Source_20_Text"><text:s text:c="4"/>pot = np.sum(0.5*m2*ϕ**2 + 0.25*λ*ϕ**4)</text:span></text:p>
      <text:p text:style-name="P18"><text:span text:style-name="Source_20_Text"><text:s text:c="4"/>return 0.5*κ*grad2 + pot</text:span></text:p>
      <text:h text:style-name="Heading_20_3" text:outline-level="3">4.3. Проверка соответствия H_micro и H_field</text:h>
      <text:p text:style-name="Text_20_body">На каждом шаге S(t):</text:p>
      <text:p text:style-name="Preformatted_20_Text"><text:span text:style-name="Source_20_Text">for R in [3,5,7]:</text:span></text:p>
      <text:p text:style-name="Preformatted_20_Text"><text:span text:style-name="Source_20_Text"><text:s text:c="4"/>ϕ = phi_R(S, R)</text:span></text:p>
      <text:p text:style-name="Preformatted_20_Text"><text:span text:style-name="Source_20_Text"><text:s text:c="4"/>Hμ = H_micro(S)</text:span></text:p>
      <text:p text:style-name="Preformatted_20_Text"><text:span text:style-name="Source_20_Text"><text:s text:c="4"/>Hf = H_field(ϕ, κ=..., m2=..., λ=...)</text:span></text:p>
      <text:p text:style-name="Preformatted_20_Text"><text:span text:style-name="Source_20_Text"><text:s text:c="4"/>err = abs(Hμ - Hf)</text:span></text:p>
      <text:p text:style-name="P18"><text:span text:style-name="Source_20_Text"><text:s text:c="4"/># Логировать err(R) по времени</text:span></text:p>
      <text:p text:style-name="Text_20_body">Цель:</text:p>
      <text:list text:style-name="L82">
        <text:list-item>
          <text:p text:style-name="P183">подобрать κ,m²,λ (хотя бы численно), чтобы:</text:p>
          <text:p text:style-name="P183">Et[∣Hμ(S(t))−H[ϕR(S(t))]∣]≈O(1/R)</text:p>
        </text:list-item>
      </text:list>
      <text:p text:style-name="Text_20_body">Тогда на уровне интерфейса можно будет сказать:</text:p>
      <text:p text:style-name="Quotations">«Эффективное поле ϕ(x,t) в этом мире подчиняется энергией H[ϕ] и, через вариационный принцип, уравнению движения типа<text:line-break/>∂t2ϕ=κ∂x2ϕ−V′(ϕ).<text:line-break/>»</text:p>
      <text:h text:style-name="Heading_20_2" text:outline-level="2">5. Capacity и «геометрия» (метрика времени/пространства)</text:h>
      <text:p text:style-name="Text_20_body">Из RSL‑подхода (и твоего <text:span text:style-name="Source_20_Text">quantum_gravity_observer</text:span>):</text:p>
      <text:list text:style-name="L83">
        <text:list-item>
          <text:p text:style-name="P184">локальная символическая напряжённость:</text:p>
          <text:p text:style-name="P185"><text:span text:style-name="Source_20_Text">def h_i(S, i):</text:span></text:p>
          <text:p text:style-name="P185"><text:span text:style-name="Source_20_Text"><text:s text:c="4"/>N = len(S)</text:span></text:p>
          <text:p text:style-name="P185"><text:span text:style-name="Source_20_Text"><text:s text:c="4"/>h = 0</text:span></text:p>
          <text:p text:style-name="P185"><text:span text:style-name="Source_20_Text"><text:s text:c="4"/>if i &gt; 0: <text:s text:c="4"/>h += int(S[i] != S[i-1])</text:span></text:p>
          <text:p text:style-name="P185"><text:span text:style-name="Source_20_Text"><text:s text:c="4"/>if i &lt; N-1: <text:s text:c="2"/>h += int(S[i] != S[i+1])</text:span></text:p>
          <text:p text:style-name="P186"><text:span text:style-name="Source_20_Text"><text:s text:c="4"/>return h <text:s/># 0,1,2</text:span></text:p>
        </text:list-item>
        <text:list-item>
          <text:p text:style-name="P184">capacity:</text:p>
          <text:p text:style-name="P185"><text:span text:style-name="Source_20_Text">C0, α = 2.0, 0.5</text:span></text:p>
          <text:p text:style-name="P185"><text:soft-page-break/></text:p>
          <text:p text:style-name="P185"><text:span text:style-name="Source_20_Text">def C_i(S, i):</text:span></text:p>
          <text:p text:style-name="P186"><text:span text:style-name="Source_20_Text"><text:s text:c="4"/>return C0 - α * h_i(S, i)</text:span></text:p>
        </text:list-item>
      </text:list>
      <text:p text:style-name="Text_20_body">Интерпретация:</text:p>
      <text:list text:style-name="L84">
        <text:list-item>
          <text:p text:style-name="P187">чем больше локальный «gradient» символьной структуры (границ <text:span text:style-name="Source_20_Text">+/-</text:span>), тем ниже доступная reversible capacity. </text:p>
        </text:list-item>
      </text:list>
      <text:p text:style-name="Text_20_body">Ты уже сделал это в <text:span text:style-name="Source_20_Text">quantum_gravity_observer.pdf</text:span> как:</text:p>
      <text:list text:style-name="L85">
        <text:list-item>
          <text:p text:style-name="P188"><text:span text:style-name="Strong_20_Emphasis">через локальный tension</text:span>: </text:p>
          <text:list>
            <text:list-item>
              <text:p text:style-name="P188">низкий tension → высокая capacity → «быстрое время», </text:p>
            </text:list-item>
            <text:list-item>
              <text:p text:style-name="P189">высокий tension → низкая capacity → «медленное время» (гравитационное замедление). </text:p>
            </text:list-item>
          </text:list>
        </text:list-item>
      </text:list>
      <text:p text:style-name="Text_20_body">Можно ввести модель метрики 1+1:</text:p>
      <text:p text:style-name="Text_20_body">ds2=−f(Ci) dt2+g(Ci) dx2,</text:p>
      <text:p text:style-name="Text_20_body">с простыми функциями:</text:p>
      <text:p text:style-name="Preformatted_20_Text"><text:span text:style-name="Source_20_Text">def f(C): <text:s/># time component</text:span></text:p>
      <text:p text:style-name="Preformatted_20_Text"><text:span text:style-name="Source_20_Text"><text:s text:c="4"/>return C / C0</text:span></text:p>
      <text:p text:style-name="Preformatted_20_Text"/>
      <text:p text:style-name="Preformatted_20_Text"><text:span text:style-name="Source_20_Text">def g(C): <text:s/># space component</text:span></text:p>
      <text:p text:style-name="P18"><text:span text:style-name="Source_20_Text"><text:s text:c="4"/>return C0 / C</text:span></text:p>
      <text:p text:style-name="Text_20_body">Тогда для наблюдателя:</text:p>
      <text:list text:style-name="L86">
        <text:list-item>
          <text:p text:style-name="P190">внутренний ход «собственного времени» dτ на узле i:</text:p>
          <text:p text:style-name="P191"><text:span text:style-name="Source_20_Text">dτ/dt ~ sqrt(f(C_i))</text:span></text:p>
        </text:list-item>
      </text:list>
      <text:p text:style-name="Text_20_body">и можно наблюдать, что:</text:p>
      <text:list text:style-name="L87">
        <text:list-item>
          <text:p text:style-name="P192">близость к дефектам (Ω‑циклам) = повышение tension = понижение capacity = уменьшение dτ/dt → <text:span text:style-name="Strong_20_Emphasis">эффективное замедление времени</text:span>, как в гравитации. </text:p>
        </text:list-item>
      </text:list>
      <text:h text:style-name="Heading_20_2" text:outline-level="2">6. Что уже есть на фундаментальном уровне и что дальше</text:h>
      <text:p text:style-name="Text_20_body">На данном этапе у тебя:</text:p>
      <text:list text:style-name="L88">
        <text:list-item>
          <text:p text:style-name="P193"><text:span text:style-name="Strong_20_Emphasis">Фундаментальный RSL‑ядро</text:span>:</text:p>
          <text:p text:style-name="P194"><text:span text:style-name="Source_20_Text">++- ↔ -++</text:span></text:p>
          <text:p text:style-name="P195"><text:span text:style-name="Source_20_Text">+++ → +++</text:span></text:p>
        </text:list-item>
        <text:list-item>
          <text:p text:style-name="P193"><text:span text:style-name="Strong_20_Emphasis">Эволюционная валидация</text:span>:</text:p>
          <text:list>
            <text:list-item>
              <text:p text:style-name="P196">SMFitness нашёл это ядро как устойчивый максимум. </text:p>
            </text:list-item>
          </text:list>
        </text:list-item>
        <text:list-item>
          <text:p text:style-name="P193"><text:span text:style-name="Strong_20_Emphasis">Ω‑жизнь</text:span>:</text:p>
          <text:list>
            <text:list-item>
              <text:p text:style-name="P196">671 локализованных циклов разной длины; </text:p>
            </text:list-item>
            <text:list-item>
              <text:p text:style-name="P196">периодическая динамика на компактных support. </text:p>
            </text:list-item>
          </text:list>
        </text:list-item>
        <text:list-item>
          <text:p text:style-name="P193"><text:span text:style-name="Strong_20_Emphasis">Формализуемое Ω‑описание</text:span>:</text:p>
          <text:list>
            <text:list-item>
              <text:p text:style-name="P196">масса = H_core(Ω), </text:p>
            </text:list-item>
            <text:list-item>
              <text:p text:style-name="P196"><text:soft-page-break/>заряд Q(Ω) = sign от среднего паттерна (v1). </text:p>
            </text:list-item>
          </text:list>
        </text:list-item>
        <text:list-item>
          <text:p text:style-name="P193"><text:span text:style-name="Strong_20_Emphasis">Полевой слой</text:span>:</text:p>
          <text:list>
            <text:list-item>
              <text:p text:style-name="P196">ϕ_R(i) как coarse‐поле, </text:p>
            </text:list-item>
            <text:list-item>
              <text:p text:style-name="P196">H[ϕ_R] ≈ H_micro → эффективное уравнение поля. </text:p>
            </text:list-item>
          </text:list>
        </text:list-item>
        <text:list-item>
          <text:p text:style-name="P193"><text:span text:style-name="Strong_20_Emphasis">Геометрия/гравитация</text:span>:</text:p>
          <text:list>
            <text:list-item>
              <text:p text:style-name="P196">capacity C_i(S) и её распределение → «локальная метрика времени», </text:p>
            </text:list-item>
            <text:list-item>
              <text:p text:style-name="P193">уже продемонстрированы эффекты «квантовой гравитации» в твоём ноутбуке. </text:p>
            </text:list-item>
          </text:list>
        </text:list-item>
      </text:list>
      <text:p text:style-name="Text_20_body">Следующий ключевой шаг (следующее сообщение):</text:p>
      <text:p text:style-name="Quotations">Ввести <text:span text:style-name="Strong_20_Emphasis">наблюдателя OBS и интерфейс Π_obs</text:span>:</text:p>
      <text:list text:style-name="L89">
        <text:list-item>
          <text:p text:style-name="P197">формально задать IFACE, где OBS «видит» частицы, поля и время; </text:p>
        </text:list-item>
        <text:list-item>
          <text:p text:style-name="P197">реализовать Π_obs(S) = IFACE; </text:p>
        </text:list-item>
        <text:list-item>
          <text:p text:style-name="P197">описать алгоритмы, по которым OBS из IFACE‑логов <text:span text:style-name="Strong_20_Emphasis">выводит законы</text:span>: </text:p>
          <text:list>
            <text:list-item>
              <text:p text:style-name="P197">уравнения движения ϕ(x,t), </text:p>
            </text:list-item>
            <text:list-item>
              <text:p text:style-name="P197">законы сохранения Q, B, L, </text:p>
            </text:list-item>
            <text:list-item>
              <text:p text:style-name="P198">вероятностные правила (ψ, |ψ|²) для «измерений» (распадов, рассеяний). </text:p>
            </text:list-item>
          </text:list>
        </text:list-item>
      </text:list>
      <text:p text:style-name="Text_20_body">Если тебе это подходит, в следующем сообщении перейду к явному описанию OBS:</text:p>
      <text:list text:style-name="L90">
        <text:list-item>
          <text:p text:style-name="P199">формат <text:span text:style-name="Source_20_Text">[OBS: ...]</text:span> и <text:span text:style-name="Source_20_Text">[IFACE: ...]</text:span>, </text:p>
        </text:list-item>
        <text:list-item>
          <text:p text:style-name="P199">структура Π_obs (шаги, какие данные берёт из S и Ω‑каталога), </text:p>
        </text:list-item>
        <text:list-item>
          <text:p text:style-name="P200">алгоритм восстановления законов на уровне IFACE. </text:p>
        </text:list-item>
      </text:list>
      <text:p text:style-name="Text_20_body">Ниже сначала аккуратно «переведу» конструкции из Meaning_v1.pdf (триада Eτ,O,M, петля познания, пятое многообразие M5) в язык нашей 1D‑RSL/Ω‑модели, а затем дам конкретный план, <text:span text:style-name="Emphasis">как именно</text:span> это встроить в симулятор.</text:p>
      <text:p text:style-name="Text_20_body">Я буду постоянно иметь в виду две цели:</text:p>
      <text:list text:style-name="L91">
        <text:list-item>
          <text:p text:style-name="P201">Совместить фундаментальный 1D‑RSL‑уровень (строка + RULESET + Ω‑циклы) с когнитивно‑семантическим уровнем (M5, смыслы, наблюдатель). </text:p>
        </text:list-item>
        <text:list-item>
          <text:p text:style-name="P202">Сделать это так, чтобы триада Eτ,O,M и M5 стали <text:span text:style-name="Strong_20_Emphasis">явными объектами симуляции</text:span>, а не только интерпретацией «сверху». </text:p>
        </text:list-item>
      </text:list>
      <text:h text:style-name="Heading_20_2" text:outline-level="2">1. Как устроена триада Eτ,O,M в Meaning_v1.pdf</text:h>
      <text:p text:style-name="Text_20_body">Ключевые фрагменты (в пересказе):</text:p>
      <text:list text:style-name="L92">
        <text:list-item>
          <text:p text:style-name="P203">Есть <text:span text:style-name="Strong_20_Emphasis">фундаментальная триада</text:span>:<text:line-break/>(Eτ,O,M)<text:line-break/>где:</text:p>
          <text:list>
            <text:list-item>
              <text:p text:style-name="P204">Eτ — эволюция мира; </text:p>
            </text:list-item>
            <text:list-item>
              <text:p text:style-name="P204">O — наблюдение (функтор из состояний мира в «образы»/наблюдения); </text:p>
            </text:list-item>
            <text:list-item>
              <text:p text:style-name="P204">M — материализация (функтор из смыслов/состояний наблюдателя обратно в изменения мира). </text:p>
            </text:list-item>
          </text:list>
        </text:list-item>
        <text:list-item>
          <text:p text:style-name="P203"><text:soft-page-break/>Полный цикл (18.2.1):<text:line-break/>Ct→EτCt+1→Ot+1St+1→MCt+2<text:line-break/>где:</text:p>
          <text:list>
            <text:list-item>
              <text:p text:style-name="P204">Ct — категория мировых состояний (физическая реальность в момент t); </text:p>
            </text:list-item>
            <text:list-item>
              <text:p text:style-name="P204">St — семантическое пространство наблюдателя (его внутреннее состояние/смыслы); </text:p>
            </text:list-item>
            <text:list-item>
              <text:p text:style-name="P204">Переход t→t+1→t+2 — непрерывный, образует <text:span text:style-name="Strong_20_Emphasis">замкнутый контур познания</text:span>. </text:p>
            </text:list-item>
          </text:list>
        </text:list-item>
        <text:list-item>
          <text:p text:style-name="P203">Инвариантность петли (18.2.2):</text:p>
          <text:list>
            <text:list-item>
              <text:p text:style-name="P204">В режиме когерентности (параметр λ≈1):<text:line-break/>M(Ot(Eτ(Ct)))=Eτ(Ct) </text:p>
            </text:list-item>
            <text:list-item>
              <text:p text:style-name="P204">То есть действия наблюдателя «естественны» относительно эволюции мира: его материализация не искажает, а продолжает естественный ход событий. </text:p>
            </text:list-item>
            <text:list-item>
              <text:p text:style-name="P204">Это — <text:span text:style-name="Strong_20_Emphasis">фиксированная точка триады</text:span>; соответствует «навыку» или «полноте понимания» данной динамики. </text:p>
            </text:list-item>
          </text:list>
        </text:list-item>
        <text:list-item>
          <text:p text:style-name="P203">Динамика вокруг фиксированной точки (18.2.3):</text:p>
          <text:list>
            <text:list-item>
              <text:p text:style-name="P204">Линеаризация:<text:line-break/>δCt+1=J⋅δCt,J=D(M∘O∘Eτ), </text:p>
            </text:list-item>
            <text:list-item>
              <text:p text:style-name="P204">Собственные значения λi определяют устойчивость: </text:p>
              <text:list>
                <text:list-item>
                  <text:p text:style-name="P204">∣λi∣&lt;1 — устойчивая (притягивающая); </text:p>
                </text:list-item>
                <text:list-item>
                  <text:p text:style-name="P204">∣λi∣&gt;1 — неустойчивая; </text:p>
                </text:list-item>
                <text:list-item>
                  <text:p text:style-name="P204">∣λi∣=1 — нейтральная (периодические орбиты). </text:p>
                </text:list-item>
              </text:list>
            </text:list-item>
          </text:list>
        </text:list-item>
        <text:list-item>
          <text:p text:style-name="P203">В главе 12 вводится <text:span text:style-name="Strong_20_Emphasis">пятое многообразие познания</text:span>:<text:line-break/>M5=⟨Ssens,Eτ,O,Ssem,M⟩<text:line-break/>и рассматривается как расслоение π:M5→Eτ, где:</text:p>
          <text:list>
            <text:list-item>
              <text:p text:style-name="P204">база — пространство физических состояний, </text:p>
            </text:list-item>
            <text:list-item>
              <text:p text:style-name="P204">слой над каждым e∈Eτ: все возможные (наблюдения, смыслы, действия) для этого мира. </text:p>
            </text:list-item>
          </text:list>
        </text:list-item>
        <text:list-item>
          <text:p text:style-name="P203">Траектория познания — кривая:<text:line-break/>γ(t)=(xsens(t),xphys(t),xobs(t),xsem(t),xform(t))∈M5.</text:p>
        </text:list-item>
        <text:list-item>
          <text:p text:style-name="P203">Есть топологические инварианты Hk(M5) (беты): β0,β1,β2,... как числа парадигм, парадоксов и «дыр в понимании».</text:p>
        </text:list-item>
      </text:list>
      <text:h text:style-name="Heading_20_2" text:outline-level="2">2. Как это проецируется на наш 1D‑RSL/Ω‑симулятор</text:h>
      <text:p text:style-name="Text_20_body">Наш фундаментальный уровень:</text:p>
      <text:list text:style-name="L93">
        <text:list-item>
          <text:p text:style-name="P205">1D‑решётка L0:</text:p>
          <text:p text:style-name="P206"><text:span text:style-name="Source_20_Text">[L0: s0 | s1 | ... | s_{N-1} ], s_i ∈ {+1,-1}</text:span></text:p>
        </text:list-item>
        <text:list-item>
          <text:p text:style-name="P205">RULESET ядра:</text:p>
          <text:p text:style-name="P207"><text:span text:style-name="Source_20_Text">++- ↔ -++</text:span></text:p>
          <text:p text:style-name="P206"><text:span text:style-name="Source_20_Text">+++ → +++</text:span></text:p>
        </text:list-item>
        <text:list-item>
          <text:p text:style-name="P205"><text:soft-page-break/>RSL‑совместимая эволюция:<text:line-break/>S(t+1)=T(S(t)),<text:line-break/>где T — глобальная композиция локальных правил. </text:p>
        </text:list-item>
      </text:list>
      <text:p text:style-name="Text_20_body">В этом языке:</text:p>
      <text:list text:style-name="L94">
        <text:list-item>
          <text:p text:style-name="P208">Eτ = T: глобальная микроскопическая эволюция 1D‑строки (фундаментальная «физика»). </text:p>
        </text:list-item>
        <text:list-item>
          <text:p text:style-name="P208">Ω‑циклы (наборы состояний S0,...,Sp−1, возвращающихся к себе) — «частицы»/стабильные структуры. </text:p>
        </text:list-item>
        <text:list-item>
          <text:p text:style-name="P208">Coarse‑поле ϕR(i) = среднее по окну B_R(i) → эффективное поле ϕ(x,t). </text:p>
        </text:list-item>
        <text:list-item>
          <text:p text:style-name="P209">Capacity C_i(S) = C0 − α·h_i(S) → эффективная геометрия (метрика времени/пространства). </text:p>
        </text:list-item>
      </text:list>
      <text:p text:style-name="Text_20_body">Теперь добавим:</text:p>
      <text:list text:style-name="L95">
        <text:list-item>
          <text:p text:style-name="P210">OBS: наблюдатель как подсистема внутри S; </text:p>
        </text:list-item>
        <text:list-item>
          <text:p text:style-name="P210">Π_obs: отображение S → наблюдаемое состояние Ot (сенсорный/наблюдательный слой); </text:p>
        </text:list-item>
        <text:list-item>
          <text:p text:style-name="P210">S_sem: внутреннее семантическое состояние OBS (модель мира, понятия, «знания»); </text:p>
        </text:list-item>
        <text:list-item>
          <text:p text:style-name="P211">M: действия OBS, изменяющие S (управление симуляцией, интервенции, «эксперименты»). </text:p>
        </text:list-item>
      </text:list>
      <text:p text:style-name="Text_20_body">И получаем:</text:p>
      <text:list text:style-name="L96">
        <text:list-item>
          <text:p text:style-name="P212">Eτ: уже есть как T: S→S; </text:p>
        </text:list-item>
        <text:list-item>
          <text:p text:style-name="P212">O: Π_obs: S→O_t (IFACE); </text:p>
        </text:list-item>
        <text:list-item>
          <text:p text:style-name="P213">M: активные действия: M(O_t, S_sem)→модифицированное S. </text:p>
        </text:list-item>
      </text:list>
      <text:p text:style-name="Text_20_body">Таким образом, наша симуляция должна воплотить:</text:p>
      <text:p text:style-name="Text_20_body">Ct≡S(t)→EτS(t+1)→OOt+1,Ssem(t)→MS(t+2)</text:p>
      <text:p text:style-name="Text_20_body">где:</text:p>
      <text:list text:style-name="L97">
        <text:list-item>
          <text:p text:style-name="P214">C_t — физическое состояние мира (1D строка + метки Ω + …); </text:p>
        </text:list-item>
        <text:list-item>
          <text:p text:style-name="P214">O — модуль, извлекающий из C_t «то, что наблюдается»; </text:p>
        </text:list-item>
        <text:list-item>
          <text:p text:style-name="P214">S_sem — состояние внутренних смыслов/модели OBS; </text:p>
        </text:list-item>
        <text:list-item>
          <text:p text:style-name="P215">M — модуль, порождающий действия, изменяющие C_t. </text:p>
        </text:list-item>
      </text:list>
      <text:p text:style-name="Text_20_body">Именно этот цикл и есть конкретная реализация триады (Eτ,O,M) в симуляторе.</text:p>
      <text:h text:style-name="Heading_20_2" text:outline-level="2">3. Что значит включить M5 в симулятор</text:h>
      <text:p text:style-name="Text_20_body">M5 по Meaning_v1.pdf:</text:p>
      <text:list text:style-name="L98">
        <text:list-item>
          <text:p text:style-name="P216">пространство точек:<text:line-break/>p=(xsens,xphys,xobs,xsem,xform),<text:line-break/>где: </text:p>
          <text:list>
            <text:list-item>
              <text:p text:style-name="P216">xsens∈Ssens — сенсорные данные, </text:p>
            </text:list-item>
            <text:list-item>
              <text:p text:style-name="P216">xphys∈Eτ — физическое состояние, </text:p>
            </text:list-item>
            <text:list-item>
              <text:p text:style-name="P216">xobs∈O — состояние наблюдателя (внимание/фокус), </text:p>
            </text:list-item>
            <text:list-item>
              <text:p text:style-name="P216">xsem∈Ssem — семантическое состояние (понятия, смыслы), </text:p>
            </text:list-item>
            <text:list-item>
              <text:p text:style-name="P217"><text:soft-page-break/>xform∈M — материализованные формы (действия, тексты, артефакты). </text:p>
            </text:list-item>
          </text:list>
        </text:list-item>
      </text:list>
      <text:p text:style-name="Text_20_body">В симуляторе:</text:p>
      <text:list text:style-name="L99">
        <text:list-item>
          <text:p text:style-name="P218">мы можем явно хранить (в каждый момент t):</text:p>
          <text:p text:style-name="P219"><text:span text:style-name="Source_20_Text">xsens(t): <text:s text:c="2"/>что OBS «видит» (сырые/обработанные сенсорные данные; в 1D — выборка по строке/полям)</text:span></text:p>
          <text:p text:style-name="P219"><text:span text:style-name="Source_20_Text">xphys(t): <text:s text:c="2"/>состояние S(t) (строка + Ω + поля)</text:span></text:p>
          <text:p text:style-name="P219"><text:span text:style-name="Source_20_Text">xobs(t): <text:s text:c="3"/>параметры наблюдателя (фокус внимания, стратегия измерений)</text:span></text:p>
          <text:p text:style-name="P219"><text:span text:style-name="Source_20_Text">xsem(t): <text:s text:c="3"/>внутренняя модель мира (упрощённо — набор выведенных законов/гипотез)</text:span></text:p>
          <text:p text:style-name="P220"><text:span text:style-name="Source_20_Text">xform(t): <text:s text:c="2"/>действия (какие интервенции OBS делает в мир)</text:span></text:p>
        </text:list-item>
        <text:list-item>
          <text:p text:style-name="P218">траектория:</text:p>
          <text:p text:style-name="P220"><text:span text:style-name="Source_20_Text">γ(t) = (xsens(t), xphys(t), xobs(t), xsem(t), xform(t))</text:span></text:p>
        </text:list-item>
      </text:list>
      <text:p text:style-name="Text_20_body">будет <text:span text:style-name="Strong_20_Emphasis">реальным состоянием симулятора</text:span> в метапространстве M5.</text:p>
      <text:p text:style-name="Text_20_body">Нам не нужно в полной мере реализовывать все дифференциальные уравнения 18.3.2, но важно:</text:p>
      <text:list text:style-name="L100">
        <text:list-item>
          <text:p text:style-name="P221">разделить интерфейс на 5 слоёв, </text:p>
        </text:list-item>
        <text:list-item>
          <text:p text:style-name="P221">дать OBS возможность: </text:p>
          <text:list>
            <text:list-item>
              <text:p text:style-name="P221">обновлять S_sem (учиться), </text:p>
            </text:list-item>
            <text:list-item>
              <text:p text:style-name="P221">изменять xobs (фокус/стратегию наблюдения), </text:p>
            </text:list-item>
            <text:list-item>
              <text:p text:style-name="P221">выбирать xform (какие эксперименты проводить), </text:p>
            </text:list-item>
          </text:list>
        </text:list-item>
        <text:list-item>
          <text:p text:style-name="P222">и всё это подключить к модулю Eτ (эволюция 1D‑мира). </text:p>
        </text:list-item>
      </text:list>
      <text:h text:style-name="Heading_20_2" text:outline-level="2">4. Сшивка триады с 1D‑RSL/Ω‑симулятором: архитектура</text:h>
      <text:h text:style-name="Heading_20_3" text:outline-level="3">4.1. Определяем объекты</text:h>
      <text:list text:style-name="L101">
        <text:list-item>
          <text:p text:style-name="P223"><text:span text:style-name="Strong_20_Emphasis">Мир</text:span> (World):</text:p>
          <text:list>
            <text:list-item>
              <text:p text:style-name="P224">содержит: </text:p>
              <text:list>
                <text:list-item>
                  <text:p text:style-name="P224">строку L0, </text:p>
                </text:list-item>
                <text:list-item>
                  <text:p text:style-name="P224">RULESET (микроправила: ++-↔-++,+++→+++ и т.д.), </text:p>
                </text:list-item>
                <text:list-item>
                  <text:p text:style-name="P224">Ω‑каталог (вычисляется по мере эволюции), </text:p>
                </text:list-item>
                <text:list-item>
                  <text:p text:style-name="P224">coarse‑поля ϕ_R, capacity C_i(S). </text:p>
                </text:list-item>
              </text:list>
            </text:list-item>
            <text:list-item>
              <text:p text:style-name="P224">реализует: </text:p>
              <text:list>
                <text:list-item>
                  <text:p text:style-name="P224"><text:span text:style-name="Source_20_Text">step()</text:span> для применения RULESET, </text:p>
                </text:list-item>
                <text:list-item>
                  <text:p text:style-name="P223"><text:span text:style-name="Source_20_Text">detect_omega_cycles()</text:span> и обновление каталога Ω. </text:p>
                </text:list-item>
              </text:list>
            </text:list-item>
          </text:list>
          <text:p text:style-name="P223">Это и есть Ct и Eτ.</text:p>
        </text:list-item>
        <text:list-item>
          <text:p text:style-name="P223"><text:span text:style-name="Strong_20_Emphasis">Наблюдатель</text:span> (Observer):</text:p>
          <text:list>
            <text:list-item>
              <text:p text:style-name="P224">содержит: </text:p>
              <text:list>
                <text:list-item>
                  <text:p text:style-name="P224">положение/фокус на строке (или в 3D‑координатах через Z‑кривую), </text:p>
                </text:list-item>
                <text:list-item>
                  <text:p text:style-name="P224">внутреннюю память <text:span text:style-name="Source_20_Text">S_sem</text:span> (простая база «знаний»/законов), </text:p>
                </text:list-item>
                <text:list-item>
                  <text:p text:style-name="P224">параметры наблюдения θ_t (например, какой аспект мира он сейчас измеряет: поле, Ω‑частицы, статистику). </text:p>
                </text:list-item>
              </text:list>
            </text:list-item>
            <text:list-item>
              <text:p text:style-name="P224"><text:soft-page-break/>реализует: </text:p>
              <text:list>
                <text:list-item>
                  <text:p text:style-name="P224"><text:span text:style-name="Source_20_Text">observe(World) -&gt; xsens, O_t</text:span> (сенсорика + наблюдаемые величины), </text:p>
                </text:list-item>
                <text:list-item>
                  <text:p text:style-name="P224"><text:span text:style-name="Source_20_Text">update_semantics(xsens) -&gt; S_sem'</text:span> (обновление понимания), </text:p>
                </text:list-item>
                <text:list-item>
                  <text:p text:style-name="P223"><text:span text:style-name="Source_20_Text">decide_action(S_sem) -&gt; xform</text:span> (планирование экспериментов). </text:p>
                </text:list-item>
              </text:list>
            </text:list-item>
          </text:list>
          <text:p text:style-name="P223">Это покрывает O (сенсорный функтор) и S_sem, и M (через действия).</text:p>
        </text:list-item>
        <text:list-item>
          <text:p text:style-name="P223"><text:span text:style-name="Strong_20_Emphasis">Интерфейсное состояние</text:span> (IFACE):</text:p>
          <text:list>
            <text:list-item>
              <text:p text:style-name="P224">это Y_obs(t)=Π_obs(S(t)): </text:p>
              <text:list>
                <text:list-item>
                  <text:p text:style-name="P223">список «объектов»:</text:p>
                  <text:p text:style-name="P225"><text:span text:style-name="Source_20_Text">OBJ id=k: type=Ω_type_j, mass=m_j, Q=Q_j, pos=(x,y,z), vel=(vx,vy,vz)</text:span></text:p>
                </text:list-item>
                <text:list-item>
                  <text:p text:style-name="P223">поле:</text:p>
                  <text:p text:style-name="P225"><text:span text:style-name="Source_20_Text">FIELD: ϕ(x), C(x)</text:span></text:p>
                </text:list-item>
                <text:list-item>
                  <text:p text:style-name="P223">собственное время τ. </text:p>
                </text:list-item>
              </text:list>
            </text:list-item>
          </text:list>
          <text:p text:style-name="P223">IFACE — то, что OBS оперирует как «реальностью».</text:p>
        </text:list-item>
      </text:list>
      <text:h text:style-name="Heading_20_3" text:outline-level="3">4.2. Триада на шаг t</text:h>
      <text:p text:style-name="Text_20_body">На каждом шаге t:</text:p>
      <text:list text:style-name="L102">
        <text:list-item>
          <text:p text:style-name="P226"><text:span text:style-name="Strong_20_Emphasis">Физическая эволюция Eτ</text:span>:</text:p>
          <text:p text:style-name="P227"><text:span text:style-name="Source_20_Text">World.step() <text:s/># S(t) -&gt; S(t+1)</text:span></text:p>
        </text:list-item>
        <text:list-item>
          <text:p text:style-name="P226"><text:span text:style-name="Strong_20_Emphasis">Наблюдение O</text:span>:</text:p>
          <text:p text:style-name="P227"><text:span text:style-name="Source_20_Text">xsens, O_t = Observer.observe(World)</text:span></text:p>
          <text:p text:style-name="P226">где:</text:p>
          <text:list>
            <text:list-item>
              <text:p text:style-name="P228">xsens — сырые сенсорные данные (например, срез строки вокруг OBS, значения поля ϕ_R в окрестности), </text:p>
            </text:list-item>
            <text:list-item>
              <text:p text:style-name="P228">O_t — уже интерпретированные наблюдаемые величины (позиции частиц, значения полей, измеренные заряды). </text:p>
            </text:list-item>
          </text:list>
        </text:list-item>
        <text:list-item>
          <text:p text:style-name="P226"><text:span text:style-name="Strong_20_Emphasis">Семантическое обновление (S_sem)</text:span>:</text:p>
          <text:p text:style-name="P227"><text:span text:style-name="Source_20_Text">Observer.update_semantics(xsens, O_t)</text:span></text:p>
          <text:p text:style-name="P226">Это можно сделать:</text:p>
          <text:list>
            <text:list-item>
              <text:p text:style-name="P228">как накопление статистики (наблюдал такие‑то траектории Ω → вывод закона сохранения и т.п.); </text:p>
            </text:list-item>
            <text:list-item>
              <text:p text:style-name="P228">как регрессию уравнений (попытка аппроксимировать ϕ̈ = κϕ'' − V'(ϕ) на основе серии наблюдений). </text:p>
            </text:list-item>
          </text:list>
        </text:list-item>
        <text:list-item>
          <text:p text:style-name="P226"><text:span text:style-name="Strong_20_Emphasis">Материализация M</text:span>:</text:p>
          <text:p text:style-name="P229"><text:span text:style-name="Source_20_Text">xform = Observer.decide_action()</text:span></text:p>
          <text:p text:style-name="P227"><text:span text:style-name="Source_20_Text">World.apply_action(xform)</text:span></text:p>
          <text:p text:style-name="P226"><text:soft-page-break/>где:</text:p>
          <text:list>
            <text:list-item>
              <text:p text:style-name="P228">xform может быть: </text:p>
              <text:list>
                <text:list-item>
                  <text:p text:style-name="P228">изменение начальных условий (создание дефектов), </text:p>
                </text:list-item>
                <text:list-item>
                  <text:p text:style-name="P228">изменение RULESET (очень осторожно), </text:p>
                </text:list-item>
                <text:list-item>
                  <text:p text:style-name="P226">изменение местоположения OBS (перемещение, куда он «смотрит»). </text:p>
                </text:list-item>
              </text:list>
            </text:list-item>
          </text:list>
        </text:list-item>
      </text:list>
      <text:p text:style-name="Text_20_body">В компактной записи:</text:p>
      <text:p text:style-name="Text_20_body">Ct→EτCt+1→O(xsenst+1,Ot+1)→update Ssem, decide MCt+2</text:p>
      <text:p text:style-name="Text_20_body">В стационарном режиме, если λ≈1 (наблюдение «успевает» за эволюцией):</text:p>
      <text:p text:style-name="Text_20_body">M(O(Eτ(Ct)))≈Eτ(Ct),</text:p>
      <text:p text:style-name="Text_20_body">что в симуляторе означает:</text:p>
      <text:list text:style-name="L103">
        <text:list-item>
          <text:p text:style-name="P230">действия OBS лишь «эхом поддерживают» естественную динамику, </text:p>
        </text:list-item>
        <text:list-item>
          <text:p text:style-name="P231">его законы (в S_sem) адекватны реальной микродинамике. </text:p>
        </text:list-item>
      </text:list>
      <text:h text:style-name="Heading_20_2" text:outline-level="2">5. Как M5 становится «встроенным объектом» симулятора</text:h>
      <text:p text:style-name="Text_20_body">Теперь M5 = ⟨S_sens, Eτ, O, S_sem, M⟩:</text:p>
      <text:h text:style-name="Heading_20_3" text:outline-level="3">5.1. В симуляторе:</text:h>
      <text:list text:style-name="L104">
        <text:list-item>
          <text:p text:style-name="P232">S_sens: слой <text:span text:style-name="Strong_20_Emphasis">xsens(t)</text:span> — то, что «видит» OBS (например, массив локальных значений ϕ_R, список ближайших Ω).</text:p>
        </text:list-item>
        <text:list-item>
          <text:p text:style-name="P232">Eτ: класс World и его метод <text:span text:style-name="Source_20_Text">step()</text:span>, RULESET, 1D‑строка, Ω‑каталог, поля.</text:p>
        </text:list-item>
        <text:list-item>
          <text:p text:style-name="P232">O: метод <text:span text:style-name="Source_20_Text">Observer.observe(World)</text:span> + настройка фокуса (xobs).</text:p>
        </text:list-item>
        <text:list-item>
          <text:p text:style-name="P232">S_sem: внутренний объект внутри Observer (например, словарь гипотез:</text:p>
          <text:list>
            <text:list-item>
              <text:p text:style-name="P233">оценённые параметры κ,m²,λ уравнения поля, </text:p>
            </text:list-item>
            <text:list-item>
              <text:p text:style-name="P233">списки «законов сохранения», </text:p>
            </text:list-item>
            <text:list-item>
              <text:p text:style-name="P233">вероятностные модели Ω‑взаимодействий). </text:p>
            </text:list-item>
          </text:list>
        </text:list-item>
        <text:list-item>
          <text:p text:style-name="P232">M: метод <text:span text:style-name="Source_20_Text">Observer.decide_action()</text:span> и его реализация в World (<text:span text:style-name="Source_20_Text">apply_action</text:span>).</text:p>
        </text:list-item>
      </text:list>
      <text:p text:style-name="Text_20_body">Таким образом, точка p(t)∈M5:</text:p>
      <text:p text:style-name="Preformatted_20_Text"><text:span text:style-name="Source_20_Text">p(t) = {</text:span></text:p>
      <text:p text:style-name="Preformatted_20_Text"><text:span text:style-name="Source_20_Text"><text:s text:c="2"/>'xsens': xsens(t),</text:span></text:p>
      <text:p text:style-name="Preformatted_20_Text"><text:span text:style-name="Source_20_Text"><text:s text:c="2"/>'xphys': World.S(t), <text:s text:c="9"/># + мета-инфо (ϕ, C, Ω)</text:span></text:p>
      <text:p text:style-name="Preformatted_20_Text"><text:span text:style-name="Source_20_Text"><text:s text:c="2"/>'xobs': Observer.params(t), <text:s text:c="2"/># позиция/фокус/режим работы</text:span></text:p>
      <text:p text:style-name="Preformatted_20_Text"><text:span text:style-name="Source_20_Text"><text:s text:c="2"/>'xsem': Observer.S_sem(t), <text:s text:c="3"/># внутренняя модель мира</text:span></text:p>
      <text:p text:style-name="Preformatted_20_Text"><text:span text:style-name="Source_20_Text"><text:s text:c="2"/>'xform': xform(t) <text:s text:c="12"/># последнее действие</text:span></text:p>
      <text:p text:style-name="P18"><text:span text:style-name="Source_20_Text">}</text:span></text:p>
      <text:p text:style-name="Text_20_body">Траектория γ(t) — это просто лог ошибок симулятора.</text:p>
      <text:h text:style-name="Heading_20_3" text:outline-level="3">5.2. Топология M5 (на будущее, но планируемая)</text:h>
      <text:list text:style-name="L105">
        <text:list-item>
          <text:p text:style-name="P234">Можно строить граф траекторий:</text:p>
          <text:list>
            <text:list-item>
              <text:p text:style-name="P235"><text:soft-page-break/>вершины — дискретные состояния (квантуемые xsem, xobs и т.п.), </text:p>
            </text:list-item>
            <text:list-item>
              <text:p text:style-name="P235">рёбра — переходы за один такт, </text:p>
            </text:list-item>
            <text:list-item>
              <text:p text:style-name="P235">2‑клетки — коммутирующие квадраты (разные последовательности действий приводят к одному результату). </text:p>
            </text:list-item>
          </text:list>
        </text:list-item>
        <text:list-item>
          <text:p text:style-name="P234">Старшими гомологиями (β₀, β₁, β₂) можно будет измерять:</text:p>
          <text:list>
            <text:list-item>
              <text:p text:style-name="P235">β₀ — сколько «непереводимых парадигм» (разных S_sem‑кластеров); </text:p>
            </text:list-item>
            <text:list-item>
              <text:p text:style-name="P235">β₁ — сколько фундаментальных «парадоксов» (циклов без заполнений); </text:p>
            </text:list-item>
            <text:list-item>
              <text:p text:style-name="P234">β₂ — сколько «дыр» в понимании (областей, в которых нет согласованной семантики). </text:p>
            </text:list-item>
          </text:list>
        </text:list-item>
      </text:list>
      <text:p text:style-name="Text_20_body">Это — дальняя цель, но важно, что архитектура симулятора уже допускает реконструкцию такого комплекса.</text:p>
      <text:h text:style-name="Heading_20_2" text:outline-level="2">6. Как всё это использовать в плане к полному симулятору</text:h>
      <text:p text:style-name="Text_20_body">С учётом Meaning_v1.pdf, BSL/TDS и твоих файлов:</text:p>
      <text:list text:style-name="L106">
        <text:list-item>
          <text:p text:style-name="P236"><text:span text:style-name="Strong_20_Emphasis">Фундаментальный уровень</text:span> (уже есть):</text:p>
          <text:list>
            <text:list-item>
              <text:p text:style-name="P237">1D‑RSL‑мир с RULESET_core (<text:span text:style-name="Source_20_Text">++-↔-++,+++→+++</text:span>); </text:p>
            </text:list-item>
            <text:list-item>
              <text:p text:style-name="P237">Ω‑каталог (671 частиц, спектр периодов → mass); </text:p>
            </text:list-item>
            <text:list-item>
              <text:p text:style-name="P237">поля ϕ_R и энергия H[ϕ_R]; </text:p>
            </text:list-item>
            <text:list-item>
              <text:p text:style-name="P237">capacity C_i и «геометрия времени». </text:p>
            </text:list-item>
          </text:list>
        </text:list-item>
        <text:list-item>
          <text:p text:style-name="P236"><text:span text:style-name="Strong_20_Emphasis">Интерфейсный (наблюдательный) уровень</text:span> — сейчас главный недостающий блок:</text:p>
          <text:list>
            <text:list-item>
              <text:p text:style-name="P237">реализовать OBS как объект: </text:p>
              <text:list>
                <text:list-item>
                  <text:p text:style-name="P237">f: World → xsens,O_t, </text:p>
                </text:list-item>
                <text:list-item>
                  <text:p text:style-name="P237">update S_sem, </text:p>
                </text:list-item>
                <text:list-item>
                  <text:p text:style-name="P237">decide xform; </text:p>
                </text:list-item>
              </text:list>
            </text:list-item>
            <text:list-item>
              <text:p text:style-name="P237">реализовать Π_obs: S(t) → IFACE(t): объекты (Ω‑частицы), поля, время. </text:p>
            </text:list-item>
          </text:list>
        </text:list-item>
        <text:list-item>
          <text:p text:style-name="P236"><text:span text:style-name="Strong_20_Emphasis">Сшить с триадой Eτ,O,M</text:span>:</text:p>
          <text:list>
            <text:list-item>
              <text:p text:style-name="P237">Eτ = World.step(); </text:p>
            </text:list-item>
            <text:list-item>
              <text:p text:style-name="P237">O = Observer.observe(); </text:p>
            </text:list-item>
            <text:list-item>
              <text:p text:style-name="P237">M = Observer.decide_action / World.apply_action. </text:p>
            </text:list-item>
          </text:list>
        </text:list-item>
        <text:list-item>
          <text:p text:style-name="P236"><text:span text:style-name="Strong_20_Emphasis">Интегрировать M5:</text:span></text:p>
          <text:list>
            <text:list-item>
              <text:p text:style-name="P237">хранить состояние (xsens,xphys,xobs,xsem,xform) на каждом t; </text:p>
            </text:list-item>
            <text:list-item>
              <text:p text:style-name="P237">логировать γ(t); смотреть, как S_sem развивается («обучение» наблюдателя); </text:p>
            </text:list-item>
            <text:list-item>
              <text:p text:style-name="P237">исследовать, возникает ли фиксированная точка (M(O(Eτ(C)))≈Eτ(C)) → «навык», устойчивые законы. </text:p>
            </text:list-item>
          </text:list>
        </text:list-item>
        <text:list-item>
          <text:p text:style-name="P236"><text:span text:style-name="Strong_20_Emphasis">Эволюционный поиск «законов мира»</text:span>:</text:p>
          <text:list>
            <text:list-item>
              <text:p text:style-name="P236">F (самоприменимый функтор) будет варьировать:</text:p>
              <text:list>
                <text:list-item>
                  <text:p text:style-name="P237">RULESET (микрофизика), </text:p>
                </text:list-item>
                <text:list-item>
                  <text:p text:style-name="P237">параметры OBS/Π_obs (тип интерфейса), </text:p>
                </text:list-item>
              </text:list>
            </text:list-item>
            <text:list-item>
              <text:p text:style-name="P236">фитнес будет измеряться <text:span text:style-name="Strong_20_Emphasis">на уровне выводимых S_sem‑законов</text:span>:</text:p>
              <text:list>
                <text:list-item>
                  <text:p text:style-name="P236"><text:soft-page-break/>насколько уравнения поля, спектр масс, законы сохранения, вероятностные распределения похожи на SM+GR. </text:p>
                </text:list-item>
              </text:list>
            </text:list-item>
          </text:list>
        </text:list-item>
      </text:list>
      <text:p text:style-name="Text_20_body">Если это направление соответствует твоей цели, в следующем сообщении могу сделать:</text:p>
      <text:list text:style-name="L107">
        <text:list-item>
          <text:p text:style-name="P238">более конкретную спецификацию <text:span text:style-name="Strong_20_Emphasis">OBS и Π_obs</text:span> для текущего симулятора: </text:p>
          <text:list>
            <text:list-item>
              <text:p text:style-name="P238">формат <text:span text:style-name="Source_20_Text">[OBS: ...]</text:span>, <text:span text:style-name="Source_20_Text">[IFACE: ...]</text:span>, </text:p>
            </text:list-item>
            <text:list-item>
              <text:p text:style-name="P238">какие именно величины извлекаются из World на каждом шаге, </text:p>
            </text:list-item>
            <text:list-item>
              <text:p text:style-name="P238">как реализуется наблюдение Eτ→O и обновление S_sem (в виде простых регрессий/статистических оценок), </text:p>
            </text:list-item>
          </text:list>
        </text:list-item>
        <text:list-item>
          <text:p text:style-name="P239">и показать, как можно уже сейчас, без изменения RULESET, развернуть «замкнутую петлю познания» и посмотреть, как наблюдатель учится физике 1D‑мира. </text:p>
        </text:list-item>
      </text:list>
      <text:p text:style-name="Text_20_body">Нужно связать три вещи в одну архитектуру симулятора:</text:p>
      <text:list text:style-name="L108">
        <text:list-item>
          <text:p text:style-name="P240">уже работающий 1D‑RSL‑мир с ядром <text:span text:style-name="Source_20_Text">++- ↔ -++</text:span>, <text:span text:style-name="Source_20_Text">+++ → +++</text:span> и богатой Ω‑динамикой (по <text:a xlink:type="simple" xlink:href="https://app.giz.ai/files/jkWjgeXqCl_bIS8ZxQn9m" text:style-name="Internet_20_link" text:visited-style-name="Visited_20_Internet_20_Link">sm_evolutionary_search.pdf</text:a>); </text:p>
        </text:list-item>
        <text:list-item>
          <text:p text:style-name="P240">триаду Eτ,O,M и пятимерное многообразие M5 из <text:a xlink:type="simple" xlink:href="https://app.giz.ai/files/EljdBEFwvKSyTxfHYHjS7" text:style-name="Internet_20_link" text:visited-style-name="Visited_20_Internet_20_Link">Meaning_v1.pdf</text:a>; </text:p>
        </text:list-item>
        <text:list-item>
          <text:p text:style-name="P241">требование, чтобы в симуляторе эти объекты были <text:span text:style-name="Strong_20_Emphasis">явно представлены</text:span> и отрабатывали «петлю познания». </text:p>
        </text:list-item>
      </text:list>
      <text:p text:style-name="Text_20_body">Ниже:</text:p>
      <text:list text:style-name="L109">
        <text:list-item>
          <text:p text:style-name="P242">Интерпретирую E‑τ, O, M, M5 применительно к вашему симулятору. </text:p>
        </text:list-item>
        <text:list-item>
          <text:p text:style-name="P242">Даю конкретные структуры данных и алгоритмы, как их вшить в текущий код. </text:p>
        </text:list-item>
        <text:list-item>
          <text:p text:style-name="P243">Обозначу, как использовать топологию (β₀, β₁ …) для анализа «понимания» наблюдателя. </text:p>
        </text:list-item>
      </text:list>
      <text:h text:style-name="Heading_20_2" text:outline-level="2">1. Интерпретация триады Eτ,O,M и M5 в текущей модели</text:h>
      <text:h text:style-name="Heading_20_3" text:outline-level="3">1.1. Что такое Eτ в вашей модели</text:h>
      <text:p text:style-name="Text_20_body">В Meaning_v1 Eτ — это:</text:p>
      <text:list text:style-name="L110">
        <text:list-item>
          <text:p text:style-name="P244">физическое эволюционное поле; </text:p>
        </text:list-item>
        <text:list-item>
          <text:p text:style-name="P245">то, что задаёт динамику мира, над которой строится интерфейс. </text:p>
        </text:list-item>
      </text:list>
      <text:p text:style-name="Text_20_body">В вашем коде:</text:p>
      <text:list text:style-name="L111">
        <text:list-item>
          <text:p text:style-name="P246">1D‑мир: строка состояния <text:span text:style-name="Source_20_Text">S(t)</text:span> длины N:</text:p>
          <text:p text:style-name="P247"><text:span text:style-name="Source_20_Text">[L0: s0 | s1 | ... | s_{N-1} ], s_i ∈ {+1,-1}</text:span></text:p>
        </text:list-item>
        <text:list-item>
          <text:p text:style-name="P246">RULESET ядра (из SA‑результата):</text:p>
          <text:p text:style-name="P248"><text:span text:style-name="Source_20_Text">++- ↔ -++</text:span></text:p>
          <text:p text:style-name="P247"><text:span text:style-name="Source_20_Text">+++ → +++</text:span></text:p>
        </text:list-item>
        <text:list-item>
          <text:p text:style-name="P246">эволюция: функция <text:span text:style-name="Source_20_Text">World.step()</text:span>:</text:p>
          <text:p text:style-name="P248"><text:span text:style-name="Source_20_Text">def step(self):</text:span></text:p>
          <text:p text:style-name="P247"><text:span text:style-name="Source_20_Text"><text:s text:c="4"/># S(t) -&gt; S(t+1) по правилам ядра + возможным расширениям</text:span></text:p>
        </text:list-item>
      </text:list>
      <text:p text:style-name="Text_20_body"><text:soft-page-break/>Это и есть ваш Eτ: детерминированный rерсивный (RSL) эволюционный оператор над пространством микросостояний.</text:p>
      <text:h text:style-name="Heading_20_3" text:outline-level="3">1.2. Что такое O</text:h>
      <text:p text:style-name="Text_20_body">В Meaning_v1 O — наблюдение:</text:p>
      <text:list text:style-name="L112">
        <text:list-item>
          <text:p text:style-name="P249">функтор из категории физических состояний Cₜ в пространство наблюдаемых S_sens/S_obs; </text:p>
        </text:list-item>
        <text:list-item>
          <text:p text:style-name="P250">он не видит всего, а <text:span text:style-name="Strong_20_Emphasis">проецирует</text:span> Cₜ в наблюдательное состояние. </text:p>
        </text:list-item>
      </text:list>
      <text:p text:style-name="Text_20_body">В вашей системе:</text:p>
      <text:list text:style-name="L113">
        <text:list-item>
          <text:p text:style-name="P251">O будет реализован как:</text:p>
          <text:p text:style-name="P252"><text:span text:style-name="Source_20_Text">def observe(world: World, obs: Observer) -&gt; xsens, O_t:</text:span></text:p>
          <text:p text:style-name="P253"><text:span text:style-name="Source_20_Text"><text:s text:c="4"/>...</text:span></text:p>
        </text:list-item>
      </text:list>
      <text:p text:style-name="Text_20_body">где:</text:p>
      <text:list text:style-name="L114">
        <text:list-item>
          <text:p text:style-name="P254"><text:span text:style-name="Source_20_Text">xsens</text:span> — «сырые» сенсорные данные (локальный срез строки, локальные поля ϕ_R, список ближайших Ω‑циклов); </text:p>
        </text:list-item>
        <text:list-item>
          <text:p text:style-name="P255"><text:span text:style-name="Source_20_Text">O_t</text:span> — уже структурированные наблюдаемые (интерфейс IFACE): объекты с координатами, полями, временем. </text:p>
        </text:list-item>
      </text:list>
      <text:p text:style-name="Text_20_body">Это и есть Π_obs = O: 1D‑реальность → «картинка мира» для наблюдателя.</text:p>
      <text:h text:style-name="Heading_20_3" text:outline-level="3">1.3. Что такое M</text:h>
      <text:p text:style-name="Text_20_body">В Meaning_v1 M — материализация:</text:p>
      <text:list text:style-name="L115">
        <text:list-item>
          <text:p text:style-name="P256">функтор, который из внутреннего семантического состояния Ssem и наблюдаемого состояния возвращает изменения мира; </text:p>
        </text:list-item>
        <text:list-item>
          <text:p text:style-name="P257">он замыкает петлю Ct→Ct+1→St+1→Ct+2. </text:p>
        </text:list-item>
      </text:list>
      <text:p text:style-name="Text_20_body">У вас:</text:p>
      <text:list text:style-name="L116">
        <text:list-item>
          <text:p text:style-name="P258">M — это совокупность:</text:p>
          <text:list>
            <text:list-item>
              <text:p text:style-name="P259"><text:span text:style-name="Source_20_Text">Observer.decide_action(S_sem, O_t)</text:span> → действие xform; </text:p>
            </text:list-item>
            <text:list-item>
              <text:p text:style-name="P258"><text:span text:style-name="Source_20_Text">World.apply_action(xform)</text:span> → модифицированный S. </text:p>
            </text:list-item>
          </text:list>
        </text:list-item>
      </text:list>
      <text:p text:style-name="Text_20_body">Примеры xform:</text:p>
      <text:list text:style-name="L117">
        <text:list-item>
          <text:p text:style-name="P260">добавить дефект (аналог «поднести заряд»), </text:p>
        </text:list-item>
        <text:list-item>
          <text:p text:style-name="P260">изменить локально RULESET (эксперимент по модификации микродинамики), </text:p>
        </text:list-item>
        <text:list-item>
          <text:p text:style-name="P261">сдвинуть позицию OBS (сменить фокус/точку наблюдения). </text:p>
        </text:list-item>
      </text:list>
      <text:h text:style-name="Heading_20_2" text:outline-level="2">2. Явная структура M5 в симуляторе</text:h>
      <text:p text:style-name="Text_20_body">В Meaning_v1:</text:p>
      <text:list text:style-name="L118">
        <text:list-item>
          <text:p text:style-name="P262">M5 = ⟨S_sens, E_τ, O, S_sem, M⟩,</text:p>
        </text:list-item>
        <text:list-item>
          <text:p text:style-name="P262">точка p∈M5 включает:</text:p>
          <text:list>
            <text:list-item>
              <text:p text:style-name="P263"><text:soft-page-break/>сенсорное состояние xsens, </text:p>
            </text:list-item>
            <text:list-item>
              <text:p text:style-name="P263">физическое состояние xphys∈Eτ, </text:p>
            </text:list-item>
            <text:list-item>
              <text:p text:style-name="P263">наблюдательское состояние xobs, </text:p>
            </text:list-item>
            <text:list-item>
              <text:p text:style-name="P263">семантическое состояние xsem, </text:p>
            </text:list-item>
            <text:list-item>
              <text:p text:style-name="P262">материализованное действие xform. </text:p>
            </text:list-item>
          </text:list>
        </text:list-item>
      </text:list>
      <text:p text:style-name="Text_20_body">В вашем коде:</text:p>
      <text:p text:style-name="Preformatted_20_Text"><text:span text:style-name="Source_20_Text">@dataclass</text:span></text:p>
      <text:p text:style-name="Preformatted_20_Text"><text:span text:style-name="Source_20_Text">class M5State:</text:span></text:p>
      <text:p text:style-name="Preformatted_20_Text"><text:span text:style-name="Source_20_Text"><text:s text:c="4"/>xsens: Any <text:s text:c="5"/># сенсорные данные (см. ниже)</text:span></text:p>
      <text:p text:style-name="Preformatted_20_Text"><text:span text:style-name="Source_20_Text"><text:s text:c="4"/>xphys: Any <text:s text:c="5"/># физическое состояние (S, Ω-каталог, ϕ_R, C)</text:span></text:p>
      <text:p text:style-name="Preformatted_20_Text"><text:span text:style-name="Source_20_Text"><text:s text:c="4"/>xobs: Any <text:s text:c="6"/># параметры OBS (позиция, стратегия наблюдения и т.д.)</text:span></text:p>
      <text:p text:style-name="Preformatted_20_Text"><text:span text:style-name="Source_20_Text"><text:s text:c="4"/>xsem: Any <text:s text:c="6"/># текущие "законы"/гипотезы наблюдателя</text:span></text:p>
      <text:p text:style-name="P18"><text:span text:style-name="Source_20_Text"><text:s text:c="4"/>xform: Any <text:s text:c="5"/># последнее действие (или None)</text:span></text:p>
      <text:p text:style-name="Text_20_body">На каждом шаге t симулятор может сохранять:</text:p>
      <text:p text:style-name="P18"><text:span text:style-name="Source_20_Text">m5_trajectory: List[M5State]</text:span></text:p>
      <text:p text:style-name="Text_20_body">где:</text:p>
      <text:list text:style-name="L119">
        <text:list-item>
          <text:p text:style-name="P264"><text:span text:style-name="Source_20_Text">xphys</text:span> = snapshot <text:span text:style-name="Source_20_Text">World</text:span> (или его код), </text:p>
        </text:list-item>
        <text:list-item>
          <text:p text:style-name="P264"><text:span text:style-name="Source_20_Text">xsens</text:span> и <text:span text:style-name="Source_20_Text">xobs</text:span> = состояние <text:span text:style-name="Source_20_Text">Observer</text:span>, </text:p>
        </text:list-item>
        <text:list-item>
          <text:p text:style-name="P264"><text:span text:style-name="Source_20_Text">xsem</text:span> = внутренняя модель, </text:p>
        </text:list-item>
        <text:list-item>
          <text:p text:style-name="P265"><text:span text:style-name="Source_20_Text">xform</text:span> = последнее применённое действие. </text:p>
        </text:list-item>
      </text:list>
      <text:p text:style-name="Text_20_body">Тогда траектория γ(t) в M5:</text:p>
      <text:p text:style-name="P18"><text:span text:style-name="Source_20_Text">γ(t) = m5_trajectory[t]</text:span></text:p>
      <text:p text:style-name="Text_20_body">и это — материал для TDA‑анализа «понимания» (см. 10.8–10.10 в Meaning_v1).</text:p>
      <text:h text:style-name="Heading_20_2" text:outline-level="2">3. Конкретные структуры для Eτ,O,M и M5 в коде симулятора</text:h>
      <text:h text:style-name="Heading_20_3" text:outline-level="3">3.1. Класс World (Eτ)</text:h>
      <text:p text:style-name="Text_20_body">Прототип:</text:p>
      <text:p text:style-name="Preformatted_20_Text"><text:span text:style-name="Source_20_Text">class World:</text:span></text:p>
      <text:p text:style-name="Preformatted_20_Text"><text:span text:style-name="Source_20_Text"><text:s text:c="4"/>def __init__(self, N: int, rules: RuleSet):</text:span></text:p>
      <text:p text:style-name="Preformatted_20_Text"><text:span text:style-name="Source_20_Text"><text:s text:c="8"/>self.N = N</text:span></text:p>
      <text:p text:style-name="Preformatted_20_Text"><text:span text:style-name="Source_20_Text"><text:s text:c="8"/>self.S = np.ones(N, dtype=int) <text:s/># вакуум</text:span></text:p>
      <text:p text:style-name="Preformatted_20_Text"><text:span text:style-name="Source_20_Text"><text:s text:c="8"/>self.rules = rules <text:s text:c="13"/># ++-↔-++, +++→+++</text:span></text:p>
      <text:p text:style-name="Preformatted_20_Text"><text:span text:style-name="Source_20_Text"><text:s text:c="8"/># Кэш / метаданные:</text:span></text:p>
      <text:p text:style-name="Preformatted_20_Text"><text:span text:style-name="Source_20_Text"><text:s text:c="8"/>self.omega_catalog = []</text:span></text:p>
      <text:p text:style-name="Preformatted_20_Text"><text:span text:style-name="Source_20_Text"><text:s text:c="8"/>self.phi_R = None</text:span></text:p>
      <text:p text:style-name="Preformatted_20_Text"><text:span text:style-name="Source_20_Text"><text:s text:c="8"/>self.capacity = None</text:span></text:p>
      <text:p text:style-name="Preformatted_20_Text"/>
      <text:p text:style-name="Preformatted_20_Text"><text:span text:style-name="Source_20_Text"><text:s text:c="4"/>def step(self):</text:span></text:p>
      <text:p text:style-name="Preformatted_20_Text"><text:span text:style-name="Source_20_Text"><text:s text:c="8"/>self.S = apply_rules(self.S, self.rules)</text:span></text:p>
      <text:p text:style-name="Preformatted_20_Text"><text:span text:style-name="Source_20_Text"><text:s text:c="8"/>self.update_fields()</text:span></text:p>
      <text:p text:style-name="Preformatted_20_Text"/>
      <text:p text:style-name="Preformatted_20_Text"><text:span text:style-name="Source_20_Text"><text:s text:c="4"/>def update_fields(self, R: int = 5):</text:span></text:p>
      <text:p text:style-name="Preformatted_20_Text"><text:span text:style-name="Source_20_Text"><text:s text:c="8"/>self.phi_R = phi_R(self.S, R)</text:span></text:p>
      <text:p text:style-name="Preformatted_20_Text"><text:span text:style-name="Source_20_Text"><text:s text:c="8"/>self.capacity = compute_capacity(self.S)</text:span></text:p>
      <text:p text:style-name="Preformatted_20_Text"><text:soft-page-break/></text:p>
      <text:p text:style-name="Preformatted_20_Text"><text:span text:style-name="Source_20_Text"><text:s text:c="4"/>def detect_omegas(self):</text:span></text:p>
      <text:p text:style-name="Preformatted_20_Text"><text:span text:style-name="Source_20_Text"><text:s text:c="8"/># find and update self.omega_catalog</text:span></text:p>
      <text:p text:style-name="Preformatted_20_Text"><text:span text:style-name="Source_20_Text"><text:s text:c="8"/>...</text:span></text:p>
      <text:p text:style-name="Preformatted_20_Text"/>
      <text:p text:style-name="Preformatted_20_Text"><text:span text:style-name="Source_20_Text"><text:s text:c="4"/>def apply_action(self, action):</text:span></text:p>
      <text:p text:style-name="Preformatted_20_Text"><text:span text:style-name="Source_20_Text"><text:s text:c="8"/># действуем на S, rules, или положение OBS</text:span></text:p>
      <text:p text:style-name="P18"><text:span text:style-name="Source_20_Text"><text:s text:c="8"/>...</text:span></text:p>
      <text:p text:style-name="Text_20_body">Где:</text:p>
      <text:list text:style-name="L120">
        <text:list-item>
          <text:p text:style-name="P266"><text:span text:style-name="Source_20_Text">apply_rules</text:span>, <text:span text:style-name="Source_20_Text">phi_R</text:span>, <text:span text:style-name="Source_20_Text">compute_capacity</text:span> — уже имеющиеся или описанные выше функции. </text:p>
        </text:list-item>
      </text:list>
      <text:h text:style-name="Heading_20_3" text:outline-level="3">3.2. Класс Observer (O и M)</text:h>
      <text:p text:style-name="Text_20_body">Прототип:</text:p>
      <text:p text:style-name="Preformatted_20_Text"><text:span text:style-name="Source_20_Text">@dataclass</text:span></text:p>
      <text:p text:style-name="Preformatted_20_Text"><text:span text:style-name="Source_20_Text">class Observer:</text:span></text:p>
      <text:p text:style-name="Preformatted_20_Text"><text:span text:style-name="Source_20_Text"><text:s text:c="4"/>pos: int <text:s text:c="13"/># позиция/фокус на L0 или в 3D coords</text:span></text:p>
      <text:p text:style-name="Preformatted_20_Text"><text:span text:style-name="Source_20_Text"><text:s text:c="4"/>sem_state: Any <text:s text:c="7"/># S_sem: внутренняя модель (гипотезы, уравнения)</text:span></text:p>
      <text:p text:style-name="Preformatted_20_Text"><text:span text:style-name="Source_20_Text"><text:s text:c="4"/>mode: str <text:s text:c="12"/># какой аспект мира измеряет (field, omegas, ...)</text:span></text:p>
      <text:p text:style-name="Preformatted_20_Text"/>
      <text:p text:style-name="Preformatted_20_Text"><text:span text:style-name="Source_20_Text"><text:s text:c="4"/>def observe(self, world: World):</text:span></text:p>
      <text:p text:style-name="Preformatted_20_Text"><text:span text:style-name="Source_20_Text"><text:s text:c="8"/># xsens: локальное окно вокруг pos + поля/Ω там</text:span></text:p>
      <text:p text:style-name="Preformatted_20_Text"><text:span text:style-name="Source_20_Text"><text:s text:c="8"/>window = world.S[max(0, self.pos-Δ): self.pos+Δ+1]</text:span></text:p>
      <text:p text:style-name="Preformatted_20_Text"><text:span text:style-name="Source_20_Text"><text:s text:c="8"/>local_phi = world.phi_R[max(0, self.pos-Δ): self.pos+Δ+1]</text:span></text:p>
      <text:p text:style-name="Preformatted_20_Text"><text:span text:style-name="Source_20_Text"><text:s text:c="8"/>local_capacity = world.capacity[max(0, self.pos-Δ): self.pos+Δ+1]</text:span></text:p>
      <text:p text:style-name="Preformatted_20_Text"><text:span text:style-name="Source_20_Text"><text:s text:c="8"/>local_omegas = [ω for ω in world.omega_catalog if self._is_near(ω)]</text:span></text:p>
      <text:p text:style-name="Preformatted_20_Text"><text:span text:style-name="Source_20_Text"><text:s text:c="8"/>xsens = {</text:span></text:p>
      <text:p text:style-name="Preformatted_20_Text"><text:span text:style-name="Source_20_Text"><text:s text:c="12"/>'window': window,</text:span></text:p>
      <text:p text:style-name="Preformatted_20_Text"><text:span text:style-name="Source_20_Text"><text:s text:c="12"/>'phi': local_phi,</text:span></text:p>
      <text:p text:style-name="Preformatted_20_Text"><text:span text:style-name="Source_20_Text"><text:s text:c="12"/>'C': local_capacity,</text:span></text:p>
      <text:p text:style-name="Preformatted_20_Text"><text:span text:style-name="Source_20_Text"><text:s text:c="12"/>'omegas': local_omegas,</text:span></text:p>
      <text:p text:style-name="Preformatted_20_Text"><text:span text:style-name="Source_20_Text"><text:s text:c="8"/>}</text:span></text:p>
      <text:p text:style-name="Preformatted_20_Text"><text:span text:style-name="Source_20_Text"><text:s text:c="8"/>O_t = self._construct_IFACE(xsens)</text:span></text:p>
      <text:p text:style-name="Preformatted_20_Text"><text:span text:style-name="Source_20_Text"><text:s text:c="8"/>return xsens, O_t</text:span></text:p>
      <text:p text:style-name="Preformatted_20_Text"/>
      <text:p text:style-name="Preformatted_20_Text"><text:span text:style-name="Source_20_Text"><text:s text:c="4"/>def _construct_IFACE(self, xsens):</text:span></text:p>
      <text:p text:style-name="Preformatted_20_Text"><text:span text:style-name="Source_20_Text"><text:s text:c="8"/># Преобразование сырых данных в список объектов:</text:span></text:p>
      <text:p text:style-name="Preformatted_20_Text"><text:span text:style-name="Source_20_Text"><text:s text:c="8"/># OBJ {type, mass, Q, position, velocity, ...}</text:span></text:p>
      <text:p text:style-name="Preformatted_20_Text"><text:span text:style-name="Source_20_Text"><text:s text:c="8"/>...</text:span></text:p>
      <text:p text:style-name="Preformatted_20_Text"><text:span text:style-name="Source_20_Text"><text:s text:c="8"/>return IFACE</text:span></text:p>
      <text:p text:style-name="Preformatted_20_Text"/>
      <text:p text:style-name="Preformatted_20_Text"><text:span text:style-name="Source_20_Text"><text:s text:c="4"/>def update_semantics(self, xsens, O_t):</text:span></text:p>
      <text:p text:style-name="Preformatted_20_Text"><text:span text:style-name="Source_20_Text"><text:s text:c="8"/># обновление S_sem на основе наблюдений:</text:span></text:p>
      <text:p text:style-name="Preformatted_20_Text"><text:span text:style-name="Source_20_Text"><text:s text:c="8"/># - аппроксимация уравнения поля</text:span></text:p>
      <text:p text:style-name="Preformatted_20_Text"><text:span text:style-name="Source_20_Text"><text:s text:c="8"/># - вывод законов сохранения</text:span></text:p>
      <text:p text:style-name="Preformatted_20_Text"><text:span text:style-name="Source_20_Text"><text:s text:c="8"/># - обновление вероятностной модели распадов</text:span></text:p>
      <text:p text:style-name="Preformatted_20_Text"><text:span text:style-name="Source_20_Text"><text:s text:c="8"/>...</text:span></text:p>
      <text:p text:style-name="Preformatted_20_Text"><text:span text:style-name="Source_20_Text"><text:s text:c="8"/>self.sem_state = new_sem_state</text:span></text:p>
      <text:p text:style-name="Preformatted_20_Text"/>
      <text:p text:style-name="Preformatted_20_Text"><text:span text:style-name="Source_20_Text"><text:s text:c="4"/>def decide_action(self):</text:span></text:p>
      <text:p text:style-name="Preformatted_20_Text"><text:span text:style-name="Source_20_Text"><text:s text:c="8"/># простейшее M: либо ничего не делает, либо проводит эксперимент:</text:span></text:p>
      <text:p text:style-name="Preformatted_20_Text"><text:span text:style-name="Source_20_Text"><text:s text:c="8"/># - создать дефект,</text:span></text:p>
      <text:p text:style-name="Preformatted_20_Text"><text:span text:style-name="Source_20_Text"><text:s text:c="8"/># - изменить RULESET вблизи,</text:span></text:p>
      <text:p text:style-name="Preformatted_20_Text"><text:span text:style-name="Source_20_Text"><text:s text:c="8"/># - переместить pos.</text:span></text:p>
      <text:p text:style-name="Preformatted_20_Text"><text:span text:style-name="Source_20_Text"><text:s text:c="8"/>...</text:span></text:p>
      <text:p text:style-name="P18"><text:span text:style-name="Source_20_Text"><text:s text:c="8"/>return action</text:span></text:p>
      <text:h text:style-name="Heading_20_3" text:outline-level="3"><text:soft-page-break/>3.3. Шаг симуляции в терминах Eτ, O, M</text:h>
      <text:p text:style-name="Text_20_body">Петля:</text:p>
      <text:p text:style-name="Preformatted_20_Text"><text:span text:style-name="Source_20_Text">def simulation_step(world: World, obs: Observer, m5_trajectory: List[M5State]):</text:span></text:p>
      <text:p text:style-name="Preformatted_20_Text"><text:span text:style-name="Source_20_Text"><text:s text:c="4"/># 1. Фундаментальная эволюция: Eτ</text:span></text:p>
      <text:p text:style-name="Preformatted_20_Text"><text:span text:style-name="Source_20_Text"><text:s text:c="4"/>world.step()</text:span></text:p>
      <text:p text:style-name="Preformatted_20_Text"/>
      <text:p text:style-name="Preformatted_20_Text"><text:span text:style-name="Source_20_Text"><text:s text:c="4"/># 2. Наблюдение: O</text:span></text:p>
      <text:p text:style-name="Preformatted_20_Text"><text:span text:style-name="Source_20_Text"><text:s text:c="4"/>xsens, O_t = obs.observe(world)</text:span></text:p>
      <text:p text:style-name="Preformatted_20_Text"/>
      <text:p text:style-name="Preformatted_20_Text"><text:span text:style-name="Source_20_Text"><text:s text:c="4"/># 3. Обновление семантики: S_sem</text:span></text:p>
      <text:p text:style-name="Preformatted_20_Text"><text:span text:style-name="Source_20_Text"><text:s text:c="4"/>obs.update_semantics(xsens, O_t)</text:span></text:p>
      <text:p text:style-name="Preformatted_20_Text"/>
      <text:p text:style-name="Preformatted_20_Text"><text:span text:style-name="Source_20_Text"><text:s text:c="4"/># 4. Выбор действия: M</text:span></text:p>
      <text:p text:style-name="Preformatted_20_Text"><text:span text:style-name="Source_20_Text"><text:s text:c="4"/>action = obs.decide_action()</text:span></text:p>
      <text:p text:style-name="Preformatted_20_Text"><text:span text:style-name="Source_20_Text"><text:s text:c="4"/>world.apply_action(action)</text:span></text:p>
      <text:p text:style-name="Preformatted_20_Text"/>
      <text:p text:style-name="Preformatted_20_Text"><text:span text:style-name="Source_20_Text"><text:s text:c="4"/># 5. Запись в траекторию M5</text:span></text:p>
      <text:p text:style-name="Preformatted_20_Text"><text:span text:style-name="Source_20_Text"><text:s text:c="4"/>m5_state = M5State(</text:span></text:p>
      <text:p text:style-name="Preformatted_20_Text"><text:span text:style-name="Source_20_Text"><text:s text:c="8"/>xsens=xsens,</text:span></text:p>
      <text:p text:style-name="Preformatted_20_Text"><text:span text:style-name="Source_20_Text"><text:s text:c="8"/>xphys={'S': world.S.copy(),</text:span></text:p>
      <text:p text:style-name="Preformatted_20_Text"><text:span text:style-name="Source_20_Text"><text:s text:c="15"/>'phi_R': world.phi_R.copy(),</text:span></text:p>
      <text:p text:style-name="Preformatted_20_Text"><text:span text:style-name="Source_20_Text"><text:s text:c="15"/>'capacity': world.capacity.copy(),</text:span></text:p>
      <text:p text:style-name="Preformatted_20_Text"><text:span text:style-name="Source_20_Text"><text:s text:c="15"/>'omegas': list(world.omega_catalog)},</text:span></text:p>
      <text:p text:style-name="Preformatted_20_Text"><text:span text:style-name="Source_20_Text"><text:s text:c="8"/>xobs={'pos': obs.pos, 'mode': obs.mode},</text:span></text:p>
      <text:p text:style-name="Preformatted_20_Text"><text:span text:style-name="Source_20_Text"><text:s text:c="8"/>xsem=obs.sem_state,</text:span></text:p>
      <text:p text:style-name="Preformatted_20_Text"><text:span text:style-name="Source_20_Text"><text:s text:c="8"/>xform=action,</text:span></text:p>
      <text:p text:style-name="Preformatted_20_Text"><text:span text:style-name="Source_20_Text"><text:s text:c="4"/>)</text:span></text:p>
      <text:p text:style-name="P18"><text:span text:style-name="Source_20_Text"><text:s text:c="4"/>m5_trajectory.append(m5_state)</text:span></text:p>
      <text:p text:style-name="Text_20_body">Так триада Eτ,O,M и M5 становятся буквальной <text:span text:style-name="Strong_20_Emphasis">архитектурой симулятора</text:span>.</text:p>
      <text:h text:style-name="Heading_20_2" text:outline-level="2">4. Связь с разделами 10–11 Meaning_v1: топология и обучение</text:h>
      <text:p text:style-name="Text_20_body">В Meaning_v1 (гл. 10–11):</text:p>
      <text:list text:style-name="L121">
        <text:list-item>
          <text:p text:style-name="P267">10.8–10.10:</text:p>
          <text:list>
            <text:list-item>
              <text:p text:style-name="P268">синтез уменьшает β₀ (количество компонент связи пространств смыслов), </text:p>
            </text:list-item>
            <text:list-item>
              <text:p text:style-name="P268">контраст увеличивает β₁ (количество «петель»/парадоксов), </text:p>
            </text:list-item>
            <text:list-item>
              <text:p text:style-name="P268">рефлексия изменяет размерность, </text:p>
            </text:list-item>
            <text:list-item>
              <text:p text:style-name="P268">материализация проецирует смысловые структуры в формы; </text:p>
            </text:list-item>
            <text:list-item>
              <text:p text:style-name="P268">динамика β₀,β₁ описывает фазы обучения: </text:p>
              <text:list>
                <text:list-item>
                  <text:p text:style-name="P268">разделение (β₀ растёт), </text:p>
                </text:list-item>
                <text:list-item>
                  <text:p text:style-name="P268">синтез (β₀ уменьшается, β₁ растёт), </text:p>
                </text:list-item>
                <text:list-item>
                  <text:p text:style-name="P268">разрешение петель (β₁ уменьшается), </text:p>
                </text:list-item>
                <text:list-item>
                  <text:p text:style-name="P268">стабилизация. </text:p>
                </text:list-item>
              </text:list>
            </text:list-item>
          </text:list>
        </text:list-item>
        <text:list-item>
          <text:p text:style-name="P267">11.2–11.6:</text:p>
          <text:list>
            <text:list-item>
              <text:p text:style-name="P268">межполевой резонанс (Ξ_AB(t)), </text:p>
            </text:list-item>
            <text:list-item>
              <text:p text:style-name="P268">когерентность между смысловыми полями, </text:p>
            </text:list-item>
            <text:list-item>
              <text:p text:style-name="P267">синхронизм как акаузальный резонанс (по Юнгу). </text:p>
            </text:list-item>
          </text:list>
        </text:list-item>
      </text:list>
      <text:p text:style-name="Text_20_body">В нашей архитектуре:</text:p>
      <text:list text:style-name="L122">
        <text:list-item>
          <text:p text:style-name="P269"><text:soft-page-break/>вы можете рассматривать:</text:p>
          <text:list>
            <text:list-item>
              <text:p text:style-name="P269">пространство семантических состояний xsem как вершины графа;</text:p>
            </text:list-item>
            <text:list-item>
              <text:p text:style-name="P269">переходы между ними по шагам симуляции — рёбра;</text:p>
            </text:list-item>
            <text:list-item>
              <text:p text:style-name="P269">строить над этим графом simplicial complex и считать:</text:p>
              <text:list>
                <text:list-item>
                  <text:p text:style-name="P270">β₀: количество «отдельных» гипотез/парадигм, </text:p>
                </text:list-item>
                <text:list-item>
                  <text:p text:style-name="P270">β₁: количество «петель» — конфликтующих цепочек выводов, парадоксов. </text:p>
                </text:list-item>
              </text:list>
            </text:list-item>
          </text:list>
        </text:list-item>
        <text:list-item>
          <text:p text:style-name="P269">Поведение β₀,β₁(t) по мере работы OBS:</text:p>
          <text:list>
            <text:list-item>
              <text:p text:style-name="P270">рост β₀ → OBS различает всё больше «несовместимых» моделей; </text:p>
            </text:list-item>
            <text:list-item>
              <text:p text:style-name="P270">рост β₁ → появляются парадоксы, избыточные циклы противоречивых гипотез; </text:p>
            </text:list-item>
            <text:list-item>
              <text:p text:style-name="P269">уменьшение β₀,β₁ → OBS синтезирует модели, убирает противоречия → «понимание растёт». </text:p>
            </text:list-item>
          </text:list>
        </text:list-item>
      </text:list>
      <text:p text:style-name="Text_20_body">Конкретное приближение:</text:p>
      <text:list text:style-name="L123">
        <text:list-item>
          <text:p text:style-name="P271">Кодировать xsem(t) (семантику) в виде:</text:p>
          <text:list>
            <text:list-item>
              <text:p text:style-name="P272">набора формул fk(θ) — оценённые параметры уравнений (κ,m²,λ), </text:p>
            </text:list-item>
            <text:list-item>
              <text:p text:style-name="P272">списка законов сохранения (Q,B,L,…), </text:p>
            </text:list-item>
            <text:list-item>
              <text:p text:style-name="P272">вероятностной модели событий (распады, столкновения Ω). </text:p>
            </text:list-item>
          </text:list>
        </text:list-item>
        <text:list-item>
          <text:p text:style-name="P271">Рассмотреть пространство таких «состояний теории» как дискретное множество; пороги расстояния:</text:p>
          <text:list>
            <text:list-item>
              <text:p text:style-name="P272">например, две теории t₁,t₂ считаются разными компонентами, если отличия в параметрах &gt;ε. </text:p>
            </text:list-item>
          </text:list>
        </text:list-item>
        <text:list-item>
          <text:p text:style-name="P271">Построить simplicial complex над траекторией xsem(t), посчитать бетти‑числа.</text:p>
        </text:list-item>
      </text:list>
      <text:p text:style-name="Text_20_body">Это уже <text:span text:style-name="Strong_20_Emphasis">прямая реализация глав 10–11</text:span> Meaning_v1 на данных симулятора.</text:p>
      <text:h text:style-name="Heading_20_2" text:outline-level="2">5. Итог: что именно нужно сделать дальше</text:h>
      <text:p text:style-name="Text_20_body">С учётом задач:</text:p>
      <text:list text:style-name="L124">
        <text:list-item>
          <text:p text:style-name="P273"><text:span text:style-name="Strong_20_Emphasis">Интегрировать триаду и M5</text:span>:</text:p>
          <text:list>
            <text:list-item>
              <text:p text:style-name="P274">реализовать классы World, Observer, M5State как описано; </text:p>
            </text:list-item>
            <text:list-item>
              <text:p text:style-name="P274">на каждом шаге вызывать <text:span text:style-name="Source_20_Text">simulation_step</text:span>, записывая m5_trajectory. </text:p>
            </text:list-item>
          </text:list>
        </text:list-item>
        <text:list-item>
          <text:p text:style-name="P273"><text:span text:style-name="Strong_20_Emphasis">Для World</text:span>:</text:p>
          <text:list>
            <text:list-item>
              <text:p text:style-name="P274">зафиксировать RULESET_core (<text:span text:style-name="Source_20_Text">++-↔-++, +++→+++</text:span>); </text:p>
            </text:list-item>
            <text:list-item>
              <text:p text:style-name="P274">завершить реализацию: </text:p>
              <text:list>
                <text:list-item>
                  <text:p text:style-name="P274"><text:span text:style-name="Source_20_Text">update_fields</text:span> (ϕ_R, C), </text:p>
                </text:list-item>
                <text:list-item>
                  <text:p text:style-name="P274"><text:span text:style-name="Source_20_Text">detect_omegas</text:span> (каталог Ω‑циклов как описано выше). </text:p>
                </text:list-item>
              </text:list>
            </text:list-item>
          </text:list>
        </text:list-item>
        <text:list-item>
          <text:p text:style-name="P273"><text:span text:style-name="Strong_20_Emphasis">Для Observer</text:span>:</text:p>
          <text:list>
            <text:list-item>
              <text:p text:style-name="P274">определить <text:span text:style-name="Source_20_Text">observe</text:span> → xsens, O_t (IFACE): </text:p>
              <text:list>
                <text:list-item>
                  <text:p text:style-name="P274">ближайшие Ω‑частицы, </text:p>
                </text:list-item>
                <text:list-item>
                  <text:p text:style-name="P274">локальные значения поля ϕ_R, </text:p>
                </text:list-item>
                <text:list-item>
                  <text:p text:style-name="P274"><text:soft-page-break/>локальной capacity C_i; </text:p>
                </text:list-item>
              </text:list>
            </text:list-item>
            <text:list-item>
              <text:p text:style-name="P274">определить <text:span text:style-name="Source_20_Text">update_semantics</text:span>: </text:p>
              <text:list>
                <text:list-item>
                  <text:p text:style-name="P274">сбор статистики по ϕ(x,t) и Ω‑траекториям, </text:p>
                </text:list-item>
                <text:list-item>
                  <text:p text:style-name="P274">регрессия уравнения поля и законов сохранения, </text:p>
                </text:list-item>
                <text:list-item>
                  <text:p text:style-name="P274">сохранение этих законов в xsem; </text:p>
                </text:list-item>
              </text:list>
            </text:list-item>
            <text:list-item>
              <text:p text:style-name="P274">определить <text:span text:style-name="Source_20_Text">decide_action</text:span>: </text:p>
              <text:list>
                <text:list-item>
                  <text:p text:style-name="P274">пока можно сделать несколько простых стратегий: </text:p>
                  <text:list>
                    <text:list-item>
                      <text:p text:style-name="P274">пассивный наблюдатель (никаких действий), </text:p>
                    </text:list-item>
                    <text:list-item>
                      <text:p text:style-name="P274">активный (порождает дефекты в определённых местах), и сравнивать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3"><text:span text:style-name="Strong_20_Emphasis">Связать Meaning‑уровень</text:span>:</text:p>
          <text:list>
            <text:list-item>
              <text:p text:style-name="P274">xsem(t) = S_sem: можно проанализировать, как он меняется по мере наблюдений; </text:p>
            </text:list-item>
            <text:list-item>
              <text:p text:style-name="P274">с помощью TDA (persistent homology) изучить «топологию знания» (β₀,β₁) и её динамику. </text:p>
            </text:list-item>
          </text:list>
        </text:list-item>
        <text:list-item>
          <text:p text:style-name="P273"><text:span text:style-name="Strong_20_Emphasis">Эволюционный поиск по совокупности (RULESET, Π_obs)</text:span>:</text:p>
          <text:list>
            <text:list-item>
              <text:p text:style-name="P274">расширить SMFitness до OBSFitness: </text:p>
              <text:list>
                <text:list-item>
                  <text:p text:style-name="P274">включить в фитнес: </text:p>
                  <text:list>
                    <text:list-item>
                      <text:p text:style-name="P274">качество полевой аппроксимации (ϕ‑уравнение), </text:p>
                    </text:list-item>
                    <text:list-item>
                      <text:p text:style-name="P274">качество законов сохранения (Q,B,L), </text:p>
                    </text:list-item>
                    <text:list-item>
                      <text:p text:style-name="P274">качество вероятностных предсказаний (ψ, |ψ|²) для переходов, </text:p>
                    </text:list-item>
                    <text:list-item>
                      <text:p text:style-name="P274">когерентное развитие semantics (движение β₀,β₁ в нужную сторону). </text:p>
                    </text:list-item>
                  </text:list>
                </text:list-item>
              </text:list>
            </text:list-item>
            <text:list-item>
              <text:p text:style-name="P274">позволить эволюции менять и RULESET, и параметры OBS/Π_obs, </text:p>
            </text:list-item>
            <text:list-item>
              <text:p text:style-name="P273">отбирать те комбинации, где <text:span text:style-name="Strong_20_Emphasis">наблюдатель выводит физику, похожую на нашу</text:span>. </text:p>
            </text:list-item>
          </text:list>
        </text:list-item>
      </text:list>
      <text:p text:style-name="Text_20_body">Если хочешь, дальше можем:</text:p>
      <text:list text:style-name="L125">
        <text:list-item>
          <text:p text:style-name="P275">перейти к конкретной спецификации IFACE (формат «видимого» мира для OBS) и алгоритму <text:span text:style-name="Source_20_Text">update_semantics</text:span> (как именно оцениваются уравнения и законы по данным симуляции); </text:p>
        </text:list-item>
        <text:list-item>
          <text:p text:style-name="P276">или к формальному заданию OBSFitness: какие метрики на xsem(t) и IFACE(t) использовать, чтобы тянуть эволюцию к «нашему» классу законов. </text:p>
        </text:list-item>
      </text:list>
      <text:p text:style-name="Text_20_body">Опишу это в два больших шага, как вы просили. Сначала спецификация IFACE и алгоритм <text:span text:style-name="Source_20_Text">update_semantics</text:span>, затем — формальное задание OBSFitness.</text:p>
      <text:h text:style-name="Heading_20_1" text:outline-level="1">1. IFACE: формат «видимого мира» и <text:span text:style-name="Source_20_Text">update_semantics</text:span></text:h>
      <text:p text:style-name="Text_20_body">Задача: сделать явный интерфейсный слой (O в триаде Eτ,O,M, xsens/xobs/xphys/xsem из M5), в котором:</text:p>
      <text:list text:style-name="L126">
        <text:list-item>
          <text:p text:style-name="P277">OBS «видит» 1D‑RSL‑мир как набор частиц и полей во «внешнем» пространстве; </text:p>
        </text:list-item>
        <text:list-item>
          <text:p text:style-name="P277">по эволюции этого представления OBS может оценивать <text:span text:style-name="Emphasis">законы</text:span>: </text:p>
          <text:list>
            <text:list-item>
              <text:p text:style-name="P277"><text:soft-page-break/>уравнение поля, </text:p>
            </text:list-item>
            <text:list-item>
              <text:p text:style-name="P277">законы сохранения, </text:p>
            </text:list-item>
            <text:list-item>
              <text:p text:style-name="P278">вероятностные «правила» событий. </text:p>
            </text:list-item>
          </text:list>
        </text:list-item>
      </text:list>
      <text:h text:style-name="Heading_20_2" text:outline-level="2">1.1. Формат IFACE: что OBS видит на шаге t</text:h>
      <text:p text:style-name="Text_20_body">Примем, что вы уже реализовали:</text:p>
      <text:list text:style-name="L127">
        <text:list-item>
          <text:p text:style-name="P279">World:</text:p>
          <text:list>
            <text:list-item>
              <text:p text:style-name="P280">состояние <text:span text:style-name="Source_20_Text">S(t)</text:span> — 1D строка sᵢ ∈ {+1,−1}; </text:p>
            </text:list-item>
            <text:list-item>
              <text:p text:style-name="P280">RULESET ядра: <text:span text:style-name="Source_20_Text">++- ↔ -++</text:span>, <text:span text:style-name="Source_20_Text">+++ → +++</text:span>; </text:p>
            </text:list-item>
            <text:list-item>
              <text:p text:style-name="P280">методы: </text:p>
              <text:list>
                <text:list-item>
                  <text:p text:style-name="P280"><text:span text:style-name="Source_20_Text">world.step()</text:span> — Eτ, </text:p>
                </text:list-item>
                <text:list-item>
                  <text:p text:style-name="P280"><text:span text:style-name="Source_20_Text">world.detect_omegas()</text:span> — каталог Ω‑циклов, </text:p>
                </text:list-item>
                <text:list-item>
                  <text:p text:style-name="P280"><text:span text:style-name="Source_20_Text">world.phi_R</text:span> — поле ϕ_R(i), </text:p>
                </text:list-item>
                <text:list-item>
                  <text:p text:style-name="P280"><text:span text:style-name="Source_20_Text">world.capacity</text:span> — C_i. </text:p>
                </text:list-item>
              </text:list>
            </text:list-item>
          </text:list>
        </text:list-item>
        <text:list-item>
          <text:p text:style-name="P279">OmegaCycle:</text:p>
          <text:list>
            <text:list-item>
              <text:p text:style-name="P279"><text:span text:style-name="Source_20_Text">period</text:span>, <text:span text:style-name="Source_20_Text">support</text:span>, <text:span text:style-name="Source_20_Text">patterns</text:span>, <text:span text:style-name="Source_20_Text">H_core</text:span>, <text:span text:style-name="Source_20_Text">mass</text:span>, <text:span text:style-name="Source_20_Text">Q</text:span>. </text:p>
            </text:list-item>
          </text:list>
        </text:list-item>
      </text:list>
      <text:h text:style-name="Heading_20_3" text:outline-level="3">1.1.1. Координаты: 1D → 3D (или 2D)</text:h>
      <text:p text:style-name="Text_20_body">Для визуализации и «чувства 3D» OBS, зададим map <text:span text:style-name="Source_20_Text">i -&gt; (x,y,z)</text:span>:</text:p>
      <text:list text:style-name="L128">
        <text:list-item>
          <text:p text:style-name="P281">Для начала вполне достаточно 2D (x,y); можно легко расширить до 3D. </text:p>
        </text:list-item>
        <text:list-item>
          <text:p text:style-name="P282">Рекомендация: Z‑order (Morton code) или Hilbert‑кривая, но для простоты начнём с регулярного разбиения: </text:p>
        </text:list-item>
      </text:list>
      <text:p text:style-name="Preformatted_20_Text"><text:span text:style-name="Source_20_Text">X_max, Y_max = 64, 64 <text:s text:c="2"/># N = X_max * Y_max</text:span></text:p>
      <text:p text:style-name="Preformatted_20_Text"><text:span text:style-name="Source_20_Text">def idx_to_xy(i: int) -&gt; tuple[int,int]:</text:span></text:p>
      <text:p text:style-name="Preformatted_20_Text"><text:span text:style-name="Source_20_Text"><text:s text:c="4"/>x = i % X_max</text:span></text:p>
      <text:p text:style-name="Preformatted_20_Text"><text:span text:style-name="Source_20_Text"><text:s text:c="4"/>y = (i // X_max) % Y_max</text:span></text:p>
      <text:p text:style-name="P18"><text:span text:style-name="Source_20_Text"><text:s text:c="4"/>return x,y</text:span></text:p>
      <text:p text:style-name="Text_20_body">(Можно позже заменить на Hilbert для лучшей локальности.)</text:p>
      <text:h text:style-name="Heading_20_3" text:outline-level="3">1.1.2. Объекты интерфейса: Ω‑частицы</text:h>
      <text:p text:style-name="Text_20_body">Каждый OmegaCycle, локализованный по support, даёт один IFACE‑объект (частицу):</text:p>
      <text:p text:style-name="Preformatted_20_Text"><text:span text:style-name="Source_20_Text">@dataclass</text:span></text:p>
      <text:p text:style-name="Preformatted_20_Text"><text:span text:style-name="Source_20_Text">class IFACEObject:</text:span></text:p>
      <text:p text:style-name="Preformatted_20_Text"><text:span text:style-name="Source_20_Text"><text:s text:c="4"/>id: int</text:span></text:p>
      <text:p text:style-name="Preformatted_20_Text"><text:span text:style-name="Source_20_Text"><text:s text:c="4"/>type: str <text:s text:c="8"/># имя/класс Ω-типа (e.g. 'O_Q+', 'O_Q0', ...)</text:span></text:p>
      <text:p text:style-name="Preformatted_20_Text"><text:span text:style-name="Source_20_Text"><text:s text:c="4"/>mass: float</text:span></text:p>
      <text:p text:style-name="Preformatted_20_Text"><text:span text:style-name="Source_20_Text"><text:s text:c="4"/>Q: float</text:span></text:p>
      <text:p text:style-name="Preformatted_20_Text"><text:span text:style-name="Source_20_Text"><text:s text:c="4"/>pos: tuple[float,float,float] <text:s text:c="3"/># (x,y,z) в интерфейсном пространстве</text:span></text:p>
      <text:p text:style-name="P18"><text:span text:style-name="Source_20_Text"><text:s text:c="4"/>vel: tuple[float,float,float] <text:s text:c="3"/># оценка скорости</text:span></text:p>
      <text:p text:style-name="Text_20_body">Как задать <text:span text:style-name="Source_20_Text">pos</text:span> и <text:span text:style-name="Source_20_Text">vel</text:span>:</text:p>
      <text:list text:style-name="L129">
        <text:list-item>
          <text:p text:style-name="P283">В каждый момент t:</text:p>
          <text:list>
            <text:list-item>
              <text:p text:style-name="P283">Для Ω‑цикла с support = {i_min..i_max}:</text:p>
              <text:p text:style-name="P284"><text:soft-page-break/><text:span text:style-name="Source_20_Text">i_center = int(np.mean(support))</text:span></text:p>
              <text:p text:style-name="P284"><text:span text:style-name="Source_20_Text">x,y = idx_to_xy(i_center)</text:span></text:p>
              <text:p text:style-name="P285"><text:span text:style-name="Source_20_Text">z = 0.0</text:span></text:p>
            </text:list-item>
          </text:list>
        </text:list-item>
        <text:list-item>
          <text:p text:style-name="P283">Скорость:</text:p>
          <text:list>
            <text:list-item>
              <text:p text:style-name="P283">По разности позиций между t и t−1:</text:p>
              <text:p text:style-name="P285"><text:span text:style-name="Source_20_Text">vel = ((x_t - x_{t-1})/Δt, (y_t-y_{t-1})/Δt, 0)</text:span></text:p>
            </text:list-item>
          </text:list>
        </text:list-item>
      </text:list>
      <text:p text:style-name="Text_20_body">Список объектов:</text:p>
      <text:p text:style-name="P18"><text:span text:style-name="Source_20_Text">IFACE_objects: list[IFACEObject]</text:span></text:p>
      <text:h text:style-name="Heading_20_3" text:outline-level="3">1.1.3. Полевой интерфейс: ϕ и C</text:h>
      <text:p text:style-name="Text_20_body">От coarse‑ϕ_R и capacity:</text:p>
      <text:p text:style-name="Preformatted_20_Text"><text:span text:style-name="Source_20_Text">@dataclass</text:span></text:p>
      <text:p text:style-name="Preformatted_20_Text"><text:span text:style-name="Source_20_Text">class IFACEField:</text:span></text:p>
      <text:p text:style-name="Preformatted_20_Text"><text:span text:style-name="Source_20_Text"><text:s text:c="4"/>phi: np.ndarray <text:s text:c="4"/># поле ϕ_R на "сетке" интерфейса</text:span></text:p>
      <text:p text:style-name="P18"><text:span text:style-name="Source_20_Text"><text:s text:c="4"/>capacity: np.ndarray <text:s/># поле C_i</text:span></text:p>
      <text:p text:style-name="Text_20_body">Для простоты:</text:p>
      <text:list text:style-name="L130">
        <text:list-item>
          <text:p text:style-name="P286">ϕ и C в 2D, размером X_max×Y_max, заполненные по:</text:p>
          <text:p text:style-name="P287"><text:span text:style-name="Source_20_Text">phi_grid[x,y] = ϕ_R[i]</text:span></text:p>
          <text:p text:style-name="P287"><text:span text:style-name="Source_20_Text">C_grid[x,y] <text:s text:c="2"/>= C_i</text:span></text:p>
          <text:p text:style-name="P288"><text:span text:style-name="Source_20_Text"># i соответствует (x,y) по idx_to_xy⁻¹</text:span></text:p>
        </text:list-item>
      </text:list>
      <text:h text:style-name="Heading_20_3" text:outline-level="3">1.1.4. Полный IFACE на шаге t</text:h>
      <text:p text:style-name="Text_20_body">Совокупность наблюдаемого:</text:p>
      <text:p text:style-name="Preformatted_20_Text"><text:span text:style-name="Source_20_Text">@dataclass</text:span></text:p>
      <text:p text:style-name="Preformatted_20_Text"><text:span text:style-name="Source_20_Text">class IFACEState:</text:span></text:p>
      <text:p text:style-name="Preformatted_20_Text"><text:span text:style-name="Source_20_Text"><text:s text:c="4"/>t: int</text:span></text:p>
      <text:p text:style-name="Preformatted_20_Text"><text:span text:style-name="Source_20_Text"><text:s text:c="4"/>objects: list[IFACEObject]</text:span></text:p>
      <text:p text:style-name="Preformatted_20_Text"><text:span text:style-name="Source_20_Text"><text:s text:c="4"/>field: IFACEField</text:span></text:p>
      <text:p text:style-name="P18"><text:span text:style-name="Source_20_Text"><text:s text:c="4"/># можно добавить: собственное время τ для разных регионов</text:span></text:p>
      <text:p text:style-name="Text_20_body">OBS в методе <text:span text:style-name="Source_20_Text">observe(World)</text:span> будет:</text:p>
      <text:list text:style-name="L131">
        <text:list-item>
          <text:p text:style-name="P289">брать из World <text:span text:style-name="Source_20_Text">S(t)</text:span>, <text:span text:style-name="Source_20_Text">omega_catalog</text:span>, <text:span text:style-name="Source_20_Text">phi_R</text:span>, <text:span text:style-name="Source_20_Text">capacity</text:span>; </text:p>
        </text:list-item>
        <text:list-item>
          <text:p text:style-name="P289">строить список IFACEObject (по Ω‑циклами); </text:p>
        </text:list-item>
        <text:list-item>
          <text:p text:style-name="P289">строить IFACEField (ϕ и C); </text:p>
        </text:list-item>
        <text:list-item>
          <text:p text:style-name="P290">возвращать <text:span text:style-name="Source_20_Text">IFACEState</text:span>. </text:p>
        </text:list-item>
      </text:list>
      <text:h text:style-name="Heading_20_2" text:outline-level="2">1.2. Алгоритм <text:span text:style-name="Source_20_Text">update_semantics</text:span>: как OBS оценивает законы</text:h>
      <text:p text:style-name="Text_20_body">Семантическое состояние OBS (<text:span text:style-name="Source_20_Text">xsem(t)</text:span> в M5) содержит:</text:p>
      <text:list text:style-name="L132">
        <text:list-item>
          <text:p text:style-name="P291">гипотезы о законах поля: </text:p>
          <text:list>
            <text:list-item>
              <text:p text:style-name="P291"><text:soft-page-break/>параметры (κ, m², λ) уравнения<text:line-break/>∂t2ϕ=κ∂x2ϕ−m2ϕ−λϕ3 </text:p>
            </text:list-item>
          </text:list>
        </text:list-item>
        <text:list-item>
          <text:p text:style-name="P291">законы сохранения: </text:p>
          <text:list>
            <text:list-item>
              <text:p text:style-name="P291">ΣQ, Σmass, возможно ещё что‑то; </text:p>
            </text:list-item>
          </text:list>
        </text:list-item>
        <text:list-item>
          <text:p text:style-name="P291">вероятностные законы: </text:p>
          <text:list>
            <text:list-item>
              <text:p text:style-name="P292">вероятность распада/аннигиляции Ω‑частиц. </text:p>
            </text:list-item>
          </text:list>
        </text:list-item>
      </text:list>
      <text:p text:style-name="Text_20_body">Предложу простую, но рабочую версию <text:span text:style-name="Source_20_Text">update_semantics</text:span> для v1:</text:p>
      <text:h text:style-name="Heading_20_3" text:outline-level="3">1.2.1. Оценка полевого уравнения</text:h>
      <text:p text:style-name="Text_20_body">На нескольких временных шагах t:</text:p>
      <text:list text:style-name="L133">
        <text:list-item>
          <text:p text:style-name="P293">Сохраняем историю полей:</text:p>
          <text:p text:style-name="P294"><text:span text:style-name="Source_20_Text">history_phi[t] = IFACEState.field.phi <text:s/># 2D или 1D в зависимости от реализации</text:span></text:p>
        </text:list-item>
        <text:list-item>
          <text:p text:style-name="P293">Для каждого x (уплощённо — индекс решётки):</text:p>
          <text:list>
            <text:list-item>
              <text:p text:style-name="P293">оценить дискретные производные:</text:p>
              <text:p text:style-name="P295"><text:span text:style-name="Source_20_Text">φ_t <text:s/>= history_phi[t]</text:span></text:p>
              <text:p text:style-name="P295"><text:span text:style-name="Source_20_Text">φ_tp = history_phi[t+1]</text:span></text:p>
              <text:p text:style-name="P295"><text:span text:style-name="Source_20_Text">φ_tm = history_phi[t-1]</text:span></text:p>
              <text:p text:style-name="P295"/>
              <text:p text:style-name="P295"><text:span text:style-name="Source_20_Text"># временная вторая производная:</text:span></text:p>
              <text:p text:style-name="P295"><text:span text:style-name="Source_20_Text">φ_tt = φ_tp[i] - 2*φ_t[i] + φ_tm[i] <text:s text:c="2"/># / (Δt)^2 → примем Δt=1</text:span></text:p>
              <text:p text:style-name="P295"/>
              <text:p text:style-name="P295"><text:span text:style-name="Source_20_Text"># пространственная вторая производная (в 1D-варианте):</text:span></text:p>
              <text:p text:style-name="P294"><text:span text:style-name="Source_20_Text">φ_xx = φ_t[i+1] - 2*φ_t[i] + φ_t[i-1]</text:span></text:p>
            </text:list-item>
          </text:list>
        </text:list-item>
        <text:list-item>
          <text:p text:style-name="P293">Пытаемся аппроксимировать:</text:p>
          <text:p text:style-name="P293">φtt≈κφxx−m2φ−λφ3</text:p>
          <text:p text:style-name="P293">Пишем это как линейную регрессию по параметрам κ,m²,λ:</text:p>
          <text:p text:style-name="P295"><text:span text:style-name="Source_20_Text"># собираем данные:</text:span></text:p>
          <text:p text:style-name="P295"><text:span text:style-name="Source_20_Text">X = []</text:span></text:p>
          <text:p text:style-name="P295"><text:span text:style-name="Source_20_Text">Y = []</text:span></text:p>
          <text:p text:style-name="P295"><text:span text:style-name="Source_20_Text">for t in range(1, T-1):</text:span></text:p>
          <text:p text:style-name="P295"><text:span text:style-name="Source_20_Text"><text:s text:c="4"/>φ_t = history_phi[t]</text:span></text:p>
          <text:p text:style-name="P295"><text:span text:style-name="Source_20_Text"><text:s text:c="4"/>φ_tp = history_phi[t+1]</text:span></text:p>
          <text:p text:style-name="P295"><text:span text:style-name="Source_20_Text"><text:s text:c="4"/>φ_tm = history_phi[t-1]</text:span></text:p>
          <text:p text:style-name="P295"><text:span text:style-name="Source_20_Text"><text:s text:c="4"/>for i in range(1, N-1):</text:span></text:p>
          <text:p text:style-name="P295"><text:span text:style-name="Source_20_Text"><text:s text:c="8"/>φ_tt = φ_tp[i] - 2*φ_t[i] + φ_tm[i]</text:span></text:p>
          <text:p text:style-name="P295"><text:span text:style-name="Source_20_Text"><text:s text:c="8"/>φ_xx = φ_t[i+1] - 2*φ_t[i] + φ_t[i-1]</text:span></text:p>
          <text:p text:style-name="P295"><text:span text:style-name="Source_20_Text"><text:s text:c="8"/>X.append([φ_xx, -φ_t[i], -φ_t[i]**3]) <text:s/># коэффициенты при κ, m², λ</text:span></text:p>
          <text:p text:style-name="P295"><text:span text:style-name="Source_20_Text"><text:s text:c="8"/>Y.append(φ_tt)</text:span></text:p>
          <text:p text:style-name="P295"><text:span text:style-name="Source_20_Text"># решаем линейную регрессию Y ≈ X·θ, θ = [κ, m2, λ]</text:span></text:p>
          <text:p text:style-name="P295"><text:span text:style-name="Source_20_Text">θ, *_ = np.linalg.lstsq(np.array(X), np.array(Y), rcond=None)</text:span></text:p>
          <text:p text:style-name="P294"><text:span text:style-name="Source_20_Text">κ_hat, m2_hat, λ_hat = θ</text:span></text:p>
        </text:list-item>
        <text:list-item>
          <text:p text:style-name="P293">OBS сохраняет в <text:span text:style-name="Source_20_Text">sem_state</text:span>:</text:p>
          <text:p text:style-name="P294"><text:span text:style-name="Source_20_Text">sem_state['field_eq'] = {'kappa': κ_hat, 'm2': m2_hat, 'lambda': λ_hat}</text:span></text:p>
        </text:list-item>
      </text:list>
      <text:p text:style-name="Text_20_body">Это — чисельно выведенное <text:span text:style-name="Strong_20_Emphasis">эффективное уравнение поля</text:span>.</text:p>
      <text:h text:style-name="Heading_20_3" text:outline-level="3"><text:soft-page-break/>1.2.2. Оценка законов сохранения</text:h>
      <text:p text:style-name="Text_20_body">OBS может также:</text:p>
      <text:list text:style-name="L134">
        <text:list-item>
          <text:p text:style-name="P296">На каждом t считать суммарный «заряд» Q_total:</text:p>
          <text:p text:style-name="P297"><text:span text:style-name="Source_20_Text">Q_total(t) = sum(obj.Q for obj in IFACEState.objects)</text:span></text:p>
        </text:list-item>
        <text:list-item>
          <text:p text:style-name="P296">Аналогично mass_total:</text:p>
          <text:p text:style-name="P297"><text:span text:style-name="Source_20_Text">mass_total(t) = sum(obj.mass for obj in IFACEState.objects)</text:span></text:p>
        </text:list-item>
        <text:list-item>
          <text:p text:style-name="P296">Хранить историю:</text:p>
          <text:p text:style-name="P298"><text:span text:style-name="Source_20_Text">history_Q[t] = Q_total(t)</text:span></text:p>
          <text:p text:style-name="P297"><text:span text:style-name="Source_20_Text">history_mass[t] = mass_total(t)</text:span></text:p>
        </text:list-item>
        <text:list-item>
          <text:p text:style-name="P296">Оценивать «сохранение» как отклонение от константы:</text:p>
          <text:p text:style-name="P298"><text:span text:style-name="Source_20_Text">ΔQ = max_t |Q_total(t) - Q_total(0)|</text:span></text:p>
          <text:p text:style-name="P297"><text:span text:style-name="Source_20_Text">ΔM = max_t |mass_total(t) - mass_total(0)|</text:span></text:p>
        </text:list-item>
        <text:list-item>
          <text:p text:style-name="P296">Сохранить в семантике:</text:p>
          <text:p text:style-name="P298"><text:span text:style-name="Source_20_Text">sem_state['conservation'] = {</text:span></text:p>
          <text:p text:style-name="P298"><text:span text:style-name="Source_20_Text"><text:s text:c="4"/>'Q': 1.0 if ΔQ &lt; ε_Q else 0.0,</text:span></text:p>
          <text:p text:style-name="P298"><text:span text:style-name="Source_20_Text"><text:s text:c="4"/>'mass': 1.0 if ΔM &lt; ε_M else 0.0,</text:span></text:p>
          <text:p text:style-name="P297"><text:span text:style-name="Source_20_Text">}</text:span></text:p>
        </text:list-item>
      </text:list>
      <text:p text:style-name="Text_20_body">Где ε_Q, ε_M — пороги (возможно, зависящие от шума/размерности).</text:p>
      <text:h text:style-name="Heading_20_3" text:outline-level="3">1.2.3. Оценка вероятностных законов (распады/аннигиляции)</text:h>
      <text:p text:style-name="Text_20_body">Для Ω‑циклов:</text:p>
      <text:list text:style-name="L135">
        <text:list-item>
          <text:p text:style-name="P299">Отслеживать идентификаторы Ω‑объектов по шагам t:</text:p>
          <text:list>
            <text:list-item>
              <text:p text:style-name="P300">составлять события вида: </text:p>
              <text:list>
                <text:list-item>
                  <text:p text:style-name="P300"><text:span text:style-name="Source_20_Text">(тип_A, тип_B) → тип_C</text:span> (слияние), </text:p>
                </text:list-item>
                <text:list-item>
                  <text:p text:style-name="P300"><text:span text:style-name="Source_20_Text">тип_A → тип_B + тип_C</text:span> (распад), </text:p>
                </text:list-item>
                <text:list-item>
                  <text:p text:style-name="P300"><text:span text:style-name="Source_20_Text">тип_A → ∅</text:span> (аннигиляция). </text:p>
                </text:list-item>
              </text:list>
            </text:list-item>
          </text:list>
        </text:list-item>
        <text:list-item>
          <text:p text:style-name="P299">Вести счётчик событий:</text:p>
          <text:p text:style-name="P301"><text:span text:style-name="Source_20_Text">events_counter[(pattern)] += 1</text:span></text:p>
          <text:p text:style-name="P302"><text:span text:style-name="Source_20_Text">total_events[type_A] += 1</text:span></text:p>
        </text:list-item>
        <text:list-item>
          <text:p text:style-name="P299">Оценивать вероятности:</text:p>
          <text:p text:style-name="P302"><text:span text:style-name="Source_20_Text">P(pattern) = events_counter[pattern] / total_events[type_A]</text:span></text:p>
        </text:list-item>
      </text:list>
      <text:p text:style-name="Text_20_body">Сохранить в <text:span text:style-name="Source_20_Text">sem_state['events']</text:span>:</text:p>
      <text:p text:style-name="Preformatted_20_Text"><text:span text:style-name="Source_20_Text">sem_state['events'] = {</text:span></text:p>
      <text:p text:style-name="Preformatted_20_Text"><text:span text:style-name="Source_20_Text"><text:s text:c="4"/>'A-&gt;BC': {('OmegaType1','OmegaType2'): P1, ...},</text:span></text:p>
      <text:p text:style-name="Preformatted_20_Text"><text:span text:style-name="Source_20_Text"><text:s text:c="4"/>'AB-&gt;C': {...},</text:span></text:p>
      <text:p text:style-name="Preformatted_20_Text"><text:span text:style-name="Source_20_Text"><text:s text:c="4"/>...</text:span></text:p>
      <text:p text:style-name="P18"><text:span text:style-name="Source_20_Text">}</text:span></text:p>
      <text:p text:style-name="Text_20_body"><text:soft-page-break/>В дальнейшем по этим вероятностям OBS может строить ψ‑амплитуды и проверять Born‑подобные отношения, но для v1 достаточно просто иметь эмпирические P.</text:p>
      <text:h text:style-name="Heading_20_3" text:outline-level="3">1.2.4. Склейка в <text:span text:style-name="Source_20_Text">update_semantics</text:span></text:h>
      <text:p text:style-name="Text_20_body">Итого:</text:p>
      <text:p text:style-name="Preformatted_20_Text"><text:span text:style-name="Source_20_Text">def update_semantics(self, xsens, IFACE_t):</text:span></text:p>
      <text:p text:style-name="Preformatted_20_Text"><text:span text:style-name="Source_20_Text"><text:s text:c="4"/># 1. Обновление истории для φ</text:span></text:p>
      <text:p text:style-name="Preformatted_20_Text"><text:span text:style-name="Source_20_Text"><text:s text:c="4"/>self.field_history.append(IFACE_t.field.phi)</text:span></text:p>
      <text:p text:style-name="Preformatted_20_Text"/>
      <text:p text:style-name="Preformatted_20_Text"><text:span text:style-name="Source_20_Text"><text:s text:c="4"/># 2. Раз в K шагов: переоценить уравнение поля</text:span></text:p>
      <text:p text:style-name="Preformatted_20_Text"><text:span text:style-name="Source_20_Text"><text:s text:c="4"/>if len(self.field_history) &gt;= K:</text:span></text:p>
      <text:p text:style-name="Preformatted_20_Text"><text:span text:style-name="Source_20_Text"><text:s text:c="8"/>κ_hat, m2_hat, λ_hat = fit_field_equation(self.field_history[-K:])</text:span></text:p>
      <text:p text:style-name="Preformatted_20_Text"><text:span text:style-name="Source_20_Text"><text:s text:c="8"/>self.sem_state['field_eq'] = {'kappa': κ_hat, 'm2': m2_hat, 'lambda': λ_hat}</text:span></text:p>
      <text:p text:style-name="Preformatted_20_Text"/>
      <text:p text:style-name="Preformatted_20_Text"><text:span text:style-name="Source_20_Text"><text:s text:c="4"/># 3. Обновление законов сохранения</text:span></text:p>
      <text:p text:style-name="Preformatted_20_Text"><text:span text:style-name="Source_20_Text"><text:s text:c="4"/>Q_total = sum(obj.Q for obj in IFACE_t.objects)</text:span></text:p>
      <text:p text:style-name="Preformatted_20_Text"><text:span text:style-name="Source_20_Text"><text:s text:c="4"/>mass_total = sum(obj.mass for obj in IFACE_t.objects)</text:span></text:p>
      <text:p text:style-name="Preformatted_20_Text"><text:span text:style-name="Source_20_Text"><text:s text:c="4"/>self.Q_history.append(Q_total)</text:span></text:p>
      <text:p text:style-name="Preformatted_20_Text"><text:span text:style-name="Source_20_Text"><text:s text:c="4"/>self.mass_history.append(mass_total)</text:span></text:p>
      <text:p text:style-name="Preformatted_20_Text"><text:span text:style-name="Source_20_Text"><text:s text:c="4"/>ΔQ = max(self.Q_history) - min(self.Q_history)</text:span></text:p>
      <text:p text:style-name="Preformatted_20_Text"><text:span text:style-name="Source_20_Text"><text:s text:c="4"/>ΔM = max(self.mass_history) - min(self.mass_history)</text:span></text:p>
      <text:p text:style-name="Preformatted_20_Text"><text:span text:style-name="Source_20_Text"><text:s text:c="4"/>self.sem_state['conservation'] = {</text:span></text:p>
      <text:p text:style-name="Preformatted_20_Text"><text:span text:style-name="Source_20_Text"><text:s text:c="8"/>'Q': 1.0 if ΔQ &lt; ε_Q else 0.0,</text:span></text:p>
      <text:p text:style-name="Preformatted_20_Text"><text:span text:style-name="Source_20_Text"><text:s text:c="8"/>'mass': 1.0 if ΔM &lt; ε_M else 0.0,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# 4. Обновление вероятностной структуры событий</text:span></text:p>
      <text:p text:style-name="P18"><text:span text:style-name="Source_20_Text"><text:s text:c="4"/>update_event_statistics(self, IFACE_t)</text:span></text:p>
      <text:p text:style-name="Text_20_body"><text:span text:style-name="Source_20_Text">sem_state</text:span> = <text:span text:style-name="Source_20_Text">xsem</text:span> в терминах M5: внутренние «законы мира» для OBS.</text:p>
      <text:h text:style-name="Heading_20_1" text:outline-level="1">2. OBSFitness: метрики на xsem(t) и IFACE(t)</text:h>
      <text:p text:style-name="Text_20_body">Теперь нужно задать <text:span text:style-name="Strong_20_Emphasis">функцию качества наблюдателя</text:span> (OBSFitness), которая будет использоваться:</text:p>
      <text:list text:style-name="L136">
        <text:list-item>
          <text:p text:style-name="P303">для оценки, насколько хорошо OBS «понял» законы, лежащие в основе мира; </text:p>
        </text:list-item>
        <text:list-item>
          <text:p text:style-name="P304">как часть общей фитнес‑функции при эволюции и RULESET, и самого типа наблюдателя / интерфейса. </text:p>
        </text:list-item>
      </text:list>
      <text:p text:style-name="Text_20_body">Будем мерить:</text:p>
      <text:list text:style-name="L137">
        <text:list-item>
          <text:p text:style-name="P305">Насколько хорошо OBS аппроксимирует <text:span text:style-name="Strong_20_Emphasis">полевое уравнение</text:span> (field_eq). </text:p>
        </text:list-item>
        <text:list-item>
          <text:p text:style-name="P305">Насколько хорошо соблюдаются <text:span text:style-name="Strong_20_Emphasis">законы сохранения</text:span> в его модели. </text:p>
        </text:list-item>
        <text:list-item>
          <text:p text:style-name="P305">Насколько устойчива его семантика (Observation Time, t_OT). </text:p>
        </text:list-item>
        <text:list-item>
          <text:p text:style-name="P306">Насколько он хорошо предсказывает вероятностные события. </text:p>
        </text:list-item>
      </text:list>
      <text:h text:style-name="Heading_20_2" text:outline-level="2">2.1. Качество полевого уравнения</text:h>
      <text:p text:style-name="Text_20_body">Возьмём оценённые OBS параметры:</text:p>
      <text:list text:style-name="L138">
        <text:list-item>
          <text:p text:style-name="P307"><text:soft-page-break/>κ_hat, m2_hat, λ_hat из <text:span text:style-name="Source_20_Text">sem_state['field_eq']</text:span>. </text:p>
        </text:list-item>
      </text:list>
      <text:p text:style-name="Text_20_body">Определим «истинные» (референтные) параметры:</text:p>
      <text:list text:style-name="L139">
        <text:list-item>
          <text:p text:style-name="P308">для начала можно считать референтными:</text:p>
          <text:list>
            <text:list-item>
              <text:p text:style-name="P309">те, что получаются при прямой регрессии на всём World'е (без ограничений OBS), </text:p>
            </text:list-item>
            <text:list-item>
              <text:p text:style-name="P308">либо просто стремиться к стабильности и малому остаточному расхождению в его собственной регрессии. </text:p>
            </text:list-item>
          </text:list>
        </text:list-item>
      </text:list>
      <text:p text:style-name="Text_20_body">Вариант A (самосогласованность):</text:p>
      <text:list text:style-name="L140">
        <text:list-item>
          <text:p text:style-name="P310">Вычисляем среднюю ошибку регрессии в его данных:</text:p>
          <text:p text:style-name="P311"><text:span text:style-name="Source_20_Text">err_field = mean_squared_error(φ_tt, κ_hat * φ_xx - m2_hat*φ - λ_hat*φ**3)</text:span></text:p>
        </text:list-item>
        <text:list-item>
          <text:p text:style-name="P310">Нормируем:</text:p>
          <text:p text:style-name="P311"><text:span text:style-name="Source_20_Text">fitness_field = exp(- err_field / σ_field)</text:span></text:p>
          <text:p text:style-name="P310">где σ_field — масштаб (подбирается).</text:p>
        </text:list-item>
      </text:list>
      <text:h text:style-name="Heading_20_2" text:outline-level="2">2.2. Качество законов сохранения</text:h>
      <text:p text:style-name="Text_20_body">Из <text:span text:style-name="Source_20_Text">sem_state['conservation']</text:span>:</text:p>
      <text:list text:style-name="L141">
        <text:list-item>
          <text:p text:style-name="P312">мы уже храним бинарный индикатор (1.0 или 0.0) по Q и mass. </text:p>
        </text:list-item>
      </text:list>
      <text:p text:style-name="Text_20_body">Можно расширить:</text:p>
      <text:list text:style-name="L142">
        <text:list-item>
          <text:p text:style-name="P313">ΔQ_norm = ΔQ / (|Q_total(0)|+1), </text:p>
        </text:list-item>
        <text:list-item>
          <text:p text:style-name="P314">ΔM_norm = ΔM / (|mass_total(0)|+1), </text:p>
        </text:list-item>
      </text:list>
      <text:p text:style-name="Text_20_body">и задать:</text:p>
      <text:p text:style-name="Preformatted_20_Text"><text:span text:style-name="Source_20_Text">fitness_Q <text:s text:c="3"/>= exp(- ΔQ_norm / σ_Q)</text:span></text:p>
      <text:p text:style-name="P18"><text:span text:style-name="Source_20_Text">fitness_mass = exp(- ΔM_norm / σ_M)</text:span></text:p>
      <text:p text:style-name="Text_20_body">Где σ_Q, σ_M — пороги.</text:p>
      <text:h text:style-name="Heading_20_2" text:outline-level="2">2.3. Observation Time (t_OT) и стабильность семантики</text:h>
      <text:p text:style-name="Text_20_body">Из Meaning_v1 (гл. 8):</text:p>
      <text:list text:style-name="L143">
        <text:list-item>
          <text:p text:style-name="P315">Observation Time t_OT определяется как момент, когда инварианты (параметры θ_t) перестают меняться выше порога ε: </text:p>
        </text:list-item>
      </text:list>
      <text:p text:style-name="Text_20_body">tOT=min⁡{t:∥θt+1−θt∥&lt;ϵ, ∀t′&gt;t:∥θt′+1−θt′∥&lt;ϵ}.</text:p>
      <text:p text:style-name="Text_20_body">У нас θ_t — параметры семантического состояния:</text:p>
      <text:list text:style-name="L144">
        <text:list-item>
          <text:p text:style-name="P316">Например, θt=(κhat(t),m2hat(t),λhat(t)). </text:p>
        </text:list-item>
      </text:list>
      <text:p text:style-name="Text_20_body">Алгоритм:</text:p>
      <text:p text:style-name="Preformatted_20_Text"><text:span text:style-name="Source_20_Text">def compute_OT(theta_history, eps):</text:span></text:p>
      <text:p text:style-name="Preformatted_20_Text"><text:span text:style-name="Source_20_Text"><text:s text:c="4"/># theta_history: list of np.array or tuples [θ_0, θ_1, ..., θ_T]</text:span></text:p>
      <text:p text:style-name="Preformatted_20_Text"><text:soft-page-break/><text:span text:style-name="Source_20_Text"><text:s text:c="4"/>T = len(theta_history)</text:span></text:p>
      <text:p text:style-name="Preformatted_20_Text"><text:span text:style-name="Source_20_Text"><text:s text:c="4"/>for t in range(T-1):</text:span></text:p>
      <text:p text:style-name="Preformatted_20_Text"><text:span text:style-name="Source_20_Text"><text:s text:c="8"/>if np.linalg.norm(theta_history[t+1] - theta_history[t]) &lt; eps:</text:span></text:p>
      <text:p text:style-name="Preformatted_20_Text"><text:span text:style-name="Source_20_Text"><text:s text:c="12"/># проверяем, что после t изменения всегда &lt; eps</text:span></text:p>
      <text:p text:style-name="Preformatted_20_Text"><text:span text:style-name="Source_20_Text"><text:s text:c="12"/>if all(np.linalg.norm(theta_history[t' + 1] - theta_history[t']) &lt; eps</text:span></text:p>
      <text:p text:style-name="Preformatted_20_Text"><text:span text:style-name="Source_20_Text"><text:s text:c="19"/>for t' in range(t, T-1)):</text:span></text:p>
      <text:p text:style-name="Preformatted_20_Text"><text:span text:style-name="Source_20_Text"><text:s text:c="16"/>return t</text:span></text:p>
      <text:p text:style-name="P18"><text:span text:style-name="Source_20_Text"><text:s text:c="4"/>return T <text:s/># не сошлось до конца</text:span></text:p>
      <text:p text:style-name="Text_20_body">OBSFitness по OT:</text:p>
      <text:list text:style-name="L145">
        <text:list-item>
          <text:p text:style-name="P317">чем меньше t_OT, тем лучше OBS быстро «понимает» мир:</text:p>
          <text:p text:style-name="P318"><text:span text:style-name="Source_20_Text">fitness_OT = exp(- t_OT / T_scale)</text:span></text:p>
        </text:list-item>
      </text:list>
      <text:p text:style-name="Text_20_body">где T_scale — доля от общей длительности, например <text:span text:style-name="Source_20_Text">T_scale = 0.25 * T_total</text:span>.</text:p>
      <text:h text:style-name="Heading_20_2" text:outline-level="2">2.4. Качество вероятностных предсказаний</text:h>
      <text:p text:style-name="Text_20_body">Для редко встречающихся событий (распады/столкновения Ω):</text:p>
      <text:list text:style-name="L146">
        <text:list-item>
          <text:p text:style-name="P319">OBS собирает статистику событий <text:span text:style-name="Source_20_Text">pattern → outcomes, P_obs(outcome|pattern)</text:span>. </text:p>
        </text:list-item>
      </text:list>
      <text:p text:style-name="Text_20_body">Если мы можем построить «истинную» частоту P_true (на уровне World), можно сравнить:</text:p>
      <text:p text:style-name="Preformatted_20_Text"><text:span text:style-name="Source_20_Text">KL = Σ_{patterns} Σ_{outcomes} P_true * log(P_true / P_obs)</text:span></text:p>
      <text:p text:style-name="P18"><text:span text:style-name="Source_20_Text">fitness_prob = exp(- KL / σ_KL)</text:span></text:p>
      <text:p text:style-name="Text_20_body">На v1 можно проще:</text:p>
      <text:list text:style-name="L147">
        <text:list-item>
          <text:p text:style-name="P320">проверять <text:span text:style-name="Strong_20_Emphasis">калибровку</text:span> предсказаний: если OBS говорит, что вероятность исхода ~p, то в частоте симуляций доля совпадает корелляционно. </text:p>
        </text:list-item>
      </text:list>
      <text:h text:style-name="Heading_20_2" text:outline-level="2">2.5. Итоговая OBSFitness</text:h>
      <text:p text:style-name="Text_20_body">Собираем частичные метрики в одну:</text:p>
      <text:p text:style-name="Preformatted_20_Text"><text:span text:style-name="Source_20_Text">def compute_OBSFitness(obs: Observer, world: World, m5_traj: List[M5State]):</text:span></text:p>
      <text:p text:style-name="Preformatted_20_Text"><text:span text:style-name="Source_20_Text"><text:s text:c="4"/># Вычисляем:</text:span></text:p>
      <text:p text:style-name="Preformatted_20_Text"><text:span text:style-name="Source_20_Text"><text:s text:c="4"/>fitness_field <text:s/>= ...</text:span></text:p>
      <text:p text:style-name="Preformatted_20_Text"><text:span text:style-name="Source_20_Text"><text:s text:c="4"/>fitness_Q <text:s text:c="5"/>= ...</text:span></text:p>
      <text:p text:style-name="Preformatted_20_Text"><text:span text:style-name="Source_20_Text"><text:s text:c="4"/>fitness_mass <text:s text:c="2"/>= ...</text:span></text:p>
      <text:p text:style-name="Preformatted_20_Text"><text:span text:style-name="Source_20_Text"><text:s text:c="4"/>fitness_OT <text:s text:c="4"/>= ...</text:span></text:p>
      <text:p text:style-name="Preformatted_20_Text"><text:span text:style-name="Source_20_Text"><text:s text:c="4"/>fitness_prob <text:s text:c="2"/>= ...</text:span></text:p>
      <text:p text:style-name="Preformatted_20_Text"/>
      <text:p text:style-name="Preformatted_20_Text"><text:span text:style-name="Source_20_Text"><text:s text:c="4"/># Взвешенная сумма или произведение:</text:span></text:p>
      <text:p text:style-name="Preformatted_20_Text"><text:span text:style-name="Source_20_Text"><text:s text:c="4"/>w_field, w_Q, w_mass, w_OT, w_prob = 1.0, 1.0, 0.5, 1.0, 1.0</text:span></text:p>
      <text:p text:style-name="Preformatted_20_Text"/>
      <text:p text:style-name="Preformatted_20_Text"><text:span text:style-name="Source_20_Text"><text:s text:c="4"/>score = (w_field * fitness_field +</text:span></text:p>
      <text:p text:style-name="Preformatted_20_Text"><text:span text:style-name="Source_20_Text"><text:s text:c="13"/>w_Q <text:s text:c="4"/>* fitness_Q +</text:span></text:p>
      <text:p text:style-name="Preformatted_20_Text"><text:span text:style-name="Source_20_Text"><text:s text:c="13"/>w_mass <text:s/>* fitness_mass +</text:span></text:p>
      <text:p text:style-name="Preformatted_20_Text"><text:span text:style-name="Source_20_Text"><text:s text:c="13"/>w_OT <text:s text:c="3"/>* fitness_OT +</text:span></text:p>
      <text:p text:style-name="Preformatted_20_Text"><text:span text:style-name="Source_20_Text"><text:s text:c="13"/>w_prob <text:s/>* fitness_prob) / (w_field + w_Q + w_mass + w_OT + w_prob)</text:span></text:p>
      <text:p text:style-name="P18"><text:span text:style-name="Source_20_Text"><text:s text:c="4"/>return score</text:span></text:p>
      <text:p text:style-name="Text_20_body">OBSFitness оценивает:</text:p>
      <text:list text:style-name="L148">
        <text:list-item>
          <text:p text:style-name="P321"><text:soft-page-break/>насколько наблюдатель:</text:p>
          <text:list>
            <text:list-item>
              <text:p text:style-name="P322">вывел устойчивое полевое уравнение (field_eq), </text:p>
            </text:list-item>
            <text:list-item>
              <text:p text:style-name="P322">обнаружил и подтвердил законы сохранения, </text:p>
            </text:list-item>
            <text:list-item>
              <text:p text:style-name="P322">пришёл к стабильной семантике за разумное OT, </text:p>
            </text:list-item>
            <text:list-item>
              <text:p text:style-name="P321">адекватно предсказал вероятностные исходы. </text:p>
            </text:list-item>
          </text:list>
        </text:list-item>
      </text:list>
      <text:p text:style-name="Text_20_body">В дальнейшем это можно задать более строго (например, как логарифм правдоподобия данных при семантической модели), но для старта этого достаточно.</text:p>
      <text:h text:style-name="Heading_20_2" text:outline-level="2">2.6. Интеграция OBSFitness в эволюционный поиск</text:h>
      <text:p text:style-name="Text_20_body">Текущая SMFitness оценивает RULESET по:</text:p>
      <text:list text:style-name="L149">
        <text:list-item>
          <text:p text:style-name="P323">Ω‑diversity, </text:p>
        </text:list-item>
        <text:list-item>
          <text:p text:style-name="P323">cycle_count, </text:p>
        </text:list-item>
        <text:list-item>
          <text:p text:style-name="P323">charge_conservation, </text:p>
        </text:list-item>
        <text:list-item>
          <text:p text:style-name="P323">stability, </text:p>
        </text:list-item>
        <text:list-item>
          <text:p text:style-name="P324">interaction_richness. </text:p>
        </text:list-item>
      </text:list>
      <text:p text:style-name="Text_20_body">Расширяем до:</text:p>
      <text:p text:style-name="P18"><text:span text:style-name="Source_20_Text">TotalFitness = α * SMFitness + β * OBSFitness</text:span></text:p>
      <text:p text:style-name="Text_20_body">где:</text:p>
      <text:list text:style-name="L150">
        <text:list-item>
          <text:p text:style-name="P325">α,β — веса (например, сначала α&gt;&gt;β, потом на последующих этапах выравнивать). </text:p>
        </text:list-item>
      </text:list>
      <text:p text:style-name="Text_20_body">Эволюционный поиск:</text:p>
      <text:list text:style-name="L151">
        <text:list-item>
          <text:p text:style-name="P326">варьирует:</text:p>
          <text:list>
            <text:list-item>
              <text:p text:style-name="P327">RULESET (микродинамика), </text:p>
            </text:list-item>
            <text:list-item>
              <text:p text:style-name="P327">параметры OBS (позиция, интерфейс Π_obs, параметры regressor’ов и т.п.), </text:p>
            </text:list-item>
          </text:list>
        </text:list-item>
        <text:list-item>
          <text:p text:style-name="P326">максимизирует TotalFitness:</text:p>
          <text:list>
            <text:list-item>
              <text:p text:style-name="P327">⇒ найдёт такие правила 1D‑мира и такой тип наблюдателя/интерфейса, при которых: </text:p>
              <text:list>
                <text:list-item>
                  <text:p text:style-name="P327">Ω‑зоопарк богат, </text:p>
                </text:list-item>
                <text:list-item>
                  <text:p text:style-name="P327">законы сохранения выдерживаются, </text:p>
                </text:list-item>
                <text:list-item>
                  <text:p text:style-name="P327">но <text:span text:style-name="Strong_20_Emphasis">также</text:span>: </text:p>
                  <text:list>
                    <text:list-item>
                      <text:p text:style-name="P327">OBS извлекает стабильные, простые и точные уравнения, </text:p>
                    </text:list-item>
                    <text:list-item>
                      <text:p text:style-name="P327">относительно быстро (малый OT), </text:p>
                    </text:list-item>
                    <text:list-item>
                      <text:p text:style-name="P326">и с хорошей предсказательной вероятностной моделью. 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Это и есть шаг к тому, чтобы симулятор «на выходе» выдавал законы, максимально похожие на наши SM+GR законы <text:span text:style-name="Strong_20_Emphasis">с точки зрения наблюдателя</text:span>.</text:p>
      <text:p text:style-name="Text_20_body">Если нужно, дальше можно:</text:p>
      <text:list text:style-name="L152">
        <text:list-item>
          <text:p text:style-name="P328">детализировать формат IFACE именно в терминах 3D (использовать Hilbert/Z‑order код), </text:p>
        </text:list-item>
        <text:list-item>
          <text:p text:style-name="P328"><text:soft-page-break/>расписать пример конкретного «эксперимента» (например, наблюдение за падающей Ω‑частицей в эффективном гравполе и вывод закона «ускорение пропорционально градиенту потенциала»), </text:p>
        </text:list-item>
        <text:list-item>
          <text:p text:style-name="P329">или формализовать topological layer поверх xsem(t) (вычисление β₀,β₁ для траектории понимания OBS). </text:p>
        </text:list-item>
      </text:list>
      <text:p text:style-name="Text_20_body">Ниже продолжу именно три недостающих элемента, которые вы обозначили:</text:p>
      <text:list text:style-name="L153">
        <text:list-item>
          <text:p text:style-name="P330">Формат IFACE в терминах 3D с учётом Meaning_v1 и 1D‑подложки (координатное отображение через Z‑order/Hilbert). </text:p>
        </text:list-item>
        <text:list-item>
          <text:p text:style-name="P330">Пример конкретного «эксперимента»: наблюдение за падающей Ω‑частицей в эффективном гравполе и вывод закона вида a∝−∇Φ. </text:p>
        </text:list-item>
        <text:list-item>
          <text:p text:style-name="P331">Топологический слой поверх xsem(t): как считать β0,β1 и интерпретировать фазы понимания (10.10 Meaning_v1) для OBS. </text:p>
        </text:list-item>
      </text:list>
      <text:h text:style-name="Heading_20_2" text:outline-level="2">1. IFACE как 3D‑интерфейс над 1D‑подложкой</text:h>
      <text:p text:style-name="Text_20_body">Задача: OBS живёт в интерфейсном пространстве IFACE и «видит» мир как 3D‑пространство + время, хотя фундаментальный мир — 1D‑решётка с RULESET_core.</text:p>
      <text:h text:style-name="Heading_20_3" text:outline-level="3">1.1. 1D → 3D: рекомендация — Z‑order (Morton) или Hilbert</text:h>
      <text:p text:style-name="Text_20_body">Пусть:</text:p>
      <text:list text:style-name="L154">
        <text:list-item>
          <text:p text:style-name="P332">длина 1D‑решётки: N=Xmax⁡⋅Ymax⁡⋅Zmax⁡. </text:p>
        </text:list-item>
        <text:list-item>
          <text:p text:style-name="P333">берём, например, Xmax⁡=Ymax⁡=Zmax⁡=32 → N=32768. </text:p>
        </text:list-item>
      </text:list>
      <text:p text:style-name="Text_20_body"><text:span text:style-name="Strong_20_Emphasis">Вариант Z‑order (Morton):</text:span></text:p>
      <text:list text:style-name="L155">
        <text:list-item>
          <text:p text:style-name="P334">индексу i ∈ [0,N-1] сопоставляется троица (x,y,z) путём «расщепления бит»:</text:p>
          <text:list>
            <text:list-item>
              <text:p text:style-name="P335">i в двоичном виде: i = b₀ b₁ b₂ … b_{3k-1}, </text:p>
            </text:list-item>
            <text:list-item>
              <text:p text:style-name="P335">биты поочередно идут в x,y,z: </text:p>
              <text:list>
                <text:list-item>
                  <text:p text:style-name="P335">x получает биты b₀,b₃,b₆,..., </text:p>
                </text:list-item>
                <text:list-item>
                  <text:p text:style-name="P335">y — b₁,b₄,b₇,..., </text:p>
                </text:list-item>
                <text:list-item>
                  <text:p text:style-name="P334">z — b₂,b₅,b₈,... </text:p>
                </text:list-item>
              </text:list>
            </text:list-item>
          </text:list>
        </text:list-item>
      </text:list>
      <text:p text:style-name="Text_20_body">Псевдокод (существуют готовые реализации Morton encode/decode):</text:p>
      <text:p text:style-name="Preformatted_20_Text"><text:span text:style-name="Source_20_Text">def morton_decode(i: int) -&gt; tuple[int,int,int]:</text:span></text:p>
      <text:p text:style-name="Preformatted_20_Text"><text:span text:style-name="Source_20_Text"><text:s text:c="4"/>x = compact_bits(i, 0)</text:span></text:p>
      <text:p text:style-name="Preformatted_20_Text"><text:span text:style-name="Source_20_Text"><text:s text:c="4"/>y = compact_bits(i, 1)</text:span></text:p>
      <text:p text:style-name="Preformatted_20_Text"><text:span text:style-name="Source_20_Text"><text:s text:c="4"/>z = compact_bits(i, 2)</text:span></text:p>
      <text:p text:style-name="P18"><text:span text:style-name="Source_20_Text"><text:s text:c="4"/>return x,y,z</text:span></text:p>
      <text:p text:style-name="Text_20_body">Где <text:span text:style-name="Source_20_Text">compact_bits</text:span> — функция, извлекающая каждый третий бит, начиная с offset.</text:p>
      <text:p text:style-name="Text_20_body"><text:span text:style-name="Strong_20_Emphasis">Почему Z‑order:</text:span></text:p>
      <text:list text:style-name="L156">
        <text:list-item>
          <text:p text:style-name="P336">хорошо сохраняет локальность: соседние i обычно → близкие (x,y,z); </text:p>
        </text:list-item>
        <text:list-item>
          <text:p text:style-name="P337">гораздо проще, чем Hilbert, для начальной реализации. </text:p>
        </text:list-item>
      </text:list>
      <text:p text:style-name="Text_20_body">Если позже понадобится ещё лучшая локальность — можно заменить на Hilbert‑кривую (там алгоритм сложнее, но идея та же: биекция i↔(x,y,z) сохраняет близость).</text:p>
      <text:h text:style-name="Heading_20_3" text:outline-level="3"><text:soft-page-break/>1.2. IFACE‑объекты: как Ω‑циклы отображаются в 3D</text:h>
      <text:p text:style-name="Text_20_body">Каждый локализованный Ω‑цикл (частица) описан:</text:p>
      <text:p text:style-name="Preformatted_20_Text"><text:span text:style-name="Source_20_Text">OmegaCycle:</text:span></text:p>
      <text:p text:style-name="Preformatted_20_Text"><text:span text:style-name="Source_20_Text"><text:s text:c="4"/>id</text:span></text:p>
      <text:p text:style-name="Preformatted_20_Text"><text:span text:style-name="Source_20_Text"><text:s text:c="4"/>period</text:span></text:p>
      <text:p text:style-name="Preformatted_20_Text"><text:span text:style-name="Source_20_Text"><text:s text:c="4"/>support <text:s text:c="2"/># индексы i</text:span></text:p>
      <text:p text:style-name="Preformatted_20_Text"><text:span text:style-name="Source_20_Text"><text:s text:c="4"/>patterns</text:span></text:p>
      <text:p text:style-name="Preformatted_20_Text"><text:span text:style-name="Source_20_Text"><text:s text:c="4"/>mass</text:span></text:p>
      <text:p text:style-name="P18"><text:span text:style-name="Source_20_Text"><text:s text:c="4"/>Q</text:span></text:p>
      <text:p text:style-name="Text_20_body">Позиция в 1D — центр масс support:</text:p>
      <text:p text:style-name="Preformatted_20_Text"><text:span text:style-name="Source_20_Text">i_center = int(np.mean(omega.support))</text:span></text:p>
      <text:p text:style-name="P18"><text:span text:style-name="Source_20_Text">x,y,z = morton_decode(i_center)</text:span></text:p>
      <text:p text:style-name="Text_20_body">Скорость (для интерфейса):</text:p>
      <text:list text:style-name="L157">
        <text:list-item>
          <text:p text:style-name="P338">храним предыдущую позицию <text:span text:style-name="Source_20_Text">pos_prev[id]</text:span>, </text:p>
        </text:list-item>
        <text:list-item>
          <text:p text:style-name="P339">скорость: </text:p>
        </text:list-item>
      </text:list>
      <text:p text:style-name="Preformatted_20_Text"><text:span text:style-name="Source_20_Text">vx = (x - x_prev) / Δt</text:span></text:p>
      <text:p text:style-name="Preformatted_20_Text"><text:span text:style-name="Source_20_Text">vy = (y - y_prev) / Δt</text:span></text:p>
      <text:p text:style-name="P18"><text:span text:style-name="Source_20_Text">vz = (z - z_prev) / Δt</text:span></text:p>
      <text:p text:style-name="Text_20_body"><text:span text:style-name="Strong_20_Emphasis">IFACEObject:</text:span></text:p>
      <text:p text:style-name="Preformatted_20_Text"><text:span text:style-name="Source_20_Text">@dataclass</text:span></text:p>
      <text:p text:style-name="Preformatted_20_Text"><text:span text:style-name="Source_20_Text">class IFACEObject:</text:span></text:p>
      <text:p text:style-name="Preformatted_20_Text"><text:span text:style-name="Source_20_Text"><text:s text:c="4"/>id: int</text:span></text:p>
      <text:p text:style-name="Preformatted_20_Text"><text:span text:style-name="Source_20_Text"><text:s text:c="4"/>type: str <text:s text:c="11"/># кластер Ω-типов (e.g. 'OmegaType1')</text:span></text:p>
      <text:p text:style-name="Preformatted_20_Text"><text:span text:style-name="Source_20_Text"><text:s text:c="4"/>mass: float</text:span></text:p>
      <text:p text:style-name="Preformatted_20_Text"><text:span text:style-name="Source_20_Text"><text:s text:c="4"/>Q: float</text:span></text:p>
      <text:p text:style-name="Preformatted_20_Text"><text:span text:style-name="Source_20_Text"><text:s text:c="4"/>pos: tuple[float,float,float]</text:span></text:p>
      <text:p text:style-name="P18"><text:span text:style-name="Source_20_Text"><text:s text:c="4"/>vel: tuple[float,float,float]</text:span></text:p>
      <text:h text:style-name="Heading_20_3" text:outline-level="3">1.3. IFACE‑поле: ϕ(x,y,z) и C(x,y,z)</text:h>
      <text:p text:style-name="Text_20_body">Имея:</text:p>
      <text:list text:style-name="L158">
        <text:list-item>
          <text:p text:style-name="P340">ϕ_R(i): coarse‑поле по 1D, </text:p>
        </text:list-item>
        <text:list-item>
          <text:p text:style-name="P341">capacity C_i(S): локальная ёмкость, </text:p>
        </text:list-item>
      </text:list>
      <text:p text:style-name="Text_20_body">перекладываем это в 3D:</text:p>
      <text:p text:style-name="Preformatted_20_Text"><text:span text:style-name="Source_20_Text">phi_grid = np.zeros((X_max, Y_max, Z_max))</text:span></text:p>
      <text:p text:style-name="Preformatted_20_Text"><text:span text:style-name="Source_20_Text">C_grid <text:s text:c="2"/>= np.zeros((X_max, Y_max, Z_max))</text:span></text:p>
      <text:p text:style-name="Preformatted_20_Text"/>
      <text:p text:style-name="Preformatted_20_Text"><text:span text:style-name="Source_20_Text">for i in range(N):</text:span></text:p>
      <text:p text:style-name="Preformatted_20_Text"><text:span text:style-name="Source_20_Text"><text:s text:c="4"/>x,y,z = morton_decode(i)</text:span></text:p>
      <text:p text:style-name="Preformatted_20_Text"><text:span text:style-name="Source_20_Text"><text:s text:c="4"/>phi_grid[x,y,z] = ϕ_R[i]</text:span></text:p>
      <text:p text:style-name="P18"><text:span text:style-name="Source_20_Text"><text:s text:c="4"/>C_grid[x,y,z] <text:s text:c="2"/>= C_i[i]</text:span></text:p>
      <text:p text:style-name="Text_20_body"><text:span text:style-name="Strong_20_Emphasis">IFACEField:</text:span></text:p>
      <text:p text:style-name="Preformatted_20_Text"><text:span text:style-name="Source_20_Text">@dataclass</text:span></text:p>
      <text:p text:style-name="Preformatted_20_Text"><text:span text:style-name="Source_20_Text">class IFACEField:</text:span></text:p>
      <text:p text:style-name="Preformatted_20_Text"><text:span text:style-name="Source_20_Text"><text:s text:c="4"/>phi: np.ndarray <text:s text:c="4"/># [X_max,Y_max,Z_max]</text:span></text:p>
      <text:p text:style-name="P18"><text:span text:style-name="Source_20_Text"><text:s text:c="4"/>C: np.ndarray <text:s text:c="6"/># [X_max,Y_max,Z_max]</text:span></text:p>
      <text:p text:style-name="Text_20_body"><text:soft-page-break/>OBS будет работать с <text:span text:style-name="Source_20_Text">IFACEState</text:span>:</text:p>
      <text:p text:style-name="Preformatted_20_Text"><text:span text:style-name="Source_20_Text">@dataclass</text:span></text:p>
      <text:p text:style-name="Preformatted_20_Text"><text:span text:style-name="Source_20_Text">class IFACEState:</text:span></text:p>
      <text:p text:style-name="Preformatted_20_Text"><text:span text:style-name="Source_20_Text"><text:s text:c="4"/>t: int</text:span></text:p>
      <text:p text:style-name="Preformatted_20_Text"><text:span text:style-name="Source_20_Text"><text:s text:c="4"/>objects: list[IFACEObject]</text:span></text:p>
      <text:p text:style-name="P18"><text:span text:style-name="Source_20_Text"><text:s text:c="4"/>field: IFACEField</text:span></text:p>
      <text:p text:style-name="Text_20_body">Это и есть формат «видимого мира» OBS.</text:p>
      <text:h text:style-name="Heading_20_2" text:outline-level="2">2. Пример эксперимента: «падение» Ω‑частицы в эффективном гравполе</text:h>
      <text:p text:style-name="Text_20_body">Цель: показать, как OBS может <text:span text:style-name="Emphasis">индуктивно</text:span> вывести закон вида:</text:p>
      <text:p text:style-name="Text_20_body">a⃗(x)≈−∇Φ(x),Φ≡функция от ϕ,C,</text:p>
      <text:p text:style-name="Text_20_body">где Φ — эффективный потенциал, связанный с capacity/полем.</text:p>
      <text:h text:style-name="Heading_20_3" text:outline-level="3">2.1. Подготовка: создать «массу/потенциал» в мире</text:h>
      <text:p text:style-name="Text_20_body">В симуляторе:</text:p>
      <text:list text:style-name="L159">
        <text:list-item>
          <text:p text:style-name="P342">Создать в World область с <text:span text:style-name="Strong_20_Emphasis">повышенным tension</text:span> (H_micro) и пониженной capacity C:</text:p>
          <text:list>
            <text:list-item>
              <text:p text:style-name="P343">например, область из нескольких узлов с паттернами, богатых чередованиями <text:span text:style-name="Source_20_Text">+-</text:span> → большой H_local, маленький C_i; </text:p>
            </text:list-item>
            <text:list-item>
              <text:p text:style-name="P343">в 3D это будет выглядеть как «шар» с пониженной capacity. </text:p>
            </text:list-item>
          </text:list>
        </text:list-item>
        <text:list-item>
          <text:p text:style-name="P342">Это — аналог массивного объекта / гравистической ямы.</text:p>
        </text:list-item>
      </text:list>
      <text:p text:style-name="Text_20_body">Реализуется:</text:p>
      <text:p text:style-name="Preformatted_20_Text"><text:span text:style-name="Source_20_Text">def create_mass_region(world: World, center_i: int, width: int):</text:span></text:p>
      <text:p text:style-name="Preformatted_20_Text"><text:span text:style-name="Source_20_Text"><text:s text:c="4"/># создаём паттерн с большим количеством - в интервале [center_i-width, center_i+width]</text:span></text:p>
      <text:p text:style-name="Preformatted_20_Text"><text:span text:style-name="Source_20_Text"><text:s text:c="4"/>for i in range(center_i-width, center_i+width+1):</text:span></text:p>
      <text:p text:style-name="Preformatted_20_Text"><text:span text:style-name="Source_20_Text"><text:s text:c="8"/>if 0 &lt;= i &lt; world.N:</text:span></text:p>
      <text:p text:style-name="Preformatted_20_Text"><text:span text:style-name="Source_20_Text"><text:s text:c="12"/>world.S[i] = -1 <text:s/># или чередование +-+- для более сильного H</text:span></text:p>
      <text:p text:style-name="P18"><text:span text:style-name="Source_20_Text"><text:s text:c="4"/>world.update_fields()</text:span></text:p>
      <text:h text:style-name="Heading_20_3" text:outline-level="3">2.2. Запуск тестовой Ω‑частицы</text:h>
      <text:list text:style-name="L160">
        <text:list-item>
          <text:p text:style-name="P344">Найти Ω‑тип (из ω_catalog) с небольшой массой (короткий период) → «тест‑частица». </text:p>
        </text:list-item>
        <text:list-item>
          <text:p text:style-name="P345">Создать её в виде локального паттерна на некотором i_start, чуть выше «массовой области». </text:p>
        </text:list-item>
      </text:list>
      <text:p text:style-name="Preformatted_20_Text"><text:span text:style-name="Source_20_Text">def place_test_particle(world: World, omega_pattern, i_start):</text:span></text:p>
      <text:p text:style-name="Preformatted_20_Text"><text:span text:style-name="Source_20_Text"><text:s text:c="4"/># встраиваем локальный support Ω-цикла в S, не разрушая вакуума вне</text:span></text:p>
      <text:p text:style-name="Preformatted_20_Text"><text:span text:style-name="Source_20_Text"><text:s text:c="4"/>support = omega_pattern.support</text:span></text:p>
      <text:p text:style-name="Preformatted_20_Text"><text:span text:style-name="Source_20_Text"><text:s text:c="4"/>for offset, val in zip(support, omega_pattern.patterns[0]):</text:span></text:p>
      <text:p text:style-name="Preformatted_20_Text"><text:span text:style-name="Source_20_Text"><text:s text:c="8"/>idx = i_start + (offset - np.mean(support))</text:span></text:p>
      <text:p text:style-name="Preformatted_20_Text"><text:span text:style-name="Source_20_Text"><text:s text:c="8"/>idx = int(idx)</text:span></text:p>
      <text:p text:style-name="Preformatted_20_Text"><text:span text:style-name="Source_20_Text"><text:s text:c="8"/>if 0 &lt;= idx &lt; world.N:</text:span></text:p>
      <text:p text:style-name="Preformatted_20_Text"><text:span text:style-name="Source_20_Text"><text:s text:c="12"/>world.S[idx] = val</text:span></text:p>
      <text:p text:style-name="P18"><text:span text:style-name="Source_20_Text"><text:s text:c="4"/>world.update_fields()</text:span></text:p>
      <text:p text:style-name="Text_20_body">Теперь у вас есть:</text:p>
      <text:list text:style-name="L161">
        <text:list-item>
          <text:p text:style-name="P346"><text:soft-page-break/>большой «массовый регион» (шар пониженной C), </text:p>
        </text:list-item>
        <text:list-item>
          <text:p text:style-name="P347">лёгкая Ω‑частица где‑то рядом. </text:p>
        </text:list-item>
      </text:list>
      <text:h text:style-name="Heading_20_3" text:outline-level="3">2.3. Наблюдение траектории в IFACE</text:h>
      <text:p text:style-name="Text_20_body">OBS:</text:p>
      <text:list text:style-name="L162">
        <text:list-item>
          <text:p text:style-name="P348">В каждом шаге:</text:p>
          <text:p text:style-name="P349"><text:span text:style-name="Source_20_Text">world.step()</text:span></text:p>
          <text:p text:style-name="P349"><text:span text:style-name="Source_20_Text">world.detect_omegas()</text:span></text:p>
          <text:p text:style-name="P350"><text:span text:style-name="Source_20_Text">xsens, IFACE_t = obs.observe(world)</text:span></text:p>
        </text:list-item>
        <text:list-item>
          <text:p text:style-name="P348">Для тест‑частицы:</text:p>
          <text:list>
            <text:list-item>
              <text:p text:style-name="P348">идентифицировать её по <text:span text:style-name="Source_20_Text">id</text:span> в <text:span text:style-name="Source_20_Text">IFACE_t.objects</text:span>;</text:p>
            </text:list-item>
            <text:list-item>
              <text:p text:style-name="P348">записать:</text:p>
              <text:p text:style-name="P349"><text:span text:style-name="Source_20_Text">track_x[t] <text:s/>= obj.pos[0]</text:span></text:p>
              <text:p text:style-name="P349"><text:span text:style-name="Source_20_Text">track_y[t] <text:s/>= obj.pos[1]</text:span></text:p>
              <text:p text:style-name="P350"><text:span text:style-name="Source_20_Text">track_z[t] <text:s/>= obj.pos[2]</text:span></text:p>
            </text:list-item>
          </text:list>
        </text:list-item>
        <text:list-item>
          <text:p text:style-name="P348">Параллельно получать локальный потенциал Φ как функцию C или ϕ:</text:p>
          <text:list>
            <text:list-item>
              <text:p text:style-name="P348">например:</text:p>
              <text:p text:style-name="P350"><text:span text:style-name="Source_20_Text">Phi_grid[x,y,z] = f(C_grid[x,y,z]) = C0 - C[x,y,z]</text:span></text:p>
              <text:p text:style-name="P348">(больше C0−C → глубже «яма»).</text:p>
            </text:list-item>
          </text:list>
        </text:list-item>
      </text:list>
      <text:h text:style-name="Heading_20_3" text:outline-level="3">2.4. Вывод закона a∝−∇Φ</text:h>
      <text:p text:style-name="Text_20_body">После записи траектории (x(t),y(t),z(t)):</text:p>
      <text:list text:style-name="L163">
        <text:list-item>
          <text:p text:style-name="P351">Оценить ускорение:</text:p>
          <text:p text:style-name="P352"><text:span text:style-name="Source_20_Text">vx[t] = (x[t+1] - x[t-1]) / (2*Δt)</text:span></text:p>
          <text:p text:style-name="P352"><text:span text:style-name="Source_20_Text">ax[t] = (x[t+1] - 2*x[t] + x[t-1]) / (Δt**2)</text:span></text:p>
          <text:p text:style-name="P353"><text:span text:style-name="Source_20_Text"># то же для y,z</text:span></text:p>
        </text:list-item>
        <text:list-item>
          <text:p text:style-name="P351">Оценить градиент потенциала в каждой точке траектории:</text:p>
          <text:p text:style-name="P353"><text:span text:style-name="Source_20_Text">grad_Phi_x[t] = (Phi[x+1,y,z] - Phi[x-1,y,z]) / (2*Δx)</text:span></text:p>
        </text:list-item>
        <text:list-item>
          <text:p text:style-name="P351">Подогнать (регрессией):</text:p>
          <text:p text:style-name="P351">ax(t)≈−γ⋅∂xΦ(x(t)),ay,azаналогично</text:p>
          <text:p text:style-name="P351">Псевдокод:</text:p>
          <text:p text:style-name="P352"><text:span text:style-name="Source_20_Text">X = []</text:span></text:p>
          <text:p text:style-name="P352"><text:span text:style-name="Source_20_Text">Y = []</text:span></text:p>
          <text:p text:style-name="P352"><text:span text:style-name="Source_20_Text">for t in valid_range:</text:span></text:p>
          <text:p text:style-name="P352"><text:span text:style-name="Source_20_Text"><text:s text:c="4"/>X.append([-grad_Phi_x[t]])</text:span></text:p>
          <text:p text:style-name="P352"><text:span text:style-name="Source_20_Text"><text:s text:c="4"/>Y.append(ax[t])</text:span></text:p>
          <text:p text:style-name="P353"><text:span text:style-name="Source_20_Text">γ_hat, *_ = np.linalg.lstsq(np.array(X), np.array(Y), rcond=None)</text:span></text:p>
        </text:list-item>
        <text:list-item>
          <text:p text:style-name="P351">Проверить корреляцию:</text:p>
          <text:p text:style-name="P353"><text:soft-page-break/><text:span text:style-name="Source_20_Text">corr = np.corrcoef(ax, -grad_Phi_x)[0,1]</text:span></text:p>
        </text:list-item>
      </text:list>
      <text:p text:style-name="Text_20_body">Если corr близка к 1, γ_hat стабильна, OBS может записать в <text:span text:style-name="Source_20_Text">sem_state</text:span>:</text:p>
      <text:p text:style-name="Preformatted_20_Text"><text:span text:style-name="Source_20_Text">sem_state['gravity_law'] = {</text:span></text:p>
      <text:p text:style-name="Preformatted_20_Text"><text:span text:style-name="Source_20_Text"><text:s text:c="4"/>'gamma': γ_hat,</text:span></text:p>
      <text:p text:style-name="Preformatted_20_Text"><text:span text:style-name="Source_20_Text"><text:s text:c="4"/>'corr': corr</text:span></text:p>
      <text:p text:style-name="P18"><text:span text:style-name="Source_20_Text">}</text:span></text:p>
      <text:p text:style-name="Text_20_body">И интерпретировать это как закон:</text:p>
      <text:p text:style-name="Quotations">«Ускорение частицы пропорционально минус градиенту потенциальной функции Φ, связанной с capacity».</text:p>
      <text:p text:style-name="Text_20_body">Это — пример того, как OBS <text:span text:style-name="Strong_20_Emphasis">оценочно</text:span> восстанавливает закон, похожий на a=−∇Φ/m.</text:p>
      <text:h text:style-name="Heading_20_2" text:outline-level="2">3. Топологический слой поверх xsem(t): β0,β1 и фазы понимания</text:h>
      <text:p text:style-name="Text_20_body">Применяем идеи из главы 10 Meaning_v1:</text:p>
      <text:list text:style-name="L164">
        <text:list-item>
          <text:p text:style-name="P354">семантическое пространство Ssem — многообразие смыслов;</text:p>
        </text:list-item>
        <text:list-item>
          <text:p text:style-name="P354">траектория xsem(t) ОБС внутри него;</text:p>
        </text:list-item>
        <text:list-item>
          <text:p text:style-name="P354">TDA (персистентная гомология) позволяет оценивать:</text:p>
          <text:list>
            <text:list-item>
              <text:p text:style-name="P355">β0 — число компонент связности (разных «парадигм»), </text:p>
            </text:list-item>
            <text:list-item>
              <text:p text:style-name="P354">β1 — число нетривиальных петель (парадоксов/противоречий). </text:p>
            </text:list-item>
          </text:list>
        </text:list-item>
      </text:list>
      <text:h text:style-name="Heading_20_3" text:outline-level="3">3.1. Кодовка xsem(t)</text:h>
      <text:p text:style-name="Text_20_body">Семантическое состояние OBS (<text:span text:style-name="Source_20_Text">sem_state</text:span>) у нас уже есть:</text:p>
      <text:p text:style-name="Preformatted_20_Text"><text:span text:style-name="Source_20_Text">sem_state = {</text:span></text:p>
      <text:p text:style-name="Preformatted_20_Text"><text:span text:style-name="Source_20_Text"><text:s text:c="4"/>'field_eq': {'kappa': κ_hat, 'm2': m2_hat, 'lambda': λ_hat},</text:span></text:p>
      <text:p text:style-name="Preformatted_20_Text"><text:span text:style-name="Source_20_Text"><text:s text:c="4"/>'conservation': {'Q': 0/1, 'mass': 0/1, ...},</text:span></text:p>
      <text:p text:style-name="Preformatted_20_Text"><text:span text:style-name="Source_20_Text"><text:s text:c="4"/>'events': {...},</text:span></text:p>
      <text:p text:style-name="Preformatted_20_Text"><text:span text:style-name="Source_20_Text"><text:s text:c="4"/>'gravity_law': {...},</text:span></text:p>
      <text:p text:style-name="Preformatted_20_Text"><text:span text:style-name="Source_20_Text"><text:s text:c="4"/>...</text:span></text:p>
      <text:p text:style-name="P18"><text:span text:style-name="Source_20_Text">}</text:span></text:p>
      <text:p text:style-name="Text_20_body">Нужно представить это в виде <text:span text:style-name="Strong_20_Emphasis">вектора признаков</text:span> v(t)∈ℝ^d:</text:p>
      <text:p text:style-name="Text_20_body">Простейший способ:</text:p>
      <text:p text:style-name="Preformatted_20_Text"><text:span text:style-name="Source_20_Text">def sem_to_vector(sem_state) -&gt; np.ndarray:</text:span></text:p>
      <text:p text:style-name="Preformatted_20_Text"><text:span text:style-name="Source_20_Text"><text:s text:c="4"/>v = []</text:span></text:p>
      <text:p text:style-name="Preformatted_20_Text"><text:span text:style-name="Source_20_Text"><text:s text:c="4"/>fe = sem_state.get('field_eq', {})</text:span></text:p>
      <text:p text:style-name="Preformatted_20_Text"><text:span text:style-name="Source_20_Text"><text:s text:c="4"/>v.append(fe.get('kappa',0.0))</text:span></text:p>
      <text:p text:style-name="Preformatted_20_Text"><text:span text:style-name="Source_20_Text"><text:s text:c="4"/>v.append(fe.get('m2',0.0))</text:span></text:p>
      <text:p text:style-name="Preformatted_20_Text"><text:span text:style-name="Source_20_Text"><text:s text:c="4"/>v.append(fe.get('lambda',0.0))</text:span></text:p>
      <text:p text:style-name="Preformatted_20_Text"><text:span text:style-name="Source_20_Text"><text:s text:c="4"/>cons = sem_state.get('conservation', {})</text:span></text:p>
      <text:p text:style-name="Preformatted_20_Text"><text:span text:style-name="Source_20_Text"><text:s text:c="4"/>v.append(cons.get('Q',0.0))</text:span></text:p>
      <text:p text:style-name="Preformatted_20_Text"><text:span text:style-name="Source_20_Text"><text:s text:c="4"/>v.append(cons.get('mass',0.0))</text:span></text:p>
      <text:p text:style-name="Preformatted_20_Text"><text:span text:style-name="Source_20_Text"><text:s text:c="4"/>gl = sem_state.get('gravity_law',{})</text:span></text:p>
      <text:p text:style-name="Preformatted_20_Text"><text:span text:style-name="Source_20_Text"><text:s text:c="4"/>v.append(gl.get('gamma',0.0))</text:span></text:p>
      <text:p text:style-name="Preformatted_20_Text"><text:span text:style-name="Source_20_Text"><text:s text:c="4"/>v.append(gl.get('corr',0.0))</text:span></text:p>
      <text:p text:style-name="Preformatted_20_Text"><text:span text:style-name="Source_20_Text"><text:s text:c="4"/># Можно добавить ещё параметры</text:span></text:p>
      <text:p text:style-name="P18"><text:soft-page-break/><text:span text:style-name="Source_20_Text"><text:s text:c="4"/>return np.array(v, dtype=float)</text:span></text:p>
      <text:p text:style-name="Text_20_body">Тогда:</text:p>
      <text:p text:style-name="P18"><text:span text:style-name="Source_20_Text">V = [sem_to_vector(s) for s in sem_history] <text:s/># список v(t)</text:span></text:p>
      <text:h text:style-name="Heading_20_3" text:outline-level="3">3.2. Строим simplicial complex и считаем β₀,β₁</text:h>
      <text:p text:style-name="Text_20_body">Используя методы TDA (Ripser, Gudhi, etc.):</text:p>
      <text:list text:style-name="L165">
        <text:list-item>
          <text:p text:style-name="P356">Строим Vietoris–Rips complex на точках V с расстоянием d(vᵢ,vⱼ):</text:p>
          <text:list>
            <text:list-item>
              <text:p text:style-name="P357">например, Евклидова метрика, </text:p>
            </text:list-item>
            <text:list-item>
              <text:p text:style-name="P357">выбираем параметр ε (или масштабный интервал) и строим комплекс Rips(V,ε). </text:p>
            </text:list-item>
          </text:list>
        </text:list-item>
        <text:list-item>
          <text:p text:style-name="P356">Считаем гомологии H_0,H_1 и бетти‑числа:</text:p>
          <text:list>
            <text:list-item>
              <text:p text:style-name="P357">β0 — число компонент связности, </text:p>
            </text:list-item>
            <text:list-item>
              <text:p text:style-name="P356">β1 — число одномерных дыр (петель). </text:p>
            </text:list-item>
          </text:list>
        </text:list-item>
      </text:list>
      <text:p text:style-name="Text_20_body">Псевдокод (с использованием ripser / persim):</text:p>
      <text:p text:style-name="Preformatted_20_Text"><text:span text:style-name="Source_20_Text">from ripser import ripser</text:span></text:p>
      <text:p text:style-name="Preformatted_20_Text"/>
      <text:p text:style-name="Preformatted_20_Text"><text:span text:style-name="Source_20_Text">diagrams = ripser(V)['dgms'] <text:s/># диаграммы для H0,H1,...</text:span></text:p>
      <text:p text:style-name="Preformatted_20_Text"><text:span text:style-name="Source_20_Text">H0, H1 = diagrams[0], diagrams[1]</text:span></text:p>
      <text:p text:style-name="Preformatted_20_Text"><text:span text:style-name="Source_20_Text">β0 = len(H0) <text:s text:c="2"/># количество компонент</text:span></text:p>
      <text:p text:style-name="P18"><text:span text:style-name="Source_20_Text">β1 = len(H1) <text:s text:c="2"/># количество петель</text:span></text:p>
      <text:p text:style-name="Text_20_body">Если делаем персистентную гомологию, можно смотреть только наиболее персистентные классы (фильтровать по длине интервала рождения–смерти).</text:p>
      <text:h text:style-name="Heading_20_3" text:outline-level="3">3.3. Интерпретация β₀, β₁ и фаз понимания</text:h>
      <text:p text:style-name="Text_20_body">По Meaning_v1 (10.10, 12.7):</text:p>
      <text:list text:style-name="L166">
        <text:list-item>
          <text:p text:style-name="P358">Фаза 1: разделение → β₀ растёт:</text:p>
          <text:list>
            <text:list-item>
              <text:p text:style-name="P359">OBS видит множество несвязных «моделей» мира; </text:p>
            </text:list-item>
            <text:list-item>
              <text:p text:style-name="P359">в нашем случае: разные возможные значения (κ_hat,m2_hat,...) без связи. </text:p>
            </text:list-item>
          </text:list>
        </text:list-item>
        <text:list-item>
          <text:p text:style-name="P358">Фаза 2: синтез → β₀ уменьшается, β₁ растёт:</text:p>
          <text:list>
            <text:list-item>
              <text:p text:style-name="P359">OBS начинает связывать разные модели, но возникают петли (противоречия); </text:p>
            </text:list-item>
            <text:list-item>
              <text:p text:style-name="P359">у нас: несколько конкурирующих описаний поля и грав.закона, которые не согласованы. </text:p>
            </text:list-item>
          </text:list>
        </text:list-item>
        <text:list-item>
          <text:p text:style-name="P358">Фаза 3: разрешение петель → β₁ уменьшается:</text:p>
          <text:list>
            <text:list-item>
              <text:p text:style-name="P359">OBS находит мета‑уровень, синтезирующий противоречивые части; </text:p>
            </text:list-item>
            <text:list-item>
              <text:p text:style-name="P359">у нас: переход к стабильному набору параметров (κ,m2,λ) и закону для ускорения. </text:p>
            </text:list-item>
          </text:list>
        </text:list-item>
        <text:list-item>
          <text:p text:style-name="P358">Фаза 4: стабилизация → β₀ и β₁ почти не меняются, новые данные вписываются:</text:p>
          <text:list>
            <text:list-item>
              <text:p text:style-name="P358">это и есть состояние «Eτ(O) = O», идемпотентность понимания (18.2.2). </text:p>
            </text:list-item>
          </text:list>
        </text:list-item>
      </text:list>
      <text:p text:style-name="Text_20_body">В симуляторе:</text:p>
      <text:list text:style-name="L167">
        <text:list-item>
          <text:p text:style-name="P360">можно анализировать β₀(t),β₁(t) по семантической траектории xsem(t) и:</text:p>
          <text:list>
            <text:list-item>
              <text:p text:style-name="P360"><text:soft-page-break/>диагностировать состояние обучения наблюдателя,</text:p>
            </text:list-item>
            <text:list-item>
              <text:p text:style-name="P360">использовать это как дополнительную компоненту OBSFitness:</text:p>
              <text:p text:style-name="P361"><text:span text:style-name="Source_20_Text"># например, награждать траектории, где:</text:span></text:p>
              <text:p text:style-name="P361"><text:span text:style-name="Source_20_Text"># β1 сначала повышается (исследование), а затем падает к 0 (понимание)</text:span></text:p>
              <text:p text:style-name="P362"><text:span text:style-name="Source_20_Text">fitness_topology = f(β0_history, β1_history)</text:span></text:p>
            </text:list-item>
          </text:list>
        </text:list-item>
      </text:list>
      <text:p text:style-name="Text_20_body">Простейший критерий: по окончании симуляции:</text:p>
      <text:list text:style-name="L168">
        <text:list-item>
          <text:p text:style-name="P363"><text:span text:style-name="Source_20_Text">β1_final</text:span>≈0, <text:span text:style-name="Source_20_Text">β0_final</text:span>=1 → OBS пришёл к единой когерентной картине → хорошее понимание. </text:p>
        </text:list-item>
      </text:list>
      <text:h text:style-name="Heading_20_2" text:outline-level="2">4. Как всё это стягивается к цели «выдать законы мира»</text:h>
      <text:p text:style-name="Text_20_body">Теперь симулятор:</text:p>
      <text:list text:style-name="L169">
        <text:list-item>
          <text:p text:style-name="P364">На фундаментальном уровне (World, RULESET_core) эволюционирует 1D‑решётку, строит:</text:p>
          <text:list>
            <text:list-item>
              <text:p text:style-name="P365">Ω‑каталог, </text:p>
            </text:list-item>
            <text:list-item>
              <text:p text:style-name="P365">поля ϕ_R, </text:p>
            </text:list-item>
            <text:list-item>
              <text:p text:style-name="P365">capacity C_i. </text:p>
            </text:list-item>
          </text:list>
        </text:list-item>
        <text:list-item>
          <text:p text:style-name="P364">Через Π_obs (IFACE) даёт OBS:</text:p>
          <text:list>
            <text:list-item>
              <text:p text:style-name="P365">3D‑картинку: объекты (Ω‑частицы), поле Φ(x,y,z), «время»; </text:p>
            </text:list-item>
            <text:list-item>
              <text:p text:style-name="P365">OBS видит траектории объектов и поля. </text:p>
            </text:list-item>
          </text:list>
        </text:list-item>
        <text:list-item>
          <text:p text:style-name="P364"><text:span text:style-name="Source_20_Text">update_semantics</text:span> OBS:</text:p>
          <text:list>
            <text:list-item>
              <text:p text:style-name="P365">оценивает полевое уравнение ∂t2ϕ=κ∂x2ϕ−m2ϕ−λϕ3, </text:p>
            </text:list-item>
            <text:list-item>
              <text:p text:style-name="P365">проверяет законы сохранения (Q, mass,...), </text:p>
            </text:list-item>
            <text:list-item>
              <text:p text:style-name="P365">оценивает вероятностные правила Ω‑событий, </text:p>
            </text:list-item>
            <text:list-item>
              <text:p text:style-name="P365">оценивает гравитационный закон a≈−γ∇Φ. </text:p>
            </text:list-item>
          </text:list>
        </text:list-item>
        <text:list-item>
          <text:p text:style-name="P364">По траектории xsem(t):</text:p>
          <text:list>
            <text:list-item>
              <text:p text:style-name="P365">можно анализировать фазы понимания (β₀,β₁), </text:p>
            </text:list-item>
            <text:list-item>
              <text:p text:style-name="P365">и продвижение к идемпотентности Eτ(O)=O (устойчивые законы). </text:p>
            </text:list-item>
          </text:list>
        </text:list-item>
        <text:list-item>
          <text:p text:style-name="P364">OBSFitness:</text:p>
          <text:list>
            <text:list-item>
              <text:p text:style-name="P364">оценивает, насколько:</text:p>
              <text:list>
                <text:list-item>
                  <text:p text:style-name="P365">уравнение поля стабильно и хорошо приближает данные, </text:p>
                </text:list-item>
                <text:list-item>
                  <text:p text:style-name="P365">законы сохранения выдержаны, </text:p>
                </text:list-item>
                <text:list-item>
                  <text:p text:style-name="P365">вероятностные законы хорошо предсказывают частоту событий, </text:p>
                </text:list-item>
                <text:list-item>
                  <text:p text:style-name="P365">понимание стало устойчивым (низкий OT, β₁→0). </text:p>
                </text:list-item>
              </text:list>
            </text:list-item>
          </text:list>
        </text:list-item>
        <text:list-item>
          <text:p text:style-name="P364">Эволюционный поиск (по RULESET и, возможно, по типу Π_obs/OBS):</text:p>
          <text:list>
            <text:list-item>
              <text:p text:style-name="P364">максимизируя OBSFitness, ищет такие микро‑правила и такие интерфейсы, при которых:</text:p>
              <text:list>
                <text:list-item>
                  <text:p text:style-name="P365">фундаментальный 1D‑RSL‑мир богат Ω‑структурой, </text:p>
                </text:list-item>
                <text:list-item>
                  <text:p text:style-name="P364">и наблюдатель выводит «красивые», стабильные, простые законы, максимально похожие на SM+GR. </text:p>
                </text:list-item>
              </text:list>
            </text:list-item>
          </text:list>
        </text:list-item>
      </text:list>
      <text:p text:style-name="Text_20_body"><text:soft-page-break/>Это и есть целевая конструкция: полный симулятор, который «на выходе» генерирует законы реальности <text:span text:style-name="Strong_20_Emphasis">с точки зрения наблюдателя</text:span>, а не просто эволюцию конфигураций.</text:p>
      <text:p text:style-name="Text_20_body">Если хочешь, дальше можно:</text:p>
      <text:list text:style-name="L170">
        <text:list-item>
          <text:p text:style-name="P366">сузиться к одному конкретному «законоподобному» эксперименту и пройти его реализацию пошагово в коде; </text:p>
        </text:list-item>
        <text:list-item>
          <text:p text:style-name="P367">или перейти к настройке OBSFitness так, чтобы он не просто «любой закон» искал, а именно законы со структурой, близкой к Стандартной модели (на уровне зарядов, спектра масс, типов взаимодействий)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6T02:07:03.332945047</meta:creation-date>
    <dc:date>2025-12-16T03:12:02.875351416</dc:date>
    <meta:editing-duration>PT25M25S</meta:editing-duration>
    <meta:editing-cycles>3</meta:editing-cycles>
    <meta:generator>LibreOffice/25.8.3.2$Linux_X86_64 LibreOffice_project/580$Build-2</meta:generator>
    <meta:document-statistic meta:table-count="0" meta:image-count="0" meta:object-count="0" meta:page-count="61" meta:paragraph-count="2097" meta:word-count="12525" meta:character-count="87612" meta:non-whitespace-character-count="74625"/>
  </office:meta>
</office:document-meta>
</file>